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dobe Caslon Pro" svg:font-family="'Adobe Caslon Pro'" style:font-adornments="Regular" style:font-family-generic="roman" style:font-pitch="variable"/>
    <style:font-face style:name="Adobe Caslon Pro Bold" svg:font-family="'Adobe Caslon Pro Bold'" style:font-adornments="Bold" style:font-family-generic="roman" style:font-pitch="variable"/>
    <style:font-face style:name="Cambria Math" svg:font-family="'Cambria Math'"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Regular" style:font-family-generic="roman" style:font-pitch="variable"/>
  </office:font-face-decls>
  <office:automatic-styles>
    <style:style style:name="P1" style:family="paragraph" style:parent-style-name="Title" style:list-style-name="WWNum3" style:master-page-name="First_20_Page">
      <style:paragraph-properties fo:margin-left="0.0626in" fo:margin-right="0in" fo:margin-top="0.1665in" fo:margin-bottom="0in" style:contextual-spacing="false" fo:line-height="150%" fo:text-indent="0in" style:auto-text-indent="false" style:page-number="auto" style:writing-mode="lr-tb"/>
    </style:style>
    <style:style style:name="P2" style:family="paragraph" style:parent-style-name="Title">
      <style:paragraph-properties fo:margin-left="0.0626in" fo:margin-right="0in" fo:margin-top="0.1665in" fo:margin-bottom="0in" style:contextual-spacing="false" fo:line-height="150%" fo:text-indent="0in" style:auto-text-indent="false" style:writing-mode="lr-tb"/>
    </style:style>
    <style:style style:name="P3" style:family="paragraph" style:parent-style-name="Standard">
      <style:paragraph-properties fo:margin-left="0.0626in" fo:margin-right="0in" fo:line-height="150%" fo:text-indent="0in" style:auto-text-indent="false" style:writing-mode="lr-tb"/>
      <style:text-properties style:font-name="Times New Roman" fo:font-size="5pt" style:font-size-asian="5pt" style:font-size-complex="5pt"/>
    </style:style>
    <style:style style:name="P4" style:family="paragraph" style:parent-style-name="Title">
      <style:paragraph-properties fo:margin-left="0.0626in" fo:margin-right="0in" fo:margin-top="0in" fo:margin-bottom="0.0972in" style:contextual-spacing="false" fo:line-height="150%" fo:keep-together="always" fo:text-indent="0in" style:auto-text-indent="false" style:writing-mode="lr-tb"/>
      <style:text-properties style:font-name="Times New Roman"/>
    </style:style>
    <style:style style:name="P5" style:family="paragraph" style:parent-style-name="Standard">
      <style:paragraph-properties fo:margin-left="0.0626in" fo:margin-right="0in" fo:line-height="150%" fo:text-indent="0in" style:auto-text-indent="false" style:writing-mode="lr-tb"/>
      <style:text-properties style:font-name="Times New Roman" fo:font-size="25pt" style:font-size-asian="25pt" style:font-size-complex="25pt"/>
    </style:style>
    <style:style style:name="P6" style:family="paragraph" style:parent-style-name="Standard">
      <style:paragraph-properties fo:margin-left="0.0626in" fo:margin-right="0in" fo:line-height="150%" fo:text-indent="0in" style:auto-text-indent="false" style:writing-mode="lr-tb"/>
      <style:text-properties fo:color="#000000" loext:opacity="100%" style:font-name="Times New Roman" fo:font-weight="bold" style:font-weight-asian="bold"/>
    </style:style>
    <style:style style:name="P7" style:family="paragraph" style:parent-style-name="Standard">
      <style:paragraph-properties fo:margin-left="0.0626in" fo:margin-right="0in" fo:line-height="150%" fo:text-align="center" style:justify-single-word="false" fo:text-indent="0in" style:auto-text-indent="false" style:writing-mode="lr-tb"/>
      <style:text-properties style:font-name="Times New Roman"/>
    </style:style>
    <style:style style:name="P8" style:family="paragraph" style:parent-style-name="Standard">
      <style:paragraph-properties fo:margin-left="0.0626in" fo:margin-right="0in" fo:line-height="150%" fo:text-indent="0in" style:auto-text-indent="false" style:writing-mode="lr-tb"/>
      <style:text-properties style:font-name="Times New Roman"/>
    </style:style>
    <style:style style:name="P9" style:family="paragraph" style:parent-style-name="Standard">
      <style:paragraph-properties fo:margin-left="0.0626in" fo:margin-right="0in" fo:line-height="150%" fo:text-align="center" style:justify-single-word="false" fo:text-indent="0in" style:auto-text-indent="false" style:writing-mode="lr-tb"/>
    </style:style>
    <style:style style:name="P10" style:family="paragraph" style:parent-style-name="Standard">
      <style:paragraph-properties fo:margin-left="0.0626in" fo:margin-right="0in" fo:line-height="150%" fo:text-align="center" style:justify-single-word="false" fo:text-indent="0in" style:auto-text-indent="false" style:writing-mode="lr-tb"/>
      <style:text-properties fo:color="#000000" loext:opacity="100%" style:font-name="Times New Roman" fo:font-weight="bold" style:font-weight-asian="bold"/>
    </style:style>
    <style:style style:name="P11" style:family="paragraph" style:parent-style-name="Standard">
      <style:paragraph-properties fo:margin-left="0.0626in" fo:margin-right="0in" fo:line-height="150%" fo:text-align="center" style:justify-single-word="false" fo:text-indent="0in" style:auto-text-indent="false" style:writing-mode="lr-tb"/>
      <style:text-properties officeooo:rsid="01b6ec81" officeooo:paragraph-rsid="01b6ec81"/>
    </style:style>
    <style:style style:name="P12" style:family="paragraph" style:parent-style-name="Standard">
      <style:paragraph-properties fo:margin-left="0.0626in" fo:margin-right="0in" fo:line-height="150%" fo:text-align="center" style:justify-single-word="false" fo:text-indent="0in" style:auto-text-indent="false" style:writing-mode="lr-tb"/>
      <style:text-properties fo:font-weight="normal" officeooo:rsid="01b6ec81" officeooo:paragraph-rsid="01b6ec81" style:font-weight-asian="normal" style:font-weight-complex="normal"/>
    </style:style>
    <style:style style:name="P13" style:family="paragraph" style:parent-style-name="Standard">
      <style:paragraph-properties fo:margin-left="0.0626in" fo:margin-right="0in" fo:line-height="115%" fo:text-align="center" style:justify-single-word="false" fo:text-indent="0in" style:auto-text-indent="false" style:writing-mode="lr-tb"/>
      <style:text-properties style:font-name="Times New Roman"/>
    </style:style>
    <style:style style:name="P14" style:family="paragraph" style:parent-style-name="Standard">
      <style:paragraph-properties fo:margin-left="0.0626in" fo:margin-right="0in" fo:line-height="115%" fo:text-align="center" style:justify-single-word="false" fo:text-indent="0in" style:auto-text-indent="false" style:writing-mode="lr-tb"/>
    </style:style>
    <style:style style:name="P15" style:family="paragraph" style:parent-style-name="Standard">
      <style:paragraph-properties fo:margin-left="0.4374in" fo:margin-right="0.5417in" fo:line-height="150%" fo:text-align="justify" style:justify-single-word="false" fo:text-indent="0in" style:auto-text-indent="false" style:writing-mode="lr-tb"/>
      <style:text-properties style:font-name="Times New Roman"/>
    </style:style>
    <style:style style:name="P16" style:family="paragraph" style:parent-style-name="Standard">
      <style:paragraph-properties fo:margin-left="0.4374in" fo:margin-right="0.5417in" fo:line-height="150%" fo:text-align="justify" style:justify-single-word="false" fo:text-indent="0in" style:auto-text-indent="false" style:writing-mode="lr-tb"/>
    </style:style>
    <style:style style:name="P17" style:family="paragraph" style:parent-style-name="Text_20_body">
      <style:paragraph-properties fo:break-before="page"/>
    </style:style>
    <style:style style:name="P18" style:family="paragraph" style:parent-style-name="Standard">
      <style:paragraph-properties fo:margin-left="0.4374in" fo:margin-right="0.5417in" fo:line-height="150%" fo:text-align="justify" style:justify-single-word="false" fo:text-indent="0in" style:auto-text-indent="false" style:writing-mode="lr-tb"/>
      <style:text-properties officeooo:paragraph-rsid="0073f371"/>
    </style:style>
    <style:style style:name="P19" style:family="paragraph" style:parent-style-name="Standard">
      <style:paragraph-properties fo:margin-left="0.4374in" fo:margin-right="0.5417in" fo:line-height="115%" fo:text-align="end" style:justify-single-word="false" fo:text-indent="0in" style:auto-text-indent="false" style:writing-mode="lr-tb"/>
    </style:style>
    <style:style style:name="P20" style:family="paragraph" style:parent-style-name="Standard">
      <style:paragraph-properties fo:margin-left="0.4165in" fo:margin-right="0.5417in" fo:line-height="150%" fo:text-align="end" style:justify-single-word="false" fo:text-indent="0in" style:auto-text-indent="false" style:writing-mode="lr-tb"/>
    </style:style>
    <style:style style:name="P21" style:family="paragraph" style:parent-style-name="Standard">
      <style:paragraph-properties fo:margin-left="0.4165in" fo:margin-right="0.5417in" fo:line-height="150%" fo:text-align="justify" style:justify-single-word="false" fo:text-indent="0in" style:auto-text-indent="false" style:writing-mode="lr-tb"/>
      <style:text-properties officeooo:paragraph-rsid="008a1ee2"/>
    </style:style>
    <style:style style:name="P22" style:family="paragraph" style:parent-style-name="Standard">
      <style:paragraph-properties fo:margin-left="0.4165in" fo:margin-right="0.5417in" fo:line-height="150%" fo:text-align="end" style:justify-single-word="false" fo:text-indent="0in" style:auto-text-indent="false" style:writing-mode="lr-tb"/>
      <style:text-properties officeooo:paragraph-rsid="008a1ee2"/>
    </style:style>
    <style:style style:name="P23" style:family="paragraph" style:parent-style-name="Heading_20_1">
      <style:paragraph-properties fo:break-before="page"/>
    </style:style>
    <style:style style:name="P24" style:family="paragraph" style:parent-style-name="Standard" style:list-style-name="L1">
      <style:paragraph-properties fo:line-height="150%" fo:text-align="start" style:justify-single-word="false" style:writing-mode="lr-tb"/>
      <style:text-properties officeooo:paragraph-rsid="01897d82"/>
    </style:style>
    <style:style style:name="P25" style:family="paragraph" style:parent-style-name="Standard" style:list-style-name="L1">
      <style:paragraph-properties fo:line-height="150%" fo:text-align="start" style:justify-single-word="false" style:writing-mode="lr-tb"/>
      <style:text-properties officeooo:rsid="01c5ff54" officeooo:paragraph-rsid="01c5ff54"/>
    </style:style>
    <style:style style:name="P26" style:family="paragraph" style:parent-style-name="Standard">
      <style:paragraph-properties fo:line-height="150%" fo:text-align="start" style:justify-single-word="false" style:writing-mode="lr-tb"/>
      <style:text-properties officeooo:rsid="017de65f" officeooo:paragraph-rsid="017de65f"/>
    </style:style>
    <style:style style:name="P27" style:family="paragraph" style:parent-style-name="Standard">
      <style:paragraph-properties fo:margin-left="0.4165in" fo:margin-right="0.5417in" fo:line-height="150%" fo:text-align="end" style:justify-single-word="false" fo:text-indent="0in" style:auto-text-indent="false" fo:break-before="page" style:writing-mode="lr-tb"/>
      <style:text-properties officeooo:paragraph-rsid="008a1ee2"/>
    </style:style>
    <style:style style:name="P28" style:family="paragraph" style:parent-style-name="Contents_20_1">
      <style:paragraph-properties>
        <style:tab-stops>
          <style:tab-stop style:position="6.4992in" style:type="right" style:leader-style="dotted" style:leader-text="."/>
        </style:tab-stops>
      </style:paragraph-properties>
    </style:style>
    <style:style style:name="P29" style:family="paragraph" style:parent-style-name="Contents_20_2">
      <style:paragraph-properties>
        <style:tab-stops>
          <style:tab-stop style:position="6.3028in" style:type="right" style:leader-style="dotted" style:leader-text="."/>
        </style:tab-stops>
      </style:paragraph-properties>
    </style:style>
    <style:style style:name="P30" style:family="paragraph" style:parent-style-name="Contents_20_3">
      <style:paragraph-properties>
        <style:tab-stops>
          <style:tab-stop style:position="6.1055in" style:type="right" style:leader-style="dotted" style:leader-text="."/>
        </style:tab-stops>
      </style:paragraph-properties>
    </style:style>
    <style:style style:name="P31" style:family="paragraph" style:parent-style-name="Heading_20_1">
      <style:paragraph-properties fo:text-indent="0in" style:auto-text-indent="false" fo:keep-with-next="always"/>
      <style:text-properties officeooo:rsid="0161f67f" officeooo:paragraph-rsid="0161f67f" style:font-name-asian="Microsoft YaHei" style:font-name-complex="Lucida Sans1"/>
    </style:style>
    <style:style style:name="P32" style:family="paragraph" style:parent-style-name="Standard">
      <style:paragraph-properties style:writing-mode="lr-tb"/>
      <style:text-properties officeooo:paragraph-rsid="00b074df"/>
    </style:style>
    <style:style style:name="P33" style:family="paragraph" style:parent-style-name="Standard">
      <style:paragraph-properties style:writing-mode="lr-tb"/>
      <style:text-properties officeooo:paragraph-rsid="01506122"/>
    </style:style>
    <style:style style:name="P34" style:family="paragraph" style:parent-style-name="Heading_20_1">
      <style:paragraph-properties fo:break-before="page"/>
      <style:text-properties officeooo:rsid="00d869cb"/>
    </style:style>
    <style:style style:name="P35" style:family="paragraph" style:parent-style-name="Standard">
      <style:text-properties officeooo:paragraph-rsid="01cb86b5"/>
    </style:style>
    <style:style style:name="P36" style:family="paragraph" style:parent-style-name="Standard">
      <style:text-properties officeooo:paragraph-rsid="01207299"/>
    </style:style>
    <style:style style:name="P37" style:family="paragraph" style:parent-style-name="Standard">
      <style:text-properties officeooo:paragraph-rsid="00a1a37e"/>
    </style:style>
    <style:style style:name="P38" style:family="paragraph" style:parent-style-name="Standard">
      <style:text-properties officeooo:paragraph-rsid="00790554"/>
    </style:style>
    <style:style style:name="P39" style:family="paragraph" style:parent-style-name="Heading_20_2">
      <style:text-properties officeooo:paragraph-rsid="00d1c012"/>
    </style:style>
    <style:style style:name="P40" style:family="paragraph" style:parent-style-name="Standard">
      <style:text-properties officeooo:paragraph-rsid="014b09ec"/>
    </style:style>
    <style:style style:name="P41" style:family="paragraph" style:parent-style-name="Footnote">
      <style:paragraph-properties fo:text-align="start" style:justify-single-word="false"/>
      <style:text-properties officeooo:rsid="015893b9" officeooo:paragraph-rsid="015893b9"/>
    </style:style>
    <style:style style:name="P42" style:family="paragraph" style:parent-style-name="Standard">
      <style:text-properties officeooo:paragraph-rsid="008bf9c3"/>
    </style:style>
    <style:style style:name="P43" style:family="paragraph" style:parent-style-name="Text_20_body">
      <style:text-properties fo:font-weight="normal" officeooo:rsid="00a6e24a" officeooo:paragraph-rsid="01b2a79e" style:font-weight-asian="normal" style:font-weight-complex="normal"/>
    </style:style>
    <style:style style:name="P44" style:family="paragraph" style:parent-style-name="Heading_20_1">
      <style:text-properties officeooo:rsid="00d8a0ce"/>
    </style:style>
    <style:style style:name="P45" style:family="paragraph" style:parent-style-name="Standard" style:list-style-name="L2">
      <style:text-properties officeooo:paragraph-rsid="015b0884"/>
    </style:style>
    <style:style style:name="P46" style:family="paragraph" style:parent-style-name="Text_20_body" style:list-style-name="L2"/>
    <style:style style:name="P47" style:family="paragraph" style:parent-style-name="Heading_20_2">
      <style:text-properties officeooo:paragraph-rsid="015cf497"/>
    </style:style>
    <style:style style:name="P48" style:family="paragraph" style:parent-style-name="Text_20_body" style:list-style-name="L3">
      <style:text-properties officeooo:paragraph-rsid="015cf497"/>
    </style:style>
    <style:style style:name="P49" style:family="paragraph" style:parent-style-name="Text_20_body" style:list-style-name="L3">
      <style:text-properties fo:font-weight="normal" officeooo:paragraph-rsid="015cf497" style:font-weight-asian="normal" style:font-weight-complex="normal"/>
    </style:style>
    <style:style style:name="P50" style:family="paragraph" style:parent-style-name="Text_20_body" style:list-style-name="L4">
      <style:text-properties fo:font-weight="normal" officeooo:paragraph-rsid="015cf497" style:font-weight-asian="normal" style:font-weight-complex="normal"/>
    </style:style>
    <style:style style:name="P51" style:family="paragraph" style:parent-style-name="Text_20_body" style:list-style-name="L4">
      <style:text-properties officeooo:paragraph-rsid="015cf497"/>
    </style:style>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7">
      <style:text-properties fo:font-weight="normal" style:font-weight-asian="normal" style:font-weight-complex="normal"/>
    </style:style>
    <style:style style:name="P56" style:family="paragraph" style:parent-style-name="Text_20_body" style:list-style-name="L8"/>
    <style:style style:name="P57" style:family="paragraph" style:parent-style-name="Text_20_body" style:list-style-name="L8">
      <style:text-properties officeooo:paragraph-rsid="015d5be5"/>
    </style:style>
    <style:style style:name="P58" style:family="paragraph" style:parent-style-name="Text_20_body" style:list-style-name="L9"/>
    <style:style style:name="P59" style:family="paragraph" style:parent-style-name="Heading_20_1">
      <style:text-properties officeooo:paragraph-rsid="00d869cb"/>
    </style:style>
    <style:style style:name="P60" style:family="paragraph" style:parent-style-name="Text_20_body">
      <style:text-properties officeooo:paragraph-rsid="015eb6e8"/>
    </style:style>
    <style:style style:name="P61" style:family="paragraph" style:parent-style-name="Text_20_body">
      <style:text-properties officeooo:paragraph-rsid="018f4871"/>
    </style:style>
    <style:style style:name="P62" style:family="paragraph" style:parent-style-name="Text_20_body" style:list-style-name="L10">
      <style:text-properties fo:font-weight="bold" officeooo:rsid="00e0dcaf" officeooo:paragraph-rsid="01d116c6" style:font-weight-asian="bold" style:font-weight-complex="bold"/>
    </style:style>
    <style:style style:name="P63" style:family="paragraph" style:parent-style-name="Text_20_body" style:list-style-name="L10">
      <style:text-properties officeooo:paragraph-rsid="01d116c6"/>
    </style:style>
    <style:style style:name="P64" style:family="paragraph" style:parent-style-name="Text_20_body" style:list-style-name="L10">
      <style:text-properties fo:font-weight="bold" officeooo:rsid="01d4ec07" officeooo:paragraph-rsid="01d4ec07" style:font-weight-asian="bold" style:font-weight-complex="bold"/>
    </style:style>
    <style:style style:name="P65" style:family="paragraph" style:parent-style-name="Text_20_body" style:list-style-name="L10">
      <style:text-properties fo:font-weight="bold" officeooo:rsid="018f4871" officeooo:paragraph-rsid="018f4871" style:font-weight-asian="bold" style:font-weight-complex="bold"/>
    </style:style>
    <style:style style:name="P66" style:family="paragraph" style:parent-style-name="Text_20_body" style:list-style-name="L10">
      <style:text-properties officeooo:paragraph-rsid="018ce64a"/>
    </style:style>
    <style:style style:name="P67" style:family="paragraph" style:parent-style-name="Text_20_body" style:list-style-name="L10">
      <style:text-properties fo:font-weight="bold" officeooo:rsid="00e0dcaf" officeooo:paragraph-rsid="01d4ec07" style:font-weight-asian="bold" style:font-weight-complex="bold"/>
    </style:style>
    <style:style style:name="P68" style:family="paragraph" style:parent-style-name="Text_20_body">
      <style:paragraph-properties fo:text-indent="0in" style:auto-text-indent="false"/>
      <style:text-properties officeooo:paragraph-rsid="00e47c62"/>
    </style:style>
    <style:style style:name="P69" style:family="paragraph" style:parent-style-name="Standard">
      <style:text-properties officeooo:paragraph-rsid="01d116c6"/>
    </style:style>
    <style:style style:name="P70" style:family="paragraph" style:parent-style-name="Heading_20_2">
      <style:text-properties officeooo:paragraph-rsid="01d116c6"/>
    </style:style>
    <style:style style:name="P71" style:family="paragraph" style:parent-style-name="Standard">
      <style:text-properties officeooo:paragraph-rsid="01d1ef30"/>
    </style:style>
    <style:style style:name="P72" style:family="paragraph" style:parent-style-name="Standard">
      <style:text-properties fo:font-weight="normal" officeooo:rsid="007eeaf0" officeooo:paragraph-rsid="01d1ef30" style:font-weight-asian="normal" style:font-weight-complex="normal"/>
    </style:style>
    <style:style style:name="P73" style:family="paragraph" style:parent-style-name="Standard" style:list-style-name="L11">
      <style:text-properties officeooo:paragraph-rsid="01d346bc"/>
    </style:style>
    <style:style style:name="P74" style:family="paragraph" style:parent-style-name="Standard" style:list-style-name="L11">
      <style:text-properties officeooo:paragraph-rsid="01d116c6"/>
    </style:style>
    <style:style style:name="P75" style:family="paragraph" style:parent-style-name="Standard" style:list-style-name="L12">
      <style:text-properties officeooo:rsid="00e730c8" officeooo:paragraph-rsid="01d116c6"/>
    </style:style>
    <style:style style:name="P76" style:family="paragraph" style:parent-style-name="Standard" style:list-style-name="L12">
      <style:text-properties fo:font-weight="bold" officeooo:rsid="00e730c8" officeooo:paragraph-rsid="01d116c6" style:font-weight-asian="bold" style:font-weight-complex="bold"/>
    </style:style>
    <style:style style:name="P77" style:family="paragraph" style:parent-style-name="Standard">
      <style:text-properties officeooo:paragraph-rsid="01d346bc"/>
    </style:style>
    <style:style style:name="P78" style:family="paragraph" style:parent-style-name="Standard" style:list-style-name="L13">
      <style:text-properties officeooo:paragraph-rsid="01d116c6"/>
    </style:style>
    <style:style style:name="P79" style:family="paragraph" style:parent-style-name="Standard" style:list-style-name="L14">
      <style:text-properties officeooo:paragraph-rsid="01d116c6"/>
    </style:style>
    <style:style style:name="P80" style:family="paragraph" style:parent-style-name="Text_20_body" style:list-style-name="L15">
      <style:text-properties officeooo:paragraph-rsid="01d116c6"/>
    </style:style>
    <style:style style:name="P81" style:family="paragraph" style:parent-style-name="Text_20_body">
      <style:paragraph-properties fo:margin-left="0in" fo:margin-right="0in" fo:text-indent="0in" style:auto-text-indent="false" style:writing-mode="lr-tb"/>
      <style:text-properties officeooo:paragraph-rsid="018ce64a"/>
    </style:style>
    <style:style style:name="P82" style:family="paragraph" style:parent-style-name="Text_20_body">
      <style:paragraph-properties fo:margin-left="0in" fo:margin-right="0in" fo:text-indent="0in" style:auto-text-indent="false" style:writing-mode="lr-tb"/>
      <style:text-properties officeooo:paragraph-rsid="018ce64a" fo:background-color="transparent"/>
    </style:style>
    <style:style style:name="P83" style:family="paragraph" style:parent-style-name="Text_20_body" style:list-style-name="L16">
      <style:paragraph-properties style:writing-mode="lr-tb"/>
      <style:text-properties officeooo:paragraph-rsid="018ce64a" fo:background-color="transparent"/>
    </style:style>
    <style:style style:name="P84" style:family="paragraph" style:parent-style-name="Text_20_body" style:list-style-name="L16">
      <style:paragraph-properties style:writing-mode="lr-tb"/>
      <style:text-properties officeooo:rsid="01e21229" officeooo:paragraph-rsid="01e21229" fo:background-color="transparent"/>
    </style:style>
    <style:style style:name="P85" style:family="paragraph" style:parent-style-name="Text_20_body">
      <style:paragraph-properties style:writing-mode="lr-tb"/>
      <style:text-properties officeooo:paragraph-rsid="018ce64a"/>
    </style:style>
    <style:style style:name="P86" style:family="paragraph" style:parent-style-name="Heading_20_2">
      <style:paragraph-properties fo:margin-left="0in" fo:margin-right="0in" fo:text-indent="0in" style:auto-text-indent="false" style:writing-mode="lr-tb"/>
      <style:text-properties officeooo:paragraph-rsid="018ce64a" fo:background-color="transparent"/>
    </style:style>
    <style:style style:name="P87" style:family="paragraph" style:parent-style-name="Text_20_body">
      <style:paragraph-properties fo:margin-left="0in" fo:margin-right="0in" fo:text-indent="0in" style:auto-text-indent="false" fo:padding="0in" fo:border="none" style:writing-mode="lr-tb"/>
      <style:text-properties officeooo:paragraph-rsid="01d4ec07" fo:background-color="transparent"/>
    </style:style>
    <style:style style:name="P88" style:family="paragraph" style:parent-style-name="Text_20_body">
      <style:paragraph-properties fo:text-indent="0in" style:auto-text-indent="false" fo:padding="0in" fo:border="none" style:writing-mode="lr-tb"/>
      <style:text-properties officeooo:paragraph-rsid="01d4ec07"/>
    </style:style>
    <style:style style:name="P89" style:family="paragraph" style:parent-style-name="Text_20_body" style:list-style-name="L17">
      <style:paragraph-properties fo:padding="0in" fo:border="none" style:writing-mode="lr-tb"/>
      <style:text-properties officeooo:rsid="00ada5fa" officeooo:paragraph-rsid="018ce64a" fo:background-color="transparent"/>
    </style:style>
    <style:style style:name="P90" style:family="paragraph" style:parent-style-name="Text_20_body" style:list-style-name="L17">
      <style:paragraph-properties fo:padding="0in" fo:border="none" style:writing-mode="lr-tb"/>
      <style:text-properties officeooo:paragraph-rsid="018ce64a" fo:background-color="transparent"/>
    </style:style>
    <style:style style:name="P91" style:family="paragraph" style:parent-style-name="Text_20_body" style:list-style-name="L18">
      <style:paragraph-properties fo:padding="0in" fo:border="none" style:writing-mode="lr-tb"/>
      <style:text-properties officeooo:paragraph-rsid="018ce64a" fo:background-color="transparent"/>
    </style:style>
    <style:style style:name="P92" style:family="paragraph" style:parent-style-name="Text_20_body" style:list-style-name="L19">
      <style:paragraph-properties style:writing-mode="lr-tb"/>
      <style:text-properties officeooo:paragraph-rsid="018ce64a" fo:background-color="transparent"/>
    </style:style>
    <style:style style:name="P93" style:family="paragraph" style:parent-style-name="Heading_20_3">
      <style:paragraph-properties fo:margin-left="0in" fo:margin-right="0in" fo:text-indent="0.2756in" style:auto-text-indent="false" style:writing-mode="lr-tb"/>
      <style:text-properties officeooo:paragraph-rsid="018ce64a" fo:background-color="transparent"/>
    </style:style>
    <style:style style:name="P94" style:family="paragraph" style:parent-style-name="Text_20_body">
      <style:text-properties officeooo:paragraph-rsid="018ce64a"/>
    </style:style>
    <style:style style:name="P95" style:family="paragraph" style:parent-style-name="Text_20_body">
      <style:paragraph-properties fo:margin-left="0in" fo:margin-right="0in" fo:text-indent="0in" style:auto-text-indent="false" style:writing-mode="lr-tb"/>
      <style:text-properties fo:font-weight="normal" officeooo:paragraph-rsid="018ce64a" fo:background-color="transparent" style:font-weight-asian="normal" style:font-weight-complex="normal"/>
    </style:style>
    <style:style style:name="P96" style:family="paragraph" style:parent-style-name="Text_20_body">
      <loext:graphic-properties draw:fill="none"/>
      <style:paragraph-properties fo:margin-left="0in" fo:margin-right="0in" fo:margin-top="0in" fo:margin-bottom="0.0972in" style:contextual-spacing="false" fo:line-height="150%" fo:text-align="justify" style:justify-single-word="false" fo:text-indent="0in" style:auto-text-indent="false" fo:background-color="transparent" style:writing-mode="lr-tb"/>
      <style:text-properties officeooo:paragraph-rsid="018ce64a" fo:background-color="transparent"/>
    </style:style>
    <style:style style:name="P97" style:family="paragraph" style:parent-style-name="Heading_20_3">
      <style:text-properties officeooo:paragraph-rsid="018ce64a"/>
    </style:style>
    <style:style style:name="P98" style:family="paragraph" style:parent-style-name="Text_20_body" style:list-style-name="L20">
      <style:paragraph-properties fo:text-align="start" style:justify-single-word="false"/>
      <style:text-properties officeooo:paragraph-rsid="018ce64a"/>
    </style:style>
    <style:style style:name="P99" style:family="paragraph" style:parent-style-name="Text_20_body" style:list-style-name="L21">
      <style:paragraph-properties fo:margin-left="0in" fo:margin-right="0in" fo:text-indent="0in" style:auto-text-indent="false" fo:padding="0in" fo:border="none" style:writing-mode="lr-tb"/>
      <style:text-properties officeooo:paragraph-rsid="018ce64a" fo:background-color="transparent"/>
    </style:style>
    <style:style style:name="P100" style:family="paragraph" style:parent-style-name="Text_20_body" style:list-style-name="L22">
      <style:text-properties officeooo:paragraph-rsid="018ce64a"/>
    </style:style>
    <style:style style:name="P101" style:family="paragraph" style:parent-style-name="Text_20_body" style:list-style-name="L23">
      <style:paragraph-properties fo:padding="0in" fo:border="none" style:writing-mode="lr-tb"/>
      <style:text-properties officeooo:paragraph-rsid="018ce64a" fo:background-color="transparent"/>
    </style:style>
    <style:style style:name="P102" style:family="paragraph" style:parent-style-name="Text_20_body" style:list-style-name="L23">
      <style:paragraph-properties fo:padding="0in" fo:border="none" style:writing-mode="lr-tb"/>
      <style:text-properties officeooo:paragraph-rsid="018ce64a"/>
    </style:style>
    <style:style style:name="P103" style:family="paragraph" style:parent-style-name="Text_20_body" style:list-style-name="L23">
      <style:text-properties officeooo:paragraph-rsid="018ce64a"/>
    </style:style>
    <style:style style:name="P104" style:family="paragraph" style:parent-style-name="Text_20_body" style:list-style-name="L24">
      <style:text-properties officeooo:paragraph-rsid="018ce64a"/>
    </style:style>
    <style:style style:name="P105" style:family="paragraph" style:parent-style-name="Heading_20_3">
      <style:text-properties officeooo:rsid="01a9c420" officeooo:paragraph-rsid="01a9c420" fo:background-color="transparent"/>
    </style:style>
    <style:style style:name="P106" style:family="paragraph" style:parent-style-name="Text_20_body" style:list-style-name="L25">
      <style:paragraph-properties fo:margin-top="0in" fo:margin-bottom="0in" style:contextual-spacing="false" fo:padding="0in" fo:border="none">
        <style:tab-stops>
          <style:tab-stop style:position="6.398in"/>
        </style:tab-stops>
      </style:paragraph-properties>
      <style:text-properties officeooo:paragraph-rsid="018ce64a"/>
    </style:style>
    <style:style style:name="P107" style:family="paragraph" style:parent-style-name="Text_20_body">
      <style:paragraph-properties fo:margin-top="0in" fo:margin-bottom="0in" style:contextual-spacing="false" fo:padding="0in" fo:border="none">
        <style:tab-stops>
          <style:tab-stop style:position="6.398in"/>
        </style:tab-stops>
      </style:paragraph-properties>
      <style:text-properties officeooo:paragraph-rsid="018ce64a"/>
    </style:style>
    <style:style style:name="P108" style:family="paragraph" style:parent-style-name="Text_20_body" style:list-style-name="L26">
      <style:text-properties officeooo:paragraph-rsid="018ce64a"/>
    </style:style>
    <style:style style:name="P109" style:family="paragraph" style:parent-style-name="Text_20_body" style:list-style-name="L27">
      <style:text-properties officeooo:paragraph-rsid="018ce64a"/>
    </style:style>
    <style:style style:name="P110" style:family="paragraph" style:parent-style-name="Text_20_body">
      <style:paragraph-properties fo:text-indent="0in" style:auto-text-indent="false"/>
      <style:text-properties officeooo:paragraph-rsid="018ce64a"/>
    </style:style>
    <style:style style:name="P111" style:family="paragraph" style:parent-style-name="Text_20_body" style:list-style-name="L28">
      <style:text-properties officeooo:paragraph-rsid="018ce64a"/>
    </style:style>
    <style:style style:name="P112" style:family="paragraph" style:parent-style-name="Text_20_body" style:list-style-name="L29">
      <style:text-properties officeooo:paragraph-rsid="018ce64a"/>
    </style:style>
    <style:style style:name="P113" style:family="paragraph" style:parent-style-name="Text_20_body" style:list-style-name="L30">
      <style:text-properties officeooo:paragraph-rsid="018ce64a"/>
    </style:style>
    <style:style style:name="P114" style:family="paragraph" style:parent-style-name="Text_20_body" style:list-style-name="L31">
      <style:text-properties officeooo:paragraph-rsid="018ce64a"/>
    </style:style>
    <style:style style:name="P115" style:family="paragraph" style:parent-style-name="Text_20_body" style:list-style-name="L32">
      <style:text-properties officeooo:paragraph-rsid="018ce64a"/>
    </style:style>
    <style:style style:name="P116" style:family="paragraph" style:parent-style-name="Heading_20_1">
      <style:text-properties officeooo:rsid="007eeaf0" officeooo:paragraph-rsid="018dcf42"/>
    </style:style>
    <style:style style:name="P117" style:family="paragraph" style:parent-style-name="Text_20_body">
      <style:text-properties officeooo:paragraph-rsid="018dcf42"/>
    </style:style>
    <style:style style:name="P118" style:family="paragraph" style:parent-style-name="Text_20_body" style:list-style-name="L33"/>
    <style:style style:name="P119" style:family="paragraph" style:parent-style-name="Text_20_body" style:list-style-name="L33">
      <style:text-properties officeooo:paragraph-rsid="01ac84dd"/>
    </style:style>
    <style:style style:name="P120" style:family="paragraph" style:parent-style-name="Text_20_body">
      <style:text-properties officeooo:paragraph-rsid="01955cb8"/>
    </style:style>
    <style:style style:name="P121" style:family="paragraph" style:parent-style-name="Text_20_body">
      <style:text-properties officeooo:paragraph-rsid="01971f06"/>
    </style:style>
    <style:style style:name="P122" style:family="paragraph" style:parent-style-name="Text_20_body" style:list-style-name="L34"/>
    <style:style style:name="P123" style:family="paragraph" style:parent-style-name="Text_20_body" style:list-style-name="L34">
      <style:text-properties fo:font-weight="normal" style:font-weight-asian="normal" style:font-weight-complex="normal"/>
    </style:style>
    <style:style style:name="P124" style:family="paragraph" style:parent-style-name="Text_20_body" style:list-style-name="L34">
      <style:text-properties fo:font-weight="normal" officeooo:rsid="0191caac" officeooo:paragraph-rsid="0191caac" style:font-weight-asian="normal" style:font-weight-complex="normal"/>
    </style:style>
    <style:style style:name="P125" style:family="paragraph" style:parent-style-name="Text_20_body" style:list-style-name="L35"/>
    <style:style style:name="P126" style:family="paragraph" style:parent-style-name="Text_20_body">
      <style:text-properties fo:font-weight="normal" officeooo:paragraph-rsid="018dcf42" style:font-weight-asian="normal" style:font-weight-complex="normal"/>
    </style:style>
    <style:style style:name="P127" style:family="paragraph" style:parent-style-name="Heading_20_1">
      <style:text-properties officeooo:paragraph-rsid="018dcf42"/>
    </style:style>
    <style:style style:name="P128" style:family="paragraph" style:parent-style-name="Heading_20_2">
      <style:text-properties officeooo:paragraph-rsid="018dcf42"/>
    </style:style>
    <style:style style:name="P129" style:family="paragraph" style:parent-style-name="Text_20_body">
      <style:paragraph-properties fo:text-indent="0in" style:auto-text-indent="false"/>
    </style:style>
    <style:style style:name="P130" style:family="paragraph" style:parent-style-name="Text_20_body" style:list-style-name="L36">
      <style:text-properties officeooo:paragraph-rsid="019db527"/>
    </style:style>
    <style:style style:name="P131" style:family="paragraph" style:parent-style-name="Text_20_body">
      <style:paragraph-properties fo:text-indent="0in" style:auto-text-indent="false"/>
      <style:text-properties officeooo:paragraph-rsid="019db527"/>
    </style:style>
    <style:style style:name="P132" style:family="paragraph" style:parent-style-name="Text_20_body" style:list-style-name="L37">
      <style:text-properties officeooo:paragraph-rsid="018dcf42"/>
    </style:style>
    <style:style style:name="P133" style:family="paragraph" style:parent-style-name="Text_20_body" style:list-style-name="L38">
      <style:text-properties officeooo:paragraph-rsid="018dcf42"/>
    </style:style>
    <style:style style:name="P134" style:family="paragraph" style:parent-style-name="Text_20_body" style:list-style-name="L39">
      <style:text-properties officeooo:paragraph-rsid="018dcf42"/>
    </style:style>
    <style:style style:name="P135" style:family="paragraph" style:parent-style-name="Text_20_body" style:list-style-name="L40">
      <style:text-properties officeooo:paragraph-rsid="019b1965"/>
    </style:style>
    <style:style style:name="P136" style:family="paragraph" style:parent-style-name="Text_20_body" style:list-style-name="L40">
      <style:text-properties officeooo:paragraph-rsid="018dcf42"/>
    </style:style>
    <style:style style:name="P137" style:family="paragraph" style:parent-style-name="Text_20_body" style:list-style-name="L41">
      <style:text-properties officeooo:paragraph-rsid="018dcf42"/>
    </style:style>
    <style:style style:name="P138" style:family="paragraph" style:parent-style-name="Text_20_body">
      <style:paragraph-properties fo:text-indent="0in" style:auto-text-indent="false"/>
      <style:text-properties fo:font-weight="normal" officeooo:paragraph-rsid="018dcf42" style:font-weight-asian="normal" style:font-weight-complex="normal"/>
    </style:style>
    <style:style style:name="P139" style:family="paragraph" style:parent-style-name="Text_20_body">
      <style:text-properties officeooo:paragraph-rsid="01a017b1"/>
    </style:style>
    <style:style style:name="P140" style:family="paragraph" style:parent-style-name="Text_20_body" style:list-style-name="L42">
      <style:text-properties officeooo:paragraph-rsid="018dcf42"/>
    </style:style>
    <style:style style:name="P141" style:family="paragraph" style:parent-style-name="Text_20_body">
      <style:paragraph-properties fo:text-indent="0in" style:auto-text-indent="false"/>
      <style:text-properties officeooo:paragraph-rsid="018dcf42"/>
    </style:style>
    <style:style style:name="P142" style:family="paragraph" style:parent-style-name="Footnote">
      <style:paragraph-properties fo:margin-left="0in" fo:margin-right="0in" fo:line-height="100%" fo:text-align="start" style:justify-single-word="false" fo:text-indent="0in" style:auto-text-indent="false"/>
    </style:style>
    <style:style style:name="P143" style:family="paragraph" style:parent-style-name="Heading_20_3">
      <style:text-properties officeooo:rsid="01bc370b" officeooo:paragraph-rsid="01bc370b"/>
    </style:style>
    <style:style style:name="P144" style:family="paragraph" style:parent-style-name="Text_20_body">
      <style:paragraph-properties fo:text-indent="0in" style:auto-text-indent="false"/>
      <style:text-properties fo:font-style="italic" officeooo:rsid="01865823" officeooo:paragraph-rsid="018ce64a" style:font-style-asian="italic" style:font-style-complex="italic"/>
    </style:style>
    <style:style style:name="P145" style:family="paragraph" style:parent-style-name="Heading_20_3">
      <style:text-properties officeooo:paragraph-rsid="01bc370b"/>
    </style:style>
    <style:style style:name="P146" style:family="paragraph" style:parent-style-name="Heading_20_3">
      <style:text-properties officeooo:paragraph-rsid="01a017b1"/>
    </style:style>
    <style:style style:name="P147" style:family="paragraph" style:parent-style-name="Text_20_body" style:list-style-name="L43">
      <style:paragraph-properties fo:padding="0in" fo:border="none" style:writing-mode="lr-tb"/>
      <style:text-properties officeooo:rsid="017d8bc2" officeooo:paragraph-rsid="01b21648" fo:background-color="transparent"/>
    </style:style>
    <style:style style:name="P148" style:family="paragraph" style:parent-style-name="Text_20_body" style:list-style-name="L43">
      <style:paragraph-properties fo:padding="0in" fo:border="none" style:writing-mode="lr-tb"/>
      <style:text-properties officeooo:paragraph-rsid="01b21648" fo:background-color="transparent"/>
    </style:style>
    <style:style style:name="P149" style:family="paragraph" style:parent-style-name="Text_20_body">
      <style:paragraph-properties fo:text-indent="0in" style:auto-text-indent="false" fo:padding="0in" fo:border="none" style:writing-mode="lr-tb"/>
      <style:text-properties officeooo:paragraph-rsid="018ce64a" fo:background-color="transparent"/>
    </style:style>
    <style:style style:name="P150" style:family="paragraph" style:parent-style-name="Text_20_body" style:list-style-name="L44">
      <style:text-properties officeooo:paragraph-rsid="018ce64a"/>
    </style:style>
    <style:style style:name="P151" style:family="paragraph" style:parent-style-name="Text_20_body" style:list-style-name="L44">
      <style:text-properties officeooo:rsid="01832caa" officeooo:paragraph-rsid="01a017b1"/>
    </style:style>
    <style:style style:name="P152" style:family="paragraph" style:parent-style-name="Text_20_body">
      <style:paragraph-properties fo:text-indent="0in" style:auto-text-indent="false" fo:padding="0in" fo:border="none" style:writing-mode="lr-tb"/>
      <style:text-properties officeooo:paragraph-rsid="01a017b1" fo:background-color="transparent"/>
    </style:style>
    <style:style style:name="P153" style:family="paragraph" style:parent-style-name="Text_20_body">
      <style:paragraph-properties fo:text-indent="0in" style:auto-text-indent="false" fo:padding="0in" fo:border="none" style:writing-mode="lr-tb"/>
      <style:text-properties fo:font-style="italic" fo:font-weight="normal" officeooo:rsid="01865823" officeooo:paragraph-rsid="018ce64a" fo:background-color="transparent" style:font-style-asian="italic" style:font-weight-asian="normal" style:font-style-complex="italic" style:font-weight-complex="normal"/>
    </style:style>
    <style:style style:name="P154" style:family="paragraph" style:parent-style-name="Heading_20_2">
      <style:text-properties officeooo:paragraph-rsid="018ce64a"/>
    </style:style>
    <style:style style:name="P155" style:family="paragraph" style:parent-style-name="Text_20_body">
      <style:paragraph-properties fo:margin-left="0in" fo:margin-right="0in" fo:text-indent="0in" style:auto-text-indent="false" fo:padding="0in" fo:border="none" style:writing-mode="lr-tb"/>
      <style:text-properties officeooo:paragraph-rsid="018ce64a" fo:background-color="transparent"/>
    </style:style>
    <style:style style:name="P156" style:family="paragraph" style:parent-style-name="Text_20_body">
      <style:paragraph-properties fo:margin-left="0in" fo:margin-right="0in" fo:text-indent="0in" style:auto-text-indent="false" fo:padding="0in" fo:border="none" style:writing-mode="lr-tb"/>
      <style:text-properties fo:font-style="italic" fo:font-weight="normal" officeooo:rsid="01865823" officeooo:paragraph-rsid="018ce64a" fo:background-color="transparent" style:font-style-asian="italic" style:font-weight-asian="normal" style:font-style-complex="italic" style:font-weight-complex="normal"/>
    </style:style>
    <style:style style:name="P157" style:family="paragraph" style:parent-style-name="Heading_20_1">
      <style:text-properties officeooo:rsid="01b21648" officeooo:paragraph-rsid="01b24daf"/>
    </style:style>
    <style:style style:name="P158" style:family="paragraph" style:parent-style-name="Text_20_body">
      <style:text-properties officeooo:rsid="01be6a05" officeooo:paragraph-rsid="01c31cad"/>
    </style:style>
    <style:style style:name="P159" style:family="paragraph" style:parent-style-name="Text_20_body">
      <style:text-properties officeooo:paragraph-rsid="01c31cad"/>
    </style:style>
    <style:style style:name="P160" style:family="paragraph" style:parent-style-name="Heading_20_2">
      <style:text-properties officeooo:paragraph-rsid="01be6a05"/>
    </style:style>
    <style:style style:name="P161" style:family="paragraph" style:parent-style-name="Text_20_body" style:list-style-name="L45">
      <style:text-properties officeooo:paragraph-rsid="01be85f7"/>
    </style:style>
    <style:style style:name="P162" style:family="paragraph" style:parent-style-name="Text_20_body" style:list-style-name="L45">
      <style:text-properties officeooo:paragraph-rsid="01bc370b"/>
    </style:style>
    <style:style style:name="P163" style:family="paragraph" style:parent-style-name="Text_20_body" style:list-style-name="L45">
      <style:text-properties officeooo:paragraph-rsid="01b6ec81"/>
    </style:style>
    <style:style style:name="P164" style:family="paragraph" style:parent-style-name="Text_20_body" style:list-style-name="L45"/>
    <style:style style:name="P165" style:family="paragraph" style:parent-style-name="Text_20_body" style:list-style-name="L46"/>
    <style:style style:name="P166" style:family="paragraph" style:parent-style-name="Text_20_body" style:list-style-name="L46">
      <style:text-properties officeooo:paragraph-rsid="01c48c67"/>
    </style:style>
    <style:style style:name="P167" style:family="paragraph" style:parent-style-name="Text_20_body" style:list-style-name="L47"/>
    <style:style style:name="P168" style:family="paragraph" style:parent-style-name="Text_20_body" style:list-style-name="L48"/>
    <style:style style:name="P169" style:family="paragraph" style:parent-style-name="Text_20_body" style:list-style-name="L48">
      <style:text-properties officeooo:paragraph-rsid="01b6ec81"/>
    </style:style>
    <style:style style:name="P170" style:family="paragraph" style:parent-style-name="Heading_20_3">
      <style:text-properties officeooo:paragraph-rsid="01b6ec81"/>
    </style:style>
    <style:style style:name="P171" style:family="paragraph" style:parent-style-name="Text_20_body" style:list-style-name="L49"/>
    <style:style style:name="P172" style:family="paragraph" style:parent-style-name="Text_20_body">
      <style:text-properties officeooo:paragraph-rsid="01b21648"/>
    </style:style>
    <style:style style:name="P173" style:family="paragraph" style:parent-style-name="Heading_20_1" style:list-style-name="WWNum3">
      <style:paragraph-properties fo:margin-left="0in" fo:margin-right="0in" fo:line-height="150%" fo:text-indent="0in" style:auto-text-indent="false" style:writing-mode="lr-tb"/>
      <style:text-properties officeooo:paragraph-rsid="0160e7f6"/>
    </style:style>
    <style:style style:name="P174" style:family="paragraph" style:parent-style-name="Text_20_body">
      <style:paragraph-properties fo:margin-left="0in" fo:margin-right="0in" fo:text-indent="0in" style:auto-text-indent="false" style:writing-mode="lr-tb"/>
    </style:style>
    <style:style style:name="P175" style:family="paragraph" style:parent-style-name="Text_20_body" style:list-style-name="L50">
      <style:paragraph-properties fo:margin-left="0in" fo:margin-right="0in" fo:text-indent="0in" style:auto-text-indent="false" fo:padding="0in" fo:border="none" style:writing-mode="lr-tb"/>
      <style:text-properties fo:background-color="transparent"/>
    </style:style>
    <style:style style:name="P176" style:family="paragraph" style:parent-style-name="Text_20_body">
      <style:paragraph-properties fo:margin-left="0in" fo:margin-right="0in" fo:text-indent="0in" style:auto-text-indent="false" style:writing-mode="lr-tb"/>
      <style:text-properties fo:background-color="transparent"/>
    </style:style>
    <style:style style:name="P177" style:family="paragraph" style:parent-style-name="Text_20_body" style:list-style-name="L51">
      <style:paragraph-properties fo:margin-left="0in" fo:margin-right="0in" fo:text-indent="0in" style:auto-text-indent="false" fo:padding="0in" fo:border="none" style:writing-mode="lr-tb"/>
      <style:text-properties fo:background-color="transparent"/>
    </style:style>
    <style:style style:name="P178" style:family="paragraph" style:parent-style-name="Text_20_body" style:list-style-name="L52">
      <style:paragraph-properties fo:margin-left="0in" fo:margin-right="0in" fo:text-indent="0in" style:auto-text-indent="false" fo:padding="0in" fo:border="none" style:writing-mode="lr-tb"/>
      <style:text-properties fo:background-color="transparent"/>
    </style:style>
    <style:style style:name="P179" style:family="paragraph" style:parent-style-name="Text_20_body" style:list-style-name="L53">
      <style:paragraph-properties fo:margin-left="0in" fo:margin-right="0in" fo:text-indent="0in" style:auto-text-indent="false" fo:padding="0in" fo:border="none" style:writing-mode="lr-tb"/>
      <style:text-properties fo:background-color="transparent"/>
    </style:style>
    <style:style style:name="P180" style:family="paragraph" style:parent-style-name="Text_20_body" style:list-style-name="L53">
      <style:paragraph-properties fo:margin-left="0in" fo:margin-right="0in" fo:text-indent="0in" style:auto-text-indent="false" fo:padding="0in" fo:border="none" style:writing-mode="lr-tb"/>
    </style:style>
    <style:style style:name="P181" style:family="paragraph" style:parent-style-name="Text_20_body" style:list-style-name="L53">
      <style:paragraph-properties fo:margin-left="0in" fo:margin-right="0in" fo:text-align="start" style:justify-single-word="false" fo:text-indent="0in" style:auto-text-indent="false" fo:padding="0in" fo:border="none" style:writing-mode="lr-tb"/>
      <style:text-properties fo:background-color="transparent"/>
    </style:style>
    <style:style style:name="P182" style:family="paragraph" style:parent-style-name="Text_20_body" style:list-style-name="L54">
      <style:paragraph-properties fo:margin-left="0in" fo:margin-right="0in" fo:text-indent="0in" style:auto-text-indent="false" fo:padding="0in" fo:border="none" style:writing-mode="lr-tb"/>
      <style:text-properties fo:background-color="transparent"/>
    </style:style>
    <style:style style:name="P183" style:family="paragraph" style:parent-style-name="Text_20_body" style:list-style-name="L55">
      <style:paragraph-properties fo:margin-left="0in" fo:margin-right="0in" fo:text-indent="0in" style:auto-text-indent="false" fo:padding="0in" fo:border="none" style:writing-mode="lr-tb"/>
      <style:text-properties fo:background-color="transparent"/>
    </style:style>
    <style:style style:name="P184" style:family="paragraph" style:parent-style-name="Text_20_body" style:list-style-name="L56">
      <style:paragraph-properties fo:margin-left="0in" fo:margin-right="0in" fo:text-indent="0in" style:auto-text-indent="false" fo:padding="0in" fo:border="none" style:writing-mode="lr-tb"/>
      <style:text-properties fo:background-color="transparent"/>
    </style:style>
    <style:style style:name="P185" style:family="paragraph" style:parent-style-name="Text_20_body" style:list-style-name="L57">
      <style:paragraph-properties fo:margin-left="0in" fo:margin-right="0in" fo:text-indent="0in" style:auto-text-indent="false" fo:padding="0in" fo:border="none" style:writing-mode="lr-tb"/>
      <style:text-properties fo:background-color="transparent"/>
    </style:style>
    <style:style style:name="P186" style:family="paragraph" style:parent-style-name="Heading_20_2">
      <style:paragraph-properties fo:margin-left="0in" fo:margin-right="0in" fo:text-indent="0in" style:auto-text-indent="false" style:writing-mode="lr-tb"/>
      <style:text-properties fo:background-color="transparent"/>
    </style:style>
    <style:style style:name="P187" style:family="paragraph" style:parent-style-name="Standard">
      <style:text-properties style:font-name="Times New Roman2" officeooo:paragraph-rsid="006f410c"/>
    </style:style>
    <style:style style:name="P188" style:family="paragraph" style:parent-style-name="Heading_20_1">
      <style:paragraph-properties fo:margin-left="0in" fo:margin-right="0in" fo:line-height="150%" fo:text-indent="0in" style:auto-text-indent="false" fo:break-before="page" style:writing-mode="lr-tb"/>
      <style:text-properties officeooo:paragraph-rsid="01d43401"/>
    </style:style>
    <style:style style:name="P189" style:family="paragraph" style:parent-style-name="Text_20_body">
      <style:paragraph-properties fo:margin-left="0in" fo:margin-right="0in" fo:line-height="150%" fo:text-indent="0in" style:auto-text-indent="false" style:writing-mode="lr-tb"/>
      <style:text-properties officeooo:paragraph-rsid="01d43401"/>
    </style:style>
    <style:style style:name="P190" style:family="paragraph" style:parent-style-name="Heading_20_1">
      <style:text-properties officeooo:rsid="01b24daf" officeooo:paragraph-rsid="01d8d498"/>
    </style:style>
    <style:style style:name="P191" style:family="paragraph" style:parent-style-name="Text_20_body">
      <style:text-properties officeooo:paragraph-rsid="01d8d498"/>
    </style:style>
    <style:style style:name="P192" style:family="paragraph" style:parent-style-name="Text_20_body">
      <style:text-properties officeooo:rsid="01c270b7" officeooo:paragraph-rsid="01d8d498"/>
    </style:style>
    <style:style style:name="T1" style:family="text">
      <style:text-properties style:font-name="Times New Roman" fo:font-size="21pt" style:font-size-asian="21pt" style:font-size-complex="21pt"/>
    </style:style>
    <style:style style:name="T2" style:family="text">
      <style:text-properties style:font-name="Times New Roman" fo:font-size="21pt" officeooo:rsid="0182f7b1" style:font-size-asian="21pt" style:font-size-complex="21pt"/>
    </style:style>
    <style:style style:name="T3" style:family="text">
      <style:text-properties style:text-position="super 58%" style:font-name="Times New Roman" fo:font-size="21pt" style:font-size-asian="21pt" style:font-size-complex="21pt"/>
    </style:style>
    <style:style style:name="T4" style:family="text">
      <style:text-properties style:font-name="Times New Roman" fo:font-size="5pt" style:font-size-asian="5pt" style:font-size-complex="5pt"/>
    </style:style>
    <style:style style:name="T5" style:family="text">
      <style:text-properties style:font-name="Times New Roman" fo:font-size="19pt" style:font-size-asian="19pt" style:font-size-complex="19pt"/>
    </style:style>
    <style:style style:name="T6" style:family="text">
      <style:text-properties style:font-name="Times New Roman" fo:font-size="25pt" style:font-size-asian="25pt" style:font-size-complex="25pt"/>
    </style:style>
    <style:style style:name="T7" style:family="text">
      <style:text-properties fo:color="#000000" loext:opacity="100%" style:font-name="Times New Roman" fo:font-weight="bold" style:font-weight-asian="bold"/>
    </style:style>
    <style:style style:name="T8" style:family="text">
      <style:text-properties style:font-name="Times New Roman"/>
    </style:style>
    <style:style style:name="T9" style:family="text">
      <style:text-properties fo:color="#000000" loext:opacity="100%" style:font-name="Times New Roman"/>
    </style:style>
    <style:style style:name="T10" style:family="text">
      <style:text-properties fo:color="#000000" loext:opacity="100%" style:font-name="Times New Roman" fo:font-weight="bold" officeooo:rsid="01b6ec81" style:font-weight-asian="bold"/>
    </style:style>
    <style:style style:name="T11" style:family="text">
      <style:text-properties fo:color="#000000" loext:opacity="100%" style:font-name="Times New Roman" fo:font-weight="normal" style:font-weight-asian="normal" style:font-weight-complex="normal"/>
    </style:style>
    <style:style style:name="T12" style:family="text">
      <style:text-properties style:font-name="Times New Roman" officeooo:rsid="01b77f19"/>
    </style:style>
    <style:style style:name="T13" style:family="text">
      <style:text-properties style:font-name="Times New Roman" fo:font-weight="bold" style:font-weight-asian="bold"/>
    </style:style>
    <style:style style:name="T14" style:family="text">
      <style:text-properties style:text-position="super 58%" style:font-name="Times New Roman" fo:font-weight="bold" style:font-weight-asian="bold"/>
    </style:style>
    <style:style style:name="T15" style:family="text">
      <style:text-properties fo:font-weight="bold" style:font-weight-asian="bold" style:font-weight-complex="bold"/>
    </style:style>
    <style:style style:name="T16" style:family="text">
      <style:text-properties style:font-name="Times New Roman" officeooo:rsid="00be556e"/>
    </style:style>
    <style:style style:name="T17" style:family="text">
      <style:text-properties style:font-name="Times New Roman" officeooo:rsid="00bba3db"/>
    </style:style>
    <style:style style:name="T18" style:family="text">
      <style:text-properties style:font-name="Times New Roman" officeooo:rsid="0080625b"/>
    </style:style>
    <style:style style:name="T19" style:family="text">
      <style:text-properties style:font-name="Times New Roman" officeooo:rsid="01574f98"/>
    </style:style>
    <style:style style:name="T20" style:family="text">
      <style:text-properties style:font-name="Times New Roman" fo:font-weight="normal" officeooo:rsid="00be556e" style:font-weight-asian="normal" style:font-weight-complex="normal"/>
    </style:style>
    <style:style style:name="T21" style:family="text">
      <style:text-properties style:font-name="Times New Roman" fo:font-weight="normal" officeooo:rsid="00d3a706" style:font-weight-asian="normal" style:font-weight-complex="normal"/>
    </style:style>
    <style:style style:name="T22" style:family="text">
      <style:text-properties style:font-name="Times New Roman" fo:font-weight="normal" officeooo:rsid="01506122" style:font-weight-asian="normal" style:font-weight-complex="normal"/>
    </style:style>
    <style:style style:name="T23" style:family="text">
      <style:text-properties style:font-name="Times New Roman" fo:font-weight="normal" officeooo:rsid="00f7ee4c" style:font-weight-asian="normal" style:font-weight-complex="normal"/>
    </style:style>
    <style:style style:name="T24" style:family="text">
      <style:text-properties fo:font-variant="normal" fo:text-transform="none" style:text-position="0% 100%" style:text-underline-style="none" fo:font-weight="normal"/>
    </style:style>
    <style:style style:name="T25" style:family="text">
      <style:text-properties fo:font-variant="normal" fo:text-transform="none" style:text-position="0% 100%" fo:font-style="italic" style:text-underline-style="none" fo:font-weight="normal" style:font-style-asian="italic"/>
    </style:style>
    <style:style style:name="T26" style:family="text">
      <style:text-properties style:font-name="Times New Roman" fo:font-weight="normal" officeooo:rsid="01c5f872" style:font-weight-asian="normal" style:font-weight-complex="normal"/>
    </style:style>
    <style:style style:name="T27" style:family="text">
      <style:text-properties style:font-name="Times New Roman" officeooo:rsid="00c50ff3"/>
    </style:style>
    <style:style style:name="T28" style:family="text">
      <style:text-properties style:font-name="Times New Roman" officeooo:rsid="01506122"/>
    </style:style>
    <style:style style:name="T29" style:family="text">
      <style:text-properties fo:color="#1155cc" loext:opacity="100%" style:font-name="Times New Roman" style:text-underline-style="solid" style:text-underline-width="auto" style:text-underline-color="font-color"/>
    </style:style>
    <style:style style:name="T30" style:family="text">
      <style:text-properties fo:color="#1155cc" loext:opacity="100%" style:font-name="Times New Roman" style:text-underline-style="solid" style:text-underline-width="auto" style:text-underline-color="font-color" officeooo:rsid="00c50ff3"/>
    </style:style>
    <style:style style:name="T31" style:family="text">
      <style:text-properties style:font-name="Times New Roman" fo:font-weight="bold" officeooo:rsid="00be556e" style:font-weight-asian="bold" style:font-weight-complex="bold"/>
    </style:style>
    <style:style style:name="T32" style:family="text">
      <style:text-properties style:font-name="Times New Roman" officeooo:rsid="00b55eab"/>
    </style:style>
    <style:style style:name="T33" style:family="text">
      <style:text-properties officeooo:rsid="00c50ff3"/>
    </style:style>
    <style:style style:name="T34" style:family="text">
      <style:text-properties style:font-name="Times New Roman" officeooo:rsid="00b21f7a"/>
    </style:style>
    <style:style style:name="T35" style:family="text">
      <style:text-properties style:font-name="Times New Roman" officeooo:rsid="01207299"/>
    </style:style>
    <style:style style:name="T36" style:family="text">
      <style:text-properties style:font-name="Times New Roman" officeooo:rsid="00b074df"/>
    </style:style>
    <style:style style:name="T37" style:family="text">
      <style:text-properties style:font-name="Times New Roman" officeooo:rsid="015893b9"/>
    </style:style>
    <style:style style:name="T38" style:family="text">
      <style:text-properties style:font-name="Times New Roman" officeooo:rsid="00c83830"/>
    </style:style>
    <style:style style:name="T39" style:family="text">
      <style:text-properties style:font-name="Times New Roman" officeooo:rsid="00b1069c"/>
    </style:style>
    <style:style style:name="T40" style:family="text">
      <style:text-properties style:font-name="Times New Roman" officeooo:rsid="00f7ee4c"/>
    </style:style>
    <style:style style:name="T41" style:family="text">
      <style:text-properties style:font-name="Times New Roman" fo:font-style="normal" style:font-style-asian="normal" style:font-style-complex="normal"/>
    </style:style>
    <style:style style:name="T42" style:family="text">
      <style:text-properties fo:color="#000000" loext:opacity="100%" style:font-name="Times New Roman" fo:font-style="normal" style:font-style-asian="normal" style:font-style-complex="normal"/>
    </style:style>
    <style:style style:name="T43" style:family="text">
      <style:text-properties style:font-name="Times New Roman" fo:font-style="normal" officeooo:rsid="00b1069c" style:font-style-asian="normal" style:font-style-complex="normal"/>
    </style:style>
    <style:style style:name="T44" style:family="text">
      <style:text-properties fo:color="#000000" loext:opacity="100%" style:font-name="Times New Roman" fo:font-style="normal" officeooo:rsid="011f1e80" style:font-style-asian="normal" style:font-style-complex="normal"/>
    </style:style>
    <style:style style:name="T45" style:family="text">
      <style:text-properties fo:color="#000000" loext:opacity="100%" style:font-name="Times New Roman" fo:font-style="normal" officeooo:rsid="01b2a79e" style:font-style-asian="normal" style:font-style-complex="normal"/>
    </style:style>
    <style:style style:name="T46" style:family="text">
      <style:text-properties fo:color="#000000" loext:opacity="100%" style:font-name="Times New Roman" fo:font-style="normal" officeooo:rsid="00d869cb" style:font-style-asian="normal" style:font-style-complex="normal"/>
    </style:style>
    <style:style style:name="T47" style:family="text">
      <style:text-properties fo:color="#000000" loext:opacity="100%" style:font-name="Times New Roman" fo:font-style="normal" officeooo:rsid="01c91a22" style:font-style-asian="normal" style:font-style-complex="normal"/>
    </style:style>
    <style:style style:name="T48" style:family="text">
      <style:text-properties fo:color="#000000" loext:opacity="100%" style:font-name="Times New Roman" fo:font-style="normal" officeooo:rsid="00777f70" style:font-style-asian="normal" style:font-style-complex="normal"/>
    </style:style>
    <style:style style:name="T49" style:family="text">
      <style:text-properties fo:color="#000000" loext:opacity="100%" style:font-name="Times New Roman" fo:font-style="normal" fo:font-weight="normal" officeooo:rsid="00777f70" style:font-style-asian="normal" style:font-weight-asian="normal" style:font-style-complex="normal" style:font-weight-complex="normal"/>
    </style:style>
    <style:style style:name="T50" style:family="text">
      <style:text-properties fo:color="#000000" loext:opacity="100%" style:font-name="Times New Roman" fo:font-style="normal" fo:font-weight="normal" officeooo:rsid="011f1e80" style:font-style-asian="normal" style:font-weight-asian="normal" style:font-style-complex="normal" style:font-weight-complex="normal"/>
    </style:style>
    <style:style style:name="T51" style:family="text">
      <style:text-properties fo:color="#000000" loext:opacity="100%" style:font-name="Times New Roman" fo:font-style="normal" fo:font-weight="normal" officeooo:rsid="011f5fa2" style:font-style-asian="normal" style:font-weight-asian="normal" style:font-style-complex="normal" style:font-weight-complex="normal"/>
    </style:style>
    <style:style style:name="T52" style:family="text">
      <style:text-properties fo:color="#000000" loext:opacity="100%" style:font-name="Times New Roman" fo:font-style="italic" fo:font-weight="normal" officeooo:rsid="00777f70" style:font-style-asian="italic" style:font-weight-asian="normal" style:font-style-complex="italic" style:font-weight-complex="normal"/>
    </style:style>
    <style:style style:name="T53" style:family="text">
      <style:text-properties fo:color="#000000" loext:opacity="100%" style:font-name="Times New Roman" fo:font-style="italic" fo:font-weight="normal" officeooo:rsid="01c91a22" style:font-style-asian="italic" style:font-weight-asian="normal" style:font-style-complex="italic" style:font-weight-complex="normal"/>
    </style:style>
    <style:style style:name="T54" style:family="text">
      <style:text-properties fo:color="#000000" loext:opacity="100%" style:font-name="Times New Roman" fo:font-style="normal" fo:font-weight="normal" officeooo:rsid="0168782b" style:font-style-asian="normal" style:font-weight-asian="normal" style:font-style-complex="normal" style:font-weight-complex="normal"/>
    </style:style>
    <style:style style:name="T55" style:family="text">
      <style:text-properties fo:color="#000000" loext:opacity="100%" style:font-name="Times New Roman" fo:font-style="normal" officeooo:rsid="00790554" style:font-style-asian="normal" style:font-style-complex="normal"/>
    </style:style>
    <style:style style:name="T56" style:family="text">
      <style:text-properties fo:font-style="normal" fo:font-weight="normal" style:font-style-asian="normal" style:font-weight-asian="normal" style:font-style-complex="normal" style:font-weight-complex="normal"/>
    </style:style>
    <style:style style:name="T57" style:family="text">
      <style:text-properties fo:font-style="normal" fo:font-weight="normal" officeooo:rsid="01520dd0" style:font-style-asian="normal" style:font-weight-asian="normal" style:font-style-complex="normal" style:font-weight-complex="normal"/>
    </style:style>
    <style:style style:name="T58" style:family="text">
      <style:text-properties fo:font-style="normal" fo:font-weight="normal" officeooo:rsid="00875fa4" style:font-style-asian="normal" style:font-weight-asian="normal" style:font-style-complex="normal" style:font-weight-complex="normal"/>
    </style:style>
    <style:style style:name="T59" style:family="text">
      <style:text-properties fo:font-style="normal" fo:font-weight="normal" officeooo:rsid="01cb86b5" style:font-style-asian="normal" style:font-weight-asian="normal" style:font-style-complex="normal" style:font-weight-complex="normal"/>
    </style:style>
    <style:style style:name="T60" style:family="text">
      <style:text-properties fo:font-style="normal" fo:font-weight="normal" officeooo:rsid="0081e0de" style:font-style-asian="normal" style:font-weight-asian="normal" style:font-style-complex="normal" style:font-weight-complex="normal"/>
    </style:style>
    <style:style style:name="T61" style:family="text">
      <style:text-properties fo:color="#000000" loext:opacity="100%" style:font-name="Times New Roman" fo:font-style="normal" fo:font-weight="normal" officeooo:rsid="01207299" style:font-style-asian="normal" style:font-weight-asian="normal" style:font-style-complex="normal" style:font-weight-complex="normal"/>
    </style:style>
    <style:style style:name="T62" style:family="text">
      <style:text-properties fo:color="#000000" loext:opacity="100%" style:font-name="Times New Roman" fo:font-style="normal" fo:font-weight="normal" officeooo:rsid="0153bfa3" style:font-style-asian="normal" style:font-weight-asian="normal" style:font-style-complex="normal" style:font-weight-complex="normal"/>
    </style:style>
    <style:style style:name="T63" style:family="text">
      <style:text-properties fo:color="#000000" loext:opacity="100%" style:font-name="Times New Roman" fo:font-style="normal" fo:font-weight="normal" officeooo:rsid="00823b60" style:font-style-asian="normal" style:font-weight-asian="normal" style:font-style-complex="normal" style:font-weight-complex="normal"/>
    </style:style>
    <style:style style:name="T64" style:family="text">
      <style:text-properties fo:color="#000000" loext:opacity="100%" style:font-name="Times New Roman" fo:font-style="normal" fo:font-weight="normal" officeooo:rsid="00875fa4" style:font-style-asian="normal" style:font-weight-asian="normal" style:font-style-complex="normal" style:font-weight-complex="normal"/>
    </style:style>
    <style:style style:name="T65" style:family="text">
      <style:text-properties fo:color="#000000" loext:opacity="100%" style:font-name="Times New Roman" fo:font-style="normal" fo:font-weight="normal" officeooo:rsid="01b2a79e" style:font-style-asian="normal" style:font-weight-asian="normal" style:font-style-complex="normal" style:font-weight-complex="normal"/>
    </style:style>
    <style:style style:name="T66" style:family="text">
      <style:text-properties officeooo:rsid="008584c7"/>
    </style:style>
    <style:style style:name="T67" style:family="text">
      <style:text-properties fo:color="#000000" loext:opacity="100%" style:font-name="Times New Roman" officeooo:rsid="00893da4"/>
    </style:style>
    <style:style style:name="T68" style:family="text">
      <style:text-properties fo:color="#000000" loext:opacity="100%" style:font-name="Times New Roman" officeooo:rsid="00a1a37e"/>
    </style:style>
    <style:style style:name="T69" style:family="text">
      <style:text-properties fo:color="#000000" loext:opacity="100%" style:font-name="Times New Roman" fo:font-weight="normal" officeooo:rsid="0134cacb" style:font-weight-asian="normal" style:font-weight-complex="normal"/>
    </style:style>
    <style:style style:name="T70" style:family="text">
      <style:text-properties fo:color="#000000" loext:opacity="100%" style:font-name="Times New Roman" fo:font-weight="normal" officeooo:rsid="00893da4" style:font-weight-asian="normal" style:font-weight-complex="normal"/>
    </style:style>
    <style:style style:name="T71" style:family="text">
      <style:text-properties fo:font-weight="normal" style:font-weight-asian="normal" style:font-weight-complex="normal"/>
    </style:style>
    <style:style style:name="T72" style:family="text">
      <style:text-properties fo:font-weight="normal" officeooo:rsid="011f1e80" style:font-weight-asian="normal" style:font-weight-complex="normal"/>
    </style:style>
    <style:style style:name="T73" style:family="text">
      <style:text-properties officeooo:rsid="015893b9"/>
    </style:style>
    <style:style style:name="T74" style:family="text">
      <style:text-properties fo:font-weight="normal" officeooo:rsid="00790554" style:font-weight-asian="normal" style:font-weight-complex="normal"/>
    </style:style>
    <style:style style:name="T75" style:family="text">
      <style:text-properties officeooo:rsid="00c83da4"/>
    </style:style>
    <style:style style:name="T76" style:family="text">
      <style:text-properties officeooo:rsid="00d13a58"/>
    </style:style>
    <style:style style:name="T77" style:family="text">
      <style:text-properties officeooo:rsid="01b2a79e"/>
    </style:style>
    <style:style style:name="T78" style:family="text">
      <style:text-properties fo:color="#000000" loext:opacity="100%" style:font-name="Times New Roman" officeooo:rsid="014f922e"/>
    </style:style>
    <style:style style:name="T79" style:family="text">
      <style:text-properties fo:color="#000000" loext:opacity="100%" style:font-name="Times New Roman" fo:font-weight="normal" officeooo:rsid="00a1a37e" style:font-weight-asian="normal" style:font-weight-complex="normal"/>
    </style:style>
    <style:style style:name="T80" style:family="text">
      <style:text-properties fo:color="#000000" loext:opacity="100%" style:font-name="Times New Roman" fo:font-weight="normal" officeooo:rsid="008584c7" style:font-weight-asian="normal" style:font-weight-complex="normal"/>
    </style:style>
    <style:style style:name="T81" style:family="text">
      <style:text-properties fo:font-style="italic" fo:font-weight="normal" style:font-style-asian="italic" style:font-weight-asian="normal" style:font-style-complex="italic" style:font-weight-complex="normal"/>
    </style:style>
    <style:style style:name="T82" style:family="text">
      <style:text-properties officeooo:rsid="00d1c012"/>
    </style:style>
    <style:style style:name="T83" style:family="text">
      <style:text-properties fo:font-weight="normal" officeooo:rsid="00a1a37e" style:font-weight-asian="normal" style:font-weight-complex="normal"/>
    </style:style>
    <style:style style:name="T84" style:family="text">
      <style:text-properties officeooo:rsid="016cda91"/>
    </style:style>
    <style:style style:name="T85" style:family="text">
      <style:text-properties fo:font-weight="normal" officeooo:rsid="014b09ec" style:font-weight-asian="normal" style:font-weight-complex="normal"/>
    </style:style>
    <style:style style:name="T86" style:family="text">
      <style:text-properties officeooo:rsid="014b09ec"/>
    </style:style>
    <style:style style:name="T87" style:family="text">
      <style:text-properties officeooo:rsid="007cf146"/>
    </style:style>
    <style:style style:name="T88" style:family="text">
      <style:text-properties fo:font-weight="normal" officeooo:rsid="00d23c36" style:font-weight-asian="normal" style:font-weight-complex="normal"/>
    </style:style>
    <style:style style:name="T89" style:family="text">
      <style:text-properties fo:font-weight="normal" officeooo:rsid="015893b9" style:font-weight-asian="normal" style:font-weight-complex="normal"/>
    </style:style>
    <style:style style:name="T90" style:family="text">
      <style:text-properties officeooo:rsid="01d43401"/>
    </style:style>
    <style:style style:name="T91" style:family="text">
      <style:text-properties fo:font-weight="normal" officeooo:rsid="00a5aa60" style:font-weight-asian="normal" style:font-weight-complex="normal"/>
    </style:style>
    <style:style style:name="T92" style:family="text">
      <style:text-properties fo:font-weight="normal" officeooo:rsid="007a851e" style:font-weight-asian="normal" style:font-weight-complex="normal"/>
    </style:style>
    <style:style style:name="T93" style:family="text">
      <style:text-properties fo:font-weight="normal" officeooo:rsid="014f922e" style:font-weight-asian="normal" style:font-weight-complex="normal"/>
    </style:style>
    <style:style style:name="T94" style:family="text">
      <style:text-properties fo:font-weight="normal" officeooo:rsid="008b7f7b" style:font-weight-asian="normal" style:font-weight-complex="normal"/>
    </style:style>
    <style:style style:name="T95" style:family="text">
      <style:text-properties fo:font-weight="normal" officeooo:rsid="008bf9c3" style:font-weight-asian="normal" style:font-weight-complex="normal"/>
    </style:style>
    <style:style style:name="T96" style:family="text">
      <style:text-properties fo:font-weight="normal" officeooo:rsid="00a379c2" style:font-weight-asian="normal" style:font-weight-complex="normal"/>
    </style:style>
    <style:style style:name="T97" style:family="text">
      <style:text-properties fo:font-weight="normal" officeooo:rsid="00d3a706" style:font-weight-asian="normal" style:font-weight-complex="normal"/>
    </style:style>
    <style:style style:name="T98" style:family="text">
      <style:text-properties officeooo:rsid="00a6e24a"/>
    </style:style>
    <style:style style:name="T99" style:family="text">
      <style:text-properties fo:font-weight="bold" officeooo:rsid="01b2a79e" style:font-weight-asian="bold" style:font-weight-complex="bold"/>
    </style:style>
    <style:style style:name="T100" style:family="text">
      <style:text-properties officeooo:rsid="01977436"/>
    </style:style>
    <style:style style:name="T101" style:family="text">
      <style:text-properties officeooo:rsid="01cef185"/>
    </style:style>
    <style:style style:name="T102" style:family="text">
      <style:text-properties fo:font-weight="normal" officeooo:rsid="00a6e24a" style:font-weight-asian="normal" style:font-weight-complex="normal"/>
    </style:style>
    <style:style style:name="T103" style:family="text">
      <style:text-properties style:font-name="Times New Roman" fo:font-size="11pt" fo:font-weight="bold" officeooo:rsid="015b0884" style:font-size-asian="11pt" style:font-weight-asian="bold" style:font-size-complex="11pt" style:font-weight-complex="bold"/>
    </style:style>
    <style:style style:name="T104" style:family="text">
      <style:text-properties style:font-name="Times New Roman" fo:font-size="11pt" fo:font-weight="normal" officeooo:rsid="015b0884" style:font-size-asian="11pt" style:font-weight-asian="normal" style:font-size-complex="11pt" style:font-weight-complex="normal"/>
    </style:style>
    <style:style style:name="T105" style:family="text">
      <style:text-properties fo:font-size="11pt" style:font-size-asian="11pt" style:font-size-complex="11pt"/>
    </style:style>
    <style:style style:name="T106" style:family="text">
      <style:text-properties fo:font-size="11pt" officeooo:rsid="017c939f" style:font-size-asian="11pt" style:font-size-complex="11pt"/>
    </style:style>
    <style:style style:name="T107" style:family="text">
      <style:text-properties fo:language="en" fo:country="US" officeooo:rsid="01dc3565"/>
    </style:style>
    <style:style style:name="T108" style:family="text">
      <style:text-properties officeooo:rsid="017c939f"/>
    </style:style>
    <style:style style:name="T109" style:family="text">
      <style:text-properties officeooo:rsid="00aac46e"/>
    </style:style>
    <style:style style:name="T110" style:family="text">
      <style:text-properties officeooo:rsid="00df6064"/>
    </style:style>
    <style:style style:name="T111" style:family="text">
      <style:text-properties fo:font-weight="bold" officeooo:rsid="00df6064" style:font-weight-asian="bold" style:font-weight-complex="bold"/>
    </style:style>
    <style:style style:name="T112" style:family="text">
      <style:text-properties fo:color="#000000" loext:opacity="100%" style:font-name="Times New Roman" officeooo:rsid="01219c4b"/>
    </style:style>
    <style:style style:name="T113" style:family="text">
      <style:text-properties fo:font-weight="normal" officeooo:rsid="01219c4b" style:font-weight-asian="normal" style:font-weight-complex="normal"/>
    </style:style>
    <style:style style:name="T114" style:family="text">
      <style:text-properties fo:font-weight="normal" officeooo:rsid="00d8a0ce" style:font-weight-asian="normal" style:font-weight-complex="normal"/>
    </style:style>
    <style:style style:name="T115" style:family="text">
      <style:text-properties fo:font-weight="normal" officeooo:rsid="01a87f02" style:font-weight-asian="normal" style:font-weight-complex="normal"/>
    </style:style>
    <style:style style:name="T116" style:family="text">
      <style:text-properties fo:font-weight="normal" officeooo:rsid="015eb6e8" style:font-weight-asian="normal" style:font-weight-complex="normal"/>
    </style:style>
    <style:style style:name="T117" style:family="text">
      <style:text-properties style:font-name="Times New Roman" fo:font-weight="normal" officeooo:rsid="00df6064" style:font-weight-asian="normal" style:font-weight-complex="normal"/>
    </style:style>
    <style:style style:name="T118" style:family="text">
      <style:text-properties style:font-name="Times New Roman" fo:font-weight="normal" officeooo:rsid="01219c4b" style:font-weight-asian="normal" style:font-weight-complex="normal"/>
    </style:style>
    <style:style style:name="T119" style:family="text">
      <style:text-properties style:font-name="Times New Roman" fo:font-weight="normal" officeooo:rsid="015eb6e8" style:font-weight-asian="normal" style:font-weight-complex="normal"/>
    </style:style>
    <style:style style:name="T120" style:family="text">
      <style:text-properties style:font-name="Times New Roman" fo:font-weight="normal" officeooo:rsid="00da13b5" style:font-weight-asian="normal" style:font-weight-complex="normal"/>
    </style:style>
    <style:style style:name="T121" style:family="text">
      <style:text-properties style:font-name="Times New Roman" fo:font-weight="normal" officeooo:rsid="00dd1c49" style:font-weight-asian="normal" style:font-weight-complex="normal"/>
    </style:style>
    <style:style style:name="T122" style:family="text">
      <style:text-properties fo:color="#000000" loext:opacity="100%" style:font-name="Times New Roman" officeooo:rsid="00c83830"/>
    </style:style>
    <style:style style:name="T123" style:family="text">
      <style:text-properties fo:color="#000000" loext:opacity="100%" style:font-name="Times New Roman" officeooo:rsid="00811654"/>
    </style:style>
    <style:style style:name="T124" style:family="text">
      <style:text-properties style:font-name="Times New Roman" officeooo:rsid="01219c4b"/>
    </style:style>
    <style:style style:name="T125" style:family="text">
      <style:text-properties fo:color="#000000" loext:opacity="100%" style:font-name="Times New Roman" officeooo:rsid="015eb6e8"/>
    </style:style>
    <style:style style:name="T126" style:family="text">
      <style:text-properties fo:color="#000000" loext:opacity="100%" style:font-name="Times New Roman" officeooo:rsid="00b55eab"/>
    </style:style>
    <style:style style:name="T127" style:family="text">
      <style:text-properties style:font-name="Times New Roman" officeooo:rsid="0122713e"/>
    </style:style>
    <style:style style:name="T128" style:family="text">
      <style:text-properties officeooo:rsid="018f4871"/>
    </style:style>
    <style:style style:name="T129" style:family="text">
      <style:text-properties officeooo:rsid="018ce64a"/>
    </style:style>
    <style:style style:name="T130" style:family="text">
      <style:text-properties officeooo:rsid="00e3ba30"/>
    </style:style>
    <style:style style:name="T131" style:family="text">
      <style:text-properties officeooo:rsid="00fa3095"/>
    </style:style>
    <style:style style:name="T132" style:family="text">
      <style:text-properties officeooo:rsid="00e29376"/>
    </style:style>
    <style:style style:name="T133" style:family="text">
      <style:text-properties officeooo:rsid="00cca237"/>
    </style:style>
    <style:style style:name="T134" style:family="text">
      <style:text-properties officeooo:rsid="015eb6e8"/>
    </style:style>
    <style:style style:name="T135" style:family="text">
      <style:text-properties officeooo:rsid="01b463b7"/>
    </style:style>
    <style:style style:name="T136" style:family="text">
      <style:text-properties officeooo:rsid="00e0dcaf"/>
    </style:style>
    <style:style style:name="T137" style:family="text">
      <style:text-properties fo:font-weight="bold" officeooo:rsid="00e0dcaf" style:font-weight-asian="bold" style:font-weight-complex="bold"/>
    </style:style>
    <style:style style:name="T138" style:family="text">
      <style:text-properties officeooo:rsid="01d4ec07"/>
    </style:style>
    <style:style style:name="T139" style:family="text">
      <style:text-properties officeooo:rsid="00ab7017"/>
    </style:style>
    <style:style style:name="T140" style:family="text">
      <style:text-properties officeooo:rsid="01d116c6"/>
    </style:style>
    <style:style style:name="T141" style:family="text">
      <style:text-properties fo:font-weight="normal" officeooo:rsid="007eeaf0" style:font-weight-asian="normal" style:font-weight-complex="normal"/>
    </style:style>
    <style:style style:name="T142" style:family="text">
      <style:text-properties fo:font-weight="normal" officeooo:rsid="00e61d10" style:font-weight-asian="normal" style:font-weight-complex="normal"/>
    </style:style>
    <style:style style:name="T143" style:family="text">
      <style:text-properties officeooo:rsid="01df20b5"/>
    </style:style>
    <style:style style:name="T144" style:family="text">
      <style:text-properties style:font-name="Times New Roman" fo:font-weight="normal" officeooo:rsid="00e61d10" style:font-weight-asian="normal" style:font-weight-complex="normal"/>
    </style:style>
    <style:style style:name="T145" style:family="text">
      <style:text-properties style:font-name="Times New Roman" fo:font-weight="normal" officeooo:rsid="01d116c6" style:font-weight-asian="normal" style:font-weight-complex="normal"/>
    </style:style>
    <style:style style:name="T146" style:family="text">
      <style:text-properties fo:font-weight="normal" officeooo:rsid="0098feb0" style:font-weight-asian="normal" style:font-weight-complex="normal"/>
    </style:style>
    <style:style style:name="T147" style:family="text">
      <style:text-properties fo:font-weight="bold" officeooo:rsid="0098feb0" style:font-weight-asian="bold" style:font-weight-complex="bold"/>
    </style:style>
    <style:style style:name="T148" style:family="text">
      <style:text-properties fo:font-style="italic" fo:font-weight="normal" officeooo:rsid="007eeaf0" style:font-style-asian="italic" style:font-weight-asian="normal" style:font-style-complex="italic" style:font-weight-complex="normal"/>
    </style:style>
    <style:style style:name="T149" style:family="text">
      <style:text-properties fo:font-weight="normal" officeooo:rsid="01d17db0" style:font-weight-asian="normal" style:font-weight-complex="normal"/>
    </style:style>
    <style:style style:name="T150" style:family="text">
      <style:text-properties fo:font-weight="normal" officeooo:rsid="01d346bc" style:font-weight-asian="normal" style:font-weight-complex="normal"/>
    </style:style>
    <style:style style:name="T151" style:family="text">
      <style:text-properties officeooo:rsid="007eeaf0"/>
    </style:style>
    <style:style style:name="T152" style:family="text">
      <style:text-properties fo:font-weight="normal" officeooo:rsid="00e730c8" style:font-weight-asian="normal" style:font-weight-complex="normal"/>
    </style:style>
    <style:style style:name="T153" style:family="text">
      <style:text-properties fo:font-weight="normal" officeooo:rsid="00e85db7" style:font-weight-asian="normal" style:font-weight-complex="normal"/>
    </style:style>
    <style:style style:name="T154" style:family="text">
      <style:text-properties fo:font-weight="bold" officeooo:rsid="00e730c8" style:font-weight-asian="bold" style:font-weight-complex="bold"/>
    </style:style>
    <style:style style:name="T155" style:family="text">
      <style:text-properties fo:font-style="italic" fo:font-weight="normal" officeooo:rsid="0098feb0" style:font-style-asian="italic" style:font-weight-asian="normal" style:font-style-complex="italic" style:font-weight-complex="normal"/>
    </style:style>
    <style:style style:name="T156" style:family="text">
      <style:text-properties officeooo:rsid="00e85db7"/>
    </style:style>
    <style:style style:name="T157" style:family="text">
      <style:text-properties fo:font-weight="normal" officeooo:rsid="00e88a6d" style:font-weight-asian="normal" style:font-weight-complex="normal"/>
    </style:style>
    <style:style style:name="T158" style:family="text">
      <style:text-properties fo:font-weight="bold" officeooo:rsid="00e88a6d" style:font-weight-asian="bold" style:font-weight-complex="bold"/>
    </style:style>
    <style:style style:name="T159" style:family="text">
      <style:text-properties fo:font-weight="normal" officeooo:rsid="009e14d6" style:font-weight-asian="normal" style:font-weight-complex="normal"/>
    </style:style>
    <style:style style:name="T160" style:family="text">
      <style:text-properties officeooo:rsid="0098feb0"/>
    </style:style>
    <style:style style:name="T161" style:family="text">
      <style:text-properties fo:font-weight="normal" officeooo:rsid="009f2e7f" style:font-weight-asian="normal" style:font-weight-complex="normal"/>
    </style:style>
    <style:style style:name="T162" style:family="text">
      <style:text-properties fo:font-weight="bold" officeooo:rsid="009f2e7f" style:font-weight-asian="bold" style:font-weight-complex="bold"/>
    </style:style>
    <style:style style:name="T163" style:family="text">
      <style:text-properties fo:font-weight="normal" officeooo:rsid="01ae0750" style:font-weight-asian="normal" style:font-weight-complex="normal"/>
    </style:style>
    <style:style style:name="T164" style:family="text">
      <style:text-properties fo:font-weight="normal" officeooo:rsid="00e8cfa5" style:font-weight-asian="normal" style:font-weight-complex="normal"/>
    </style:style>
    <style:style style:name="T165" style:family="text">
      <style:text-properties officeooo:rsid="0123661f"/>
    </style:style>
    <style:style style:name="T166" style:family="text">
      <style:text-properties fo:font-weight="normal" officeooo:rsid="009adf4b" style:font-weight-asian="normal" style:font-weight-complex="normal"/>
    </style:style>
    <style:style style:name="T167" style:family="text">
      <style:text-properties officeooo:rsid="009adf4b"/>
    </style:style>
    <style:style style:name="T168" style:family="text">
      <style:text-properties fo:font-weight="normal" officeooo:rsid="00ef8269" style:font-weight-asian="normal" style:font-weight-complex="normal"/>
    </style:style>
    <style:style style:name="T169" style:family="text">
      <style:text-properties officeooo:rsid="009e14d6"/>
    </style:style>
    <style:style style:name="T170" style:family="text">
      <style:text-properties officeooo:rsid="00f64a65"/>
    </style:style>
    <style:style style:name="T171" style:family="text">
      <style:text-properties officeooo:rsid="00f15d94" fo:background-color="transparent" loext:char-shading-value="0"/>
    </style:style>
    <style:style style:name="T172" style:family="text">
      <style:text-properties officeooo:rsid="00fa3095" fo:background-color="transparent" loext:char-shading-value="0"/>
    </style:style>
    <style:style style:name="T173" style:family="text">
      <style:text-properties fo:background-color="transparent" loext:char-shading-value="0"/>
    </style:style>
    <style:style style:name="T174" style:family="text">
      <style:text-properties officeooo:rsid="00ace38a" fo:background-color="transparent" loext:char-shading-value="0"/>
    </style:style>
    <style:style style:name="T175" style:family="text">
      <style:text-properties officeooo:rsid="01e21229"/>
    </style:style>
    <style:style style:name="T176" style:family="text">
      <style:text-properties officeooo:rsid="016bbcbc"/>
    </style:style>
    <style:style style:name="T177" style:family="text">
      <style:text-properties fo:font-weight="bold" fo:background-color="transparent" loext:char-shading-value="0" style:font-weight-asian="bold" style:font-weight-complex="bold"/>
    </style:style>
    <style:style style:name="T178" style:family="text">
      <style:text-properties officeooo:rsid="00ace38a"/>
    </style:style>
    <style:style style:name="T179" style:family="text">
      <style:text-properties officeooo:rsid="00fdc1c4" fo:background-color="transparent" loext:char-shading-value="0"/>
    </style:style>
    <style:style style:name="T180" style:family="text">
      <style:text-properties officeooo:rsid="00fbd354" fo:background-color="transparent" loext:char-shading-value="0"/>
    </style:style>
    <style:style style:name="T181" style:family="text">
      <style:text-properties officeooo:rsid="00ada5fa" fo:background-color="transparent" loext:char-shading-value="0"/>
    </style:style>
    <style:style style:name="T182" style:family="text">
      <style:text-properties officeooo:rsid="00ffb891" fo:background-color="transparent" loext:char-shading-value="0"/>
    </style:style>
    <style:style style:name="T183" style:family="text">
      <style:text-properties officeooo:rsid="01002231" fo:background-color="transparent" loext:char-shading-value="0"/>
    </style:style>
    <style:style style:name="T184" style:family="text">
      <style:text-properties officeooo:rsid="00f2d183"/>
    </style:style>
    <style:style style:name="T185" style:family="text">
      <style:text-properties officeooo:rsid="00f2fb37"/>
    </style:style>
    <style:style style:name="T186" style:family="text">
      <style:text-properties officeooo:rsid="00ada5fa"/>
    </style:style>
    <style:style style:name="T187" style:family="text">
      <style:text-properties officeooo:rsid="01013800"/>
    </style:style>
    <style:style style:name="T188" style:family="text">
      <style:text-properties style:text-position="super 58%"/>
    </style:style>
    <style:style style:name="T189" style:family="text">
      <style:text-properties fo:font-weight="normal" fo:background-color="transparent" loext:char-shading-value="0" style:font-weight-asian="normal" style:font-weight-complex="normal"/>
    </style:style>
    <style:style style:name="T190" style:family="text">
      <style:text-properties fo:font-weight="normal" officeooo:rsid="01032b7a" fo:background-color="transparent" loext:char-shading-value="0" style:font-weight-asian="normal" style:font-weight-complex="normal"/>
    </style:style>
    <style:style style:name="T191" style:family="text">
      <style:text-properties officeooo:rsid="01046f5a" fo:background-color="transparent" loext:char-shading-value="0"/>
    </style:style>
    <style:style style:name="T192" style:family="text">
      <style:text-properties officeooo:rsid="01285fb4" fo:background-color="transparent" loext:char-shading-value="0"/>
    </style:style>
    <style:style style:name="T193" style:family="text">
      <style:text-properties officeooo:rsid="01285fb4"/>
    </style:style>
    <style:style style:name="T194" style:family="text">
      <style:text-properties officeooo:rsid="0129a61c"/>
    </style:style>
    <style:style style:name="T195" style:family="text">
      <style:text-properties officeooo:rsid="00f64a65" fo:background-color="transparent" loext:char-shading-value="0"/>
    </style:style>
    <style:style style:name="T196" style:family="text">
      <style:text-properties officeooo:rsid="0123661f" fo:background-color="transparent" loext:char-shading-value="0"/>
    </style:style>
    <style:style style:name="T197" style:family="text">
      <style:text-properties officeooo:rsid="01084fe0"/>
    </style:style>
    <style:style style:name="T198" style:family="text">
      <style:text-properties fo:font-style="italic" style:font-style-asian="italic" style:font-style-complex="italic"/>
    </style:style>
    <style:style style:name="T199" style:family="text">
      <style:text-properties officeooo:rsid="010742d2"/>
    </style:style>
    <style:style style:name="T200" style:family="text">
      <style:text-properties officeooo:rsid="0123a4b4"/>
    </style:style>
    <style:style style:name="T201" style:family="text">
      <style:text-properties officeooo:rsid="010bcbeb"/>
    </style:style>
    <style:style style:name="T202" style:family="text">
      <style:text-properties officeooo:rsid="0109fb9f"/>
    </style:style>
    <style:style style:name="T203" style:family="text">
      <style:text-properties officeooo:rsid="0123d400"/>
    </style:style>
    <style:style style:name="T204" style:family="text">
      <style:text-properties officeooo:rsid="0124646e"/>
    </style:style>
    <style:style style:name="T205" style:family="text">
      <style:text-properties officeooo:rsid="012a14a3"/>
    </style:style>
    <style:style style:name="T206" style:family="text">
      <style:text-properties fo:font-weight="normal" officeooo:rsid="010bcbeb" style:font-weight-asian="normal" style:font-weight-complex="normal"/>
    </style:style>
    <style:style style:name="T207" style:family="text">
      <style:text-properties fo:font-weight="normal" officeooo:rsid="0134cacb" style:font-weight-asian="normal" style:font-weight-complex="normal"/>
    </style:style>
    <style:style style:name="T208" style:family="text">
      <style:text-properties fo:font-weight="normal" officeooo:rsid="016cda91" style:font-weight-asian="normal" style:font-weight-complex="normal"/>
    </style:style>
    <style:style style:name="T209" style:family="text">
      <style:text-properties officeooo:rsid="012bb688"/>
    </style:style>
    <style:style style:name="T210" style:family="text">
      <style:text-properties officeooo:rsid="01d4ec07" fo:background-color="transparent" loext:char-shading-value="0"/>
    </style:style>
    <style:style style:name="T211" style:family="text">
      <style:text-properties officeooo:rsid="0136cb31" fo:background-color="transparent" loext:char-shading-value="0"/>
    </style:style>
    <style:style style:name="T212" style:family="text">
      <style:text-properties officeooo:rsid="0134cacb" fo:background-color="transparent" loext:char-shading-value="0"/>
    </style:style>
    <style:style style:name="T213" style:family="text">
      <style:text-properties officeooo:rsid="0136180f" fo:background-color="transparent" loext:char-shading-value="0"/>
    </style:style>
    <style:style style:name="T214" style:family="text">
      <style:text-properties officeooo:rsid="013b9a37" fo:background-color="transparent" loext:char-shading-value="0"/>
    </style:style>
    <style:style style:name="T215" style:family="text">
      <style:text-properties officeooo:rsid="013d4ac2" fo:background-color="transparent" loext:char-shading-value="0"/>
    </style:style>
    <style:style style:name="T216" style:family="text">
      <style:text-properties fo:font-weight="normal" officeooo:rsid="0134cacb" fo:background-color="transparent" loext:char-shading-value="0" style:font-weight-asian="normal" style:font-weight-complex="normal"/>
    </style:style>
    <style:style style:name="T217" style:family="text">
      <style:text-properties fo:font-weight="normal" officeooo:rsid="016e5e0b" fo:background-color="transparent" loext:char-shading-value="0" style:font-weight-asian="normal" style:font-weight-complex="normal"/>
    </style:style>
    <style:style style:name="T218" style:family="text">
      <style:text-properties officeooo:rsid="016e5e0b" fo:background-color="transparent" loext:char-shading-value="0"/>
    </style:style>
    <style:style style:name="T219" style:family="text">
      <style:text-properties fo:font-weight="bold" officeooo:rsid="0134cacb" style:font-weight-asian="bold" style:font-weight-complex="bold"/>
    </style:style>
    <style:style style:name="T220" style:family="text">
      <style:text-properties officeooo:rsid="0134cacb"/>
    </style:style>
    <style:style style:name="T221" style:family="text">
      <style:text-properties officeooo:rsid="0136180f"/>
    </style:style>
    <style:style style:name="T222" style:family="text">
      <style:text-properties fo:font-weight="normal" officeooo:rsid="016cda91" fo:background-color="transparent" loext:char-shading-value="0" style:font-weight-asian="normal" style:font-weight-complex="normal"/>
    </style:style>
    <style:style style:name="T223" style:family="text">
      <style:text-properties officeooo:rsid="013b9a37"/>
    </style:style>
    <style:style style:name="T224" style:family="text">
      <style:text-properties officeooo:rsid="0116974c"/>
    </style:style>
    <style:style style:name="T225" style:family="text">
      <style:text-properties officeooo:rsid="0111bf15"/>
    </style:style>
    <style:style style:name="T226" style:family="text">
      <style:text-properties fo:font-weight="bold" officeooo:rsid="0116974c" style:font-weight-asian="bold" style:font-weight-complex="bold"/>
    </style:style>
    <style:style style:name="T227" style:family="text">
      <style:text-properties fo:font-weight="normal" officeooo:rsid="01487308" style:font-weight-asian="normal" style:font-weight-complex="normal"/>
    </style:style>
    <style:style style:name="T228" style:family="text">
      <style:text-properties fo:font-weight="bold" officeooo:rsid="0111bf15" style:font-weight-asian="bold" style:font-weight-complex="bold"/>
    </style:style>
    <style:style style:name="T229" style:family="text">
      <style:text-properties fo:font-weight="normal" officeooo:rsid="0097a7f1" style:font-weight-asian="normal" style:font-weight-complex="normal"/>
    </style:style>
    <style:style style:name="T230" style:family="text">
      <style:text-properties fo:font-weight="normal" officeooo:rsid="0113dc79" style:font-weight-asian="normal" style:font-weight-complex="normal"/>
    </style:style>
    <style:style style:name="T231" style:family="text">
      <style:text-properties fo:font-weight="normal" officeooo:rsid="0116974c" style:font-weight-asian="normal" style:font-weight-complex="normal"/>
    </style:style>
    <style:style style:name="T232" style:family="text">
      <style:text-properties fo:font-weight="bold" officeooo:rsid="0111bf15" fo:background-color="transparent" loext:char-shading-value="0" style:font-weight-asian="bold" style:font-weight-complex="bold"/>
    </style:style>
    <style:style style:name="T233" style:family="text">
      <style:text-properties fo:font-weight="bold" officeooo:rsid="0116974c" fo:background-color="transparent" loext:char-shading-value="0" style:font-weight-asian="bold" style:font-weight-complex="bold"/>
    </style:style>
    <style:style style:name="T234" style:family="text">
      <style:text-properties fo:font-weight="normal" officeooo:rsid="0113dc79" fo:background-color="transparent" loext:char-shading-value="0" style:font-weight-asian="normal" style:font-weight-complex="normal"/>
    </style:style>
    <style:style style:name="T235" style:family="text">
      <style:text-properties fo:font-weight="bold" officeooo:rsid="0113dc79" fo:background-color="transparent" loext:char-shading-value="0" style:font-weight-asian="bold" style:font-weight-complex="bold"/>
    </style:style>
    <style:style style:name="T236" style:family="text">
      <style:text-properties officeooo:rsid="013dddb7" fo:background-color="transparent" loext:char-shading-value="0"/>
    </style:style>
    <style:style style:name="T237" style:family="text">
      <style:text-properties officeooo:rsid="010d95eb"/>
    </style:style>
    <style:style style:name="T238" style:family="text">
      <style:text-properties officeooo:rsid="010d7f51"/>
    </style:style>
    <style:style style:name="T239" style:family="text">
      <style:text-properties officeooo:rsid="010d95eb" fo:background-color="transparent" loext:char-shading-value="0"/>
    </style:style>
    <style:style style:name="T240" style:family="text">
      <style:text-properties fo:font-weight="bold" officeooo:rsid="010d7f51" style:font-weight-asian="bold" style:font-weight-complex="bold"/>
    </style:style>
    <style:style style:name="T241" style:family="text">
      <style:text-properties fo:font-weight="normal" officeooo:rsid="010d95eb" style:font-weight-asian="normal" style:font-weight-complex="normal"/>
    </style:style>
    <style:style style:name="T242" style:family="text">
      <style:text-properties fo:font-weight="normal" officeooo:rsid="010d7f51" style:font-weight-asian="normal" style:font-weight-complex="normal"/>
    </style:style>
    <style:style style:name="T243" style:family="text">
      <style:text-properties fo:font-weight="bold" officeooo:rsid="010d95eb" style:font-weight-asian="bold" style:font-weight-complex="bold"/>
    </style:style>
    <style:style style:name="T244" style:family="text">
      <style:text-properties fo:font-weight="bold" officeooo:rsid="00962c26" style:font-weight-asian="bold" style:font-weight-complex="bold"/>
    </style:style>
    <style:style style:name="T245" style:family="text">
      <style:text-properties fo:font-weight="bold" officeooo:rsid="010d7f51" fo:background-color="transparent" loext:char-shading-value="0" style:font-weight-asian="bold" style:font-weight-complex="bold"/>
    </style:style>
    <style:style style:name="T246" style:family="text">
      <style:text-properties fo:font-weight="bold" officeooo:rsid="010d95eb" fo:background-color="transparent" loext:char-shading-value="0" style:font-weight-asian="bold" style:font-weight-complex="bold"/>
    </style:style>
    <style:style style:name="T247" style:family="text">
      <style:text-properties fo:font-weight="normal" officeooo:rsid="013dddb7" style:font-weight-asian="normal" style:font-weight-complex="normal"/>
    </style:style>
    <style:style style:name="T248" style:family="text">
      <style:text-properties fo:font-weight="normal" officeooo:rsid="017327c0" style:font-weight-asian="normal" style:font-weight-complex="normal"/>
    </style:style>
    <style:style style:name="T249" style:family="text">
      <style:text-properties fo:font-weight="normal" officeooo:rsid="017c8c58" style:font-weight-asian="normal" style:font-weight-complex="normal"/>
    </style:style>
    <style:style style:name="T250" style:family="text">
      <style:text-properties fo:font-weight="normal" officeooo:rsid="0136f599" style:font-weight-asian="normal" style:font-weight-complex="normal"/>
    </style:style>
    <style:style style:name="T251" style:family="text">
      <style:text-properties fo:font-weight="normal" officeooo:rsid="013d4ac2" style:font-weight-asian="normal" style:font-weight-complex="normal"/>
    </style:style>
    <style:style style:name="T252" style:family="text">
      <style:text-properties fo:font-weight="normal" officeooo:rsid="0138b5de" style:font-weight-asian="normal" style:font-weight-complex="normal"/>
    </style:style>
    <style:style style:name="T253" style:family="text">
      <style:text-properties fo:font-weight="normal" officeooo:rsid="013a8400" fo:background-color="transparent" loext:char-shading-value="0" style:font-weight-asian="normal" style:font-weight-complex="normal"/>
    </style:style>
    <style:style style:name="T254" style:family="text">
      <style:text-properties officeooo:rsid="0094691e" fo:background-color="transparent" loext:char-shading-value="0"/>
    </style:style>
    <style:style style:name="T255" style:family="text">
      <style:text-properties officeooo:rsid="01a9c420" fo:background-color="transparent" loext:char-shading-value="0"/>
    </style:style>
    <style:style style:name="T256" style:family="text">
      <style:text-properties officeooo:rsid="017c8c58" fo:background-color="transparent" loext:char-shading-value="0"/>
    </style:style>
    <style:style style:name="T257" style:family="text">
      <style:text-properties officeooo:rsid="016cda91" fo:background-color="transparent" loext:char-shading-value="0"/>
    </style:style>
    <style:style style:name="T258" style:family="text">
      <style:text-properties officeooo:rsid="010e19e7" fo:background-color="transparent" loext:char-shading-value="0"/>
    </style:style>
    <style:style style:name="T259" style:family="text">
      <style:text-properties fo:font-weight="normal" officeooo:rsid="0094691e" fo:background-color="transparent" loext:char-shading-value="0" style:font-weight-asian="normal" style:font-weight-complex="normal"/>
    </style:style>
    <style:style style:name="T260" style:family="text">
      <style:text-properties officeooo:rsid="011c088c"/>
    </style:style>
    <style:style style:name="T261" style:family="text">
      <style:text-properties style:text-underline-style="solid" style:text-underline-width="auto" style:text-underline-color="font-color"/>
    </style:style>
    <style:style style:name="T262" style:family="text">
      <style:text-properties style:text-underline-style="none"/>
    </style:style>
    <style:style style:name="T263" style:family="text">
      <style:text-properties officeooo:rsid="013dd9a7"/>
    </style:style>
    <style:style style:name="T264" style:family="text">
      <style:text-properties fo:font-weight="normal" officeooo:rsid="013dd9a7" fo:background-color="transparent" loext:char-shading-value="0" style:font-weight-asian="normal" style:font-weight-complex="normal"/>
    </style:style>
    <style:style style:name="T265" style:family="text">
      <style:text-properties fo:font-weight="normal" officeooo:rsid="013fa091" fo:background-color="transparent" loext:char-shading-value="0" style:font-weight-asian="normal" style:font-weight-complex="normal"/>
    </style:style>
    <style:style style:name="T266" style:family="text">
      <style:text-properties fo:font-weight="normal" officeooo:rsid="01172453" fo:background-color="transparent" loext:char-shading-value="0" style:font-weight-asian="normal" style:font-weight-complex="normal"/>
    </style:style>
    <style:style style:name="T267" style:family="text">
      <style:text-properties fo:font-weight="normal" officeooo:rsid="011129c3" fo:background-color="transparent" loext:char-shading-value="0" style:font-weight-asian="normal" style:font-weight-complex="normal"/>
    </style:style>
    <style:style style:name="T268" style:family="text">
      <style:text-properties officeooo:rsid="0136f599"/>
    </style:style>
    <style:style style:name="T269" style:family="text">
      <style:text-properties officeooo:rsid="01185232"/>
    </style:style>
    <style:style style:name="T270" style:family="text">
      <style:text-properties fo:font-weight="bold" officeooo:rsid="013fa091" style:font-weight-asian="bold" style:font-weight-complex="bold"/>
    </style:style>
    <style:style style:name="T271" style:family="text">
      <style:text-properties officeooo:rsid="0119a38d"/>
    </style:style>
    <style:style style:name="T272" style:family="text">
      <style:text-properties fo:font-weight="bold" officeooo:rsid="0119a38d" style:font-weight-asian="bold" style:font-weight-complex="bold"/>
    </style:style>
    <style:style style:name="T273" style:family="text">
      <style:text-properties officeooo:rsid="013fa091" fo:background-color="transparent" loext:char-shading-value="0"/>
    </style:style>
    <style:style style:name="T274" style:family="text">
      <style:text-properties officeooo:rsid="015b0884" fo:background-color="transparent" loext:char-shading-value="0"/>
    </style:style>
    <style:style style:name="T275" style:family="text">
      <style:text-properties fo:font-weight="bold" officeooo:rsid="015b0884" fo:background-color="transparent" loext:char-shading-value="0" style:font-weight-asian="bold" style:font-weight-complex="bold"/>
    </style:style>
    <style:style style:name="T276" style:family="text">
      <style:text-properties officeooo:rsid="01735326" fo:background-color="transparent" loext:char-shading-value="0"/>
    </style:style>
    <style:style style:name="T277" style:family="text">
      <style:text-properties fo:font-weight="normal" officeooo:rsid="01abb748" style:font-weight-asian="normal" style:font-weight-complex="normal"/>
    </style:style>
    <style:style style:name="T278" style:family="text">
      <style:text-properties officeooo:rsid="01735326"/>
    </style:style>
    <style:style style:name="T279" style:family="text">
      <style:text-properties officeooo:rsid="01abb748"/>
    </style:style>
    <style:style style:name="T280" style:family="text">
      <style:text-properties fo:font-weight="bold" officeooo:rsid="01abb748" style:font-weight-asian="bold" style:font-weight-complex="bold"/>
    </style:style>
    <style:style style:name="T281" style:family="text">
      <style:text-properties officeooo:rsid="017440e2"/>
    </style:style>
    <style:style style:name="T282" style:family="text">
      <style:text-properties officeooo:rsid="01e42205"/>
    </style:style>
    <style:style style:name="T283" style:family="text">
      <style:text-properties officeooo:rsid="018dcf42"/>
    </style:style>
    <style:style style:name="T284" style:family="text">
      <style:text-properties officeooo:rsid="0191caac"/>
    </style:style>
    <style:style style:name="T285" style:family="text">
      <style:text-properties fo:font-weight="normal" officeooo:rsid="0190f29a" style:font-weight-asian="normal" style:font-weight-complex="normal"/>
    </style:style>
    <style:style style:name="T286" style:family="text">
      <style:text-properties fo:font-weight="normal" officeooo:rsid="01ac84dd" style:font-weight-asian="normal" style:font-weight-complex="normal"/>
    </style:style>
    <style:style style:name="T287" style:family="text">
      <style:text-properties fo:font-weight="normal" officeooo:rsid="01945c5d" style:font-weight-asian="normal" style:font-weight-complex="normal"/>
    </style:style>
    <style:style style:name="T288" style:family="text">
      <style:text-properties fo:font-weight="normal" officeooo:rsid="01ace158" style:font-weight-asian="normal" style:font-weight-complex="normal"/>
    </style:style>
    <style:style style:name="T289" style:family="text">
      <style:text-properties fo:font-weight="normal" officeooo:rsid="01a533cf" style:font-weight-asian="normal" style:font-weight-complex="normal"/>
    </style:style>
    <style:style style:name="T290" style:family="text">
      <style:text-properties fo:font-weight="normal" officeooo:rsid="01936840" style:font-weight-asian="normal" style:font-weight-complex="normal"/>
    </style:style>
    <style:style style:name="T291" style:family="text">
      <style:text-properties fo:font-weight="bold" officeooo:rsid="01936840" style:font-weight-asian="bold" style:font-weight-complex="bold"/>
    </style:style>
    <style:style style:name="T292" style:family="text">
      <style:text-properties fo:font-weight="normal" officeooo:rsid="0191caac" style:font-weight-asian="normal" style:font-weight-complex="normal"/>
    </style:style>
    <style:style style:name="T293" style:family="text">
      <style:text-properties officeooo:rsid="01ae0750"/>
    </style:style>
    <style:style style:name="T294" style:family="text">
      <style:text-properties officeooo:rsid="0190f29a"/>
    </style:style>
    <style:style style:name="T295" style:family="text">
      <style:text-properties fo:font-weight="bold" officeooo:rsid="0190f29a" style:font-weight-asian="bold" style:font-weight-complex="bold"/>
    </style:style>
    <style:style style:name="T296" style:family="text">
      <style:text-properties officeooo:rsid="019b1965"/>
    </style:style>
    <style:style style:name="T297" style:family="text">
      <style:text-properties officeooo:rsid="0160e7f6"/>
    </style:style>
    <style:style style:name="T298" style:family="text">
      <style:text-properties officeooo:rsid="01af279f"/>
    </style:style>
    <style:style style:name="T299" style:family="text">
      <style:text-properties officeooo:rsid="019db527"/>
    </style:style>
    <style:style style:name="T300" style:family="text">
      <style:text-properties fo:font-weight="normal" officeooo:rsid="0174c42a" style:font-weight-asian="normal" style:font-weight-complex="normal"/>
    </style:style>
    <style:style style:name="T301" style:family="text">
      <style:text-properties fo:font-weight="normal" officeooo:rsid="019b1965" style:font-weight-asian="normal" style:font-weight-complex="normal"/>
    </style:style>
    <style:style style:name="T302" style:family="text">
      <style:text-properties officeooo:rsid="019f422f"/>
    </style:style>
    <style:style style:name="T303" style:family="text">
      <style:text-properties officeooo:rsid="0174c42a"/>
    </style:style>
    <style:style style:name="T304" style:family="text">
      <style:text-properties officeooo:rsid="019b47d2"/>
    </style:style>
    <style:style style:name="T305" style:family="text">
      <style:text-properties fo:font-weight="normal" officeooo:rsid="019ca1db" style:font-weight-asian="normal" style:font-weight-complex="normal"/>
    </style:style>
    <style:style style:name="T306" style:family="text">
      <style:text-properties fo:font-style="normal" style:font-style-asian="normal" style:font-style-complex="normal"/>
    </style:style>
    <style:style style:name="T307" style:family="text">
      <style:text-properties fo:font-style="normal" fo:font-weight="bold" officeooo:rsid="01af279f" style:font-style-asian="normal" style:font-weight-asian="bold" style:font-style-complex="normal" style:font-weight-complex="bold"/>
    </style:style>
    <style:style style:name="T308" style:family="text">
      <style:text-properties fo:font-style="normal" fo:font-weight="bold" officeooo:rsid="01a017b1" style:font-style-asian="normal" style:font-weight-asian="bold" style:font-style-complex="normal" style:font-weight-complex="bold"/>
    </style:style>
    <style:style style:name="T309" style:family="text">
      <style:text-properties fo:font-style="normal" fo:font-weight="normal" officeooo:rsid="01a017b1" style:font-style-asian="normal" style:font-weight-asian="normal" style:font-style-complex="normal" style:font-weight-complex="normal"/>
    </style:style>
    <style:style style:name="T310" style:family="text">
      <style:text-properties fo:font-style="normal" officeooo:rsid="01a017b1" style:font-style-asian="normal" style:font-style-complex="normal"/>
    </style:style>
    <style:style style:name="T311" style:family="text">
      <style:text-properties fo:font-style="normal" officeooo:rsid="01af279f" style:font-style-asian="normal" style:font-style-complex="normal"/>
    </style:style>
    <style:style style:name="T312" style:family="text">
      <style:text-properties officeooo:rsid="01b1bac7"/>
    </style:style>
    <style:style style:name="T313" style:family="text">
      <style:text-properties officeooo:rsid="0142dd6a"/>
    </style:style>
    <style:style style:name="T314" style:family="text">
      <style:text-properties officeooo:rsid="01487308"/>
    </style:style>
    <style:style style:name="T315" style:family="text">
      <style:text-properties fo:font-weight="bold" officeooo:rsid="0142dd6a" style:font-weight-asian="bold" style:font-weight-complex="bold"/>
    </style:style>
    <style:style style:name="T316" style:family="text">
      <style:text-properties fo:color="#000000" loext:opacity="100%" style:font-name="Times New Roman" officeooo:rsid="0142dd6a"/>
    </style:style>
    <style:style style:name="T317" style:family="text">
      <style:text-properties fo:font-weight="bold" officeooo:rsid="01487308" style:font-weight-asian="bold" style:font-weight-complex="bold"/>
    </style:style>
    <style:style style:name="T318" style:family="text">
      <style:text-properties fo:font-weight="normal" officeooo:rsid="0142dd6a" style:font-weight-asian="normal" style:font-weight-complex="normal"/>
    </style:style>
    <style:style style:name="T319" style:family="text">
      <style:text-properties officeooo:rsid="01491440"/>
    </style:style>
    <style:style style:name="T320" style:family="text">
      <style:text-properties officeooo:rsid="01e5817c"/>
    </style:style>
    <style:style style:name="T321" style:family="text">
      <style:text-properties officeooo:rsid="017907db" fo:background-color="transparent" loext:char-shading-value="0"/>
    </style:style>
    <style:style style:name="T322" style:family="text">
      <style:text-properties officeooo:rsid="01b21648"/>
    </style:style>
    <style:style style:name="T323" style:family="text">
      <style:text-properties fo:background-color="#f6f6f6" loext:char-shading-value="0"/>
    </style:style>
    <style:style style:name="T324" style:family="text">
      <style:text-properties officeooo:rsid="017b9565"/>
    </style:style>
    <style:style style:name="T325" style:family="text">
      <style:text-properties fo:font-weight="normal" officeooo:rsid="017e98d6" fo:background-color="transparent" loext:char-shading-value="0" style:font-weight-asian="normal" style:font-weight-complex="normal"/>
    </style:style>
    <style:style style:name="T326" style:family="text">
      <style:text-properties fo:font-weight="normal" officeooo:rsid="01b2a79e" fo:background-color="transparent" loext:char-shading-value="0" style:font-weight-asian="normal" style:font-weight-complex="normal"/>
    </style:style>
    <style:style style:name="T327" style:family="text">
      <style:text-properties fo:font-weight="normal" officeooo:rsid="01832caa" fo:background-color="transparent" loext:char-shading-value="0" style:font-weight-asian="normal" style:font-weight-complex="normal"/>
    </style:style>
    <style:style style:name="T328" style:family="text">
      <style:text-properties fo:font-weight="normal" officeooo:rsid="017e98d6" style:font-weight-asian="normal" style:font-weight-complex="normal"/>
    </style:style>
    <style:style style:name="T329" style:family="text">
      <style:text-properties officeooo:rsid="01a017b1"/>
    </style:style>
    <style:style style:name="T330" style:family="text">
      <style:text-properties officeooo:rsid="017d8bc2"/>
    </style:style>
    <style:style style:name="T331" style:family="text">
      <style:text-properties fo:font-style="italic" fo:font-weight="normal" officeooo:rsid="01865823" style:font-style-asian="italic" style:font-weight-asian="normal" style:font-style-complex="italic" style:font-weight-complex="normal"/>
    </style:style>
    <style:style style:name="T332" style:family="text">
      <style:text-properties fo:font-style="italic" fo:font-weight="normal" officeooo:rsid="01b21648" style:font-style-asian="italic" style:font-weight-asian="normal" style:font-style-complex="italic" style:font-weight-complex="normal"/>
    </style:style>
    <style:style style:name="T333" style:family="text">
      <style:text-properties fo:font-style="italic" fo:font-weight="normal" officeooo:rsid="01a017b1" style:font-style-asian="italic" style:font-weight-asian="normal" style:font-style-complex="italic" style:font-weight-complex="normal"/>
    </style:style>
    <style:style style:name="T334" style:family="text">
      <style:text-properties fo:font-style="italic" fo:font-weight="normal" officeooo:rsid="01bf437d" style:font-style-asian="italic" style:font-weight-asian="normal" style:font-style-complex="italic" style:font-weight-complex="normal"/>
    </style:style>
    <style:style style:name="T335" style:family="text">
      <style:text-properties officeooo:rsid="01845f44"/>
    </style:style>
    <style:style style:name="T336" style:family="text">
      <style:text-properties officeooo:rsid="01845f44" fo:background-color="transparent" loext:char-shading-value="0"/>
    </style:style>
    <style:style style:name="T337" style:family="text">
      <style:text-properties officeooo:rsid="01865823"/>
    </style:style>
    <style:style style:name="T338" style:family="text">
      <style:text-properties officeooo:rsid="01a3bb0e"/>
    </style:style>
    <style:style style:name="T339" style:family="text">
      <style:text-properties officeooo:rsid="01c31cad"/>
    </style:style>
    <style:style style:name="T340" style:family="text">
      <style:text-properties officeooo:rsid="01be6a05"/>
    </style:style>
    <style:style style:name="T341" style:family="text">
      <style:text-properties officeooo:rsid="01b6ec81"/>
    </style:style>
    <style:style style:name="T342" style:family="text">
      <style:text-properties officeooo:rsid="01bc370b"/>
    </style:style>
    <style:style style:name="T343" style:family="text">
      <style:text-properties fo:font-weight="normal" officeooo:rsid="01bc370b" style:font-weight-asian="normal" style:font-weight-complex="normal"/>
    </style:style>
    <style:style style:name="T344" style:family="text">
      <style:text-properties fo:font-weight="normal" officeooo:rsid="01b6ec81" style:font-weight-asian="normal" style:font-weight-complex="normal"/>
    </style:style>
    <style:style style:name="T345" style:family="text">
      <style:text-properties fo:font-weight="normal" officeooo:rsid="01be6a05" style:font-weight-asian="normal" style:font-weight-complex="normal"/>
    </style:style>
    <style:style style:name="T346" style:family="text">
      <style:text-properties officeooo:rsid="01c48c67"/>
    </style:style>
    <style:style style:name="T347" style:family="text">
      <style:text-properties style:font-name="Times New Roman" officeooo:rsid="01863808"/>
    </style:style>
    <style:style style:name="T348" style:family="text">
      <style:text-properties style:font-name="Times New Roman" officeooo:rsid="007f51ee"/>
    </style:style>
    <style:style style:name="T349" style:family="text">
      <style:text-properties style:font-name="Times New Roman" officeooo:rsid="007f51ee" fo:background-color="transparent" loext:char-shading-value="0"/>
    </style:style>
    <style:style style:name="T350" style:family="text">
      <style:text-properties officeooo:rsid="01459708" fo:background-color="transparent" loext:char-shading-value="0"/>
    </style:style>
    <style:style style:name="T351" style:family="text">
      <style:text-properties officeooo:rsid="01d991ee"/>
    </style:style>
    <style:style style:name="T352" style:family="text">
      <style:text-properties style:font-name="Times New Roman" officeooo:rsid="01d43401"/>
    </style:style>
    <style:style style:name="T353" style:family="text">
      <style:text-properties officeooo:rsid="01d8d498"/>
    </style:style>
    <style:style style:name="T354" style:family="text">
      <style:text-properties officeooo:rsid="01c0cf70"/>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165in" fo:text-indent="-0.25in" fo:margin-left="2.916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1665in" fo:text-indent="-0.25in" fo:margin-left="3.166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654in" fo:text-indent="-0.25in" fo:margin-left="0.5654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154in" fo:text-indent="-0.25in" fo:margin-left="0.8154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654in" fo:text-indent="-0.25in" fo:margin-left="1.0654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154in" fo:text-indent="-0.25in" fo:margin-left="1.3154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654in" fo:text-indent="-0.25in" fo:margin-left="1.5654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154in" fo:text-indent="-0.25in" fo:margin-left="1.8154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654in" fo:text-indent="-0.25in" fo:margin-left="2.0654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154in" fo:text-indent="-0.25in" fo:margin-left="2.3154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654in" fo:text-indent="-0.25in" fo:margin-left="2.5654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154in" fo:text-indent="-0.25in" fo:margin-left="2.8154in"/>
        </style:list-level-properties>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215333992" text:style-name="WWNum3">
        <text:list-header>
          <text:p text:style-name="P1" loext:marker-style-name="T1"><text:span text:style-name="T1"/></text:p>
        </text:list-header>
      </text:list>
      <text:p text:style-name="P2" loext:marker-style-name="T1"><text:span text:style-name="T1">The Pathfinder </text:span><text:span text:style-name="T2">Educational </text:span><text:span text:style-name="T1">Model</text:span><text:span text:style-name="T3">TM</text:span><text:span text:style-name="T1"> </text:span><text:span text:style-name="T2">(PEM)</text:span><text:span text:style-name="T1">: <text:line-break/>A Critique of the Industrial Model <text:line-break/>and a Path Forward</text:span></text:p>
      <text:p text:style-name="P3" loext:marker-style-name="T4"/>
      <text:p text:style-name="P4" loext:marker-style-name="T5"><text:bookmark-start text:name="_roq25ytr5efr"/></text:p>
      <text:p text:style-name="P5" loext:marker-style-name="T6"/>
      <text:p text:style-name="P6" loext:marker-style-name="T7"/>
      <text:p text:style-name="P7" loext:marker-style-name="T8"/>
      <text:p text:style-name="P8" loext:marker-style-name="T8"/>
      <text:p text:style-name="P9" loext:marker-style-name="T7"><text:span text:style-name="T8">Mike </text:span><text:span text:style-name="T9">Sosteric<text:line-break/>Tristan Sosteric</text:span></text:p>
      <text:p text:style-name="P10" loext:marker-style-name="T7"/>
      <text:p text:style-name="P10" loext:marker-style-name="T7"/>
      <text:p text:style-name="P10" loext:marker-style-name="T7"/>
      <text:p text:style-name="P10" loext:marker-style-name="T7"/>
      <text:p text:style-name="P9" loext:marker-style-name="T7"><text:span text:style-name="T7">Draft </text:span><text:span text:style-name="T10">Document</text:span></text:p>
      <text:p text:style-name="P11" loext:marker-style-name="T7"><text:span text:style-name="T11">Feedback to </text:span><text:a xlink:type="simple" xlink:href="mailto:mikes@athabascau.ca" text:style-name="Internet_20_link" text:visited-style-name="Visited_20_Internet_20_Link">mikes@athabascau.ca</text:a></text:p>
      <text:p text:style-name="P12" loext:marker-style-name="T7"><text:span text:style-name="T9"/></text:p>
      <text:p text:style-name="P11" loext:marker-style-name="T7"><text:span text:style-name="T11">Email </text:span><text:a xlink:type="simple" xlink:href="mailto:mikes@athabascau.ca" text:style-name="Internet_20_link" text:visited-style-name="Visited_20_Internet_20_Link">mikes@athabascau.ca</text:a><text:span text:style-name="T11"> if your interested in helping out</text:span></text:p>
      <text:p text:style-name="P7" loext:marker-style-name="T8"/>
      <text:p text:style-name="P13" loext:marker-style-name="T8"/>
      <text:p text:style-name="P14" loext:marker-style-name="T8"><text:span text:style-name="T8">Bookmark this </text:span><text:span text:style-name="T12">document</text:span></text:p>
      <text:p text:style-name="P15" loext:marker-style-name="T8"/>
      <text:p text:style-name="P15" loext:marker-style-name="T8"/>
      <text:p text:style-name="P15" loext:marker-style-name="T8"/>
      <text:p text:style-name="P16" loext:marker-style-name="T8"><text:span text:style-name="T8"/></text:p>
      <text:p text:style-name="P17"/>
      <text:p text:style-name="P18" loext:marker-style-name="T8"><text:span text:style-name="T8">The world is changing – education must also change. Societies everywhere are undergoing deep transformation, and this calls for new forms of education to foster the competencies that societies and economies need, today and tomorrow. This means moving beyond literacy and numeracy, to focus on learning environments and on new approaches to learning for greater justice, social equity and global solidarity.</text:span></text:p>
      <text:p text:style-name="P19" loext:marker-style-name="T8"><text:span text:style-name="T8"><text:line-break/></text:span><text:span text:style-name="T13">Unesco Publishing - Rethinking Education</text:span></text:p>
      <text:p text:style-name="P15" loext:marker-style-name="T8"/>
      <text:p text:style-name="P15" loext:marker-style-name="T8"/>
      <text:p text:style-name="P16" loext:marker-style-name="T8"><text:span text:style-name="T8">To my knowledge, no class can hold State power over a long period without at the same time exercising its hegemony over and in the State Ideological Apparatuses. I only need one example and proof of this: Lenin’s anguished concern to revolutionize the educational Ideological State Apparatus... simply to make it possible for the Soviet proletariat, who had seized State power, to secure the future of the... proletariat and the transition to socialism.</text:span><text:span text:style-name="T8"/></text:p>
      <text:p text:style-name="P20" loext:marker-style-name="T14"><text:span text:style-name="T13">Louis Althusser</text:span></text:p>
      <text:p text:style-name="P20" loext:marker-style-name="T14"><text:span text:style-name="T14"/></text:p>
      <text:p text:style-name="P21" loext:marker-style-name="T14"><text:span text:style-name="T8">The very fabric of our existence is like a web stretching in all directions simultaneously, with each individual the culmination (or assemblage) of these converging inheritances and the relationships and connections generated in the past, the present and the future. When relationships and connections are so fundamental to who and what we are, it would seem reasonable to consider relationships and connections as central to humanity’s survival. </text:span></text:p>
      <text:p text:style-name="P22" loext:marker-style-name="T14"><text:span text:style-name="T15">Johanna Cliffe and Carla Solvason </text:span><text:s/></text:p>
      <text:p text:style-name="P22" loext:marker-style-name="T14"/>
      <text:h text:style-name="P23" text:outline-level="1"><text:bookmark-start text:name="__RefHeading___Toc15764_3543938948"/>Main TOC<text:bookmark-end text:name="__RefHeading___Toc15764_3543938948"/></text:h>
      <text:list text:style-name="L1">
        <text:list-item>
          <text:p text:style-name="P24" loext:marker-style-name="T14">The Pathfinder Model (This Document)</text:p>
        </text:list-item>
        <text:list-item>
          <text:p text:style-name="P25" loext:marker-style-name="T14">The Pathfinder Educational Model.pdf (collection of mind maps)</text:p>
        </text:list-item>
      </text:list>
      <text:p text:style-name="P26" loext:marker-style-name="T14"/>
      <text:p text:style-name="P26" loext:marker-style-name="T14">Visit <text:a xlink:type="simple" xlink:href="https://athabascau.academia.edu/DrS/Pathfinder-Educational-Model-(PEM)" text:style-name="Internet_20_link" text:visited-style-name="Visited_20_Internet_20_Link">this Pathfinder Educational Model link on Academia.Edu </text:a>for a complete list of available documents.<text:note text:id="ftn1" text:note-class="footnote"><text:note-citation>1</text:note-citation><text:note-body><text:p text:style-name="Footnote">https://athabascau.academia.edu/DrS/Pathfinder-Educational-Model-(PEM)</text:p></text:note-body></text:note></text:p>
      <text:p text:style-name="P27" loext:marker-style-name="T14"/>
      <text:p text:style-name="P22" loext:marker-style-name="T14"/>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8"><text:a xlink:type="simple" xlink:href="#__RefHeading___Toc15764_3543938948" text:style-name="Index_20_Link" text:visited-style-name="Index_20_Link">Main TOC<text:tab/>3</text:a></text:p>
          <text:p text:style-name="P28"><text:a xlink:type="simple" xlink:href="#__RefHeading___Toc1125_2500716445" text:style-name="Index_20_Link" text:visited-style-name="Index_20_Link">Overview<text:tab/>6</text:a></text:p>
          <text:p text:style-name="P28"><text:a xlink:type="simple" xlink:href="#__RefHeading___Toc1129_2500716445" text:style-name="Index_20_Link" text:visited-style-name="Index_20_Link">What’s Wrong With Our Education System?<text:tab/>9</text:a></text:p>
          <text:p text:style-name="P29"><text:a xlink:type="simple" xlink:href="#__RefHeading___Toc3468_2500716445" text:style-name="Index_20_Link" text:visited-style-name="Index_20_Link">It is Pedagogically Weak<text:tab/>10</text:a></text:p>
          <text:p text:style-name="P29"><text:a xlink:type="simple" xlink:href="#__RefHeading___Toc3472_2500716445" text:style-name="Index_20_Link" text:visited-style-name="Index_20_Link">It lacks a Grounded and Empowering Empirical Curriculum<text:tab/>11</text:a></text:p>
          <text:p text:style-name="P29"><text:a xlink:type="simple" xlink:href="#__RefHeading___Toc5143_2500716445" text:style-name="Index_20_Link" text:visited-style-name="Index_20_Link">It Ignores Human Needs<text:tab/>12</text:a></text:p>
          <text:p text:style-name="P29"><text:a xlink:type="simple" xlink:href="#__RefHeading___Toc3476_2500716445" text:style-name="Index_20_Link" text:visited-style-name="Index_20_Link">It Fails to Properly Leverage AI<text:tab/>13</text:a></text:p>
          <text:p text:style-name="P28"><text:a xlink:type="simple" xlink:href="#__RefHeading___Toc3470_2500716445" text:style-name="Index_20_Link" text:visited-style-name="Index_20_Link">What Can We Do About It?<text:tab/>14</text:a></text:p>
          <text:p text:style-name="P29"><text:a xlink:type="simple" xlink:href="#__RefHeading___Toc7311_3990831316" text:style-name="Index_20_Link" text:visited-style-name="Index_20_Link">To be minimally invasive, an education system must:<text:tab/>15</text:a></text:p>
          <text:p text:style-name="P29"><text:a xlink:type="simple" xlink:href="#__RefHeading___Toc7313_3990831316" text:style-name="Index_20_Link" text:visited-style-name="Index_20_Link">To be healing, an education system must:<text:tab/>15</text:a></text:p>
          <text:p text:style-name="P29"><text:a xlink:type="simple" xlink:href="#__RefHeading___Toc7315_3990831316" text:style-name="Index_20_Link" text:visited-style-name="Index_20_Link">To be transformative, an education system must:<text:tab/>16</text:a></text:p>
          <text:p text:style-name="P29"><text:a xlink:type="simple" xlink:href="#__RefHeading___Toc7317_3990831316" text:style-name="Index_20_Link" text:visited-style-name="Index_20_Link">To be relational, an education system must:<text:tab/>16</text:a></text:p>
          <text:p text:style-name="P29"><text:a xlink:type="simple" xlink:href="#__RefHeading___Toc7319_3990831316" text:style-name="Index_20_Link" text:visited-style-name="Index_20_Link">To be needs-satisfying, an education system must:<text:tab/>16</text:a></text:p>
          <text:p text:style-name="P29"><text:a xlink:type="simple" xlink:href="#__RefHeading___Toc7321_3990831316" text:style-name="Index_20_Link" text:visited-style-name="Index_20_Link">To be ecologically embedded, an education system must:<text:tab/>17</text:a></text:p>
          <text:p text:style-name="P28"><text:a xlink:type="simple" xlink:href="#__RefHeading___Toc26112_4244079643" text:style-name="Index_20_Link" text:visited-style-name="Index_20_Link">Pathfinder Educational Model<text:tab/>18</text:a></text:p>
          <text:p text:style-name="P29"><text:a xlink:type="simple" xlink:href="#__RefHeading___Toc7918_3322981333" text:style-name="Index_20_Link" text:visited-style-name="Index_20_Link">The Six Components<text:tab/>18</text:a></text:p>
          <text:p text:style-name="P28"><text:a xlink:type="simple" xlink:href="#__RefHeading___Toc18465_484302408" text:style-name="Index_20_Link" text:visited-style-name="Index_20_Link">1. Pathfinder Delivery Framework<text:tab/>20</text:a></text:p>
          <text:p text:style-name="P29"><text:a xlink:type="simple" xlink:href="#__RefHeading___Toc6446_2500716445" text:style-name="Index_20_Link" text:visited-style-name="Index_20_Link">Learning Hubs<text:tab/>20</text:a></text:p>
          <text:p text:style-name="P29"><text:a xlink:type="simple" xlink:href="#__RefHeading___Toc6448_2500716445" text:style-name="Index_20_Link" text:visited-style-name="Index_20_Link">Learning Pods<text:tab/>21</text:a></text:p>
          <text:p text:style-name="P29"><text:a xlink:type="simple" xlink:href="#__RefHeading___Toc6448_2500716445%20Copy%202" text:style-name="Index_20_Link" text:visited-style-name="Index_20_Link">Learning Series<text:tab/>22</text:a></text:p>
          <text:p text:style-name="P28"><text:a xlink:type="simple" xlink:href="#__RefHeading___Toc8668_2072799712" text:style-name="Index_20_Link" text:visited-style-name="Index_20_Link">2. Pathfinder Pedagogical Framework<text:tab/>23</text:a></text:p>
          <text:p text:style-name="P29"><text:a xlink:type="simple" xlink:href="#__RefHeading___Toc7288_2680476423" text:style-name="Index_20_Link" text:visited-style-name="Index_20_Link">The Four-Point Foundation<text:tab/>23</text:a></text:p>
          <text:p text:style-name="P30"><text:a xlink:type="simple" xlink:href="#__RefHeading___Toc10364_3530875132" text:style-name="Index_20_Link" text:visited-style-name="Index_20_Link">Modern<text:tab/>23</text:a></text:p>
          <text:p text:style-name="P30"><text:a xlink:type="simple" xlink:href="#__RefHeading___Toc10366_3530875132" text:style-name="Index_20_Link" text:visited-style-name="Index_20_Link">Grounded<text:tab/>24</text:a></text:p>
          <text:p text:style-name="P30"><text:a xlink:type="simple" xlink:href="#__RefHeading___Toc10368_3530875132" text:style-name="Index_20_Link" text:visited-style-name="Index_20_Link">Accessible<text:tab/>24</text:a></text:p>
          <text:p text:style-name="P30"><text:a xlink:type="simple" xlink:href="#__RefHeading___Toc10370_3530875132" text:style-name="Index_20_Link" text:visited-style-name="Index_20_Link">Scaleable<text:tab/>24</text:a></text:p>
          <text:p text:style-name="P29"><text:a xlink:type="simple" xlink:href="#__RefHeading___Toc36020_4244079643" text:style-name="Index_20_Link" text:visited-style-name="Index_20_Link">How We Build the Foundation<text:tab/>24</text:a></text:p>
          <text:p text:style-name="P29"><text:a xlink:type="simple" xlink:href="#__RefHeading___Toc7290_2680476423" text:style-name="Index_20_Link" text:visited-style-name="Index_20_Link">The Seven Pillars of Authentic Learning<text:tab/>25</text:a></text:p>
          <text:p text:style-name="P30"><text:a xlink:type="simple" xlink:href="#__RefHeading___Toc8674_223886137" text:style-name="Index_20_Link" text:visited-style-name="Index_20_Link">1. Responsibility<text:tab/>25</text:a></text:p>
          <text:p text:style-name="P30"><text:a xlink:type="simple" xlink:href="#__RefHeading___Toc8676_223886137" text:style-name="Index_20_Link" text:visited-style-name="Index_20_Link">2. Empowerment<text:tab/>26</text:a></text:p>
          <text:p text:style-name="P30"><text:a xlink:type="simple" xlink:href="#__RefHeading___Toc8678_223886137" text:style-name="Index_20_Link" text:visited-style-name="Index_20_Link">3. Logic<text:tab/>26</text:a></text:p>
          <text:p text:style-name="P30"><text:a xlink:type="simple" xlink:href="#__RefHeading___Toc8680_223886137" text:style-name="Index_20_Link" text:visited-style-name="Index_20_Link">4. Empirical<text:tab/>27</text:a></text:p>
          <text:p text:style-name="P30"><text:a xlink:type="simple" xlink:href="#__RefHeading___Toc8682_223886137" text:style-name="Index_20_Link" text:visited-style-name="Index_20_Link">5. Embodied<text:tab/>28</text:a></text:p>
          <text:p text:style-name="P30"><text:a xlink:type="simple" xlink:href="#__RefHeading___Toc8684_223886137" text:style-name="Index_20_Link" text:visited-style-name="Index_20_Link">6. Inclusive<text:tab/>28</text:a></text:p>
          <text:p text:style-name="P30"><text:a xlink:type="simple" xlink:href="#__RefHeading___Toc8686_223886137" text:style-name="Index_20_Link" text:visited-style-name="Index_20_Link">7. Fruitful<text:tab/>29</text:a></text:p>
          <text:p text:style-name="P30"><text:a xlink:type="simple" xlink:href="#__RefHeading___Toc36020_4244079643%20Copy%201" text:style-name="Index_20_Link" text:visited-style-name="Index_20_Link"><text:soft-page-break/>How We Create the Pillars<text:tab/>29</text:a></text:p>
          <text:p text:style-name="P29"><text:a xlink:type="simple" xlink:href="#__RefHeading___Toc7296_2680476423" text:style-name="Index_20_Link" text:visited-style-name="Index_20_Link">Pathfinder’s Life Affirming Architecture<text:tab/>31</text:a></text:p>
          <text:p text:style-name="P30"><text:a xlink:type="simple" xlink:href="#__RefHeading___Toc7304_2680476423" text:style-name="Index_20_Link" text:visited-style-name="Index_20_Link">Minimally Invasive Education<text:tab/>31</text:a></text:p>
          <text:p text:style-name="P30"><text:a xlink:type="simple" xlink:href="#__RefHeading___Toc7306_2680476423" text:style-name="Index_20_Link" text:visited-style-name="Index_20_Link">Needs-Satisfying<text:tab/>32</text:a></text:p>
          <text:p text:style-name="P30"><text:a xlink:type="simple" xlink:href="#__RefHeading___Toc7298_2680476423" text:style-name="Index_20_Link" text:visited-style-name="Index_20_Link">Trauma-Informed<text:tab/>34</text:a></text:p>
          <text:p text:style-name="P30"><text:a xlink:type="simple" xlink:href="#__RefHeading___Toc8688_223886137" text:style-name="Index_20_Link" text:visited-style-name="Index_20_Link">Relational<text:tab/>35</text:a></text:p>
          <text:p text:style-name="P30"><text:a xlink:type="simple" xlink:href="#__RefHeading___Toc8900_3322981333" text:style-name="Index_20_Link" text:visited-style-name="Index_20_Link">Life Centered<text:tab/>37</text:a></text:p>
          <text:p text:style-name="P30"><text:a xlink:type="simple" xlink:href="#__RefHeading___Toc7302_2680476423" text:style-name="Index_20_Link" text:visited-style-name="Index_20_Link">Healing Centered<text:tab/>38</text:a></text:p>
          <text:p text:style-name="P30"><text:a xlink:type="simple" xlink:href="#__RefHeading___Toc8690_223886137" text:style-name="Index_20_Link" text:visited-style-name="Index_20_Link">Connection Centered<text:tab/>40</text:a></text:p>
          <text:p text:style-name="P29"><text:a xlink:type="simple" xlink:href="#__RefHeading___Toc10935_3530875132" text:style-name="Index_20_Link" text:visited-style-name="Index_20_Link">Pathfinder Root Structure<text:tab/>41</text:a></text:p>
          <text:p text:style-name="P28"><text:a xlink:type="simple" xlink:href="#__RefHeading___Toc6442_2500716445" text:style-name="Index_20_Link" text:visited-style-name="Index_20_Link">3. Pathfinder Curated Knowledge Systems<text:tab/>42</text:a></text:p>
          <text:p text:style-name="P29"><text:a xlink:type="simple" xlink:href="#__RefHeading___Toc8692_223886137" text:style-name="Index_20_Link" text:visited-style-name="Index_20_Link">The Role of the SpiritWiki<text:tab/>43</text:a></text:p>
          <text:p text:style-name="P28"><text:a xlink:type="simple" xlink:href="#__RefHeading___Toc18467_484302408" text:style-name="Index_20_Link" text:visited-style-name="Index_20_Link">4. Pathfinder Curriculum<text:tab/>44</text:a></text:p>
          <text:p text:style-name="P29"><text:a xlink:type="simple" xlink:href="#__RefHeading___Toc7853_2818591826" text:style-name="Index_20_Link" text:visited-style-name="Index_20_Link">Foundational Knowledge Domains: Human Function and Self-Reliance<text:tab/>44</text:a></text:p>
          <text:p text:style-name="P29"><text:a xlink:type="simple" xlink:href="#__RefHeading___Toc7855_2818591826" text:style-name="Index_20_Link" text:visited-style-name="Index_20_Link">Core Knowledge Domains<text:tab/>46</text:a></text:p>
          <text:p text:style-name="P29"><text:a xlink:type="simple" xlink:href="#__RefHeading___Toc8573_223886137" text:style-name="Index_20_Link" text:visited-style-name="Index_20_Link">Special Focus Knowledge Domains: Deep Dives and Calling Pathways<text:tab/>47</text:a></text:p>
          <text:p text:style-name="P28"><text:a xlink:type="simple" xlink:href="#__RefHeading___Toc8507_223886137" text:style-name="Index_20_Link" text:visited-style-name="Index_20_Link">5. Pathfinder AI™<text:tab/>48</text:a></text:p>
          <text:p text:style-name="P28"><text:a xlink:type="simple" xlink:href="#__RefHeading___Toc8509_223886137" text:style-name="Index_20_Link" text:visited-style-name="Index_20_Link">6. Pathfinder Institute<text:tab/>50</text:a></text:p>
          <text:p text:style-name="P29"><text:a xlink:type="simple" xlink:href="#__RefHeading___Toc8511_223886137" text:style-name="Index_20_Link" text:visited-style-name="Index_20_Link">Mission &amp; Vision<text:tab/>50</text:a></text:p>
          <text:p text:style-name="P29"><text:a xlink:type="simple" xlink:href="#__RefHeading___Toc8513_223886137" text:style-name="Index_20_Link" text:visited-style-name="Index_20_Link">Functions<text:tab/>50</text:a></text:p>
          <text:p text:style-name="P30"><text:a xlink:type="simple" xlink:href="#__RefHeading___Toc8694_223886137" text:style-name="Index_20_Link" text:visited-style-name="Index_20_Link">Administration and Organization<text:tab/>50</text:a></text:p>
          <text:p text:style-name="P30"><text:a xlink:type="simple" xlink:href="#__RefHeading___Toc8696_223886137" text:style-name="Index_20_Link" text:visited-style-name="Index_20_Link">Knowledge System Development<text:tab/>51</text:a></text:p>
          <text:p text:style-name="P30"><text:a xlink:type="simple" xlink:href="#__RefHeading___Toc8698_223886137" text:style-name="Index_20_Link" text:visited-style-name="Index_20_Link">Curriculum and Pedagogy<text:tab/>51</text:a></text:p>
          <text:p text:style-name="P30"><text:a xlink:type="simple" xlink:href="#__RefHeading___Toc8700_223886137" text:style-name="Index_20_Link" text:visited-style-name="Index_20_Link">Learning Hub Development and Accreditation<text:tab/>51</text:a></text:p>
          <text:p text:style-name="P30"><text:a xlink:type="simple" xlink:href="#__RefHeading___Toc8702_223886137" text:style-name="Index_20_Link" text:visited-style-name="Index_20_Link">Marketing, Community Engagement &amp; Global Alignment<text:tab/>51</text:a></text:p>
          <text:p text:style-name="P29"><text:a xlink:type="simple" xlink:href="#__RefHeading___Toc8515_223886137" text:style-name="Index_20_Link" text:visited-style-name="Index_20_Link">Pathfinder AI<text:tab/>52</text:a></text:p>
          <text:p text:style-name="P28"><text:a xlink:type="simple" xlink:href="#__RefHeading___Toc9636_1127964311" text:style-name="Index_20_Link" text:visited-style-name="Index_20_Link">Helping Out<text:tab/>53</text:a></text:p>
          <text:p text:style-name="P29"><text:a xlink:type="simple" xlink:href="#__RefHeading___Toc17442_484302408" text:style-name="Index_20_Link" text:visited-style-name="Index_20_Link">Pathfinder Committees<text:tab/>53</text:a></text:p>
          <text:p text:style-name="P29"><text:a xlink:type="simple" xlink:href="#__RefHeading___Toc17444_484302408" text:style-name="Index_20_Link" text:visited-style-name="Index_20_Link">Volunteer Your Skills<text:tab/>54</text:a></text:p>
          <text:p text:style-name="P30"><text:a xlink:type="simple" xlink:href="#__RefHeading___Toc17446_484302408" text:style-name="Index_20_Link" text:visited-style-name="Index_20_Link">Start or Support a Core, Foundational, or Special focus Learning Hub<text:tab/>54</text:a></text:p>
          <text:p text:style-name="P30"><text:a xlink:type="simple" xlink:href="#__RefHeading___Toc17448_484302408" text:style-name="Index_20_Link" text:visited-style-name="Index_20_Link">Steward a Knowledge System<text:tab/>54</text:a></text:p>
          <text:p text:style-name="P30"><text:a xlink:type="simple" xlink:href="#__RefHeading___Toc17450_484302408" text:style-name="Index_20_Link" text:visited-style-name="Index_20_Link">5. Amplify the Vision<text:tab/>55</text:a></text:p>
          <text:p text:style-name="P28"><text:a xlink:type="simple" xlink:href="#__RefHeading___Toc7325_3990831316" text:style-name="Index_20_Link" text:visited-style-name="Index_20_Link">Appendix One: The Five Barriers to Human Flourishing and How to Overcome Them<text:tab/>56</text:a></text:p>
          <text:p text:style-name="P29"><text:a xlink:type="simple" xlink:href="#__RefHeading___Toc8704_223886137" text:style-name="Index_20_Link" text:visited-style-name="Index_20_Link">Financial Barriers<text:tab/>56</text:a></text:p>
          <text:p text:style-name="P29"><text:a xlink:type="simple" xlink:href="#__RefHeading___Toc8706_223886137" text:style-name="Index_20_Link" text:visited-style-name="Index_20_Link">Cognitive Barriers to Learning<text:tab/>57</text:a></text:p>
          <text:p text:style-name="P29"><text:a xlink:type="simple" xlink:href="#__RefHeading___Toc8708_223886137" text:style-name="Index_20_Link" text:visited-style-name="Index_20_Link">Emotional Barriers to Learning<text:tab/>58</text:a></text:p>
          <text:p text:style-name="P29"><text:a xlink:type="simple" xlink:href="#__RefHeading___Toc8710_223886137" text:style-name="Index_20_Link" text:visited-style-name="Index_20_Link">Neurological Barriers to Learning<text:tab/>58</text:a></text:p>
          <text:p text:style-name="P29"><text:a xlink:type="simple" xlink:href="#__RefHeading___Toc8712_223886137" text:style-name="Index_20_Link" text:visited-style-name="Index_20_Link">Connection Barriers to Learning<text:tab/>59</text:a></text:p>
          <text:p text:style-name="P29"><text:a xlink:type="simple" xlink:href="#__RefHeading___Toc7314_2680476423" text:style-name="Index_20_Link" text:visited-style-name="Index_20_Link">Synthesis: A Learning Model That Heals and Empowers<text:tab/>60</text:a></text:p>
          <text:p text:style-name="P28"><text:a xlink:type="simple" xlink:href="#__RefHeading___Toc7325_3990831316%20Copy%201" text:style-name="Index_20_Link" text:visited-style-name="Index_20_Link">Appendix Two: The Seven Essential Needs<text:tab/>61</text:a></text:p>
          <text:p text:style-name="P28"><text:a xlink:type="simple" xlink:href="#__RefHeading___Toc9634_1127964311" text:style-name="Index_20_Link" text:visited-style-name="Index_20_Link">Appendix Three: What is the Lightning Path<text:tab/>62</text:a></text:p>
        </text:index-body>
      </text:table-of-content>
      <text:h text:style-name="P31" text:outline-level="1" text:is-list-header="true"><text:bookmark-start text:name="__RefHeading___Toc1125_2500716445"/>Overview<text:bookmark-end text:name="__RefHeading___Toc1125_2500716445"/><text:bookmark-start text:name="_gb0izx9udl3u"/></text:h>
      <text:p text:style-name="P32"><text:span text:style-name="T16">Education as it stands in its current implementation is incapable of meeting the needs of those who it applies to, and it is completely incapable of meeting the needs of a vast emergent population that is rapidly technologizing. </text:span><text:span text:style-name="T8">The current industrial model of education, </text:span><text:span text:style-name="T17">the dominant Western model, </text:span><text:span text:style-name="T16">is</text:span><text:span text:style-name="T8"> rooted</text:span><text:span text:style-name="T18"> </text:span><text:span text:style-name="T8">in the </text:span><text:span text:style-name="T19">requirements</text:span><text:span text:style-name="T8"> of </text:span><text:span text:style-name="T20">the dominant western </text:span><text:span text:style-name="T21">capitalist </text:span><text:span text:style-name="T20">culture </text:span><text:span text:style-name="T21">and </text:span><text:span text:style-name="T22">its </text:span><text:span text:style-name="T21">economic system</text:span><text:span text:style-name="T23">;</text:span><text:span text:style-name="T20"> </text:span><text:span text:style-name="T23">specifically, </text:span><text:span text:style-name="T22">it is rooted in human capital ideology and consumerist economic systems.</text:span><text:span text:style-name="T22"><text:note text:id="ftn2" text:note-class="footnote"><text:note-citation>2</text:note-citation><text:note-body><text:p text:style-name="Footnote"><text:reference-mark-start text:name="ZOTERO_ITEM CSL_CITATION {&quot;citationID&quot;:&quot;X5qSlDbo&quot;,&quot;properties&quot;:{&quot;formattedCitation&quot;:&quot;Joel Spring, \\uc0\\u8220{}Globalization of Education,\\uc0\\u8221{} {\\i{}International Journal of Chinese Education} 1 (2012): 139\\uc0\\u8211{}76, doi:https://athabascauniversity.jotform.com/draft/01968c14090776008905a90aa5c335e1f7ca.&quot;,&quot;plainCitation&quot;:&quot;Joel Spring, “Globalization of Education,” International Journal of Chinese Education 1 (2012): 139–76, doi:https://athabascauniversity.jotform.com/draft/01968c14090776008905a90aa5c335e1f7ca.&quot;,&quot;noteIndex&quot;:1},&quot;citationItems&quot;:[{&quot;id&quot;:9524,&quot;uris&quot;:[&quot;http://zotero.org/users/4295591/items/LMZ7VKDU&quot;],&quot;itemData&quot;:{&quot;id&quot;:9524,&quot;type&quot;:&quot;article-journal&quot;,&quot;container-title&quot;:&quot;International Journal of Chinese Education&quot;,&quot;DOI&quot;:&quot;https://athabascauniversity.jotform.com/draft/01968c14090776008905a90aa5c335e1f7ca&quot;,&quot;page&quot;:&quot;139-176&quot;,&quot;title&quot;:&quot;Globalization of Education&quot;,&quot;volume&quot;:&quot;1&quot;,&quot;author&quot;:[{&quot;family&quot;:&quot;Spring&quot;,&quot;given&quot;:&quot;Joel&quot;}],&quot;issued&quot;:{&quot;date-parts&quot;:[[&quot;2012&quot;]]}}}],&quot;schema&quot;:&quot;https://github.com/citation-style-language/schema/raw/master/csl-citation.json&quot;} RNDEB6bw4RgqX"/><text:span text:style-name="T24">Joel Spring, “Globalization of Education,” </text:span><text:span text:style-name="T25">International Journal of Chinese Education</text:span><text:span text:style-name="T24"> 1 (2012): 139–76, doi:https://athabascauniversity.jotform.com/draft/01968c14090776008905a90aa5c335e1f7ca.</text:span><text:reference-mark-end text:name="ZOTERO_ITEM CSL_CITATION {&quot;citationID&quot;:&quot;X5qSlDbo&quot;,&quot;properties&quot;:{&quot;formattedCitation&quot;:&quot;Joel Spring, \\uc0\\u8220{}Globalization of Education,\\uc0\\u8221{} {\\i{}International Journal of Chinese Education} 1 (2012): 139\\uc0\\u8211{}76, doi:https://athabascauniversity.jotform.com/draft/01968c14090776008905a90aa5c335e1f7ca.&quot;,&quot;plainCitation&quot;:&quot;Joel Spring, “Globalization of Education,” International Journal of Chinese Education 1 (2012): 139–76, doi:https://athabascauniversity.jotform.com/draft/01968c14090776008905a90aa5c335e1f7ca.&quot;,&quot;noteIndex&quot;:1},&quot;citationItems&quot;:[{&quot;id&quot;:9524,&quot;uris&quot;:[&quot;http://zotero.org/users/4295591/items/LMZ7VKDU&quot;],&quot;itemData&quot;:{&quot;id&quot;:9524,&quot;type&quot;:&quot;article-journal&quot;,&quot;container-title&quot;:&quot;International Journal of Chinese Education&quot;,&quot;DOI&quot;:&quot;https://athabascauniversity.jotform.com/draft/01968c14090776008905a90aa5c335e1f7ca&quot;,&quot;page&quot;:&quot;139-176&quot;,&quot;title&quot;:&quot;Globalization of Education&quot;,&quot;volume&quot;:&quot;1&quot;,&quot;author&quot;:[{&quot;family&quot;:&quot;Spring&quot;,&quot;given&quot;:&quot;Joel&quot;}],&quot;issued&quot;:{&quot;date-parts&quot;:[[&quot;2012&quot;]]}}}],&quot;schema&quot;:&quot;https://github.com/citation-style-language/schema/raw/master/csl-citation.json&quot;} RNDEB6bw4RgqX"/></text:p></text:note-body></text:note></text:span><text:span text:style-name="T22"> </text:span><text:span text:style-name="T26">More to the point, </text:span><text:span text:style-name="T22">it is </text:span><text:span text:style-name="T8">modelled after the 19th-century factory system. Designed to </text:span><text:span text:style-name="T27">provide an education to workforce pipeline </text:span><text:span text:style-name="T8">for a </text:span><text:span text:style-name="T19">globalized capitalist</text:span><text:span text:style-name="T8"> economy</text:span><text:span text:style-name="T28">,</text:span><text:span text:style-name="T28"><text:note text:id="ftn3" text:note-class="footnote"><text:note-citation>3</text:note-citation><text:note-body><text:p text:style-name="Footnote"><text:reference-mark-start text:name="ZOTERO_ITEM CSL_CITATION {&quot;citationID&quot;:&quot;RRLWaceO&quot;,&quot;properties&quot;:{&quot;formattedCitation&quot;:&quot;Ibid., 140.&quot;,&quot;plainCitation&quot;:&quot;Ibid., 140.&quot;,&quot;noteIndex&quot;:2},&quot;citationItems&quot;:[{&quot;id&quot;:9524,&quot;uris&quot;:[&quot;http://zotero.org/users/4295591/items/LMZ7VKDU&quot;],&quot;itemData&quot;:{&quot;id&quot;:9524,&quot;type&quot;:&quot;article-journal&quot;,&quot;container-title&quot;:&quot;International Journal of Chinese Education&quot;,&quot;DOI&quot;:&quot;https://athabascauniversity.jotform.com/draft/01968c14090776008905a90aa5c335e1f7ca&quot;,&quot;page&quot;:&quot;139-176&quot;,&quot;title&quot;:&quot;Globalization of Education&quot;,&quot;volume&quot;:&quot;1&quot;,&quot;author&quot;:[{&quot;family&quot;:&quot;Spring&quot;,&quot;given&quot;:&quot;Joel&quot;}],&quot;issued&quot;:{&quot;date-parts&quot;:[[&quot;2012&quot;]]}},&quot;locator&quot;:&quot;140&quot;,&quot;label&quot;:&quot;page&quot;}],&quot;schema&quot;:&quot;https://github.com/citation-style-language/schema/raw/master/csl-citation.json&quot;} RNDmoQkZRHx6e"/>Ibid., 140.<text:reference-mark-end text:name="ZOTERO_ITEM CSL_CITATION {&quot;citationID&quot;:&quot;RRLWaceO&quot;,&quot;properties&quot;:{&quot;formattedCitation&quot;:&quot;Ibid., 140.&quot;,&quot;plainCitation&quot;:&quot;Ibid., 140.&quot;,&quot;noteIndex&quot;:2},&quot;citationItems&quot;:[{&quot;id&quot;:9524,&quot;uris&quot;:[&quot;http://zotero.org/users/4295591/items/LMZ7VKDU&quot;],&quot;itemData&quot;:{&quot;id&quot;:9524,&quot;type&quot;:&quot;article-journal&quot;,&quot;container-title&quot;:&quot;International Journal of Chinese Education&quot;,&quot;DOI&quot;:&quot;https://athabascauniversity.jotform.com/draft/01968c14090776008905a90aa5c335e1f7ca&quot;,&quot;page&quot;:&quot;139-176&quot;,&quot;title&quot;:&quot;Globalization of Education&quot;,&quot;volume&quot;:&quot;1&quot;,&quot;author&quot;:[{&quot;family&quot;:&quot;Spring&quot;,&quot;given&quot;:&quot;Joel&quot;}],&quot;issued&quot;:{&quot;date-parts&quot;:[[&quot;2012&quot;]]}},&quot;locator&quot;:&quot;140&quot;,&quot;label&quot;:&quot;page&quot;}],&quot;schema&quot;:&quot;https://github.com/citation-style-language/schema/raw/master/csl-citation.json&quot;} RNDmoQkZRHx6e"/></text:p></text:note-body></text:note></text:span><text:span text:style-name="T28"> </text:span><text:span text:style-name="T8">designed, </text:span><text:span text:style-name="T28">in short, </text:span><text:span text:style-name="T8">to meet the needs of the </text:span><text:span text:style-name="T27">Capitalist Class (a.k.a. </text:span><text:span text:style-name="T8"><text:s/></text:span><text:a xlink:type="simple" xlink:href="https://spiritwiki.lightningpath.org/index.php/Accumulating_Class" text:style-name="Standard" text:visited-style-name="Standard"><text:span text:style-name="T29">Accumulating Class</text:span></text:a><text:span text:style-name="T30">)</text:span><text:span text:style-name="T8">, this model prioritizes standardization, efficiency, and </text:span><text:span text:style-name="T27">subordination </text:span><text:span text:style-name="T16">to authority while simultaneously providing less </text:span><text:span text:style-name="T31">emphasis</text:span><text:span text:style-name="T16"> on</text:span><text:span text:style-name="T8"> </text:span><text:span text:style-name="T16">complex thinking, </text:span><text:span text:style-name="T8"><text:s/>creativity </text:span><text:span text:style-name="T16">(both artistic and critical)</text:span><text:span text:style-name="T8">, and </text:span><text:span text:style-name="T16">overall </text:span><text:span text:style-name="T8">emotional well-being. </text:span><text:span text:style-name="T32">In this system, s</text:span><text:span text:style-name="T8">tudents are treated as interchangeable units on an assembly line, processed through a rigid curriculum that emphasizes rote memorization and decontextualized </text:span><text:span text:style-name="T17">science, technology, engineering, and mat</text:span><text:span text:style-name="T33">h</text:span><text:span text:style-name="T17"> (</text:span><text:span text:style-name="T8">STEM</text:span><text:span text:style-name="T17">)</text:span><text:span text:style-name="T8"> skills, while neglecting the development of essential human capacities such as collabouration, systems thinking, </text:span><text:span text:style-name="T34">health, healing, and </text:span><text:span text:style-name="T8">personal actuation. This outdated system is not only pedagogically unsound</text:span>,<text:span text:style-name="T8"><text:note text:id="ftn4" text:note-class="footnote"><text:note-citation>4</text:note-citation><text:note-body><text:p text:style-name="Footnote"><text:reference-mark-start text:name="ZOTERO_ITEM CSL_CITATION {&quot;citationID&quot;:&quot;S6Qm7fMf&quot;,&quot;properties&quot;:{&quot;formattedCitation&quot;:&quot;Paulo Freire, {\\i{}Pedagogy of the Oppressed} (New York: Continuum, 2005); Henry Giroux, {\\i{}Theory and Resistance in Education: A Pedagogy for the Opposition} (South Hadley, Massachusetts: Bergin &amp; Garvey, 1983).&quot;,&quot;plainCitation&quot;:&quot;Paulo Freire, Pedagogy of the Oppressed (New York: Continuum, 2005); Henry Giroux, Theory and Resistance in Education: A Pedagogy for the Opposition (South Hadley, Massachusetts: Bergin &amp; Garvey, 1983).&quot;,&quot;noteIndex&quot;:2},&quot;citationItems&quot;:[{&quot;id&quot;:3773,&quot;uris&quot;:[&quot;http://zotero.org/users/4295591/items/YQ9WDWQL&quot;],&quot;itemData&quot;:{&quot;id&quot;:3773,&quot;type&quot;:&quot;book&quot;,&quot;event-place&quot;:&quot;New York&quot;,&quot;publisher&quot;:&quot;Continuum&quot;,&quot;publisher-place&quot;:&quot;New York&quot;,&quot;title&quot;:&quot;Pedagogy of the Oppressed&quot;,&quot;author&quot;:[{&quot;family&quot;:&quot;Freire&quot;,&quot;given&quot;:&quot;Paulo&quot;}],&quot;issued&quot;:{&quot;date-parts&quot;:[[&quot;2005&quot;]]}}},{&quot;id&quot;:409,&quot;uris&quot;:[&quot;http://zotero.org/users/4295591/items/UEMVK6DV&quot;],&quot;itemData&quot;:{&quot;id&quot;:409,&quot;type&quot;:&quot;book&quot;,&quot;event-place&quot;:&quot;South Hadley, Massachusetts&quot;,&quot;publisher&quot;:&quot;Bergin &amp; Garvey&quot;,&quot;publisher-place&quot;:&quot;South Hadley, Massachusetts&quot;,&quot;title&quot;:&quot;Theory and Resistance in Education: A Pedagogy for the Opposition&quot;,&quot;author&quot;:[{&quot;family&quot;:&quot;Giroux&quot;,&quot;given&quot;:&quot;Henry&quot;}],&quot;issued&quot;:{&quot;date-parts&quot;:[[&quot;1983&quot;]]}}}],&quot;schema&quot;:&quot;https://github.com/citation-style-language/schema/raw/master/csl-citation.json&quot;} RND6lHtzUdEMr"/><text:span text:style-name="T24">Paulo Freire, </text:span><text:span text:style-name="T25">Pedagogy of the Oppressed</text:span><text:span text:style-name="T24"> (New York: Continuum, 2005); Henry Giroux, </text:span><text:span text:style-name="T25">Theory and Resistance in Education: A Pedagogy for the Opposition</text:span><text:span text:style-name="T24"> (South Hadley, Massachusetts: Bergin &amp; Garvey, 1983).</text:span><text:reference-mark-end text:name="ZOTERO_ITEM CSL_CITATION {&quot;citationID&quot;:&quot;S6Qm7fMf&quot;,&quot;properties&quot;:{&quot;formattedCitation&quot;:&quot;Paulo Freire, {\\i{}Pedagogy of the Oppressed} (New York: Continuum, 2005); Henry Giroux, {\\i{}Theory and Resistance in Education: A Pedagogy for the Opposition} (South Hadley, Massachusetts: Bergin &amp; Garvey, 1983).&quot;,&quot;plainCitation&quot;:&quot;Paulo Freire, Pedagogy of the Oppressed (New York: Continuum, 2005); Henry Giroux, Theory and Resistance in Education: A Pedagogy for the Opposition (South Hadley, Massachusetts: Bergin &amp; Garvey, 1983).&quot;,&quot;noteIndex&quot;:2},&quot;citationItems&quot;:[{&quot;id&quot;:3773,&quot;uris&quot;:[&quot;http://zotero.org/users/4295591/items/YQ9WDWQL&quot;],&quot;itemData&quot;:{&quot;id&quot;:3773,&quot;type&quot;:&quot;book&quot;,&quot;event-place&quot;:&quot;New York&quot;,&quot;publisher&quot;:&quot;Continuum&quot;,&quot;publisher-place&quot;:&quot;New York&quot;,&quot;title&quot;:&quot;Pedagogy of the Oppressed&quot;,&quot;author&quot;:[{&quot;family&quot;:&quot;Freire&quot;,&quot;given&quot;:&quot;Paulo&quot;}],&quot;issued&quot;:{&quot;date-parts&quot;:[[&quot;2005&quot;]]}}},{&quot;id&quot;:409,&quot;uris&quot;:[&quot;http://zotero.org/users/4295591/items/UEMVK6DV&quot;],&quot;itemData&quot;:{&quot;id&quot;:409,&quot;type&quot;:&quot;book&quot;,&quot;event-place&quot;:&quot;South Hadley, Massachusetts&quot;,&quot;publisher&quot;:&quot;Bergin &amp; Garvey&quot;,&quot;publisher-place&quot;:&quot;South Hadley, Massachusetts&quot;,&quot;title&quot;:&quot;Theory and Resistance in Education: A Pedagogy for the Opposition&quot;,&quot;author&quot;:[{&quot;family&quot;:&quot;Giroux&quot;,&quot;given&quot;:&quot;Henry&quot;}],&quot;issued&quot;:{&quot;date-parts&quot;:[[&quot;1983&quot;]]}}}],&quot;schema&quot;:&quot;https://github.com/citation-style-language/schema/raw/master/csl-citation.json&quot;} RND6lHtzUdEMr"/></text:p></text:note-body></text:note></text:span><text:span text:style-name="T8"> but in the face of the </text:span><text:span text:style-name="T35">global</text:span><text:span text:style-name="T8"> </text:span><text:soft-page-break/><text:a xlink:type="simple" xlink:href="https://spiritwiki.lightningpath.org/index.php/Polycrisis" text:style-name="Standard" text:visited-style-name="Standard"><text:span text:style-name="T29">Polycrises</text:span></text:a><text:span text:style-name="T8">,</text:span><text:span text:style-name="T8"><text:note text:id="ftn5" text:note-class="footnote"><text:note-citation>5</text:note-citation><text:note-body><text:p text:style-name="Footnote"><text:reference-mark-start text:name="ZOTERO_ITEM CSL_CITATION {&quot;citationID&quot;:&quot;TULnpwoV&quot;,&quot;properties&quot;:{&quot;formattedCitation&quot;:&quot;Michael J. Albert, {\\i{}Navigating the Polycrisis: Mapping the Futures of Capitalism and the Earth} (MIT Press, 2024); Nafeez Ahmed, \\uc0\\u8220{}\\uc0\\u8216{}Planetary Phase Shift\\uc0\\u8217{} as a New Systems Framework to Navigate the Evolutionary Transformation of Human Civilisation,\\uc0\\u8221{} {\\i{}Foresight} ahead-of-print (January 1, 2024), doi:10.1108/FS-02-2024-0025.&quot;,&quot;plainCitation&quot;:&quot;Michael J. Albert, Navigating the Polycrisis: Mapping the Futures of Capitalism and the Earth (MIT Press, 2024); Nafeez Ahmed, “‘Planetary Phase Shift’ as a New Systems Framework to Navigate the Evolutionary Transformation of Human Civilisation,” Foresight ahead-of-print (January 1, 2024), doi:10.1108/FS-02-2024-0025.&quot;,&quot;noteIndex&quot;:3},&quot;citationItems&quot;:[{&quot;id&quot;:9434,&quot;uris&quot;:[&quot;http://zotero.org/users/4295591/items/Z89JU57A&quot;],&quot;itemData&quot;:{&quot;id&quot;:9434,&quot;type&quot;:&quot;book&quot;,&quot;publisher&quot;:&quot;MIT Press&quot;,&quot;title&quot;:&quot;Navigating the Polycrisis: Mapping the Futures of Capitalism and the Earth&quot;,&quot;author&quot;:[{&quot;family&quot;:&quot;Albert&quot;,&quot;given&quot;:&quot;Michael J.&quot;}],&quot;issued&quot;:{&quot;date-parts&quot;:[[&quot;2024&quot;]]}}},{&quot;id&quot;:9324,&quot;uris&quot;:[&quot;http://zotero.org/users/4295591/items/4WPV6Z72&quot;],&quot;itemData&quot;:{&quot;id&quot;:9324,&quot;type&quot;:&quot;article-journal&quot;,&quot;abstract&quot;:&quot;Purpose The paper aims to address a gap in foresight study and practice relating to the lack of unifying theoretical systems frameworks capable of examining empirical data from across a wide range of different ecological, social, political and economic systems. It attempts to develop a new “collective forward intelligence” that can not only make sense of these disparate trends and processes as symptoms of a wider planetary system but also, on this basis, construct accurate and plausible future scenarios to underpin national and international decision-making. Design/methodology/approach This study conducts a transdisciplinary integration of C. S. Holling’s adaptive cycle with phase-transition phenomena across biology, physics and chemistry, applied on societal and civilisational scales. A systems methodology is then applied to integrate historical and empirical data across the energy, food, transport, materials and information sectors of civilisation’s production system. Findings The paper develops planetary phase shift theory as a new collective forward intelligence framework for foresight study and practice, formalising the notion that humanity has arrived at an unprecedented historic and geological turning point. It finds that multiple global crises across both earth and human systems are symptoms of the last stages of the life-cycle of global industrialisation civilisation, which is the potential precursor either for collapse, or for a new civilisational life-cycle that may represent a new stage in the biological and cultural evolution of the human species. Research limitations/implications The research sets out a new empirically grounded theoretical framework for complex scenario analysis. This can develop more robust approaches to foresight study and practice, scenario development and forecasting. It suggests the need for a new research programme to understand the dynamics of the planetary phase shift and its diverse implications for societies, industry, technology and politics. The research is limited in that the current paper does not explore how it can be applied in this way. It identifies broad scenarios for a post-industrial civilisational life-cycle but does not identify the variety of complex subsets of these. Practical implications The paper provides powerful practical implications to develop new methodology based on planetary phase shift theory for strategic planning, risk assessment and management, as well as public policy and decision-making. Social implications The paper suggests the urgency and necessity of bold and radical societal transformation and implies key areas for civil society to focus on in innovating new values, worldviews and operating systems with a focus on the next life-cycle. Originality/value To the best of the author’s knowledge, this paper provides the first integrated transdisciplinary theoretical and empirical framework to understand how the interplay of earth system crises, societal change and technology disruptions is driving large-scale civilisational transformation with complex local ramifications.&quot;,&quot;container-title&quot;:&quot;Foresight&quot;,&quot;DOI&quot;:&quot;10.1108/FS-02-2024-0025&quot;,&quot;ISSN&quot;:&quot;1463-6689, 1465-9832&quot;,&quot;note&quot;:&quot;publisher: Emerald Publishing Limited&quot;,&quot;title&quot;:&quot;“Planetary phase shift” as a new systems framework to navigate the evolutionary transformation of human civilisation&quot;,&quot;URL&quot;:&quot;https://doi.org/10.1108/FS-02-2024-0025&quot;,&quot;volume&quot;:&quot;ahead-of-print&quot;,&quot;author&quot;:[{&quot;family&quot;:&quot;Ahmed&quot;,&quot;given&quot;:&quot;Nafeez&quot;}],&quot;accessed&quot;:{&quot;date-parts&quot;:[[&quot;2025&quot;,1,1]]},&quot;issued&quot;:{&quot;date-parts&quot;:[[&quot;2024&quot;,1,1]]}}}],&quot;schema&quot;:&quot;https://github.com/citation-style-language/schema/raw/master/csl-citation.json&quot;} RNDPxJPIKJAGI"/><text:span text:style-name="T24">Michael J. Albert, </text:span><text:span text:style-name="T25">Navigating the Polycrisis: Mapping the Futures of Capitalism and the Earth</text:span><text:span text:style-name="T24"> (MIT Press, 2024); Nafeez Ahmed, “‘Planetary Phase Shift’ as a New Systems Framework to Navigate the Evolutionary Transformation of Human Civilisation,” </text:span><text:span text:style-name="T25">Foresight</text:span><text:span text:style-name="T24"> ahead-of-print (January 1, 2024), doi:10.1108/FS-02-2024-0025.</text:span><text:reference-mark-end text:name="ZOTERO_ITEM CSL_CITATION {&quot;citationID&quot;:&quot;TULnpwoV&quot;,&quot;properties&quot;:{&quot;formattedCitation&quot;:&quot;Michael J. Albert, {\\i{}Navigating the Polycrisis: Mapping the Futures of Capitalism and the Earth} (MIT Press, 2024); Nafeez Ahmed, \\uc0\\u8220{}\\uc0\\u8216{}Planetary Phase Shift\\uc0\\u8217{} as a New Systems Framework to Navigate the Evolutionary Transformation of Human Civilisation,\\uc0\\u8221{} {\\i{}Foresight} ahead-of-print (January 1, 2024), doi:10.1108/FS-02-2024-0025.&quot;,&quot;plainCitation&quot;:&quot;Michael J. Albert, Navigating the Polycrisis: Mapping the Futures of Capitalism and the Earth (MIT Press, 2024); Nafeez Ahmed, “‘Planetary Phase Shift’ as a New Systems Framework to Navigate the Evolutionary Transformation of Human Civilisation,” Foresight ahead-of-print (January 1, 2024), doi:10.1108/FS-02-2024-0025.&quot;,&quot;noteIndex&quot;:3},&quot;citationItems&quot;:[{&quot;id&quot;:9434,&quot;uris&quot;:[&quot;http://zotero.org/users/4295591/items/Z89JU57A&quot;],&quot;itemData&quot;:{&quot;id&quot;:9434,&quot;type&quot;:&quot;book&quot;,&quot;publisher&quot;:&quot;MIT Press&quot;,&quot;title&quot;:&quot;Navigating the Polycrisis: Mapping the Futures of Capitalism and the Earth&quot;,&quot;author&quot;:[{&quot;family&quot;:&quot;Albert&quot;,&quot;given&quot;:&quot;Michael J.&quot;}],&quot;issued&quot;:{&quot;date-parts&quot;:[[&quot;2024&quot;]]}}},{&quot;id&quot;:9324,&quot;uris&quot;:[&quot;http://zotero.org/users/4295591/items/4WPV6Z72&quot;],&quot;itemData&quot;:{&quot;id&quot;:9324,&quot;type&quot;:&quot;article-journal&quot;,&quot;abstract&quot;:&quot;Purpose The paper aims to address a gap in foresight study and practice relating to the lack of unifying theoretical systems frameworks capable of examining empirical data from across a wide range of different ecological, social, political and economic systems. It attempts to develop a new “collective forward intelligence” that can not only make sense of these disparate trends and processes as symptoms of a wider planetary system but also, on this basis, construct accurate and plausible future scenarios to underpin national and international decision-making. Design/methodology/approach This study conducts a transdisciplinary integration of C. S. Holling’s adaptive cycle with phase-transition phenomena across biology, physics and chemistry, applied on societal and civilisational scales. A systems methodology is then applied to integrate historical and empirical data across the energy, food, transport, materials and information sectors of civilisation’s production system. Findings The paper develops planetary phase shift theory as a new collective forward intelligence framework for foresight study and practice, formalising the notion that humanity has arrived at an unprecedented historic and geological turning point. It finds that multiple global crises across both earth and human systems are symptoms of the last stages of the life-cycle of global industrialisation civilisation, which is the potential precursor either for collapse, or for a new civilisational life-cycle that may represent a new stage in the biological and cultural evolution of the human species. Research limitations/implications The research sets out a new empirically grounded theoretical framework for complex scenario analysis. This can develop more robust approaches to foresight study and practice, scenario development and forecasting. It suggests the need for a new research programme to understand the dynamics of the planetary phase shift and its diverse implications for societies, industry, technology and politics. The research is limited in that the current paper does not explore how it can be applied in this way. It identifies broad scenarios for a post-industrial civilisational life-cycle but does not identify the variety of complex subsets of these. Practical implications The paper provides powerful practical implications to develop new methodology based on planetary phase shift theory for strategic planning, risk assessment and management, as well as public policy and decision-making. Social implications The paper suggests the urgency and necessity of bold and radical societal transformation and implies key areas for civil society to focus on in innovating new values, worldviews and operating systems with a focus on the next life-cycle. Originality/value To the best of the author’s knowledge, this paper provides the first integrated transdisciplinary theoretical and empirical framework to understand how the interplay of earth system crises, societal change and technology disruptions is driving large-scale civilisational transformation with complex local ramifications.&quot;,&quot;container-title&quot;:&quot;Foresight&quot;,&quot;DOI&quot;:&quot;10.1108/FS-02-2024-0025&quot;,&quot;ISSN&quot;:&quot;1463-6689, 1465-9832&quot;,&quot;note&quot;:&quot;publisher: Emerald Publishing Limited&quot;,&quot;title&quot;:&quot;“Planetary phase shift” as a new systems framework to navigate the evolutionary transformation of human civilisation&quot;,&quot;URL&quot;:&quot;https://doi.org/10.1108/FS-02-2024-0025&quot;,&quot;volume&quot;:&quot;ahead-of-print&quot;,&quot;author&quot;:[{&quot;family&quot;:&quot;Ahmed&quot;,&quot;given&quot;:&quot;Nafeez&quot;}],&quot;accessed&quot;:{&quot;date-parts&quot;:[[&quot;2025&quot;,1,1]]},&quot;issued&quot;:{&quot;date-parts&quot;:[[&quot;2024&quot;,1,1]]}}}],&quot;schema&quot;:&quot;https://github.com/citation-style-language/schema/raw/master/csl-citation.json&quot;} RNDPxJPIKJAGI"/></text:p></text:note-body></text:note></text:span><text:span text:style-name="T8"> the growth of Artificial Intelligence (AI), <text:s/>the coming wave of disruptive and unprecedented skills obsolescence, and the concomitant worker displacement</text:span><text:span text:style-name="T9">, </text:span><text:span text:style-name="T8">inadequate and increasingly irrelevant. </text:span></text:p>
      <text:p text:style-name="P33"><text:span text:style-name="T8">These challenges are not new. In 2015, recognizing the growing challenges and the increasing irrelevance of the industrial model, UNESCO called for </text:span><text:span text:style-name="T28">implementation of a humanistic educational system, noting that...</text:span></text:p>
      <text:p text:style-name="Quotations">a humanistic and holistic approach to education can and should contribute to achieving a new development model. In such a model, economic growth must be guided by environmental stewardship and by concern for peace, inclusion and social justice. The ethical and moral principles of a humanistic approach to development...means going beyond narrow utilitarianism and economism to integrate the multiple dimensions of human existence. This approach emphasizes the inclusion of people who are often subject to discrimination – women and girls, indigenous people, persons with disabilities, migrants, the elderly and people living in countries affected by conflict. It requires an open and flexible approach to learning that is both lifelong and life-wide: an approach that provides the opportunity for all to realize their potential for a sustainable future and a life of dignity. This humanistic approach has implications for the definition of learning content and pedagogies, as well as for the role of teachers and other educators. It is even more relevant given the rapid development of new technologies, in particular digital technologies.<text:note text:id="ftn6" text:note-class="footnote"><text:note-citation>6</text:note-citation><text:note-body><text:p text:style-name="Footnote"><text:reference-mark-start text:name="ZOTERO_ITEM CSL_CITATION {&quot;citationID&quot;:&quot;A90oRi8z&quot;,&quot;properties&quot;:{&quot;formattedCitation&quot;:&quot;Irina Bokova, {\\i{}Rethinking Education: Towards a Global Common Good} (Unesco, 2015), 10, https://www.academia.edu/37431766/.&quot;,&quot;plainCitation&quot;:&quot;Irina Bokova, Rethinking Education: Towards a Global Common Good (Unesco, 2015), 10, https://www.academia.edu/37431766/.&quot;,&quot;noteIndex&quot;:5},&quot;citationItems&quot;:[{&quot;id&quot;:9433,&quot;uris&quot;:[&quot;http://zotero.org/users/4295591/items/UWUABRNV&quot;],&quot;itemData&quot;:{&quot;id&quot;:9433,&quot;type&quot;:&quot;book&quot;,&quot;publisher&quot;:&quot;Unesco&quot;,&quot;title&quot;:&quot;Rethinking Education: Towards a Global Common Good&quot;,&quot;URL&quot;:&quot;https://www.academia.edu/37431766/&quot;,&quot;author&quot;:[{&quot;family&quot;:&quot;Bokova&quot;,&quot;given&quot;:&quot;Irina&quot;}],&quot;issued&quot;:{&quot;date-parts&quot;:[[&quot;2015&quot;]]}},&quot;locator&quot;:&quot;10&quot;,&quot;label&quot;:&quot;page&quot;}],&quot;schema&quot;:&quot;https://github.com/citation-style-language/schema/raw/master/csl-citation.json&quot;} RNDjo3RrdrIQM"/><text:span text:style-name="T24">Irina Bokova, </text:span><text:span text:style-name="T25">Rethinking Education: Towards a Global Common Good</text:span><text:span text:style-name="T24"> (Unesco, 2015), 10, https://www.academia.edu/37431766/.</text:span><text:reference-mark-end text:name="ZOTERO_ITEM CSL_CITATION {&quot;citationID&quot;:&quot;A90oRi8z&quot;,&quot;properties&quot;:{&quot;formattedCitation&quot;:&quot;Irina Bokova, {\\i{}Rethinking Education: Towards a Global Common Good} (Unesco, 2015), 10, https://www.academia.edu/37431766/.&quot;,&quot;plainCitation&quot;:&quot;Irina Bokova, Rethinking Education: Towards a Global Common Good (Unesco, 2015), 10, https://www.academia.edu/37431766/.&quot;,&quot;noteIndex&quot;:5},&quot;citationItems&quot;:[{&quot;id&quot;:9433,&quot;uris&quot;:[&quot;http://zotero.org/users/4295591/items/UWUABRNV&quot;],&quot;itemData&quot;:{&quot;id&quot;:9433,&quot;type&quot;:&quot;book&quot;,&quot;publisher&quot;:&quot;Unesco&quot;,&quot;title&quot;:&quot;Rethinking Education: Towards a Global Common Good&quot;,&quot;URL&quot;:&quot;https://www.academia.edu/37431766/&quot;,&quot;author&quot;:[{&quot;family&quot;:&quot;Bokova&quot;,&quot;given&quot;:&quot;Irina&quot;}],&quot;issued&quot;:{&quot;date-parts&quot;:[[&quot;2015&quot;]]}},&quot;locator&quot;:&quot;10&quot;,&quot;label&quot;:&quot;page&quot;}],&quot;schema&quot;:&quot;https://github.com/citation-style-language/schema/raw/master/csl-citation.json&quot;} RNDjo3RrdrIQM"/></text:p></text:note-body></text:note></text:p>
      <text:p text:style-name="P33"><text:span text:style-name="T36">However, </text:span><text:span text:style-name="T37">despite the clear call for something new, and </text:span><text:span text:style-name="T36">in the face of increasingly dire global conditions, </text:span><text:span text:style-name="T28">t</text:span><text:span text:style-name="T38">he world remains politically, economically, and socially just the same.</text:span><text:span text:style-name="T36"> Capitalism continues unabated and education continues to produce its primary product, a docile and compliant labour force </text:span><text:span text:style-name="T27">locked into consumerist models and </text:span><text:span text:style-name="T39">incapable of making changes </text:span><text:span text:style-name="T27">to the conditions of their lives</text:span><text:span text:style-name="T39">. </text:span><text:span text:style-name="T40">All the </text:span><text:soft-page-break/><text:span text:style-name="T40">while, our global geopolitical systems and structures, as well as the environment around us is rapidly deteriorating. </text:span><text:span text:style-name="T41">What is urgently needed is an</text:span><text:span text:style-name="T42"> equitable, </text:span><text:span text:style-name="T41">socially and culturally contextualized, globally scoped, locally implemented, </text:span><text:span text:style-name="T42">future-oriented, </text:span><text:span text:style-name="T41">planet-centred </text:span><text:span text:style-name="T42">approach to education capable of raising a generation empowered to transform </text:span><text:span text:style-name="T41">lives, societies, and the </text:span><text:span text:style-name="T43">entire </text:span><text:span text:style-name="T42">planet. </text:span></text:p>
      <text:h text:style-name="P34" text:outline-level="1"><text:bookmark-start text:name="__RefHeading___Toc1129_2500716445"/>What’s Wrong With Our Education System?<text:bookmark-end text:name="__RefHeading___Toc1129_2500716445"/></text:h>
      <text:p text:style-name="P35"><text:span text:style-name="T44">To understand the issues with our education system, </text:span><text:span text:style-name="T45">we need to </text:span><text:span text:style-name="T44">deconstruct what the education system is. </text:span><text:span text:style-name="T46">The current dominant global education model </text:span><text:span text:style-name="T44">is not in line with modern understandings of how human beings learn and adapt to their environments</text:span><text:span text:style-name="T46">.</text:span><text:span text:style-name="T44"> Although some countries </text:span><text:span text:style-name="T47">that </text:span><text:span text:style-name="T44">implement it </text:span><text:span text:style-name="T47">enjoy </text:span><text:span text:style-name="T44">better overall outcomes, in general, these models are not sufficient </text:span><text:span text:style-name="T47">to actualize full human potential; this, we believe, is by design</text:span><text:span text:style-name="T44">. </text:span><text:span text:style-name="T48">The </text:span><text:a xlink:type="simple" xlink:href="https://spiritwiki.lightningpath.org/index.php/Assembly_Line_Model" text:style-name="Internet_20_link" text:visited-style-name="Visited_20_Internet_20_Link"><text:span text:style-name="Strong_20_Emphasis">Assembly Line Model</text:span></text:a><text:span text:style-name="Strong_20_Emphasis"><text:span text:style-name="T49"> (ALM), </text:span></text:span><text:span text:style-name="Strong_20_Emphasis"><text:span text:style-name="T50">as we call it, is a system</text:span></text:span><text:span text:style-name="T49"> </text:span><text:span text:style-name="T48">of education </text:span><text:span text:style-name="T44">that provides </text:span><text:span text:style-name="T46">a </text:span><text:span text:style-name="Strong_20_Emphasis"><text:span text:style-name="T49">standardized, industrial-style system </text:span></text:span><text:span text:style-name="Strong_20_Emphasis"><text:span text:style-name="T50">that is scaleable and </text:span></text:span><text:span text:style-name="T49">modelled directly on factory production lines.</text:span><text:span text:style-name="T51"> In the modern age,</text:span><text:span text:style-name="T49"> </text:span><text:span text:style-name="T51">s</text:span><text:span text:style-name="T49">tudents, treated less as human beings and more as </text:span><text:span text:style-name="Strong_20_Emphasis"><text:span text:style-name="T49">products</text:span></text:span><text:span text:style-name="T49">, are passed along a rigid conveyor belt of </text:span><text:span text:style-name="Strong_20_Emphasis"><text:span text:style-name="T49">standardized content</text:span></text:span><text:span text:style-name="T49">, </text:span><text:span text:style-name="Strong_20_Emphasis"><text:span text:style-name="T49">standardized procedures</text:span></text:span><text:span text:style-name="T49">, and </text:span><text:span text:style-name="Strong_20_Emphasis"><text:span text:style-name="T49">standardized assessments</text:span></text:span><text:span text:style-name="T49">. The </text:span><text:span text:style-name="T48">entire process is designed not to nurture </text:span><text:span text:style-name="T47">and actuate full human potential, </text:span><text:span text:style-name="T48">but to </text:span><text:span text:style-name="Strong_20_Emphasis"><text:span text:style-name="T52">sort, certify, control, </text:span></text:span><text:span text:style-name="Strong_20_Emphasis"><text:span text:style-name="T53">and suppress it</text:span></text:span><text:span text:style-name="Strong_20_Emphasis"><text:span text:style-name="T52">. </text:span></text:span><text:span text:style-name="Strong_20_Emphasis"><text:span text:style-name="T54">It is designed to filter </text:span></text:span><text:span text:style-name="T48">students into a stratified labour force based on their ability to conform to narrow, externally imposed standards, </text:span><text:span text:style-name="T55">and to perform narrow, externally supplied tasks</text:span><text:span text:style-name="T48">. </text:span><text:span text:style-name="T56">In this model, learning is mechanized, depersonalized, and divorced from context. The focus is on </text:span><text:span text:style-name="Strong_20_Emphasis"><text:span text:style-name="T56">efficiency and cost-reduction</text:span></text:span><text:span text:style-name="T56">, not transformation or </text:span><text:a xlink:type="simple" xlink:href="https://spiritwiki.lightningpath.org/index.php/Human_Flourishing" text:style-name="Internet_20_link" text:visited-style-name="Visited_20_Internet_20_Link"><text:span text:style-name="T56">human flourishing</text:span></text:a><text:span text:style-name="T56">. </text:span><text:span text:style-name="Strong_20_Emphasis"><text:span text:style-name="T56">Creativity, critical thinking, emotional intelligence, </text:span></text:span><text:span text:style-name="Strong_20_Emphasis"><text:span text:style-name="T57">inclusiveness, </text:span></text:span><text:span text:style-name="Strong_20_Emphasis"><text:span text:style-name="T56">and cultural rootedness</text:span></text:span><text:span text:style-name="T56"> are systematically ignored or actively suppressed in favour of standardized “outputs” </text:span><text:span text:style-name="T58">that fit within the enforced Neo-liberal logics of economic growth and ever-increasing productivity. </text:span><text:span text:style-name="T56">The result is a system that prepares students not to </text:span><text:span text:style-name="Strong_20_Emphasis"><text:span text:style-name="T56">lead, heal, or grow </text:span></text:span><text:span text:style-name="Strong_20_Emphasis"><text:span text:style-name="T59">in their own spheres</text:span></text:span><text:span text:style-name="T56">, but to </text:span><text:span text:style-name="Strong_20_Emphasis"><text:span text:style-name="T56">serve and survive </text:span></text:span><text:span text:style-name="Strong_20_Emphasis"><text:span text:style-name="T60">as standardized employee cogs</text:span></text:span><text:span text:style-name="T56"> within the </text:span><text:span text:style-name="T60">extant </text:span><text:a xlink:type="simple" xlink:href="https://spiritwiki.lightningpath.org/index.ph/Regime_of_Accumulation" text:style-name="Internet_20_link" text:visited-style-name="Visited_20_Internet_20_Link"><text:span text:style-name="Strong_20_Emphasis"><text:span text:style-name="T56">Regime of Accumulation</text:span></text:span></text:a><text:span text:style-name="T56">. The ALM is not designed to help individuals realize their highest potential, it is designed to </text:span><text:span text:style-name="Strong_20_Emphasis"><text:span text:style-name="T56">socialize children into submission</text:span></text:span><text:span text:style-name="T56">, train them for hierarchical obedience, and render them economically useful but spiritually, emotionally, and intellectually diminished. </text:span></text:p>
      <text:p text:style-name="P35"><text:span text:style-name="T61">T</text:span><text:span text:style-name="T51">his is not education, it is </text:span><text:span text:style-name="Strong_20_Emphasis"><text:span text:style-name="T51">domestication</text:span></text:span><text:span text:style-name="T51">. </text:span></text:p>
      <text:p text:style-name="P35"><text:soft-page-break/><text:span text:style-name="T51">While this may have been </text:span><text:span text:style-name="T61">acceptable</text:span><text:span text:style-name="T51"> in the past, where </text:span><text:span text:style-name="T61">society and its rapidly developing industries were dependent</text:span><text:span text:style-name="T51"> on </text:span><text:span text:style-name="T61">the </text:span><text:span text:style-name="T51">mass training of </text:span><text:span text:style-name="T61">a </text:span><text:span text:style-name="T51">workforce, </text:span><text:span text:style-name="T61">it no longer provides a viable pedagogical scenario, particularly given the severe polycrises humanity now faces.</text:span></text:p>
      <text:p text:style-name="P36"><text:span text:style-name="T62">To be clear, t</text:span><text:span text:style-name="T61">he current modern education system is an assembly-line education system that turns out products, not fully actuated human beings. This alone should be sufficient reason to remodel our educational systems, but there are other </text:span><text:span text:style-name="T63">reasons to reject the assembly-line </text:span><text:span text:style-name="T61">system.</text:span><text:span text:style-name="T56"> </text:span><text:span text:style-name="T64">It is pedagogically weak. </text:span><text:span text:style-name="T61">It</text:span><text:span text:style-name="T65">s</text:span><text:span text:style-name="T61"> </text:span><text:span text:style-name="T64">curriculum is ideologically rooted and dis-empowering. </text:span><text:span text:style-name="T61">It </text:span><text:span text:style-name="T64">ignores human needs. </text:span><text:span text:style-name="T61">It </text:span><text:span text:style-name="T64">fails to leverage AI. </text:span><text:span text:style-name="T61">Let us look at each of these in turn staring with its weak pedagogy. </text:span></text:p>
      <text:h text:style-name="Heading_20_2" text:outline-level="2"><text:bookmark-start text:name="__RefHeading___Toc3468_2500716445"/>It <text:span text:style-name="T66">i</text:span>s Pedagogically Weak<text:bookmark-end text:name="__RefHeading___Toc3468_2500716445"/></text:h>
      <text:p text:style-name="P37"><text:span text:style-name="T9">The </text:span><text:span text:style-name="T67">assembly-line </text:span><text:span text:style-name="T9">education system </text:span><text:span text:style-name="T67">implemented by the </text:span><text:a xlink:type="simple" xlink:href="https://spiritwiki.lightningpath.org/index.php/Accumulating_Class" text:style-name="Internet_20_link" text:visited-style-name="Visited_20_Internet_20_Link">Accumulating Class</text:a><text:span text:style-name="T67"> </text:span><text:span text:style-name="T68">is pedagogically weak. It doesn’t teach, it restricts content and thought. It </text:span><text:span text:style-name="T9">prioritizes </text:span><text:span text:style-name="Strong_20_Emphasis"><text:span text:style-name="T11">efficiency, standardization, and control</text:span></text:span><text:span text:style-name="T11"> over actual learning. One way this is achieved is through </text:span><text:span text:style-name="Strong_20_Emphasis"><text:span text:style-name="T11">large class sizes</text:span></text:span><text:span text:style-name="T11">, both in-person and online. Teaching </text:span><text:span text:style-name="T69">twenty-five</text:span><text:span text:style-name="T11"> or more students at once, </text:span><text:span text:style-name="T70">teaching </text:span><text:span text:style-name="T69">fifteen</text:span><text:span text:style-name="T70"> or more students at once, </text:span><text:span text:style-name="T11">especially via platforms like Zoom, is not just </text:span><text:span text:style-name="Strong_20_Emphasis"><text:span text:style-name="T11">logistically difficult</text:span></text:span><text:span text:style-name="T11">, it is </text:span><text:span text:style-name="Strong_20_Emphasis"><text:span text:style-name="T11">pedagogically unsound</text:span></text:span><text:span text:style-name="T11">.</text:span></text:p>
      <text:p text:style-name="P38"><text:span text:style-name="T71">True education, as thinkers like </text:span><text:span text:style-name="Strong_20_Emphasis"><text:span text:style-name="T71">Paulo Freire</text:span></text:span><text:span text:style-name="T71">, </text:span><text:span text:style-name="T72">B</text:span><text:span text:style-name="Strong_20_Emphasis"><text:span text:style-name="T71">ell </text:span></text:span><text:span text:style-name="Strong_20_Emphasis"><text:span text:style-name="T72">H</text:span></text:span><text:span text:style-name="Strong_20_Emphasis"><text:span text:style-name="T71">ooks</text:span></text:span><text:span text:style-name="T71">, and </text:span><text:span text:style-name="Strong_20_Emphasis"><text:span text:style-name="T71">John Holt</text:span></text:span><text:span text:style-name="T71"> have consistently emphasized, </text:span><text:span text:style-name="Strong_20_Emphasis"><text:span text:style-name="T71">requires dialogue, connection, and personalization</text:span></text:span><text:span text:style-name="T71">. In </text:span><text:span text:style-name="Emphasis"><text:span text:style-name="T71">Pedagogy of the Oppressed</text:span></text:span><text:span text:style-name="T71">, Freire warns against the "</text:span><text:a xlink:type="simple" xlink:href="https://spiritwiki.lightningpath.org/index.php/Banking_Model" text:style-name="Internet_20_link" text:visited-style-name="Visited_20_Internet_20_Link"><text:span text:style-name="T71">banking model</text:span></text:a><text:span text:style-name="T71">" of education, </text:span><text:span text:style-name="T72">explained as </text:span><text:span text:style-name="T71">a system where teachers deposit information into passive students. Large virtual classrooms replicate this banking model at scale, allowing no time or space for </text:span><text:span text:style-name="Strong_20_Emphasis"><text:span text:style-name="T71">relational engagement</text:span></text:span><text:span text:style-name="T71">, </text:span><text:span text:style-name="Strong_20_Emphasis"><text:span text:style-name="T71">critical reflection</text:span></text:span><text:span text:style-name="T71">, or </text:span><text:span text:style-name="Strong_20_Emphasis"><text:span text:style-name="T71">mutual transformation</text:span></text:span><text:span text:style-name="T71">. </text:span>When interaction is reduced to screen grids and muted microphones, and when teachers are stretched thin across dozens of disengaged students, <text:span text:style-name="T73">either because of intentional implementation of larger class sizes or teacher shortages, </text:span>education loses its soul. Large class sizes make it <text:span text:style-name="Strong_20_Emphasis"><text:span text:style-name="T71">nearly impossible to respond to individual needs </text:span></text:span><text:span text:style-name="Strong_20_Emphasis"><text:span text:style-name="T74">or to help overcome the </text:span></text:span>emotional, neurological, and spiritual barriers that block learning in most students. <text:span text:style-name="Strong_20_Emphasis"><text:span text:style-name="T71">Zoom fatigue, isolation, depersonalization, and a lack of embodied feedback</text:span></text:span><text:span text:style-name="T71"> </text:span>compound this disconnection. There is no room for healing, no time for connection, and no flexibility for adaptation. <text:soft-page-break/>These conditions violate every principle <text:span text:style-name="T71">of </text:span><text:span text:style-name="Strong_20_Emphasis"><text:span text:style-name="T71">trauma-informed</text:span></text:span><text:span text:style-name="T71">, </text:span><text:span text:style-name="Strong_20_Emphasis"><text:span text:style-name="T71">healing-centered</text:span></text:span><text:span text:style-name="T71">, and </text:span><text:span text:style-name="Strong_20_Emphasis"><text:span text:style-name="T71">human development–aligned</text:span></text:span><text:span text:style-name="T71"> pedagogy. </text:span>Students become invisible; teachers become overwhelmed; and learning becomes, <text:span text:style-name="T75">as intended, </text:span>a mechanical performance <text:span text:style-name="T76">that produce</text:span><text:span text:style-name="T77">s</text:span><text:span text:style-name="T76"> standardized products </text:span>rather than a relational, transformative process. </text:p>
      <text:h text:style-name="P39" text:outline-level="2"><text:bookmark-start text:name="__RefHeading___Toc3472_2500716445"/>It lacks a Grounded and Empowering Empirical Curriculum<text:bookmark-end text:name="__RefHeading___Toc3472_2500716445"/></text:h>
      <text:p text:style-name="P38"><text:span text:style-name="T9">The current curriculum is </text:span><text:span text:style-name="T78">designed </text:span><text:span text:style-name="T9">not to liberate or empower learners but to produce </text:span><text:span text:style-name="Strong_20_Emphasis"><text:span text:style-name="T11">obedient, dependent, and economically useful subjects, </text:span></text:span><text:span text:style-name="Strong_20_Emphasis"><text:span text:style-name="T79">suitable for insertion as a cog into </text:span></text:span><text:span text:style-name="Strong_20_Emphasis"><text:span text:style-name="T80">Capitalism’s productive </text:span></text:span><text:span text:style-name="Strong_20_Emphasis"><text:span text:style-name="T79">systems</text:span></text:span><text:span text:style-name="T11">. Emphasis is placed on </text:span><text:span text:style-name="Strong_20_Emphasis"><text:span text:style-name="T11">rote memorization, standardized content, decontextualized STEM skills</text:span></text:span><text:span text:style-name="T11">, </text:span><text:span text:style-name="T79">obedience, task-completion, </text:span><text:span text:style-name="T11">and competition for grades and </text:span><text:span text:style-name="T80">the </text:span><text:span text:style-name="T11">approval </text:span><text:span text:style-name="T80">of authorities</text:span><text:span text:style-name="T11">. Critical thinking, creativity, relational intelligence, cultural wisdom, and psychological insight are sidelined or excluded entirely. Emotional development, spiritual growth, and ethical reflection are almost never addressed.</text:span></text:p>
      <text:p text:style-name="P38">As <text:span text:style-name="Strong_20_Emphasis"><text:span text:style-name="T71">Illich</text:span></text:span> notes in <text:span text:style-name="Emphasis">Deschooling Society</text:span>, this kind of curriculum conditions students to <text:span text:style-name="Strong_20_Emphasis"><text:span text:style-name="T81">confuse institutional process with real learning</text:span></text:span><text:span text:style-name="T81">.</text:span> School teaches us that we can only learn through professional instruction, only succeed by <text:span text:style-name="T82">doing exams and </text:span>collecting credentials, and only survive by remaining dep<text:span text:style-name="T71">endent on systems of certification, expertise, and authority. The result is a public trained not in </text:span><text:span text:style-name="Strong_20_Emphasis"><text:span text:style-name="T71">self-awareness or societal transformation</text:span></text:span><text:span text:style-name="T71">, </text:span></text:p>
      <text:p text:style-name="P38"><text:span text:style-name="T71">Because curriculum and learning have been separated from lived experience, students </text:span><text:span text:style-name="Strong_20_Emphasis"><text:span text:style-name="T71">rarely see how what they are learning connects to their lives, communities, or the </text:span></text:span><text:a xlink:type="simple" xlink:href="https://spiritwiki.lightningpath.org/index.php/Polycrisis" text:style-name="Internet_20_link" text:visited-style-name="Visited_20_Internet_20_Link"><text:span text:style-name="Strong_20_Emphasis"><text:span text:style-name="T74">polycrisis</text:span></text:span></text:a><text:span text:style-name="Strong_20_Emphasis"><text:span text:style-name="T74"> </text:span></text:span><text:span text:style-name="Strong_20_Emphasis"><text:span text:style-name="T71">facing the planet</text:span></text:span><text:span text:style-name="T71">. Instead, they are taught to perform tasks, chase credentials, </text:span><text:span text:style-name="T83">and mindlessly consume while they are being </text:span><text:span text:style-name="T71">prepare</text:span><text:span text:style-name="T83">d</text:span><text:span text:style-name="T71"> for futures that increasingly </text:span><text:span text:style-name="Strong_20_Emphasis"><text:span text:style-name="T71">do not exist, </text:span></text:span><text:span text:style-name="T71">in collapsing labour markets, ecologically unstable environments, and socially fragmented systems. </text:span>A school, even a virtual one, that <text:span text:style-name="Strong_20_Emphasis"><text:span text:style-name="T71">replicates </text:span></text:span>or merely digitizes <text:span text:style-name="T84">this model </text:span>does nothing to challenge the status quo or prepare students for a <text:span text:style-name="Strong_20_Emphasis"><text:span text:style-name="T71">post-capitalist future</text:span></text:span><text:span text:style-name="T71">. </text:span><text:span text:style-name="T85">Rather,</text:span> <text:span text:style-name="T86">i</text:span>t continues to create <text:span text:style-name="Strong_20_Emphasis"><text:span text:style-name="T71">fragmented, disempowered individuals</text:span></text:span><text:span text:style-name="T71"> w</text:span>ho are disconnected from themselves, from others, and from the planet.</text:p>
      <text:h text:style-name="P39" text:outline-level="2"><text:bookmark-start text:name="__RefHeading___Toc5143_2500716445"/><text:soft-page-break/><text:span text:style-name="T87">It Ignores </text:span>Human Needs<text:bookmark-end text:name="__RefHeading___Toc5143_2500716445"/></text:h>
      <text:p text:style-name="P40"><text:span text:style-name="T71">One of the most profound failures of </text:span><text:span text:style-name="Strong_20_Emphasis"><text:span text:style-name="T88">ALM </text:span></text:span><text:span text:style-name="T71">is its </text:span><text:span text:style-name="Strong_20_Emphasis"><text:span text:style-name="T71">complete disregard for the </text:span></text:span><text:a xlink:type="simple" xlink:href="https://spiritwiki.lightningpath.org/index.php/Seven_Essential_Needs" text:style-name="Internet_20_link" text:visited-style-name="Visited_20_Internet_20_Link"><text:span text:style-name="Strong_20_Emphasis"><text:span text:style-name="T71">Seven Essential Needs</text:span></text:span></text:a><text:span text:style-name="Strong_20_Emphasis"><text:span text:style-name="T71">, </text:span></text:span>the fundamental psychological, emotional, spiritual, and physical requirements that every human being must meet in order to thriv<text:span text:style-name="T71">e. </text:span><text:span text:style-name="T89">These needs include physiological needs for food, water, and safety, emotional needs for love and belonging, cognitive needs to know and understand, psychological needs for freedom, power, and self-esteem, environmental needs for safe, secure, nurturing, and aesthetically pleasing environments, needs for alignment and the key spiritual needs for alignment and connect.</text:span><text:span text:style-name="T89"><text:note text:id="ftn7" text:note-class="footnote"><text:note-citation>7</text:note-citation><text:note-body><text:p text:style-name="P41">For more on the Seven Essential Needs, <text:span text:style-name="T90">see Appendix Two: The Seven Essential Needs or </text:span>see <text:a xlink:type="simple" xlink:href="https://spiritwiki.lightningpath.org/index.php/Seven_Essential_Needs" text:style-name="Internet_20_link" text:visited-style-name="Visited_20_Internet_20_Link">https://spiritwiki.lightningpath.org/index.php/Seven_Essential_Needs</text:a></text:p></text:note-body></text:note></text:span><text:span text:style-name="T89"> </text:span><text:span text:style-name="T71"><text:s/>Factory schooling, by design, </text:span><text:span text:style-name="Strong_20_Emphasis"><text:span text:style-name="T71">systematically suppresses and obstructs</text:span></text:span><text:span text:style-name="T71"> the</text:span>se needs. Even basic physical needs like rest, movement, play, and nourishment are ignored or tightly restricted. <office:annotation office:name="__Annotation__7160_3824647300" loext:resolved="false"><dc:creator>Unknown Author</dc:creator><dc:date>2025-04-30T23:57:54.462000000</dc:date><text:p>Studies that show attention retention rates when varying schooling style</text:p></office:annotation>Children are required to sit still for hours in overstimulating or sterile environments, often without enough time to eat, relax, or breathe.<office:annotation-end office:name="__Annotation__7160_3824647300"/> Emotional and spiritual needs are<text:span text:style-name="T71"> </text:span><text:span text:style-name="Strong_20_Emphasis"><text:span text:style-name="T71">dismissed or pathologized</text:span></text:span><text:span text:style-name="T71">, </text:span>while cognitive and relational needs are replaced with rote memorization, competition, and isolation. <office:annotation office:name="__Annotation__7162_3824647300" loext:resolved="false"><dc:creator>Unknown Author</dc:creator><dc:date>2025-04-30T23:58:41.303000000</dc:date><text:p>Blunt, needs more information</text:p></office:annotation><text:span text:style-name="T71">The </text:span><text:span text:style-name="Strong_20_Emphasis"><text:span text:style-name="T71">industrial education system is a mechanism of </text:span></text:span><text:a xlink:type="simple" xlink:href="https://spiritwiki.lightningpath.org/index.php/Toxic_Socialization" text:style-name="Internet_20_link" text:visited-style-name="Visited_20_Internet_20_Link"><text:span text:style-name="Strong_20_Emphasis"><text:span text:style-name="T71">Toxic Socialization</text:span></text:span></text:a>, deliberately designed to <text:span text:style-name="Strong_20_Emphasis"><text:span text:style-name="T71">break connection, suppress agency, and manufacture dependence</text:span></text:span><office:annotation-end office:name="__Annotation__7162_3824647300"/><text:span text:style-name="T71">. </text:span>By denying human needs, the system induces <text:span text:style-name="Strong_20_Emphasis"><text:span text:style-name="T71">learned helplessness </text:span></text:span>and<text:span text:style-name="T71"> </text:span><text:span text:style-name="Strong_20_Emphasis"><text:span text:style-name="T91">profound</text:span></text:span><text:span text:style-name="Strong_20_Emphasis"><text:span text:style-name="T92"> </text:span></text:span><text:span text:style-name="Strong_20_Emphasis"><text:span text:style-name="T93">alienation, </text:span></text:span><text:span text:style-name="T71">all of which are essential for producing workers who are </text:span><text:span text:style-name="Strong_20_Emphasis"><text:span text:style-name="T71">compliant, obedient, and easy to manage</text:span></text:span>.</text:p>
      <text:p text:style-name="P42"><text:span text:style-name="T71">As Freire, Illich, and Gatto each observed in their own way, traditional schooling functions not to awaken potential but to </text:span><text:span text:style-name="Strong_20_Emphasis"><text:span text:style-name="T71">narrow it</text:span></text:span><text:span text:style-name="T71">, to </text:span><text:span text:style-name="T94">create </text:span><text:span text:style-name="T95">us as </text:span><text:span text:style-name="T94">individuals and then isolate </text:span><text:span text:style-name="T95">us from each other</text:span><text:span text:style-name="T94">, to </text:span><text:span text:style-name="Strong_20_Emphasis"><text:span text:style-name="T71">train </text:span></text:span><text:span text:style-name="Strong_20_Emphasis"><text:span text:style-name="T95">us </text:span></text:span><text:span text:style-name="Strong_20_Emphasis"><text:span text:style-name="T71">to conform to roles within the capitalist </text:span></text:span><text:a xlink:type="simple" xlink:href="https://spiritwiki.lightningpath.org/index.php/Regime_of_Accumulation" text:style-name="Internet_20_link" text:visited-style-name="Visited_20_Internet_20_Link"><text:span text:style-name="Strong_20_Emphasis"><text:span text:style-name="T71">Regime of Accumulation</text:span></text:span></text:a><text:span text:style-name="T71">, and to </text:span><text:span text:style-name="Strong_20_Emphasis"><text:span text:style-name="T71">naturalize hierarchies of power and privilege</text:span></text:span><text:span text:style-name="T71">. Suppressing needs is an efficient way to prevent critical thought, emotional resilience, and collective empowerment. </text:span><text:span text:style-name="T95">It stunts development along multiple axes (cognitive, emotional, and spiritual), and it </text:span><text:span text:style-name="T96">intentionally </text:span><text:span text:style-name="T95">puts individuals into </text:span><office:annotation office:name="__Annotation__7329_3824647300" loext:resolved="false"><dc:creator>Unknown Author</dc:creator><dc:date>2025-05-01T00:00:37.735000000</dc:date><text:p>Conclusion statement introduce this earlier </text:p></office:annotation><text:a xlink:type="simple" xlink:href="https://spiritwiki.lightningpath.org/index.php/Deficit_Mode" text:style-name="Internet_20_link" text:visited-style-name="Visited_20_Internet_20_Link"><text:span text:style-name="T95">Deficit Mode</text:span><office:annotation-end office:name="__Annotation__7329_3824647300"/><text:span text:style-name="T95"> </text:span></text:a><text:span text:style-name="T95">where their energie</text:span><text:span text:style-name="T96">s</text:span><text:span text:style-name="T95">, devoted to desperate </text:span><text:span text:style-name="T96">and hopeless </text:span><text:span text:style-name="T95">attempt </text:span><text:span text:style-name="T96">to satisfy unmet needs, can be </text:span><text:span text:style-name="T97">easily </text:span><text:span text:style-name="T96">turned towards mindless production and consumption. </text:span></text:p>
      <text:h text:style-name="Heading_20_2" text:outline-level="2" text:is-list-header="true"><text:bookmark-start text:name="__RefHeading___Toc3476_2500716445"/><text:soft-page-break/>It Fails to <text:span text:style-name="T98">Properly </text:span>Leverage AI<text:bookmark-end text:name="__RefHeading___Toc3476_2500716445"/></text:h>
      <text:p text:style-name="P43">The rise of Artificial Intelligence marks one of the most significant cultural, economic, and technological shifts in human history, one that demands a total rethinking of education’s purpose, form, and function. As automation, synthetic cognition, and digital infrastructures rapidly reshape labour markets and human life-ways, the Assembly Line Model (ALM) of education, originally crafted to feed obedient workers into 20th-century industrial bureaucracies, has become not only outdated but dangerously maladaptive. Designed to cultivate conformity, submission, and decontextualized task-completion, the ALM offers nothing of substance to a generation facing systemic collapse, ecological precarity, and widespread epistemic breakdown. <text:span text:style-name="T77">Indeed, the opposite is true.</text:span><text:span text:style-name="T99"> </text:span><text:span text:style-name="T100">Currently, AI is being shoved into our lives </text:span><text:span text:style-name="T101">with simplistic economic motives as the driver</text:span><text:span text:style-name="T100">. It seems as if every </text:span><text:span text:style-name="T77">CEO</text:span><text:span text:style-name="T100">, work</text:span><text:span text:style-name="T77">place</text:span><text:span text:style-name="T100">, school, etc, is trying to use AI to enhance </text:span><text:span text:style-name="T77">the “efficiency” of </text:span><text:span text:style-name="T100">their systems. </text:span><text:span text:style-name="T77">This is not translating into better systems, </text:span><text:span text:style-name="T100">this is translating into </text:span><text:span text:style-name="T77">mere </text:span><text:span text:style-name="T100">cost saving measures </text:span><text:span text:style-name="T77">that empty </text:span><text:span text:style-name="T100">schools and corporations </text:span><text:span text:style-name="T77">of substance and </text:span><text:span text:style-name="T100">fill in hollow sections of their framework </text:span><text:span text:style-name="T77">with </text:span><text:span text:style-name="T100">lacklustre </text:span><text:span text:style-name="T77">and meaningless addictions that do not serve human or institutional needs</text:span><text:span text:style-name="T100">.</text:span></text:p>
      <text:p text:style-name="Text_20_body">In the face of these realities, the continued emphasis on standardized testing, rote memorization, and bureaucratic obedience is not merely inefficient, it is pedagogical malpractice. It leaves learners cognitively underdeveloped, emotionally alienated, and psychologically unprepared for an era that requires deep adaptability, systems thinking, creativity, and relational intelligence. Worse, industrial systems misuse AI as a blunt instrument of cost-reduction and surveillance, automating grading, replacing human teachers, and delivering disembodied content at scale. In this configuration, AI becomes yet another mechanism of Toxic Socialization: a tool not of liberation, <office:annotation office:name="__Annotation__8522_1016569103" loext:resolved="false"><dc:creator>Unknown Author</dc:creator><dc:date>2025-05-09T00:10:43.477000000</dc:date><text:p>Slight expansion</text:p></office:annotation>but of control.<office:annotation-end office:name="__Annotation__8522_1016569103"/></text:p>
      <text:p text:style-name="Text_20_body"/>
      <text:p text:style-name="Text_20_body"><text:span text:style-name="T102"/></text:p>
      <text:p text:style-name="Text_20_body"/>
      <text:h text:style-name="P44" text:outline-level="1"><text:bookmark-start text:name="__RefHeading___Toc3470_2500716445"/>What Can We Do About It?<text:bookmark-end text:name="__RefHeading___Toc3470_2500716445"/></text:h>
      <text:p text:style-name="Text_20_body">If we are serious about nurturing human potential rather than manufacturing yet another generation of compliant producers and distracted consumers we must abandon the obsolete foundations of the current system and build something radically new. The educational transformation we require is not cosmetic, technocratic, or incremental. It is ontological. It must begin by reclaiming education as a sacred, life-affirming process: one that supports the emergence of whole, connected, and empowered human beings. In a world grappling with ecological collapse, technological disruption, and social fragmentation, we need an educational system that is not only fit for purpose, but fit for life.</text:p>
      <text:p text:style-name="Text_20_body">This system must be grounded in a new ethos, minimally invasive, healing, transformative, relational, nurturing, ecologically embedded, and connecting. These are not ideological preferences, but developmental necessities, conditions required to unlock the full spectrum of human possibility and to seed the foundations of a just and regenerative planetary civilization.</text:p>
      <text:list text:style-name="L2">
        <text:list-item>
          <text:p text:style-name="P45"><text:span text:style-name="Strong_20_Emphasis"><text:span text:style-name="T103">Minimally Invasive – </text:span></text:span><text:span text:style-name="Strong_20_Emphasis"><text:span text:style-name="T104">Education must not override the natural rhythms and developmental trajectories of the learner. It must avoid excessive structure, control, and intervention, allowing curiosity, self-direction, and intrinsic motivation to flourish.</text:span></text:span></text:p>
        </text:list-item>
        <text:list-item>
          <text:p text:style-name="P46"><text:span text:style-name="Strong_20_Emphasis"><text:span text:style-name="T105">Healing</text:span></text:span><text:span text:style-name="T105"> – Given the widespread trauma, disconnection, and systemic violence students inherit, education must function as a space of repair. It should restore dignity, rebuild trust, and help learners reconnect with themselves, others, and the world.</text:span></text:p>
        </text:list-item>
        <text:list-item>
          <text:p text:style-name="P46"><text:span text:style-name="Strong_20_Emphasis"><text:span text:style-name="T105">Transformative</text:span></text:span><text:span text:style-name="T105"> – It must aim not for conformity but for collective empowerment, the realization of full Human Potential, and a conscious transition toward a just, equitable, and sustainable planetary civilization.</text:span></text:p>
        </text:list-item>
        <text:list-item>
          <text:p text:style-name="P46"><text:span text:style-name="Strong_20_Emphasis"><text:span text:style-name="T105">Relational</text:span></text:span><text:span text:style-name="T105"> – Rooted in connection and trust, learning must occur in emotionally safe, small-scale environments that support authentic interaction and mutual presence.</text:span></text:p>
        </text:list-item>
        <text:list-item>
          <text:p text:style-name="P46"><text:span text:style-name="Strong_20_Emphasis"><text:span text:style-name="T106">Needs-Satisfying</text:span></text:span><text:span text:style-name="T105"> – Education must prioritize the satisfaction of the </text:span><text:span text:style-name="Strong_20_Emphasis"><text:span text:style-name="T105">Seven Essential Needs</text:span></text:span><text:span text:style-name="T105"> (physiological, emotional, cognitive, psychological, environmental, spiritual, and alignment </text:span><text:soft-page-break/><text:span text:style-name="T105">needs). These are the non-negotiable preconditions for healthy development and full human actualization.</text:span></text:p>
        </text:list-item>
        <text:list-item>
          <text:p text:style-name="P46"><text:span text:style-name="Strong_20_Emphasis"><text:span text:style-name="T105">Ecologically Embedded</text:span></text:span><text:span text:style-name="T105"> – The system must be fundamentally integrated with the biosphere, local ecosystems, and planetary boundaries. It should cultivate ecological literacy, bioregional consciousness, and a sense of sacred interdependence with all life.</text:span></text:p>
        </text:list-item>
        <text:list-item>
          <text:p text:style-name="P46"><text:span text:style-name="Strong_20_Emphasis"><text:span text:style-name="T105">Connecting</text:span></text:span><text:span text:style-name="T105"> – Education must be cognitively liberating and consciousness-expanding. It should awaken learners to their own awareness, support multiple ways of knowing (intellectual, emotional, intuitive, spiritual), and empower individuals to live with intention, depth, and clarity.</text:span></text:p>
        </text:list-item>
      </text:list>
      <text:h text:style-name="P47" text:outline-level="2"><text:bookmark-start text:name="__RefHeading___Toc7311_3990831316"/>To be <text:span text:style-name="Strong_20_Emphasis">minimally invasive</text:span>, an education system must:<text:bookmark-end text:name="__RefHeading___Toc7311_3990831316"/></text:h>
      <text:list text:style-name="L3">
        <text:list-item>
          <text:p text:style-name="P48">Avoid coercion, over-standardization, and excessive intervention.</text:p>
        </text:list-item>
        <text:list-item>
          <text:p text:style-name="P48"><text:span text:style-name="T71">Honour the </text:span><text:span text:style-name="Strong_20_Emphasis"><text:span text:style-name="T81">intrinsic motivation and self-organizing capacity</text:span></text:span><text:span text:style-name="T71"> of learners.</text:span></text:p>
        </text:list-item>
        <text:list-item>
          <text:p text:style-name="P49">Respect developmental timing, neurodiversity, and the role of silence, solitude, and free play.</text:p>
        </text:list-item>
        <text:list-item>
          <text:p text:style-name="P48"><text:span text:style-name="T71">Trust that </text:span><text:span text:style-name="Strong_20_Emphasis"><text:span text:style-name="T71">meaningful learning unfolds naturally</text:span></text:span><text:span text:style-name="T71"> in safe, well-resourced, curiosity-rich environments.</text:span></text:p>
        </text:list-item>
      </text:list>
      <text:h text:style-name="P47" text:outline-level="2"><text:bookmark-start text:name="__RefHeading___Toc7313_3990831316"/>To be <text:span text:style-name="Strong_20_Emphasis">healing</text:span>, an education system must:<text:bookmark-end text:name="__RefHeading___Toc7313_3990831316"/></text:h>
      <text:list text:style-name="L4">
        <text:list-item>
          <text:p text:style-name="P50">Recognize the pervasiveness of intergenerational trauma and structural violence in modern life.</text:p>
        </text:list-item>
        <text:list-item>
          <text:p text:style-name="P51"><text:span text:style-name="T71">Provide environments of </text:span><text:span text:style-name="Strong_20_Emphasis"><text:span text:style-name="T71">psychological safety</text:span></text:span><text:span text:style-name="T71">, emotional regulation, and interpersonal repair.</text:span></text:p>
        </text:list-item>
        <text:list-item>
          <text:p text:style-name="P51"><text:span text:style-name="T71">Employ </text:span><text:span text:style-name="Strong_20_Emphasis"><text:span text:style-name="T71">healing-centered pedagogies</text:span></text:span><text:span text:style-name="T71"> that rebuild trust, support nervous system regulation, and normalize emotional expression.</text:span></text:p>
        </text:list-item>
        <text:list-item>
          <text:p text:style-name="P50">Equip educators with tools for trauma recognition, de-escalation, somatic awareness, and care-based intervention.</text:p>
        </text:list-item>
        <text:list-item>
          <text:p text:style-name="P50">Honour each learner’s unique path of re-integration and growth.<text:span text:style-name="T107">if I</text:span></text:p>
        </text:list-item>
      </text:list>
      <text:h text:style-name="Heading_20_2" text:outline-level="2"><text:bookmark-start text:name="__RefHeading___Toc7315_3990831316"/><text:soft-page-break/>To be <text:span text:style-name="Strong_20_Emphasis">transformative</text:span>, an education system must:<text:bookmark-end text:name="__RefHeading___Toc7315_3990831316"/></text:h>
      <text:list text:style-name="L5">
        <text:list-item>
          <text:p text:style-name="P52">Be grounded in lived, embodied reality and supported by evolving scientific insight.</text:p>
        </text:list-item>
        <text:list-item>
          <text:p text:style-name="P52">Address the whole human being, physical, emotional, cultural, and spiritual.</text:p>
        </text:list-item>
        <text:list-item>
          <text:p text:style-name="P52">Center social justice, ecological regeneration, and planetary well-being as educational outcomes.</text:p>
        </text:list-item>
        <text:list-item>
          <text:p text:style-name="P52">Cultivate the post-capitalist literacies and collaborative capacities required to imagine, build, and sustain new, life-affirming systems.</text:p>
        </text:list-item>
      </text:list>
      <text:h text:style-name="Heading_20_2" text:outline-level="2"><text:bookmark-start text:name="__RefHeading___Toc7317_3990831316"/>To be <text:span text:style-name="Strong_20_Emphasis">relational</text:span>, an education system must:<text:bookmark-end text:name="__RefHeading___Toc7317_3990831316"/></text:h>
      <text:list text:style-name="L6">
        <text:list-item>
          <text:p text:style-name="P53"><text:span text:style-name="T71">Be </text:span><text:span text:style-name="Strong_20_Emphasis"><text:span text:style-name="T71">interactive</text:span></text:span><text:span text:style-name="T71">, involving learners as active participants in dialogue, co-creation, and reflection.</text:span></text:p>
        </text:list-item>
        <text:list-item>
          <text:p text:style-name="P53"><text:span text:style-name="T71">Be </text:span><text:span text:style-name="Strong_20_Emphasis"><text:span text:style-name="T71">personalized and small-scale</text:span></text:span><text:span text:style-name="T71">, allowing meaningful engagement, deep listening, and relationship-based pedagogy.</text:span></text:p>
        </text:list-item>
        <text:list-item>
          <text:p text:style-name="P53"><text:span text:style-name="T71">Be </text:span><text:span text:style-name="Strong_20_Emphasis"><text:span text:style-name="T71">responsive</text:span></text:span><text:span text:style-name="T71">, with the flexibility and staffing to meet learners where they are, emotionally, cognitively, developmentally.</text:span></text:p>
        </text:list-item>
        <text:list-item>
          <text:p text:style-name="P53"><text:span text:style-name="T71">Be </text:span><text:span text:style-name="Strong_20_Emphasis"><text:span text:style-name="T71">emotionally and spiritually attuned</text:span></text:span><text:span text:style-name="T71">, recognizing that educators are companions in growth, not managers of compliance.</text:span></text:p>
        </text:list-item>
      </text:list>
      <text:h text:style-name="Heading_20_2" text:outline-level="2"><text:bookmark-start text:name="__RefHeading___Toc7319_3990831316"/>To be <text:span text:style-name="Strong_20_Emphasis"><text:span text:style-name="T108">needs-satisfying</text:span></text:span>, an education system must:<text:bookmark-end text:name="__RefHeading___Toc7319_3990831316"/></text:h>
      <text:list text:style-name="L7">
        <text:list-item>
          <text:p text:style-name="P54"><text:span text:style-name="T71">Treat the </text:span><text:span text:style-name="Strong_20_Emphasis"><text:span text:style-name="T71">satisfaction of the Seven Essential Needs</text:span></text:span><text:span text:style-name="T71"> as foundational and non-negotiable, especially in early and transitional phases of development.</text:span></text:p>
        </text:list-item>
        <text:list-item>
          <text:p text:style-name="P54"><text:span text:style-name="T71">Allocate sufficient </text:span><text:span text:style-name="Strong_20_Emphasis"><text:span text:style-name="T71">time, space, and resources</text:span></text:span><text:span text:style-name="T71"> to support these needs, addressing not only food and shelter, but belonging, self-worth, purpose, and sacred connection.</text:span></text:p>
        </text:list-item>
        <text:list-item>
          <text:p text:style-name="P55">Understand that unmet needs lead to developmental arrest, and that healing and fulfillment are the ground from which true learning emerges.</text:p>
        </text:list-item>
      </text:list>
      <text:h text:style-name="Heading_20_2" text:outline-level="2"><text:bookmark-start text:name="__RefHeading___Toc7321_3990831316"/><text:soft-page-break/>To be <text:span text:style-name="Strong_20_Emphasis">ecologically embedded</text:span>, an education system must:<text:bookmark-end text:name="__RefHeading___Toc7321_3990831316"/></text:h>
      <text:list text:style-name="L8">
        <text:list-item>
          <text:p text:style-name="P56"><text:span text:style-name="T71">Center </text:span><text:span text:style-name="Strong_20_Emphasis"><text:span text:style-name="T71">bioregional awareness</text:span></text:span><text:span text:style-name="T71">, grounding learning in local ecology, cycles, and cultural traditions.</text:span></text:p>
        </text:list-item>
        <text:list-item>
          <text:p text:style-name="P56"><text:span text:style-name="T71">Teach </text:span><text:span text:style-name="Strong_20_Emphasis"><text:span text:style-name="T71">systems thinking</text:span></text:span><text:span text:style-name="T71"> and ecological interdependence as core competencies.</text:span></text:p>
        </text:list-item>
        <text:list-item>
          <text:p text:style-name="P57"><text:span text:style-name="T71">Foster </text:span><text:span text:style-name="Strong_20_Emphasis"><text:span text:style-name="T71">ecological agency</text:span></text:span><text:span text:style-name="T71">, empowering learners to act as conscious stewards and regenerative participants in Earth’s living systems.</text:span></text:p>
        </text:list-item>
        <text:list-item>
          <text:p text:style-name="P57"><text:span text:style-name="T71">Infuse </text:span><text:span text:style-name="Strong_20_Emphasis"><text:span text:style-name="T71">regenerative design</text:span></text:span><text:span text:style-name="T71"> principles into all learning, so that every subject, every project, reflects planetary intelligence and sustainability.</text:span></text:p>
        </text:list-item>
      </text:list>
      <text:list text:style-name="L9">
        <text:list-item>
          <text:p text:style-name="P58"><text:span text:style-name="T71">Ensure that physical and virtual learning environments embody </text:span><text:span text:style-name="Strong_20_Emphasis"><text:span text:style-name="T71">ecological integrity</text:span></text:span><text:span text:style-name="T71"> through clean energy, sustainable architecture, and mindful use of materials.</text:span></text:p>
        </text:list-item>
        <text:list-item>
          <text:p text:style-name="P58"><text:span text:style-name="T71">To be </text:span><text:span text:style-name="Strong_20_Emphasis"><text:span text:style-name="T71">connecting</text:span></text:span><text:span text:style-name="T71">, an education system must:</text:span></text:p>
        </text:list-item>
        <text:list-item>
          <text:p text:style-name="P58"><text:span text:style-name="T71">Promote </text:span><text:span text:style-name="Strong_20_Emphasis"><text:span text:style-name="T71">cognitive liberation</text:span></text:span><text:span text:style-name="T71"> through self-reflection, metacognition, and inner awareness.</text:span></text:p>
        </text:list-item>
        <text:list-item>
          <text:p text:style-name="P58"><text:span text:style-name="T71">Encourage the </text:span><text:span text:style-name="Strong_20_Emphasis"><text:span text:style-name="T71">integration of multiple ways of knowing</text:span></text:span><text:span text:style-name="T71">, analytical, intuitive, emotional, somatic, spiritual.</text:span></text:p>
        </text:list-item>
        <text:list-item>
          <text:p text:style-name="P58"><text:span text:style-name="T71">Legitimize and explore </text:span><text:span text:style-name="Strong_20_Emphasis"><text:span text:style-name="T71">altered and contemplative states of consciousness</text:span></text:span><text:span text:style-name="T71">, including those found in dreams, meditation, visionary experience, and ecstatic states.</text:span></text:p>
        </text:list-item>
        <text:list-item>
          <text:p text:style-name="P58">Reveal and deconstruct the <text:span text:style-name="Strong_20_Emphasis">structures of internalized oppression</text:span>, cultivating a capacity for personal, cultural, and systemic transformation.</text:p>
        </text:list-item>
        <text:list-item>
          <text:p text:style-name="P58">Awaken the learner’s sense of <text:span text:style-name="Strong_20_Emphasis">agency, purpose, and interbeing</text:span>, not as abstract ideals, but as everyday modes of perception and action.</text:p>
        </text:list-item>
      </text:list>
      <text:h text:style-name="Heading_20_2" text:outline-level="2"/>
      <text:p text:style-name="Text_20_body"/>
      <text:h text:style-name="Heading_20_2" text:outline-level="2"/>
      <text:h text:style-name="P59" text:outline-level="1"><text:bookmark text:name="docs-internal-guid-aec9b64c-7fff-5552-214f-fe2a7b82f88d"/><text:bookmark-start text:name="__RefHeading___Toc26112_4244079643"/>Pathfinder <text:span text:style-name="T109">Educational Model </text:span><text:bookmark-end text:name="__RefHeading___Toc26112_4244079643"/></text:h>
      <text:p text:style-name="Text_20_body">In this <text:span text:style-name="T110">proposal, we outline an alternative educational model which we call the </text:span><text:span text:style-name="T111">Pathfinder Educational Model (PEM)</text:span><text:span text:style-name="T110">. </text:span><text:span text:style-name="T9">The alternative model offers a </text:span><text:span text:style-name="T11">radical reimagining of education</text:span><text:span text:style-name="T9"> for a new era, </text:span><text:span text:style-name="T112">one that offers a </text:span><text:span text:style-name="Strong_20_Emphasis"><text:span text:style-name="T71">relational </text:span></text:span><text:span text:style-name="Strong_20_Emphasis"><text:span text:style-name="T113">model</text:span></text:span><text:span text:style-name="Strong_20_Emphasis"><text:span text:style-name="T114">, </text:span></text:span><text:span text:style-name="Strong_20_Emphasis"><text:span text:style-name="T115">is</text:span></text:span><text:span text:style-name="Strong_20_Emphasis"><text:span text:style-name="T116"> </text:span></text:span><text:span text:style-name="Strong_20_Emphasis"><text:span text:style-name="T117">rooted in healing </text:span></text:span><text:span text:style-name="Strong_20_Emphasis"><text:span text:style-name="T118">and the satisfaction of needs</text:span></text:span><text:span text:style-name="Strong_20_Emphasis"><text:span text:style-name="T117">, </text:span></text:span><text:span text:style-name="Strong_20_Emphasis"><text:span text:style-name="T118">and </text:span></text:span><text:span text:style-name="Strong_20_Emphasis"><text:span text:style-name="T119">is </text:span></text:span><text:span text:style-name="Strong_20_Emphasis"><text:span text:style-name="T118">directed towards </text:span></text:span><text:span text:style-name="Strong_20_Emphasis"><text:span text:style-name="T120">collective empowerment, the realization of </text:span></text:span><text:span text:style-name="Strong_20_Emphasis"><text:span text:style-name="T117">full </text:span></text:span><text:span text:style-name="Strong_20_Emphasis"><text:span text:style-name="T120">Human Potential</text:span></text:span><text:span text:style-name="Strong_20_Emphasis"><text:span text:style-name="T119">, and planetary transformation</text:span></text:span><text:span text:style-name="Strong_20_Emphasis"><text:span text:style-name="T121">. </text:span></text:span><text:span text:style-name="T9">It is </text:span><text:span text:style-name="T112">to be </text:span><text:span text:style-name="T9">funded through </text:span><text:span text:style-name="T122">an equitable and progressive tax system, </text:span><text:span text:style-name="T9">ensuring equal access for all students</text:span><text:span text:style-name="T8">. It </text:span><text:span text:style-name="T9">leverages the potential of </text:span><text:span text:style-name="T123">information technologies to deliver </text:span><text:span text:style-name="T9">learning </text:span><text:span text:style-name="T123">at scale, </text:span><text:span text:style-name="T9">while </text:span><text:span text:style-name="T123">simultaneously </text:span><text:span text:style-name="T9">prioritizing small, </text:span><text:span text:style-name="T8">community- </text:span><text:span text:style-name="T124">and family-</text:span><text:span text:style-name="T8">centred</text:span><text:span text:style-name="T9"> </text:span><text:span text:style-name="T125">learning environments </text:span><text:span text:style-name="T9">of no more than </text:span><text:span text:style-name="T126">seven</text:span><text:span text:style-name="T9"> students at the elementary level, and </text:span><text:span text:style-name="T126">fifteen</text:span><text:span text:style-name="T9"> or so at the high school level, </text:span><text:span text:style-name="T122">thus ensuring individualized care and support in calm environments that are easy to monitor. </text:span><text:span text:style-name="T9">Parents and community assistan</text:span><text:span text:style-name="T8">ts</text:span><text:span text:style-name="T9"> </text:span><text:span text:style-name="T112">active in the system </text:span><text:span text:style-name="T8">are </text:span><text:span text:style-name="T9">fairly compensated for their essential role in delivering primary lessons</text:span><text:span text:style-name="T8">. They </text:span><text:span text:style-name="T9">work alongside professional support persons and local c</text:span><text:span text:style-name="T8">ommunity and civic organizations to </text:span><text:span text:style-name="T9">provide in-person support, personalized attention</text:span><text:span text:style-name="T8">, and troubleshooting services</text:span><text:span text:style-name="T9">. </text:span><text:span text:style-name="T8">The curriculum is grounded in an ethical commitment to equity, sustainability, healing, and transformation. It is built up from empirical knowledge and provides (in addition to a contextualized STEM training) for sociological, psychological, political literacy </text:span><text:span text:style-name="T127">and the </text:span><text:a xlink:type="simple" xlink:href="https://spiritwiki.lightningpath.org/index.php/Post-Capitalist_Skills" text:style-name="Standard" text:visited-style-name="Standard"><text:span text:style-name="T29">post-capitalist skills</text:span></text:a><text:span text:style-name="T8"> </text:span><text:span text:style-name="T127">(</text:span><text:span text:style-name="T8">such as creative expression, collaboration, systems thinking, critical thinking, and emotional intelligence</text:span><text:span text:style-name="T127">) needed to thrive in a modern, AI-driven world. </text:span></text:p>
      <text:h text:style-name="Heading_20_2" text:outline-level="2"><text:bookmark-start text:name="__RefHeading___Toc7918_3322981333"/>The <text:span text:style-name="T128">Six</text:span><text:span text:style-name="T129"> </text:span>Components<text:bookmark-end text:name="__RefHeading___Toc7918_3322981333"/></text:h>
      <text:p text:style-name="P60">In an age of ecological <text:span text:style-name="T130">and political </text:span>crisis, social fragmentation, and widespread disconnection, the Pathfinder Educational Model offers a concrete, scalable, and ethically grounded path forward. It is not a reform of old systems. <text:span text:style-name="T131">It is f</text:span><text:span text:style-name="T132">ully </text:span><text:span text:style-name="T131">implementable </text:span><text:span text:style-name="Strong_20_Emphasis"><text:span text:style-name="T71">future-ready educational ecosystem</text:span></text:span><text:span text:style-name="T71"> </text:span>capable of supporting <text:span text:style-name="T133">personal and global transformation. </text:span>It is an entirely new paradigm for learning, healing, and human </text:p>
      <text:p text:style-name="P61">The Pathfinder Model <text:span text:style-name="T134">itself </text:span>is composed of <text:span text:style-name="T135">s</text:span><text:span text:style-name="T128">ix</text:span> interdependent components, each of which plays a critical role in ensuring the model’s coherence, ethical integrity, and scalability. <text:span text:style-name="T136">These include the </text:span></text:p>
      <text:list text:style-name="L10">
        <text:list-item>
          <text:p text:style-name="P62">Pathfinder Delivery Framework</text:p>
        </text:list-item>
        <text:list-item>
          <text:p text:style-name="P63"><text:soft-page-break/><text:span text:style-name="T137">Pathfinder Pedagogical Framework</text:span><text:span text:style-name="T136"><text:tab/></text:span></text:p>
        </text:list-item>
        <text:list-item>
          <text:p text:style-name="P64">Pathfinder Life Affirming Architecture</text:p>
        </text:list-item>
        <text:list-item>
          <text:p text:style-name="P65">Pathfinder <text:span text:style-name="T138">Curated </text:span>Knowledge Systems</text:p>
        </text:list-item>
        <text:list-item>
          <text:p text:style-name="P66"><text:span text:style-name="T137">Pathfinder Curriculum,</text:span><text:span text:style-name="T136"> and a specially trained </text:span></text:p>
        </text:list-item>
        <text:list-item>
          <text:p text:style-name="P67">Pathfinder AI.</text:p>
        </text:list-item>
        <text:list-item>
          <text:p text:style-name="P67">Pathfinder Institute <text:s/></text:p>
        </text:list-item>
      </text:list>
      <text:p text:style-name="P68"><text:s/><text:span text:style-name="T139">Let us examine each of these six components in detail. </text:span></text:p>
      <text:h text:style-name="Heading_20_1" text:outline-level="1"><text:bookmark-start text:name="__RefHeading___Toc18465_484302408"/><text:span text:style-name="T140">1. </text:span>Pathfinder Delivery Framework<text:bookmark-end text:name="__RefHeading___Toc18465_484302408"/></text:h>
      <text:p text:style-name="P69"><text:span text:style-name="T71">The </text:span><text:span text:style-name="Strong_20_Emphasis"><text:span text:style-name="T71">Pathfinder Delivery </text:span></text:span><text:span text:style-name="Strong_20_Emphasis"><text:span text:style-name="T141">Framework</text:span></text:span><text:span text:style-name="T71"> is a transformative and </text:span><text:span text:style-name="Strong_20_Emphasis"><text:span text:style-name="T71">post-industrial</text:span></text:span><text:span text:style-name="T71"> framework for educational implementation. </text:span><text:span text:style-name="T142">This </text:span><text:span text:style-name="T71">delivery model abandons the </text:span><text:span text:style-name="Strong_20_Emphasis"><text:span text:style-name="T71">centralized, hierarchical, and depersonalized</text:span></text:span><text:span text:style-name="T71"> structure of industrial education in favour of a </text:span><text:span text:style-name="Strong_20_Emphasis"><text:span text:style-name="T71">decentralized, community-rooted, healing-centered system</text:span></text:span><text:span text:style-name="T71"> that restores connection, autonomy, and human dignity. <text:s/></text:span><text:span text:style-name="T140">This model is not about serving the needs of the accumulating class </text:span><text:span text:style-name="T143">nor is it about economic efficiency</text:span><text:span text:style-name="T140">. This is </text:span>about <text:span text:style-name="Strong_20_Emphasis"><text:span text:style-name="T71">rebuilding the educational ecosystem</text:span></text:span><text:span text:style-name="T71"> in a way that </text:span><text:span text:style-name="T142">is relational, transformative, and needs-satisfying. </text:span><text:span text:style-name="Strong_20_Emphasis"><text:span text:style-name="T144">In order to accomplish this, the </text:span></text:span><text:span text:style-name="Strong_20_Emphasis"><text:span text:style-name="T145">delivery</text:span></text:span><text:span text:style-name="Strong_20_Emphasis"><text:span text:style-name="T144"> framework </text:span></text:span><text:span text:style-name="T146">relies on </text:span><text:span text:style-name="T142">three </text:span><text:span text:style-name="T146">key </text:span><text:span text:style-name="T142">pedagogical </text:span><text:span text:style-name="T146">innovations, </text:span><text:span text:style-name="T147">learning hubs</text:span><text:span text:style-name="T146">, </text:span><text:span text:style-name="T147">learning pods</text:span><text:span text:style-name="T146">, and </text:span><text:span text:style-name="T147">learning series</text:span><text:span text:style-name="T146">, all contained within a space devoted to healing and connection.</text:span></text:p>
      <text:h text:style-name="P70" text:outline-level="2" text:is-list-header="true"><text:bookmark-start text:name="__RefHeading___Toc6446_2500716445"/>Learning Hubs<text:bookmark-end text:name="__RefHeading___Toc6446_2500716445"/></text:h>
      <text:p text:style-name="P71"><text:span text:style-name="T71">Learning Hubs are </text:span><text:span text:style-name="Strong_20_Emphasis"><text:span text:style-name="T71">local centers of content development, translation, support, and educational resource creation</text:span></text:span><text:span text:style-name="T71">. Each </text:span><text:span text:style-name="T141">hub </text:span><text:span text:style-name="T71">operates </text:span><text:span text:style-name="T141">semi</text:span><text:span text:style-name="T148">-</text:span><text:span text:style-name="Strong_20_Emphasis"><text:span text:style-name="T81">autonomously</text:span></text:span><text:span text:style-name="Strong_20_Emphasis"><text:span text:style-name="T71">, in alignment with PEM's </text:span></text:span><text:span text:style-name="Strong_20_Emphasis"><text:span text:style-name="T149">Pedagogical Framework </text:span></text:span><text:span text:style-name="Strong_20_Emphasis"><text:span text:style-name="T141">and accredited by the </text:span></text:span><text:a xlink:type="simple" xlink:href="https://spiritwiki.lightningpath.org/index.php/Pathfinder_Institute" text:style-name="Internet_20_link" text:visited-style-name="Visited_20_Internet_20_Link"><text:span text:style-name="Strong_20_Emphasis"><text:span text:style-name="T141">Pathfinder Institute</text:span></text:span></text:a><text:span text:style-name="T71">. </text:span></text:p>
      <text:p text:style-name="P72">Learning Hubs</text:p>
      <text:list text:style-name="L11">
        <text:list-item>
          <text:p text:style-name="P73"><text:span text:style-name="T141">C</text:span><text:span text:style-name="T71">reate curriculum </text:span><text:span text:style-name="T150">aligned with Pathfinder Curriculum but </text:span><text:span text:style-name="T71">that reflects </text:span><text:span text:style-name="Strong_20_Emphasis"><text:span text:style-name="T71">local language, culture, and context</text:span></text:span><text:span text:style-name="T71"> </text:span><text:span text:style-name="T150">where appropriate. </text:span></text:p>
        </text:list-item>
        <text:list-item>
          <text:p text:style-name="P73"><text:span text:style-name="T150">Remain </text:span><text:span text:style-name="T71">grounded in universal </text:span><text:span text:style-name="T141">empirical, social, and </text:span><text:span text:style-name="T71">developmental principles.</text:span></text:p>
        </text:list-item>
        <text:list-item>
          <text:p text:style-name="P74"><text:span text:style-name="T151">S</text:span>upport professional development, AI training, and ongoing community engagement.</text:p>
        </text:list-item>
        <text:list-item>
          <text:p text:style-name="P74"><text:span text:style-name="T141">F</text:span><text:span text:style-name="T71">orm a </text:span><text:span text:style-name="Strong_20_Emphasis"><text:span text:style-name="T71">network of mutual aid and knowledge sharing</text:span></text:span><text:span text:style-name="T71">, not a bureaucracy.</text:span></text:p>
        </text:list-item>
      </text:list>
      <text:p text:style-name="P69"><text:span text:style-name="T152">Within this model, Learning Hubs are split into </text:span><text:span text:style-name="T153">three </text:span><text:span text:style-name="T152">categories, </text:span><text:span text:style-name="T154">Foundational</text:span><text:span text:style-name="T152">, </text:span><text:span text:style-name="T154">Core</text:span><text:span text:style-name="T152">, and </text:span><text:span text:style-name="T154">Specialized</text:span><text:span text:style-name="T152">. </text:span></text:p>
      <text:list text:style-name="L12">
        <text:list-item>
          <text:p text:style-name="P75"><text:span text:style-name="T15">Foundational Hubs </text:span><text:span text:style-name="T71">provide basic literacy and numeracy. They teach reading, writing, and arithmetic, </text:span><text:span text:style-name="T153">and basic life skills (cooking, cleaning, sewing, etc.)</text:span><text:span text:style-name="T71">. </text:span></text:p>
        </text:list-item>
        <text:list-item>
          <text:p text:style-name="P75"><text:soft-page-break/><text:span text:style-name="T15">Core Hubs </text:span><text:span text:style-name="T71">teach basic multidisciplinary knowledge that all global citizens need to learn. This includes basic sociology, psychology, ecology, history, and science. </text:span><text:span text:style-name="T146">An example might be an</text:span><text:span text:style-name="T155"> Eco-Hub </text:span><text:span text:style-name="T146">that teaches environmental principles like how to grow food locally and in your back yard,</text:span><text:span text:style-name="T153"> </text:span><text:span text:style-name="T146">how to improve environmental conditions, how to live with and connect with nature, </text:span><text:span text:style-name="T153">etc.</text:span><text:span text:style-name="T146">.</text:span></text:p>
        </text:list-item>
        <text:list-item>
          <text:p text:style-name="P76"><text:span text:style-name="T156">Specialized Hubs </text:span><text:span text:style-name="T153">teach specialized knowledge and prepare students for </text:span><text:span text:style-name="T157">contributions in art, science, healthy-care, </text:span><text:span text:style-name="T153">trades, </text:span><text:span text:style-name="T157">and post-capitalist </text:span><text:span text:style-name="T153">professions.</text:span></text:p>
        </text:list-item>
      </text:list>
      <text:p text:style-name="P77"><text:span text:style-name="T150">The Learning Hub </text:span><text:span text:style-name="T153">structure breaks the top-down bottlenecks of traditional education systems </text:span><text:span text:style-name="T146">while retaining high pedagogical and curriculum standards. It allows </text:span><text:span text:style-name="Strong_20_Emphasis"><text:span text:style-name="T153">knowledge to evolve, diversify, and respond to real-world change</text:span></text:span><text:span text:style-name="T153">.</text:span></text:p>
      <text:h text:style-name="P70" text:outline-level="2" text:is-list-header="true"><text:bookmark-start text:name="__RefHeading___Toc6448_2500716445"/>Learning Pods<text:bookmark-end text:name="__RefHeading___Toc6448_2500716445"/></text:h>
      <text:p text:style-name="P69"><text:span text:style-name="T15">The basic </text:span><text:span text:style-name="T158">organizational </text:span><text:span text:style-name="T15">unit</text:span> of learning in Pathfinder is the <text:span text:style-name="Strong_20_Emphasis">Learning Pod. </text:span><text:span text:style-name="Strong_20_Emphasis"><text:span text:style-name="T159">A Learning Pod is a </text:span></text:span>small, <text:span text:style-name="T160">close-knit, parent- and teacher-centered </text:span>group of students supported <text:span text:style-name="T71">by a team of </text:span><text:span text:style-name="Strong_20_Emphasis"><text:span text:style-name="T71">parents, educational guides, and community assistants</text:span></text:span><text:span text:style-name="T71">. Pods typically consist of 5–1</text:span><text:span text:style-name="T141">5</text:span><text:span text:style-name="T71"> learners </text:span><text:span text:style-name="T161">(</text:span><text:span text:style-name="T141">smaller pods for smaller children, larger pods for adolescents and older students</text:span><text:span text:style-name="T161">)</text:span><text:span text:style-name="T141">, thus </text:span><text:span text:style-name="T71">allowing for </text:span><text:span text:style-name="Strong_20_Emphasis"><text:span text:style-name="T71">personalized instruction and emotional attunement</text:span></text:span><text:span text:style-name="T71">. Education is delivered in </text:span><text:span text:style-name="Strong_20_Emphasis"><text:span text:style-name="T71">home, community, or hybrid settings</text:span></text:span><text:span text:style-name="T71">, where children feel </text:span><text:span text:style-name="Strong_20_Emphasis"><text:span text:style-name="T71">safe, seen, and engaged</text:span></text:span><text:span text:style-name="T71">. </text:span><text:span text:style-name="T161">In a pod, t</text:span><text:span text:style-name="T71">eachers serve as </text:span><text:span text:style-name="Strong_20_Emphasis"><text:span text:style-name="T71">relational </text:span></text:span><text:span text:style-name="Strong_20_Emphasis"><text:span text:style-name="T141">and educational</text:span></text:span><text:span text:style-name="Strong_20_Emphasis"><text:span text:style-name="T71"> guides, </text:span></text:span><text:span text:style-name="Strong_20_Emphasis"><text:span text:style-name="T161">primarily providing for the cognitive needs of the child but also contributing, through the provision of curriculum, training, and </text:span></text:span><text:span text:style-name="Strong_20_Emphasis"><text:span text:style-name="T162">Appropriate Relational Support</text:span></text:span><text:span text:style-name="Strong_20_Emphasis"><text:span text:style-name="T161">, to their physiological, emotional, environmental, psychological, alignment, and connection needs as well. Parents are focused on providing for most of the </text:span></text:span><text:span text:style-name="Strong_20_Emphasis"><text:span text:style-name="T162">Seven Essential Needs</text:span></text:span><text:span text:style-name="Strong_20_Emphasis"><text:span text:style-name="T161"> (both basic and inner needs) of their children, with assistance being provided by healthy social network</text:span></text:span><text:span text:style-name="Strong_20_Emphasis"><text:span text:style-name="T163">s</text:span></text:span><text:span text:style-name="Strong_20_Emphasis"><text:span text:style-name="T161"> and peer groups outside and inside of pods</text:span></text:span>. <text:span text:style-name="T146">In this model. </text:span></text:p>
      <text:list text:style-name="L13">
        <text:list-item>
          <text:p text:style-name="P78"><text:span text:style-name="T71">Curriculum adapts </text:span><text:span text:style-name="T161">easily </text:span><text:span text:style-name="T71">to </text:span><text:span text:style-name="Strong_20_Emphasis"><text:span text:style-name="T71">local economic, ecological, and spiritual conditions</text:span></text:span><text:span text:style-name="T71">.</text:span></text:p>
        </text:list-item>
        <text:list-item>
          <text:p text:style-name="P78"><text:span text:style-name="T71">Learning is framed around </text:span><text:span text:style-name="Strong_20_Emphasis"><text:span text:style-name="T71">planetary stewardship, emotional intelligence, </text:span></text:span><text:span text:style-name="Strong_20_Emphasis"><text:span text:style-name="T161">psychological strength, </text:span></text:span><text:span text:style-name="Strong_20_Emphasis"><text:span text:style-name="T71">and relational ethics</text:span></text:span><text:span text:style-name="Strong_20_Emphasis"><text:span text:style-name="T146">. </text:span></text:span><text:span text:style-name="T141">Learning </text:span><text:span text:style-name="T161">Pods </text:span><text:span text:style-name="T146">teac</text:span><text:span text:style-name="T161">h student, by example and through curriculum, </text:span><text:span text:style-name="T146"><text:s/>how to care for the places they live in and the people they live with.</text:span></text:p>
        </text:list-item>
      </text:list>
      <text:p text:style-name="P69"><text:soft-page-break/><text:span text:style-name="T71">Pods eliminate the </text:span><text:span text:style-name="Strong_20_Emphasis"><text:span text:style-name="T71">alienation, depersonalization, and pedagogical inefficiency</text:span></text:span><text:span text:style-name="T71"> of mass classrooms and </text:span><text:span text:style-name="Strong_20_Emphasis"><text:span text:style-name="T71">re-anchor education in relationship, rhythm, and reality</text:span></text:span><text:span text:style-name="T71">. <text:s/></text:span><text:span text:style-name="T164">Pods are intrinsically relational. </text:span><text:span text:style-name="T146">Pods help </text:span></text:p>
      <text:list text:style-name="L14">
        <text:list-item>
          <text:p text:style-name="P79">Address the <text:span text:style-name="T15">Five Barriers to Human Flourishing</text:span> (financial, cognitive, emotional, neurological, spiritual), <text:span text:style-name="T165">see Appendix Two</text:span></text:p>
        </text:list-item>
        <text:list-item>
          <text:p text:style-name="P79">Ensure that<text:span text:style-name="T15"> </text:span><text:span text:style-name="Strong_20_Emphasis"><text:span text:style-name="T15">all </text:span></text:span><text:span text:style-name="Strong_20_Emphasis">Seven Essential Needs </text:span><text:span text:style-name="Strong_20_Emphasis"><text:span text:style-name="T141">are actively met in a learning context.</text:span></text:span></text:p>
        </text:list-item>
        <text:list-item>
          <text:p text:style-name="P79">Incorporate <text:span text:style-name="Strong_20_Emphasis">healing and connection spaces </text:span><text:span text:style-name="Strong_20_Emphasis"><text:span text:style-name="T146">to ensure full human flourishing. </text:span></text:span></text:p>
        </text:list-item>
        <text:list-item>
          <text:p text:style-name="P79"><text:span text:style-name="Strong_20_Emphasis"><text:span text:style-name="T146">Teach respect for life and this planet (Life-Centered)</text:span></text:span></text:p>
        </text:list-item>
      </text:list>
      <text:h text:style-name="P70" text:outline-level="2" text:is-list-header="true"><text:bookmark-start text:name="__RefHeading___Toc6448_2500716445 Copy 2"/><text:span text:style-name="T71">Learning </text:span><text:span text:style-name="T166">Series</text:span><text:bookmark-end text:name="__RefHeading___Toc6448_2500716445 Copy 2"/></text:h>
      <text:p text:style-name="P69"><text:span text:style-name="T158">The basic instructional unit</text:span><text:span text:style-name="T157"> of the PEM is the</text:span><text:span text:style-name="T166"> </text:span><text:span text:style-name="Strong_20_Emphasis"><text:span text:style-name="T167">Learning Series. </text:span></text:span><text:span text:style-name="T166">Each Learning Series consists of </text:span><text:span text:style-name="Strong_20_Emphasis"><text:span text:style-name="T166">5 to 12 short, integrated lessons</text:span></text:span><text:span text:style-name="T166">, typically deliverable, </text:span><text:span text:style-name="T168">depending upon the age of the students, </text:span><text:span text:style-name="T166">in </text:span><text:span text:style-name="T168">1</text:span><text:span text:style-name="Strong_20_Emphasis"><text:span text:style-name="T166">5–</text:span></text:span><text:span text:style-name="Strong_20_Emphasis"><text:span text:style-name="T168">45</text:span></text:span><text:span text:style-name="Strong_20_Emphasis"><text:span text:style-name="T166"> minute sessions</text:span></text:span><text:span text:style-name="T166">. The Learning Series offers a flexible approach to delivering transformative curriculum in modular, scalable formats that respond to the diverse needs of learners and communities </text:span><text:span text:style-name="T168">and that are easy to evolve and update as conditions and requirements change. Learning Series </text:span>transforms curriculum into a format that is:</text:p>
      <text:list text:style-name="L15">
        <text:list-item>
          <text:p text:style-name="P80">Trauma-aware and emotionally attuned</text:p>
        </text:list-item>
        <text:list-item>
          <text:p text:style-name="P80">Modifiable across cultures, languages, and contexts</text:p>
        </text:list-item>
        <text:list-item>
          <text:p text:style-name="P80">Capable of supporting embodied, relational, and spiritual growth <text:span text:style-name="T169">(i.e., encouraging alignment and connection)</text:span></text:p>
        </text:list-item>
        <text:list-item>
          <text:p text:style-name="P80">Simple to implement in homes, hubs, or hybrid settings</text:p>
        </text:list-item>
      </text:list>
      <text:h text:style-name="Heading_20_1" text:outline-level="1"><text:bookmark-start text:name="__RefHeading___Toc8668_2072799712"/><text:span text:style-name="T138">2</text:span><text:span text:style-name="T129">. </text:span>Pathfinder Pedagogical <text:span text:style-name="T170">Framework</text:span><text:bookmark-end text:name="__RefHeading___Toc8668_2072799712"/></text:h>
      <text:p text:style-name="P81"><text:span text:style-name="T171"><text:tab/>Pathfinder Hubs, Pods, and Series provide the organizational and technological infrastructure fo</text:span><text:span text:style-name="T172">r</text:span><text:span text:style-name="T171"> the delivery of education. Delivery </text:span><text:span text:style-name="T172">itself </text:span><text:span text:style-name="T171">is conducted within </text:span><text:span text:style-name="T172">the </text:span><text:a xlink:type="simple" xlink:href="https://spiritwiki.lightningpath.org/index.php/Pathfinder_Pedagogical_Framework" text:style-name="Internet_20_link" text:visited-style-name="Visited_20_Internet_20_Link"><text:span text:style-name="T173">Pathfinder Pedagogical Framework</text:span></text:a><text:span text:style-name="T173">. </text:span><text:span text:style-name="T172">The pedagogical framework </text:span><text:span text:style-name="T173">is designed to provide a modern, grounded, scalable, valid, logical, embodied, </text:span><text:span text:style-name="T174">and</text:span><text:span text:style-name="T173"> empirical approach to education and human development designed to facilitate </text:span><text:a xlink:type="simple" xlink:href="https://spiritwiki.lightningpath.org/index.php/Human_Flourishing" text:style-name="Internet_20_link" text:visited-style-name="Visited_20_Internet_20_Link"><text:span text:style-name="T173">Human Flourishing</text:span></text:a><text:span text:style-name="T173"> and actuate full </text:span><text:a xlink:type="simple" xlink:href="https://spiritwiki.lightningpath.org/index.php/Human_Potential" text:style-name="Internet_20_link" text:visited-style-name="Visited_20_Internet_20_Link"><text:span text:style-name="T173">Human Potential</text:span></text:a><text:span text:style-name="T173">. </text:span></text:p>
      <text:p text:style-name="P82">To achieve this, pathfinder pedagogy is built upon <text:span text:style-name="T175">three </text:span>key <text:span text:style-name="T176">pedagogical</text:span> elements, the </text:p>
      <text:list text:style-name="L16">
        <text:list-item>
          <text:p text:style-name="P83">Four-Point Foundation, </text:p>
        </text:list-item>
        <text:list-item>
          <text:p text:style-name="P83">Seven Pillars, </text:p>
        </text:list-item>
        <text:list-item>
          <text:p text:style-name="P84">Life Affirming Architecture</text:p>
        </text:list-item>
        <text:list-item>
          <text:p text:style-name="P84">Root Structure</text:p>
        </text:list-item>
      </text:list>
      <text:p text:style-name="P85"><text:span text:style-name="T173">Together, these constitute the </text:span><text:a xlink:type="simple" xlink:href="https://spiritwiki.lightningpath.org/index.php/Pathfinder_Pedagogical_Framework" text:style-name="Internet_20_link" text:visited-style-name="Visited_20_Internet_20_Link"><text:span text:style-name="T173">Pathfinder Pedagogical Framework</text:span></text:a><text:span text:style-name="T173">:</text:span></text:p>
      <text:h text:style-name="P86" text:outline-level="2"><text:bookmark-start text:name="__RefHeading___Toc7288_2680476423"/>The Four-Point Foundation<text:bookmark-end text:name="__RefHeading___Toc7288_2680476423"/></text:h>
      <text:p text:style-name="P81"><text:span text:style-name="T174">In order for education and curriculum to be valid it must be build upon a solid foundation. </text:span><text:span text:style-name="T173">The Pathfinder </text:span><text:a xlink:type="simple" xlink:href="https://spiritwiki.lightningpath.org/index.php/Four-Point_Foundation" text:style-name="Internet_20_link" text:visited-style-name="Visited_20_Internet_20_Link"><text:span text:style-name="T173">Four-Point Foundation</text:span></text:a><text:span text:style-name="T173"> </text:span><text:span text:style-name="T174">is that foundation</text:span><text:span text:style-name="T173">. The four points stipulate that </text:span><text:span text:style-name="T174">education </text:span><text:span text:style-name="T173">should be </text:span><text:span text:style-name="T177">modern</text:span><text:span text:style-name="T173">, </text:span><text:span text:style-name="T177">grounded</text:span><text:span text:style-name="T173">, </text:span><text:span text:style-name="T177">accessible</text:span><text:span text:style-name="T173">, and </text:span><text:span text:style-name="T177">scaleable</text:span><text:span text:style-name="T173">. </text:span></text:p>
      <text:h text:style-name="Heading_20_3" text:outline-level="3"><text:bookmark-start text:name="__RefHeading___Toc10364_3530875132"/>Modern<text:bookmark-end text:name="__RefHeading___Toc10364_3530875132"/></text:h>
      <text:p text:style-name="P87"><text:tab/>The Pathfinder Framework is designed for contemporary learners and the world they live in. Instead of relying on obsolete teaching methods or rigid, constricted, <text:span text:style-name="T131">dated, </text:span>standardized <text:span text:style-name="T178">content</text:span>, Pathfinder curriculum and delivery methods evolve with current knowledge, emerging technologies, and the real-world needs of students.</text:p>
      <text:h text:style-name="Heading_20_3" text:outline-level="3"><text:bookmark-start text:name="__RefHeading___Toc10366_3530875132"/><text:soft-page-break/>Grounded<text:bookmark-end text:name="__RefHeading___Toc10366_3530875132"/></text:h>
      <text:p text:style-name="Text_20_body"><text:span text:style-name="T173">The Pathfinder </text:span><text:span text:style-name="T179">Educational</text:span><text:span text:style-name="T173"> system is designed to be </text:span><text:span text:style-name="T179">grounded </text:span><text:span text:style-name="T180">in </text:span><text:span text:style-name="T173">the actual lives of the students. The Pathfinder approach rejects detached, abstract, or inaccessible educational models in favour of clear, structured, and interactive learning experiences </text:span><text:span text:style-name="T181">and evaluation methods </text:span><text:span text:style-name="T173">that connect learning directly to students’ lives </text:span><text:span text:style-name="T181">and experiences</text:span><text:span text:style-name="T173">. </text:span></text:p>
      <text:h text:style-name="Heading_20_3" text:outline-level="3"><text:bookmark-start text:name="__RefHeading___Toc10368_3530875132"/>Accessible<text:bookmark-end text:name="__RefHeading___Toc10368_3530875132"/></text:h>
      <text:p text:style-name="P88"><text:span text:style-name="T173"><text:tab/>The Pathfinder Framework is designed </text:span><text:span text:style-name="T180">to give students the cognitive and emotional skills needed to transform the world. The world is a big place, though, and transformation requires not individual heroes but a collective mass movement. Achieving that movement requires mass activation. This can only happen if the educational content is widely accessible across language, cultural, gender, and social class barriers</text:span><text:span text:style-name="T173">. </text:span><text:span text:style-name="T179">In order to facilitate accessibility, t</text:span><text:span text:style-name="T173">he Pathfinder System designs curriculum and uses </text:span><text:span text:style-name="T181">language, </text:span><text:span text:style-name="T173">methods, and technology that provide for open, </text:span><text:span text:style-name="T182">accessible, </text:span><text:span text:style-name="T173">and easy-to-translate content.</text:span></text:p>
      <text:h text:style-name="Heading_20_3" text:outline-level="3"><text:bookmark-start text:name="__RefHeading___Toc10370_3530875132"/><text:span text:style-name="T177">Scaleable</text:span><text:span text:style-name="T173"> </text:span><text:bookmark-end text:name="__RefHeading___Toc10370_3530875132"/></text:h>
      <text:p text:style-name="P88"><text:span text:style-name="T173">Finally, the Pathfinder system is designed to expand efficiently </text:span><text:span text:style-name="T183">and rapidly</text:span><text:span text:style-name="T173">. By prioritizing clarity and adaptability of content and inclusivity, Pathfinder Pedagogy can rapidly scale to meet the needs of diverse learners worldwide.</text:span></text:p>
      <text:h text:style-name="Heading_20_2" text:outline-level="2"><text:bookmark-start text:name="__RefHeading___Toc36020_4244079643"/>How We Build the Foundation<text:bookmark-end text:name="__RefHeading___Toc36020_4244079643"/></text:h>
      <text:list text:style-name="L17">
        <text:list-item>
          <text:p text:style-name="P89">We use <text:span text:style-name="T184">modern information </text:span>technologies, like <text:span text:style-name="T175">Git repositories,</text:span> MediaWiki <text:span text:style-name="T185">software (the kind that runs Wikipedia) </text:span>to provide grounded, modern, and accessible educational content. </text:p>
        </text:list-item>
        <text:list-item>
          <text:p text:style-name="P90">We design learning experiences that are modular, adaptable, and free from unnecessary complexity, making translation, customization, and broad implementation simple and efficient.</text:p>
        </text:list-item>
        <text:list-item>
          <text:p text:style-name="P90">We avoid jargon and reject elitism, exclusion, and unnecessary complexity, <text:span text:style-name="T186">thereby ensuring </text:span>that learning is clearly communicated, engaging, and easy to access.</text:p>
        </text:list-item>
        <text:list-item>
          <text:p text:style-name="P90">We convey complicated topics in ways that everybody can understand.</text:p>
        </text:list-item>
        <text:list-item>
          <text:p text:style-name="P90"><text:soft-page-break/>We make the conceptual and theoretical core freely available <text:span text:style-name="T187">for easy uptake and distribution </text:span>(see the <text:a xlink:type="simple" xlink:href="https://spiritwiki.lightningpath.org/" text:style-name="Internet_20_link" text:visited-style-name="Visited_20_Internet_20_Link">SpiritWiki</text:a>).</text:p>
        </text:list-item>
      </text:list>
      <text:list text:style-name="L18">
        <text:list-item>
          <text:p text:style-name="P91">We use modern information technologies and specially trained AI systems (i.e., <text:a xlink:type="simple" xlink:href="https://spiritwiki.lightningpath.org/index.php/Pathfinder_AI" text:style-name="Internet_20_link" text:visited-style-name="Visited_20_Internet_20_Link">Pathfinder AI</text:a><text:span text:style-name="T188">TM</text:span> ) to distribute educational content on a global scale <text:span text:style-name="T185">and aid students </text:span><text:span text:style-name="T135">with</text:span><text:span text:style-name="T185"> customizable and response learning supports.</text:span></text:p>
        </text:list-item>
        <text:list-item>
          <text:p text:style-name="P91">We lobby for collectively funded education and we provide free or (in the beginning) low-cost access while waiting for sentiments to shift.</text:p>
        </text:list-item>
      </text:list>
      <text:h text:style-name="P86" text:outline-level="2"><text:bookmark-start text:name="__RefHeading___Toc7290_2680476423"/>The Seven Pillars of Authentic Learning<text:bookmark-end text:name="__RefHeading___Toc7290_2680476423"/></text:h>
      <text:p text:style-name="P81"><text:span text:style-name="Strong_20_Emphasis"><text:span text:style-name="T189">The </text:span></text:span><text:span text:style-name="Strong_20_Emphasis"><text:span text:style-name="T190">Four-Point </text:span></text:span><text:span text:style-name="Strong_20_Emphasis"><text:span text:style-name="T189">Foundation </text:span></text:span><text:span text:style-name="Strong_20_Emphasis"><text:span text:style-name="T190">p</text:span></text:span><text:span text:style-name="Strong_20_Emphasis"><text:span text:style-name="T189">rovides the </text:span></text:span><text:span text:style-name="Emphasis"><text:span text:style-name="T189">structural foundation</text:span></text:span><text:span text:style-name="Strong_20_Emphasis"><text:span text:style-name="T189"> of the </text:span></text:span><text:span text:style-name="Strong_20_Emphasis"><text:span text:style-name="T190">PEM It ensures theoretical and practical </text:span></text:span><text:span text:style-name="Strong_20_Emphasis"><text:span text:style-name="T189">stability and </text:span></text:span><text:span text:style-name="Strong_20_Emphasis"><text:span text:style-name="T190">provides a platform for rapid </text:span></text:span><text:span text:style-name="Strong_20_Emphasis"><text:span text:style-name="T189">growth. </text:span></text:span><text:span text:style-name="Strong_20_Emphasis"><text:span text:style-name="T190">However, structure is not enough, we also need an ethical and value framework to guide development and deployment. </text:span></text:span><text:a xlink:type="simple" xlink:href="https://spiritwiki.lightningpath.org/index.php/Seven_Pillars_of_Authentic_Learning" text:style-name="Internet_20_link" text:visited-style-name="Visited_20_Internet_20_Link"><text:span text:style-name="T173">The Seven Pillars of Authentic Learning</text:span></text:a><text:span text:style-name="T173"> or just </text:span><text:a xlink:type="simple" xlink:href="https://spiritwiki.lightningpath.org/index.php/Seven_Pillars_of_Authentic_Learning" text:style-name="Internet_20_link" text:visited-style-name="Visited_20_Internet_20_Link"><text:span text:style-name="T173">Seven Pillars</text:span></text:a><text:span text:style-name="T173"> for short, </text:span><text:span text:style-name="T191">provide that framework</text:span><text:span text:style-name="T173">. </text:span><text:span text:style-name="T192">Authentic learning should </text:span></text:p>
      <text:list text:style-name="L19">
        <text:list-item>
          <text:p text:style-name="P92"><text:span text:style-name="T193">teach </text:span>responsibility, </text:p>
        </text:list-item>
        <text:list-item>
          <text:p text:style-name="P92"><text:span text:style-name="T193">be empowering</text:span>, </text:p>
        </text:list-item>
        <text:list-item>
          <text:p text:style-name="P92"><text:span text:style-name="T193">be </text:span>logic<text:span text:style-name="T193">al</text:span>, </text:p>
        </text:list-item>
        <text:list-item>
          <text:p text:style-name="P92"><text:span text:style-name="T193">be </text:span>empirical validation, </text:p>
        </text:list-item>
        <text:list-item>
          <text:p text:style-name="P92"><text:span text:style-name="T193">be embodied</text:span>, </text:p>
        </text:list-item>
        <text:list-item>
          <text:p text:style-name="P92"><text:span text:style-name="T194">be </text:span><text:span text:style-name="T193">inclusive, </text:span>and </text:p>
        </text:list-item>
        <text:list-item>
          <text:p text:style-name="P92"><text:span text:style-name="T193">fruitful.</text:span> </text:p>
        </text:list-item>
      </text:list>
      <text:p text:style-name="P85"><text:span text:style-name="T195">These pillars, </text:span><text:span text:style-name="T196">which we will examine in more detail below, </text:span><text:span text:style-name="T173">establish the core values that define a genuinely empowering and transformative educational framework.</text:span></text:p>
      <text:h text:style-name="P93" text:outline-level="3"><text:bookmark-start text:name="__RefHeading___Toc8674_223886137"/>1. Responsibility<text:bookmark-end text:name="__RefHeading___Toc8674_223886137"/></text:h>
      <text:p text:style-name="P82"><text:tab/>Education must do more than deliver information, it must awaken the spirit of responsibility in every learner. True education empowers individuals to take ownership of their growth and recognize their <text:soft-page-break/>duty to the wider world. In contrast to traditional models that produce passive, disengaged, and compliant individuals, Pathfinder Education cultivates engaged, critical thinkers who see themselves as active agents of transformation <text:span text:style-name="T193">in local and global social networks</text:span>.</text:p>
      <text:p text:style-name="P94">The Pathfinder Model rejects passive, rote learning in favour of active, inquiry-driven education that demands curiosity, analysis, and real-world engagement. Students are not told <text:span text:style-name="Emphasis">what</text:span> to think; they are encouraged to question, to investigate, <text:span text:style-name="T197">to explore, </text:span>and to challenge assumptions. <text:span text:style-name="T197">In addition, </text:span>Pathfinder <text:span text:style-name="T197">Education </text:span>emphasizes not just personal growth but social <text:span text:style-name="T197">and collective</text:span> responsibility, teaching students to recognize the injustices, challenges, and needs of their communities, and inspiring them to act.</text:p>
      <text:h text:style-name="P93" text:outline-level="3" text:is-list-header="true"><text:bookmark-start text:name="__RefHeading___Toc8676_223886137"/>2. Empowerment<text:bookmark-end text:name="__RefHeading___Toc8676_223886137"/></text:h>
      <text:p text:style-name="P82"><text:tab/>If we are to transform the world, education must not produce compliant workers who simply follow establishment rules; it must cultivate <text:span text:style-name="T198">confident, active agents capable of reshaping society</text:span>. <text:span text:style-name="T165">True education does not train individuals to fit into a capitalist productive system, it </text:span>empower<text:span text:style-name="T165">s</text:span> individuals to <text:span text:style-name="T165">work towards and actuate </text:span>their full potential <text:span text:style-name="T165">so they can </text:span>engage meaningfully <text:span text:style-name="T165">and with purpose </text:span>with the world around them. <text:span text:style-name="T199"><text:s/></text:span><text:s/></text:p>
      <text:p text:style-name="P82"><text:tab/><text:span text:style-name="T200">R</text:span>ecognizing that personal healing and reconnection are prerequisites for the actualization of full human potential, <text:span text:style-name="T200">t</text:span>he Pathfinder Model <text:span text:style-name="T200">emphasizes </text:span>healing from trauma. <text:span text:style-name="T200">In addition, </text:span><text:span text:style-name="T201">i</text:span>t rejects rigid hierarchies and authoritarian teaching and evaluation methods, replacing them with practices that foster autonomy, creativity, and trust. It encourages students to take ownership of their learning through self-directed exploration and collaborative engagement, reflecting the participatory, community-centered approaches found in many non-western educational traditions. Furthermore, it develops <text:span text:style-name="T198">critical thinking</text:span>, <text:span text:style-name="T198">problem-solving</text:span>, and <text:span text:style-name="T198">leadership </text:span>skills, ensuring that students are not merely prepared to survive within existing structures, but are equipped to question, innovate, and shape a more just and sustainable future. </text:p>
      <text:h text:style-name="P93" text:outline-level="3" text:is-list-header="true"><text:bookmark-start text:name="__RefHeading___Toc8678_223886137"/>3. Logic<text:bookmark-end text:name="__RefHeading___Toc8678_223886137"/></text:h>
      <text:p text:style-name="P81"><text:tab/>Modern western education is fundamentally illogical. It delivers disconnected facts and compartmentalized knowledge without providing a coherent, rational framework to tie everything together. Students move from subject to subject, memorizing isolated information with no understanding of how it interrelates or how it fits into a broader vision of human life and purpose. This lack of internal <text:soft-page-break/>logic and ontological grounding leads to confusion, disempowerment, and passive acceptance of fragmented worldviews.</text:p>
      <text:p text:style-name="P82"><text:tab/>The Pathfinder Model corrects this by ensuring that education is logically structured, internally consistent, and connected to a clear, empowering ontological foundation. Knowledge is presented in a way that builds cumulatively, each piece reinforcing and integrating with others to create a unified, coherent, and meaningful whole. The model ensures that all concepts are logically structured and interconnected, avoiding contradictions, ideological biases, and vague generalizations. It encourages students to develop strong reasoning skills, empowering them to critically assess information rather than passively absorb it. Pathfinder builds a coherent and unified knowledge structure, illustrated by tools like the SpiritWiki, so that learning becomes a cumulative, empowering experience rather than a fragmented one. By doing so, it also helps learners see through misinformation, ideological distortion, and conceptual confusion, skills essential for navigating a world saturated with manipulation, propaganda, and disinformation. </text:p>
      <text:h text:style-name="P93" text:outline-level="3" text:is-list-header="true"><text:bookmark-start text:name="__RefHeading___Toc8680_223886137"/>4. Empirical <text:bookmark-end text:name="__RefHeading___Toc8680_223886137"/></text:h>
      <text:p text:style-name="P82"><text:tab/> Traditional <text:span text:style-name="T202">assembly-line </text:span>education systems largely serve the <text:span text:style-name="T202">needs </text:span>of the accumulating class <text:span text:style-name="T202">for </text:span>compliant workers and obedient citizens rather than empowered, critical thinkers. As a result, they are often shaped more by ideological and economic considerations than by a commitment to objective truth or the advancement of human health and flourishing. Authentic education must not be built on fantasy, mythology, or ideological distortion. Learning must be testable, measurable, evidence-based, and grounded in the biological, psychological, <text:s/>sociological, <text:span text:style-name="T203">and historical </text:span>realities of human existence. <text:s/></text:p>
      <text:p text:style-name="P94">The Pathfinder Model bases its curriculum on contemporary research, empirical data, and real-world application. It deliberately rejects unverified claims, outdated <text:span text:style-name="T204">archetypes and </text:span>myths, and uncritical acceptance of inherited ideologies. Students are encouraged to test knowledge through observation, hands-on projects, empirical reasoning, and real-world engagement. In doing so, Pathfinder roots learning in the actual lived realities of human beings, ensuring that education becomes a tool for genuine empowerment, healing, and transformation rather than a mechanism of conformity and <text:span text:style-name="T204">ideological and behavioural </text:span>control.</text:p>
      <text:h text:style-name="P93" text:outline-level="3" text:is-list-header="true"><text:bookmark-start text:name="__RefHeading___Toc8682_223886137"/><text:soft-page-break/>5. Embod<text:span text:style-name="T205">ied</text:span><text:bookmark-end text:name="__RefHeading___Toc8682_223886137"/></text:h>
      <text:p text:style-name="P95"><text:tab/><text:span text:style-name="T201">The current factory system </text:span><text:span text:style-name="T108">of education </text:span><text:span text:style-name="T201">is a d</text:span>isembodied educational system. <text:span text:style-name="T201">It </text:span>ignore<text:span text:style-name="T201">s</text:span> the needs of the body, repress<text:span text:style-name="T201">es</text:span> emotional expression, and enforce<text:span text:style-name="T201">s</text:span> rigid, static environments, disconnect<text:span text:style-name="T108">ing</text:span> learners from themselves and from the world around the<text:span text:style-name="T108">m, and </text:span><text:span text:style-name="T201">reproduce</text:span><text:span text:style-name="T108">s</text:span><text:span text:style-name="T201"> </text:span>the alienation, fragmentation, and trauma produced by <text:span text:style-name="T15">Toxic Socialization​</text:span>. <text:span text:style-name="T108">Of course, h</text:span>uman beings are not disembodied intellects; they are complex, feeling, sensing, and living physical units <text:span text:style-name="T205">with complex needs, </text:span>embedded within ecological and social systems. True education must be grounded not only in intellectual development but also in real-world experience, <text:span text:style-name="T205">needs-satisfaction, </text:span>physical well-being, and social context. </text:p>
      <text:p text:style-name="P82"><text:span text:style-name="T206"><text:tab/>The </text:span><text:span text:style-name="T71">Pathfinder </text:span><text:span text:style-name="T206">model </text:span><text:span text:style-name="T71">corrects this by </text:span><text:span text:style-name="T207">prioritizing </text:span><text:span text:style-name="T206">embodiment </text:span><text:span text:style-name="T207">in the learning process. </text:span><text:span text:style-name="T71">It recognizes that education must engage the whole human being, integrating emotions, creativity, and physical vitality into every stage of the learning process. It emphasizes that the health, </text:span><text:span text:style-name="T206">vitality, </text:span><text:span text:style-name="T71">and regulation of the body and nervous system are essential to growth, development, and full participation in life. It acknowledges that basic material needs, nutrition, rest, safety, </text:span><text:span text:style-name="T208">etc., </text:span><text:span text:style-name="T71">must be met in order to create an effective educational environment. The Pathfinder Model centers mental health and neurobiological regulation, understanding the deep impact of trauma, stress, and toxic environments on learning capacities. It promotes learning environments that are calm, well-ventilated, safe, and joyful, environments that honour the natural rhythms of the human body. It encourages physical integration through movement, sensory learning, play, artistic expression, and embodied practices, fostering deep connection between body, mind, and spirit. </text:span></text:p>
      <text:h text:style-name="P93" text:outline-level="3"><text:bookmark-start text:name="__RefHeading___Toc8684_223886137"/>6. Inclusiv<text:span text:style-name="T209">e</text:span><text:bookmark-end text:name="__RefHeading___Toc8684_223886137"/></text:h>
      <text:p text:style-name="P96"><text:tab/>Traditional education systems are often exclusive and hierarchical, designed to filter and stratify learners rather than to uplift and empower all. Rooted in <text:span text:style-name="T201">the </text:span>economic and ideological interests <text:span text:style-name="T201">of the accumulating class</text:span>, these systems privilege dominant groups while marginalizing others based on race, class, gender, ability, and culture. They reproduce systemic inequities by failing to recognize the diverse realities, needs, and strengths of all learners. Education that excludes, alienates, or diminishes students is not only unjust, it undermines the full realization of human potential and obstructs collective human flourishing.</text:p>
      <text:p text:style-name="P94"><text:soft-page-break/>The Pathfinder Model corrects this by embedding inclusivity as a core principle of authentic learning. Pathfinder education is culturally and socially responsive, adaptable to the full range of human experience. It affirms the dignity and intelligence of every learner, regardless of background or identity, and prioritizes equity of experience and outcome, not just access. Pathfinder creates spaces of genuine belonging where all identities, voices, and lived experiences are valued and respected. It removes barriers, financial, cognitive, emotional, and technological, to ensure that education is not a privilege for the few, but a birthright for all. Supported by adaptive technologies like Pathfinder AI, the model guarantees that education is inclusive, respectful, and responsive to different educational, religious, and cultural traditions across the globe.</text:p>
      <text:h text:style-name="P93" text:outline-level="3" text:is-list-header="true"><text:bookmark-start text:name="__RefHeading___Toc8686_223886137"/>7. Fruitful<text:bookmark-end text:name="__RefHeading___Toc8686_223886137"/></text:h>
      <text:p text:style-name="P82">Traditional education focuses narrowly on economic productivity, standardized achievement, and preparation for labour markets. Students are trained to become efficient workers and compliant citizens, but little attention is given to their holistic development, well-being, or real-world flourishing. As a result, years of education may produce individuals who are technically skilled but emotionally disconnected, physically depleted, and spiritually disoriented, ill-equipped to lead healthy, meaningful, and connected lives.</text:p>
      <text:p text:style-name="P94">The Pathfinder Model corrects this by making fruitfulness, the tangible enhancement of human health, capacity, and contribution, the ultimate <text:span text:style-name="T201">and operationalized</text:span> goal of education. It builds skills, deepens self-knowledge, and fosters real-world impact, ensuring that learning translates into personal empowerment, social engagement, and planetary stewardship. Students experience growth and transformation not after decades of study, but rapidly, as healing, connection, and empowerment unfold throughout the learning journey. Pathfinder redefines educational success not by grades or corporate profits, but by the flourishing of the whole human being and the transformation of the world.</text:p>
      <text:h text:style-name="P97" text:outline-level="3"><text:bookmark-start text:name="__RefHeading___Toc36020_4244079643 Copy 1"/>How We <text:span text:style-name="T108">Create </text:span>the <text:span text:style-name="T108">Pillars</text:span><text:bookmark-end text:name="__RefHeading___Toc36020_4244079643 Copy 1"/></text:h>
      <text:p text:style-name="P94">The Seven Pillars are not abstract ideals; they are realized through deliberate design principles, pedagogical commitments, and concrete practices embedded in every aspect of the Pathfinder Educational Model. We create and uphold these pillars through:</text:p>
      <text:list text:style-name="L20">
        <text:list-item>
          <text:p text:style-name="P98"><text:soft-page-break/><text:span text:style-name="Strong_20_Emphasis">Curricular Integration</text:span><text:line-break/>Each learning module is designed around the pillars, ensuring that content and delivery reflect principles of responsibility, empowerment, logic, and empirical grounding. For example, history lessons emphasize agency and resistance, not just dates and conquests, while science education highlights the empirical method and the interconnectedness of life.</text:p>
        </text:list-item>
        <text:list-item>
          <text:p text:style-name="P98"><text:span text:style-name="Strong_20_Emphasis">Life-Affirming Educational Architecture</text:span><text:line-break/>Inspired by trauma-informed, needs-satisfying, and ecologically embedded design principles, Pathfinder learning environments are minimally invasive, healing-centered, and life-affirming. These environments support embodiment, inclusion, and empowerment by respecting neurobiological rhythms, emotional needs, and ecological interdependence.</text:p>
        </text:list-item>
        <text:list-item>
          <text:p text:style-name="P98"><text:span text:style-name="Strong_20_Emphasis">AI-Augmented, Human-Centered Technology</text:span><text:line-break/>Pathfinder AI™ acts as a personalized learning companion, adjusting content delivery, monitoring engagement, and offering emotional and cognitive support. It helps make learning inclusive, responsible, and fruitful by responding dynamically to the learner’s context and needs.</text:p>
        </text:list-item>
        <text:list-item>
          <text:p text:style-name="P98"><text:span text:style-name="Strong_20_Emphasis">Relational and Decolonial Pedagogy</text:span><text:line-break/>Educators are trained to act as facilitators of connection and growth, not as authoritarian gatekeepers. We root instruction in culturally diverse traditions, non-Western pedagogies, and relational models of learning that emphasize care, participation, and mutual empowerment.</text:p>
        </text:list-item>
        <text:list-item>
          <text:p text:style-name="P98"><text:span text:style-name="Strong_20_Emphasis">Embodied and Experiential Methods</text:span><text:line-break/>Learning activities include artistic expression, movement, play, and real-world engagement—bringing logic, empiricism, and embodiment together in practice. Whether through gardening, meditative practice, collaborative building, or group discussion, students integrate learning into their lived realities.</text:p>
        </text:list-item>
        <text:list-item>
          <text:p text:style-name="P98"><text:span text:style-name="Strong_20_Emphasis">Ongoing Feedback, Co-Creation, and Adaptability</text:span><text:line-break/>Pillars are operationalized through flexible, feedback-rich learning loops. Students participate in the shaping of their learning journey, reinforcing responsibility, empowerment, and inclusion. Curriculum is adaptive, co-created, and responsive to emerging global and local realities.</text:p>
        </text:list-item>
        <text:list-item>
          <text:p text:style-name="P98"><text:soft-page-break/><text:span text:style-name="Strong_20_Emphasis">Public Sharing and Open Access Knowledge Systems</text:span><text:line-break/>Through platforms like the SpiritWiki and community-based hubs, all conceptual, theoretical, and practical materials are made publicly accessible. This ensures that empowerment and inclusion are not isolated values, but actionable, global commitments.</text:p>
        </text:list-item>
      </text:list>
      <text:p text:style-name="P94">By embedding the Seven Pillars at every layer—from curriculum design to learning environment architecture and educator training—Pathfinder education becomes a truly transformative system of human development rooted in care, coherence, and collective flourishing.</text:p>
      <text:h text:style-name="Heading_20_2" text:outline-level="2" text:is-list-header="true"><text:bookmark-start text:name="__RefHeading___Toc7296_2680476423"/>Pathfinder’s <text:span text:style-name="T201">Life Affirming Architecture</text:span><text:bookmark-end text:name="__RefHeading___Toc7296_2680476423"/></text:h>
      <text:p text:style-name="P81"><text:span text:style-name="T173"><text:tab/></text:span><text:span text:style-name="T210">Central to </text:span><text:span text:style-name="T173">the Pathfinder Educational Model (PEM) lies a radical reimagining of education not as a system of control, fragmentation, and exploitation, but as a life-affirming architecture designed to heal, empower, and reconnect. Rejecting the industrial paradigm’s emphasis on compliance, competition, commodification, </text:span><text:span text:style-name="T211">and coercion at its root, </text:span><text:span text:style-name="T173">Pathfinder centers </text:span><text:span text:style-name="T212">healing, </text:span><text:span text:style-name="T173">connection, needs-satisfaction, planetary stewardship, and holistic human flourishing as the true goals of authentic learning. </text:span></text:p>
      <text:p text:style-name="P81"><text:span text:style-name="T212"><text:tab/>In order actualize this regenerative philosophy, Pathfinder dismantles the </text:span><text:span text:style-name="T173">architectures of alienation and </text:span><text:span text:style-name="T212">control and builds in </text:span><text:span text:style-name="T213">their</text:span><text:span text:style-name="T212"> places a minimally-invasive, </text:span><text:span text:style-name="T214">needs-satisfying, relational, </text:span><text:span text:style-name="T215">life-centered, </text:span><text:span text:style-name="T216">trauma-informed, </text:span><text:span text:style-name="T217">life- </text:span><text:span text:style-name="T216">centered </text:span><text:span text:style-name="T217">system designed to provide </text:span><text:span text:style-name="T173">sanctuaries of growth, empowerment, and planetary care. </text:span><text:span text:style-name="T218">T</text:span><text:span text:style-name="T173">hese elements create a life-affirming architecture capable of restoring agency, nurturing authentic connection, and cultivating a thriving, conscious humanity in harmony with the living Earth </text:span></text:p>
      <text:h text:style-name="P97" text:outline-level="3"><text:bookmark-start text:name="__RefHeading___Toc7304_2680476423"/>Minimally Invasive Education<text:bookmark-end text:name="__RefHeading___Toc7304_2680476423"/></text:h>
      <text:p text:style-name="P81"><text:span text:style-name="T173"><text:tab/>Rooted in Ivan Illich’s vision of deschooling and neuroscientific research on intrinsic motivation, MIE rejects the authoritarian “</text:span><text:a xlink:type="simple" xlink:href="https://spiritwiki.lightningpath.org/index.php/Banking_Model" text:style-name="Internet_20_link" text:visited-style-name="Visited_20_Internet_20_Link"><text:span text:style-name="T173">Banking Mode</text:span></text:a><text:span text:style-name="T173">” of education. Instead, it positions learners as co-creators of knowledge, trusting their innate curiosity and capacity for self-direction. Minimally Invasive Education (MIE) reflects </text:span><text:span text:style-name="T213">the LP </text:span><text:span text:style-name="T173">belief that humans are naturally curious, intelligent, and capable. </text:span><text:span text:style-name="T189">It honours the learner's </text:span><text:span text:style-name="Strong_20_Emphasis"><text:span text:style-name="T189">innate intelligence and autonomy</text:span></text:span><text:span text:style-name="T189">, creating conditions where natural curiosity and intrinsic motivation can flourish. </text:span><text:span text:style-name="T212">Under MIE, </text:span></text:p>
      <text:list text:style-name="L21">
        <text:list-item>
          <text:p text:style-name="P99"><text:soft-page-break/><text:span text:style-name="T219">Teachers are f</text:span><text:span text:style-name="T15">acilitators, </text:span><text:span text:style-name="T219">n</text:span><text:span text:style-name="T15">ot </text:span><text:span text:style-name="T219">a</text:span><text:span text:style-name="T15">uthorities.</text:span> Teachers transition from disciplinarians to “guides on the side,” offering <text:span text:style-name="T220">guided introductions, </text:span>resources and mentorship rather than rigid lesson plans. </text:p>
        </text:list-item>
        <text:list-item>
          <text:p text:style-name="P99"><text:span text:style-name="T219">Students follow personalized learning paths </text:span>within a scaffolded framework. <text:span text:style-name="T221">Foundations and core knowledge </text:span><text:span text:style-name="T176">are </text:span><text:span text:style-name="T221">structured are presented in a flexible fashion, but students follow their own interests and predilections as they mature and develop</text:span>.</text:p>
        </text:list-item>
        <text:list-item>
          <text:p text:style-name="P99"><text:span text:style-name="T219">Assessment is d</text:span><text:span text:style-name="T15">emocratized. </text:span>Portfolios, peer reviews, and reflective journals replace standardized tests. A student’s growth is measured by their ability to articulate insights, solve real-world problems, and collabourate, skills aligned with post-capitalist praxis.</text:p>
        </text:list-item>
        <text:list-item>
          <text:p text:style-name="P99"><text:span text:style-name="T15">Neurodiversity </text:span><text:span text:style-name="T219">is affirmed. </text:span>Flexible pacing, multimodal instruction (e.g., visual, kinesthetic), and “choice boards” accommodate diverse cognitive <text:span text:style-name="T221">and learning </text:span>styles, challenging the neurotypical biases of industrial schooling.</text:p>
        </text:list-item>
      </text:list>
      <text:p text:style-name="P82">Example: In a Pathfinder Learning Pod, a student with ADHD thrives by pursuing a self-directed project on urban ecology, using augmented reality tools to map local biodiversity, while an AI mentor (Pathfinder AI™) adapts content to their focus rhythms and assesses based on individual interests and strengths.</text:p>
      <text:p text:style-name="P81"><text:span text:style-name="T189">MIE is </text:span><text:span text:style-name="T222">not only </text:span><text:span text:style-name="T189">a pedagogical strategy, it is a </text:span><text:span text:style-name="Strong_20_Emphasis"><text:span text:style-name="T189">declaration of human dignity and possibility</text:span></text:span><text:span text:style-name="T189">. It restores </text:span><text:span text:style-name="Strong_20_Emphasis"><text:span text:style-name="T189">agency to the learner</text:span></text:span><text:span text:style-name="T189">, </text:span><text:span text:style-name="Strong_20_Emphasis"><text:span text:style-name="T189">sovereignty to the family</text:span></text:span><text:span text:style-name="T189">, and </text:span><text:span text:style-name="Strong_20_Emphasis"><text:span text:style-name="T189">creativity to the learning space</text:span></text:span><text:span text:style-name="T189">. It also recognizes that standardized schooling is a core mechanism of </text:span><text:a xlink:type="simple" xlink:href="https://spiritwiki.lightningpath.org/index.php/Toxic_Socialization" text:style-name="Internet_20_link" text:visited-style-name="Visited_20_Internet_20_Link"><text:span text:style-name="Strong_20_Emphasis"><text:span text:style-name="T189">Toxic Socialization</text:span></text:span></text:a><text:span text:style-name="T189">, and that truly transformative learning cannot happen in spaces of domination and fear. By removing invasive, extractive, and disempowering educational practices, MIE becomes a tool of </text:span><text:span text:style-name="Strong_20_Emphasis"><text:span text:style-name="T189">liberation and reconnection, </text:span></text:span><text:span text:style-name="T189">a key element in the construction of post-capitalist, human-centered, and life-affirming futures.</text:span></text:p>
      <text:h text:style-name="P97" text:outline-level="3" text:is-list-header="true"><text:bookmark-start text:name="__RefHeading___Toc7306_2680476423"/>Needs-Satisfying<text:bookmark-end text:name="__RefHeading___Toc7306_2680476423"/></text:h>
      <text:p text:style-name="P94"><text:span text:style-name="Strong_20_Emphasis"><text:span text:style-name="T71">Traditional schooling systems prioritize performance, obedience, and economic output over the holistic well-being of learners. Basic human needs for safety, emotional connection, cognitive clarity, autonomy, and spiritual purpose are routinely suppressed, producing wounded, alienated individuals prepared for compliance but incapable of true flourishing.</text:span></text:span></text:p>
      <text:p text:style-name="P94">The Pathfinder Model corrects this with Needs-Satisfying Education <text:span text:style-name="T223">(NSE)</text:span>, <text:span text:style-name="T223">a principle </text:span>rooted in the empirical recognition that human growth <text:span text:style-name="T223">(all growth)</text:span> requires the consistent fulfillment of <text:span text:style-name="T224">humanity’s</text:span> <text:soft-page-break/><text:a xlink:type="simple" xlink:href="https://spiritwiki.lightningpath.org/index.php/Seven_Essential_Needs" text:style-name="Internet_20_link" text:visited-style-name="Visited_20_Internet_20_Link"><text:span text:style-name="T71">Seven Essential Needs</text:span></text:a>. Rather than forcing adaptation to toxic environments, Pathfinder designs educational experiences that meet these needs at every level. In doing so, Pathfinder transforms education from a site of deprivation into a site of abundance, healing, and full human actualization, nurturing individuals capable of self-realization and planetary stewardship. <text:span text:style-name="T225">Pathfinder does this by</text:span></text:p>
      <text:list text:style-name="L22">
        <text:list-item>
          <text:p text:style-name="P100"><text:span text:style-name="Strong_20_Emphasis"><text:span text:style-name="T226">Providing p</text:span></text:span><text:span text:style-name="Strong_20_Emphasis"><text:span text:style-name="T15">od-Based </text:span></text:span><text:span text:style-name="Strong_20_Emphasis"><text:span text:style-name="T226">l</text:span></text:span><text:span text:style-name="Strong_20_Emphasis"><text:span text:style-name="T15">earning.</text:span></text:span><text:span text:style-name="T71"> Small, relational groups allow for </text:span><text:span text:style-name="Strong_20_Emphasis"><text:span text:style-name="T71">attuned, individualized learning experiences</text:span></text:span><text:span text:style-name="T71"> where students feel seen, heard, and valued, </text:span><text:span text:style-name="T227">and where their needs can be met in a rapid and responsive manner</text:span><text:span text:style-name="T71">.</text:span></text:p>
        </text:list-item>
        <text:list-item>
          <text:p text:style-name="P100"><text:span text:style-name="Strong_20_Emphasis"><text:span text:style-name="T228">Providing </text:span></text:span><text:span text:style-name="Strong_20_Emphasis"><text:span text:style-name="T226">f</text:span></text:span><text:span text:style-name="Strong_20_Emphasis"><text:span text:style-name="T15">lexible and </text:span></text:span><text:span text:style-name="Strong_20_Emphasis"><text:span text:style-name="T226">m</text:span></text:span><text:span text:style-name="Strong_20_Emphasis"><text:span text:style-name="T15">ultimodal </text:span></text:span><text:span text:style-name="Strong_20_Emphasis"><text:span text:style-name="T226">c</text:span></text:span><text:span text:style-name="Strong_20_Emphasis"><text:span text:style-name="T15">urriculum.</text:span></text:span><text:span text:style-name="T71"> </text:span><text:span text:style-name="T229">Through its trademark Learning Hubs, </text:span><text:span text:style-name="T230">Pathfinder </text:span><text:span text:style-name="T229">o</text:span><text:span text:style-name="T71">ffers personalized pacing, culturally relevant content, and neurodiversity-affirming methods </text:span><text:span text:style-name="T230">capable of meeting the needs of a diverse body of students. </text:span></text:p>
        </text:list-item>
        <text:list-item>
          <text:p text:style-name="P100"><text:span text:style-name="Strong_20_Emphasis"><text:span text:style-name="T228">Encouraging </text:span></text:span><text:span text:style-name="Strong_20_Emphasis"><text:span text:style-name="T226">s</text:span></text:span><text:span text:style-name="Strong_20_Emphasis"><text:span text:style-name="T15">piritual </text:span></text:span><text:span text:style-name="Strong_20_Emphasis"><text:span text:style-name="T226">i</text:span></text:span><text:span text:style-name="Strong_20_Emphasis"><text:span text:style-name="T15">ntegration </text:span></text:span><text:span text:style-name="Strong_20_Emphasis"><text:span text:style-name="T231">through alignment and connection practices</text:span></text:span><text:span text:style-name="Strong_20_Emphasis"><text:span text:style-name="T15">.</text:span></text:span><text:span text:style-name="T71"> Students are guided in aligning </text:span><text:span text:style-name="T227">and connecting </text:span><text:span text:style-name="T71">with </text:span><text:span text:style-name="T231">their true selves, </text:span><text:span text:style-name="T71">ensuring that learning supports </text:span><text:span text:style-name="Strong_20_Emphasis"><text:span text:style-name="T71">identity, purpose, and empowerment</text:span></text:span><text:span text:style-name="T71">.</text:span></text:p>
        </text:list-item>
        <text:list-item>
          <text:p text:style-name="P100"><text:span text:style-name="Strong_20_Emphasis"><text:span text:style-name="T232">Providing </text:span></text:span><text:span text:style-name="Strong_20_Emphasis"><text:span text:style-name="T233">trained parental and community s</text:span></text:span><text:span text:style-name="Strong_20_Emphasis"><text:span text:style-name="T177">upport </text:span></text:span><text:span text:style-name="Strong_20_Emphasis"><text:span text:style-name="T233">t</text:span></text:span><text:span text:style-name="Strong_20_Emphasis"><text:span text:style-name="T177">eams </text:span></text:span><text:span text:style-name="Strong_20_Emphasis"><text:span text:style-name="T232">and </text:span></text:span><text:span text:style-name="Strong_20_Emphasis"><text:span text:style-name="T177">AI </text:span></text:span><text:span text:style-name="Strong_20_Emphasis"><text:span text:style-name="T233">i</text:span></text:span><text:span text:style-name="Strong_20_Emphasis"><text:span text:style-name="T177">ntegration. </text:span></text:span><text:span text:style-name="Strong_20_Emphasis"><text:span text:style-name="T234">Educators</text:span></text:span><text:span text:style-name="Strong_20_Emphasis"><text:span text:style-name="T235">, </text:span></text:span><text:span text:style-name="Strong_20_Emphasis"><text:span text:style-name="T189">parents, assistants, therapists, </text:span></text:span><text:span text:style-name="Strong_20_Emphasis"><text:span text:style-name="T234">and </text:span></text:span><text:span text:style-name="T189">Pathfinder AI™ helps assess needs in real time, adapt lessons accordingly, thus reinforcing responsive, needs-attuned learning.</text:span></text:p>
        </text:list-item>
      </text:list>
      <text:p text:style-name="P82"><text:tab/>Example: A neurodivergent student who struggles with sensory overload and emotional dysregulation is placed in a Learning Pod where lighting is natural, seating is flexible, and movement is welcomed. With support from a trauma-aware facilitator and real-time AI prompts tailored to the student’s interests, they are guided through a personalized learning series on mythology and self-discovery. Alongside lessons, the student practices grounding techniques, receives peer support, and participates in storytelling circles that affirm their voice and identity. Over time, they move from chronic anxiety into confident, creative self-expression, demonstrating not only academic growth but emotional resilience, relational capacity, and spiritual emergence.</text:p>
      <text:p text:style-name="P94"><text:span text:style-name="T71">Human beings, like all living systems, can only grow in conditions where their essential needs are consistently met. Within the Pathfinder Educational Model, this truth is fully operationalized: education is not built on pressure and scarcity, but on abundance, responsiveness, and care. By meeting learners where they are, and by creating environments that nourish the body, mind, heart, and spirit, Pathfinder makes </text:span><text:soft-page-break/><text:span text:style-name="T71">flourishing the norm, not the exception. In doing so, NSE becomes a radical act of restoration: it reclaims education as a </text:span><text:span text:style-name="Strong_20_Emphasis"><text:span text:style-name="T71">rightful ground for healing, joy, self-actualization, and planetary transformation</text:span></text:span><text:span text:style-name="T71">.</text:span></text:p>
      <text:h text:style-name="P97" text:outline-level="3"><text:bookmark-start text:name="__RefHeading___Toc7298_2680476423"/>Trauma-Informed<text:bookmark-end text:name="__RefHeading___Toc7298_2680476423"/></text:h>
      <text:p text:style-name="P81"><text:span text:style-name="T173"><text:tab/>In a healthy society, building a minimally invasive, needs-satisfying, relational, and life-centered education system would be sufficient. However, we do not live in such a society. We live in the aftermath of centuries of systemic violence, colonialism, patriarchy, racism, capitalism, that have left profound emotional, psychological, and spiritual scars on individuals, families, and communities. These systems have not only failed to meet human needs but have actively damaged the human </text:span><text:span text:style-name="T236">body and mind, </text:span><text:span text:style-name="T173">severed connections, and normalized disconnection, fear, and control as conditions of learning. As a result, most students today, regardless of background, enter educational spaces already carrying the deep impacts of </text:span><text:span text:style-name="Strong_20_Emphasis"><text:span text:style-name="T173">Toxic Socialization</text:span></text:span><text:span text:style-name="T173">: internalized shame, relational distrust, nervous system dysregulation, and unprocessed trauma. In this context, authentic learning cannot occur without first creating spaces </text:span><text:span text:style-name="T189">that </text:span><text:span text:style-name="Strong_20_Emphasis"><text:span text:style-name="T189">acknowledge, contain, and help to repair that trauma</text:span></text:span><text:span text:style-name="T189">. </text:span></text:p>
      <text:p text:style-name="P94">The Pathfinder Model corrects this with Trauma-Informed Education <text:span text:style-name="T237">(TIE)</text:span>. <text:span text:style-name="T238">Trauma informed education </text:span><text:span text:style-name="T239">is revolutionary. It dismantles systems of punishment, coercion, and disconnection embedded in capitalist educational institutions and replaces them with learning environments designed to </text:span><text:bookmark text:name="mwQA"/><text:span text:style-name="T239">heal, connect, and liberate. TIE is a foundational response to the spiritual, emotional, and psychological harm inflicted by colonial, patriarchal, and capitalist systems. To be specific, TIE</text:span></text:p>
      <text:list text:style-name="L23">
        <text:list-item>
          <text:p text:style-name="P101"><text:span text:style-name="T240">Recognizes the ubiquity of psychological and emotional trauma </text:span><text:span text:style-name="T241">caused by the </text:span><text:a xlink:type="simple" xlink:href="https://spiritwiki.lightningpath.org/index.php/Toxic_Socialization" text:style-name="Internet_20_link" text:visited-style-name="Visited_20_Internet_20_Link"><text:span text:style-name="T241">Toxic Socialization</text:span></text:a><text:span text:style-name="T241"> System</text:span><text:span text:style-name="T242">.</text:span></text:p>
        </text:list-item>
        <text:list-item>
          <text:p text:style-name="P101"><text:span text:style-name="T243">P</text:span><text:span text:style-name="T15">rioritizes safety, trust, and emotional regulation in all learning spaces</text:span><text:span text:style-name="T71">. </text:span>Classrooms are redesigned as sanctuaries of physical and emotional safety. This includes trauma-sensitive spaces with natural lighting, flexible seating, and sensory-friendly tools to reduce hyper vigilance.</text:p>
        </text:list-item>
        <text:list-item>
          <text:p text:style-name="P102"><text:span text:style-name="T177">Priorities empathy over punishment.</text:span><text:span text:style-name="T173"> Educators are trained to recognize trauma responses (e.g., dissociation, aggression) not as behavioral problems but as survival strategies. Restorative justice circles replace detention, fostering accountability through dialogue rather than shame.</text:span></text:p>
        </text:list-item>
        <text:list-item>
          <text:p text:style-name="P102"><text:soft-page-break/><text:span text:style-name="T244">Provides </text:span><text:span text:style-name="T240">p</text:span><text:span text:style-name="T15">redictability and </text:span><text:span text:style-name="T240">c</text:span><text:span text:style-name="T15">ontainment.</text:span><text:span text:style-name="T71"> Routines are co-created with students to provide stability, while “emotional containment” practices (e.g., grounding exercises, breathwork) help regulate nervous systems dysregulated by </text:span><text:span text:style-name="T242">the toxicity and </text:span><text:span text:style-name="T71">chronic stress </text:span><text:span text:style-name="T242">of the capitalist system. </text:span></text:p>
        </text:list-item>
        <text:list-item>
          <text:p text:style-name="P102"><text:span text:style-name="T177">Builds </text:span><text:span text:style-name="T245">r</text:span><text:span text:style-name="T177">elationship </text:span><text:span text:style-name="T246">and peer </text:span><text:span text:style-name="T245">s</text:span><text:span text:style-name="T177">upport</text:span><text:span text:style-name="T173">: Educators builds strong, trusting relationships between educators and students, fostering a sense of belonging and emotional security that is essential for healing and growth.</text:span></text:p>
        </text:list-item>
        <text:list-item>
          <text:p text:style-name="P103"><text:span text:style-name="T177">Integrates </text:span><text:span text:style-name="T245">healing, </text:span><text:span text:style-name="T177">restorative practices and mental health scaffolding </text:span><text:span text:style-name="T173">into everyday learning </text:span><text:span text:style-name="T239">by providing, for example, <text:s/></text:span><text:span text:style-name="T173">counselling and daily emotional check-ins </text:span><text:span text:style-name="T239">in.</text:span></text:p>
        </text:list-item>
      </text:list>
      <text:p text:style-name="P82">Example: A student experiencing homelessness is not penalized for inconsistent attendance but provided with a stable <text:span text:style-name="T15">Learning Pod</text:span> and access to trauma-informed counsellors. The<text:span text:style-name="T237">y are encouraged to build relationships with other students and to explore materials that </text:span>integrate their lived experience, such as exploring housing justice <text:span text:style-name="T237">or progressive solutions to homelessness. </text:span></text:p>
      <text:p text:style-name="P82"><text:span text:style-name="T71">Trauma-Informed Education </text:span><text:span text:style-name="Strong_20_Emphasis"><text:span text:style-name="T247">addresses </text:span></text:span><text:span text:style-name="T71">the deep wounds inflicted by toxic socialization, systemic injustice, and coercive schooling. It transforms classrooms into containers of care, replacing fear with safety, shame with compassion, and isolation with authentic connection. In doing so, it makes learning possible not just as information transfer, but as emotional reintegration, spiritual awakening, and personal reclamation. By centering healing rather than discipline, and empathy rather than enforcement, Trauma-Informed Education reclaims education as a site of liberation, dignity, and repair, a sanctuary where the damaged roots of the human </text:span><text:span text:style-name="T247">psyche</text:span><text:span text:style-name="T71"> can begin to regrow. </text:span></text:p>
      <text:h text:style-name="P97" text:outline-level="3"><text:bookmark-start text:name="__RefHeading___Toc8688_223886137"/>Relational<text:bookmark-end text:name="__RefHeading___Toc8688_223886137"/></text:h>
      <text:p text:style-name="P94"><text:span text:style-name="T71">In conventional models, the classroom is structured, </text:span><text:span text:style-name="T248">through competition, testing, </text:span><text:span text:style-name="T249">and </text:span><text:span text:style-name="T248">the imposition of ideology</text:span><text:span text:style-name="T71">. </text:span><text:span text:style-name="T249">In these models, s</text:span><text:span text:style-name="T248">t</text:span><text:span text:style-name="T71">udents are separated from each other, from their teachers, from nature, and even from their own inner world. </text:span><text:span text:style-name="T249">This produces </text:span><text:span text:style-name="T250">disconnected and isolated individuals cut off from themselves and the wide world around </text:span><text:span text:style-name="T251">them.</text:span></text:p>
      <text:p text:style-name="P94"><text:span text:style-name="T250">The Pathfinder Model corrects this by embedding education in relations. This relational approach </text:span><text:span text:style-name="T71">views education not as a transaction of information but as a </text:span><text:span text:style-name="Strong_20_Emphasis"><text:span text:style-name="T71">sacred encounter between beings</text:span></text:span><text:span text:style-name="T71">. Rooted in the Lightning Path principle that human beings are fundamentally relational and designed for connection, this pedagogy centers </text:span><text:span text:style-name="Strong_20_Emphasis"><text:span text:style-name="T71">relationship as the primary medium of learning, healing, and transformation</text:span></text:span><text:span text:style-name="T71">. </text:span><text:soft-page-break/><text:span text:style-name="T71">Relational </text:span><text:span text:style-name="T250">p</text:span><text:span text:style-name="T71">edagogy reverses this fragmentation by </text:span><text:span text:style-name="Strong_20_Emphasis"><text:span text:style-name="T71">restoring education as a web of authentic, co-creative relationships</text:span></text:span><text:span text:style-name="T71">. It recognizes that </text:span><text:span text:style-name="Strong_20_Emphasis"><text:span text:style-name="T71">we learn in connection</text:span></text:span><text:span text:style-name="T71">, we heal in connection, and we actualize our potential in connection—with peers, with mentors, with family, with community, with the land, and with Spirit. </text:span><text:span text:style-name="T252">In line with this, Pathfinder’s relational approach </text:span></text:p>
      <text:list text:style-name="L24">
        <text:list-item>
          <text:p text:style-name="P104"><text:span text:style-name="Strong_20_Emphasis">Prioritizes Connection Over Compliance</text:span>: Relationships are not subordinate to curriculum delivery; they <text:span text:style-name="Emphasis">are</text:span> the curriculum. Classrooms are communities, not factories.</text:p>
        </text:list-item>
        <text:list-item>
          <text:p text:style-name="P104"><text:span text:style-name="Strong_20_Emphasis">Centers Dialogue</text:span>: Inspired by Freire’s dialogical method, learning emerges through shared inquiry, deep listening, and mutual transformation, not passive absorption.</text:p>
        </text:list-item>
        <text:list-item>
          <text:p text:style-name="P104"><text:span text:style-name="Strong_20_Emphasis">Builds Trust and Emotional Safety</text:span>: Strong teacher-student and peer-to-peer relationships form the container for all other learning. Without trust, there is no vulnerability; without vulnerability, there is no growth.</text:p>
        </text:list-item>
        <text:list-item>
          <text:p text:style-name="P104"><text:span text:style-name="Strong_20_Emphasis">Creates Small, Intimate Learning Pods</text:span>: Learning takes place in small, consistent, mixed-age groups that foster depth, continuity, and belonging.</text:p>
        </text:list-item>
        <text:list-item>
          <text:p text:style-name="P104"><text:span text:style-name="Strong_20_Emphasis">Affirms the Inherent Worth of Every Learner</text:span>: Relational pedagogy does not rank or sort, it sees every learner as a unique, valuable node in the communal learning field.</text:p>
        </text:list-item>
        <text:list-item>
          <text:p text:style-name="P104"><text:span text:style-name="Strong_20_Emphasis">Integrates Family and Community</text:span>: Education is not confined to classrooms. Parents, elders, caregivers, and community members are welcomed as co-educators and relational anchors.</text:p>
        </text:list-item>
        <text:list-item>
          <text:p text:style-name="P104"><text:span text:style-name="Strong_20_Emphasis">Practices Mutual Care and Reciprocity</text:span>: Students are encouraged to support one another, practice empathy, resolve conflict, and take shared responsibility for their learning space.</text:p>
        </text:list-item>
      </text:list>
      <text:p text:style-name="P94">Example: In a Pathfinder Learning Hub, a morning check-in circle allows each student to share how they’re arriving emotionally. A peer mentor notices a classmate is struggling and offers quiet support. A facilitator pauses a lesson to attend to relational tension between two learners. The learning environment becomes a living organism, a space where growth, care, and consciousness co-evolve.</text:p>
      <text:p text:style-name="P81"><text:span text:style-name="T189"><text:tab/>Relational Pedagogy </text:span><text:span text:style-name="Strong_20_Emphasis"><text:span text:style-name="T189">reinstates love, care, and connection as educational priorities</text:span></text:span><text:span text:style-name="T189">. In doing so, it dismantles the colonial, patriarchal, and capitalist assumption that relationships are obstacles to efficiency. Instead, it positions them as the </text:span><text:span text:style-name="Strong_20_Emphasis"><text:span text:style-name="T189">soul of the educational experience</text:span></text:span><text:span text:style-name="T189">. In a time of mass disconnection, loneliness, and alienation, </text:span><text:span text:style-name="T253">Pathfinder relational pedagogy </text:span><text:span text:style-name="T189">offers a model of learning that is </text:span><text:span text:style-name="Strong_20_Emphasis"><text:span text:style-name="T189">humanizing, </text:span></text:span><text:soft-page-break/><text:span text:style-name="Strong_20_Emphasis"><text:span text:style-name="T189">healing, and whole</text:span></text:span><text:span text:style-name="T189">. It is not just about teaching content—it is about cultivating the </text:span><text:span text:style-name="Strong_20_Emphasis"><text:span text:style-name="T189">relational consciousness</text:span></text:span><text:span text:style-name="T189"> needed to co-create just, regenerative, and flourishing futures.</text:span></text:p>
      <text:h text:style-name="P105" text:outline-level="3"><text:bookmark-start text:name="__RefHeading___Toc8900_3322981333"/>Life Centered<text:bookmark-end text:name="__RefHeading___Toc8900_3322981333"/></text:h>
      <text:p text:style-name="P81"><text:span text:style-name="T254"><text:tab/>Conventional educational systems, rooted in industrial and capitalist logics, center economic productivity, </text:span><text:span text:style-name="T239">instrumental reason, </text:span><text:span text:style-name="T254">and human dominance over nature, treating learners as raw material for labour markets</text:span><text:span text:style-name="T215">, treating other humans as “resources,” and </text:span><text:span text:style-name="T254">the Earth as an inert backdrop for human extraction. Such an </text:span><text:span text:style-name="T215">extractive, </text:span><text:span text:style-name="T254">anthropocentric model </text:span><text:span text:style-name="T255">fractures life systems and communities, alienates humans from the planet, </text:span><text:span text:style-name="T254">devastate</text:span><text:span text:style-name="T255">s</text:span><text:span text:style-name="T254"> ecosystems, and severed the deep bonds of life upon which true flourishing depends.</text:span></text:p>
      <text:p text:style-name="P94"><text:span text:style-name="T254"><text:tab/>The Pathfinder Model corrects this distortion </text:span><text:span text:style-name="T256">by putting </text:span><text:span text:style-name="T257">not just human but </text:span><text:span text:style-name="T254">all forms of life, </text:span><text:span text:style-name="T255">and even the planet itself, </text:span><text:span text:style-name="T254">at the heart of </text:span><text:span text:style-name="T256">the system. Ecologically embedded education </text:span><text:span text:style-name="T254">fosters planetary consciousness </text:span><text:span text:style-name="T256">through </text:span><text:span text:style-name="T254">ecological literacy, preparing learners </text:span><text:span text:style-name="T257">not </text:span><text:span text:style-name="T254">for employment but for planetary stewardship, communal regeneration, and sacred action. By embedding ecological interdependence, emotional intelligence, cultural wisdom, and spiritual reverence into the core curriculum. </text:span><text:span text:style-name="T258">To be precise, </text:span><text:span text:style-name="T255">Life and Planet C</text:span><text:span text:style-name="T259">entered Education is:</text:span></text:p>
      <text:list text:style-name="L25">
        <text:list-item>
          <text:p text:style-name="P106"><text:span text:style-name="T15">Planet-Centered</text:span>: Recognizes the <text:span text:style-name="T260">value and</text:span> interdependence of <text:span text:style-name="T261">all</text:span><text:span text:style-name="T262"> </text:span>life and the need to educate for ecological sustainability and planetary healing. <text:span text:style-name="T71">Curriculum</text:span> includes ecological literacy, systems thinking, and reciprocal relationships with nature.</text:p>
        </text:list-item>
        <text:list-item>
          <text:p text:style-name="P106"><text:span text:style-name="Strong_20_Emphasis">Emotionally Grounded</text:span>: Encourages emotional connection to the natural world through grief rituals, awe practices, and storytelling, nurturing empathy for people and planet.</text:p>
        </text:list-item>
        <text:list-item>
          <text:p text:style-name="P106"><text:span text:style-name="Strong_20_Emphasis">Spiritually Reverent</text:span>: Recognizes the sacred dimension of life and invites practices of gratitude, reverence, and ceremony into learning, bridging scientific understanding with spiritual wisdom.</text:p>
        </text:list-item>
        <text:list-item>
          <text:p text:style-name="P106"><text:span text:style-name="Strong_20_Emphasis">Culturally Rooted</text:span>: Integrates Indigenous, ancestral, and community knowledge systems that honour the relational web of life, challenging colonial and extractive narratives.</text:p>
        </text:list-item>
        <text:list-item>
          <text:p text:style-name="P106"><text:span text:style-name="Strong_20_Emphasis">Bioregional and Localized</text:span>: Emphasizes place-based learning. <text:span text:style-name="T263">S</text:span>tudents come to know and care for the land they inhabit, from watershed to weather patterns to animal kin.</text:p>
        </text:list-item>
        <text:list-item>
          <text:p text:style-name="P106"><text:span text:style-name="Strong_20_Emphasis">Future-Forming</text:span>: Helps learners imagine and co-create regenerative futures by integrating climate literacy, circular economies, and post-capitalist design principles into every level of study.</text:p>
        </text:list-item>
      </text:list>
      <text:p text:style-name="P107"><text:soft-page-break/><text:span text:style-name="Strong_20_Emphasis"><text:span text:style-name="T71">Example: </text:span></text:span>In a Pathfinder Learning Pod located in a suburban neighbourhood, a mixed-age group of learners embarks on a seasonal Learning Series titled <text:span text:style-name="Emphasis">"Becoming Kin with the Land."</text:span> With guidance from local Indigenous elders, community gardeners, and ecological facilitators, students learn about native plants, pollinators, soil regeneration, and water cycles. Lessons take place outdoors, grounded in storytelling, and hands-on care. Instead of simply studying climate change abstractly, learners actively restore a nearby wetland, practice land acknowledgment rituals, and build rain gardens using principles of permaculture. Along the way, they write reflective journals, create ecosystem maps, and participate in group dialogue about reciprocity, grief, and gratitude. Through this immersive, relational process, students not only gain scientific knowledge, they awaken to their role as conscious stewards within a living system. </text:p>
      <text:p text:style-name="P94"><text:span text:style-name="T189"><text:tab/>What makes </text:span><text:span text:style-name="Emphasis"><text:span text:style-name="T189">Life-Centered Education</text:span></text:span><text:span text:style-name="T189"> truly revolutionary is its </text:span><text:span text:style-name="Strong_20_Emphasis"><text:span text:style-name="T173">planet-centered orientation</text:span></text:span><text:span text:style-name="T189">. Unlike dominant models that place human productivity and <text:s/>growth at the center of educational purpose, Life-Centered Education re-centers the Earth and all its life systems as the </text:span><text:span text:style-name="Strong_20_Emphasis"><text:span text:style-name="T189">primary context, concern, and teacher</text:span></text:span><text:span text:style-name="T189">. It breaks with the anthropocentric logic of capitalist schooling, which treats the natural world as an inert backdrop or a resource to be exploited. </text:span><text:span text:style-name="T264">I</text:span><text:span text:style-name="T189">t invites students into a relationship of </text:span><text:span text:style-name="Strong_20_Emphasis"><text:span text:style-name="T189">reciprocity, reverence, and responsibility</text:span></text:span><text:span text:style-name="T189"> with the living planet. It fosters the kind of deep ecological literacy and systems thinking needed to confront the Polycrisis and build post-capitalist futures rooted in care rather than control. When students come to see themselves as Earth-beings, relational, interdependent, and responsible, education becomes not preparation for a job, but preparation for </text:span><text:span text:style-name="Strong_20_Emphasis"><text:span text:style-name="T173">planetary stewardship, regeneration, and sacred action</text:span></text:span><text:span text:style-name="T189">. In this way, Life-Centered Education becomes the foundation of a truly revolutionary pedagogy, one capable of healing the world from the inside out.</text:span></text:p>
      <text:h text:style-name="P97" text:outline-level="3"><text:bookmark-start text:name="__RefHeading___Toc7302_2680476423"/>Healing Centered<text:bookmark-end text:name="__RefHeading___Toc7302_2680476423"/></text:h>
      <text:p text:style-name="P94"><text:span text:style-name="Strong_20_Emphasis"><text:span text:style-name="T189"><text:tab/>Industrial </text:span></text:span><text:span text:style-name="Strong_20_Emphasis"><text:span text:style-name="T265">assembly-line </text:span></text:span><text:span text:style-name="Strong_20_Emphasis"><text:span text:style-name="T189">schooling systems fragment the human being, severing intellect from body, community from self, spirit from daily life. </text:span></text:span><text:span text:style-name="Strong_20_Emphasis"><text:span text:style-name="T222">They produce </text:span></text:span><text:span text:style-name="Strong_20_Emphasis"><text:span text:style-name="T266">sick, </text:span></text:span><text:span text:style-name="Strong_20_Emphasis"><text:span text:style-name="T189">isolated, disempowered individuals primed for exploitation. These systems do not nurture </text:span></text:span><text:span text:style-name="Strong_20_Emphasis"><text:span text:style-name="T267">health and </text:span></text:span><text:span text:style-name="Strong_20_Emphasis"><text:span text:style-name="T189">connection; they systematically destroy it, replacing authentic belonging with competition, compliance, and disconnection.</text:span></text:span></text:p>
      <text:p text:style-name="P94"><text:tab/>The Pathfinder Model corrects this by placing healing and connection at the center of the educational process. Healing- and Connection-Centered Education <text:span text:style-name="T268">(HCE) </text:span>understands that true learning is relational, embodied, and spiritual. <text:span text:style-name="T268">In order to actualize HCE, </text:span><text:span text:style-name="T269">Pathfinder </text:span></text:p>
      <text:list text:style-name="L26">
        <text:list-item>
          <text:p text:style-name="P108"><text:soft-page-break/><text:span text:style-name="Strong_20_Emphasis">Co-regulation and Relational Practices</text:span>: Facilitators model emotional attunement and healthy boundary-setting. Students are taught how to co-regulate with others and navigate conflict through dialogue, not domination.</text:p>
        </text:list-item>
        <text:list-item>
          <text:p text:style-name="P108"><text:span text:style-name="Strong_20_Emphasis">Embodied Curriculum Integration</text:span>: Movement, somatics, and body-based learning are not extracurricular, they are embedded into the academic experience, recognizing the body as a site of wisdom and healing. </text:p>
        </text:list-item>
        <text:list-item>
          <text:p text:style-name="P108"><text:span text:style-name="Strong_20_Emphasis"><text:span text:style-name="T270">Integrated </text:span></text:span><text:span text:style-name="Strong_20_Emphasis">Healing </text:span><text:span text:style-name="Strong_20_Emphasis"><text:span text:style-name="T271">and Connection </text:span></text:span><text:span text:style-name="Strong_20_Emphasis">Practices</text:span>: Emotional processing, reflective dialogue, mindfulness, expressive arts, and <text:span text:style-name="T15">connection </text:span><text:span text:style-name="T272">practices </text:span>are embedded in daily routines to facilitate repair and reintegration.</text:p>
        </text:list-item>
        <text:list-item>
          <text:p text:style-name="P108"><text:span text:style-name="Strong_20_Emphasis">Collective Ritual and Rhythm</text:span>: Pods incorporate seasonal celebrations, rites of passage, grief rituals, and community storytelling, restoring rhythm, meaning, and collective coherence.</text:p>
        </text:list-item>
        <text:list-item>
          <text:p text:style-name="P108"><text:span text:style-name="Strong_20_Emphasis">Connection with Place and Planet</text:span>: Learners engage in relationship with land, plants, weather, and animals, not as abstract science but as kinship and stewardship. Nature is not a “topic,” it is a teacher.</text:p>
        </text:list-item>
      </text:list>
      <text:list text:style-name="L27">
        <text:list-item>
          <text:p text:style-name="P109"><text:span text:style-name="Strong_20_Emphasis">Sacred Space Design</text:span>: Learning environments are designed intentionally, with attention to lighting, acoustics, textures, and sacred symbolism, to foster emotional safety and spiritual presence.</text:p>
        </text:list-item>
      </text:list>
      <text:p text:style-name="P94"><text:bookmark-start text:name="__RefHeading___Toc8078_3673728002"/><text:span text:style-name="T273">Example: </text:span><text:span text:style-name="T173">A middle school Learning Pod begins each day with a grounding circle: students check in emotionally, light a candle, and share one word to describe how they’re arriving. Instead of going straight into content, the day begins with a short embodiment practice, yoga, breath work, or expressive movement, followed by reflective journaling. Lessons are infused with connection themes: when studying literature, students explore how characters heal from grief; when learning biology, they reflect on how their nervous system responds to stress. A student struggling with chronic anxiety is invited to co-create a calming space in the corner of the room, complete with sensory tools, cushions, and affirmations. With the support of a trauma-informed facilitator and daily connection practices, they begin to feel safe in their body for the first time, and as a result, their academic confidence and creative engagement flourish. </text:span><text:bookmark-end text:name="__RefHeading___Toc8078_3673728002"/></text:p>
      <text:p text:style-name="P94"><text:bookmark-start text:name="__RefHeading___Toc8080_3673728002"/><text:span text:style-name="T173">n a world wracked by disconnection, disembodiment, and spiritual amnesia, HCE offers a way home. It transforms the classroom from a site of performance and control into a </text:span><text:span text:style-name="Strong_20_Emphasis"><text:span text:style-name="T173">sanctuary of remembrance</text:span></text:span><text:span text:style-name="T173">—</text:span><text:soft-page-break/><text:span text:style-name="T173">where learners recover their bodies, reclaim their voices, and rejoin the relational web of life. Within the Pathfinder Educational Model, HCE is both compass and cure: a practice that not only nurtures academic growth but restores the sacred fabric of self, society, and planet. In healing education, we heal the future. </text:span><text:bookmark-end text:name="__RefHeading___Toc8080_3673728002"/></text:p>
      <text:h text:style-name="P97" text:outline-level="3"><text:bookmark-start text:name="__RefHeading___Toc8690_223886137"/>Connection Centered <text:bookmark-end text:name="__RefHeading___Toc8690_223886137"/></text:h>
      <text:p text:style-name="P94"><text:span text:style-name="T274">In the Lightning Path (LP) framework, </text:span><text:span text:style-name="Strong_20_Emphasis"><text:span text:style-name="T274">connection</text:span></text:span><text:span text:style-name="T274"> is the foundational state of human wholeness, well-being, and consciousness. To be connected means to exist in </text:span><text:span text:style-name="T275">alignment </text:span><text:span text:style-name="T274">with one's authentic self (also known as one’s </text:span><text:span text:style-name="Strong_20_Emphasis"><text:span text:style-name="T274">Higher Self </text:span></text:span><text:span text:style-name="Strong_20_Emphasis"><text:span text:style-name="T276">or Spiritual Ego</text:span></text:span><text:span text:style-name="T274">), in attuned relationship with others, in conscious communion with the Earth, and in resonance with the broader energetic and spiritual fabric of existence. </text:span>A <text:span text:style-name="Strong_20_Emphasis">Connection-Centered</text:span> educational model is therefore one that:</text:p>
      <text:p text:style-name="P110"><text:span text:style-name="T15">1. </text:span><text:span text:style-name="Strong_20_Emphasis"><text:span text:style-name="T15">Centers Connection as a Developmental Imperative </text:span></text:span><text:span text:style-name="Strong_20_Emphasis"><text:span text:style-name="T277">(see Seven Essential Needs)</text:span></text:span></text:p>
      <text:list text:style-name="L28">
        <text:list-item>
          <text:p text:style-name="P111">Connection is not a luxury—it is a <text:span text:style-name="Strong_20_Emphasis">biological and spiritual necessity</text:span> for healthy development, learning, and expression. Humans are not born <text:span text:style-name="T278">with fully developed connections</text:span>; they must be supported into connection through environments that meet essential needs, promote safety, and honour identity.</text:p>
        </text:list-item>
      </text:list>
      <text:p text:style-name="P110">2. <text:span text:style-name="Strong_20_Emphasis">Fosters Multi-Dimensional Connection</text:span></text:p>
      <text:list text:style-name="L29">
        <text:list-item>
          <text:p text:style-name="P112"><text:span text:style-name="Strong_20_Emphasis">Inward Connection</text:span>: Reconnection to one’s body, emotions, and authentic desires through practices like <text:span text:style-name="T279">personal forgiveness,</text:span> reflection, embodiment, art <text:span text:style-name="T279">and music, and </text:span><text:span text:style-name="T280">connection pratice</text:span>.</text:p>
        </text:list-item>
        <text:list-item>
          <text:p text:style-name="P112"><text:span text:style-name="Strong_20_Emphasis">Relational Connection</text:span>: Deepening empathy, trust, and co-regulation with others through dialogue, play, and collective ritual.</text:p>
        </text:list-item>
        <text:list-item>
          <text:p text:style-name="P112"><text:span text:style-name="Strong_20_Emphasis">Planetary Connection</text:span>: Revitalizing the broken bond with the Earth through bioregional learning, land-based practices, and ecological responsibility.</text:p>
        </text:list-item>
        <text:list-item>
          <text:p text:style-name="P112"><text:span text:style-name="Strong_20_Emphasis">Spiritual Connection</text:span>: <text:span text:style-name="T84">Connecting to one’s spiritual ego, one’s higher self/Atman/</text:span><text:span text:style-name="T278">Spiritual Ego</text:span><text:span text:style-name="T84">. </text:span>Reawakening one’s sense of meaning, reverence, and place within larger cosmic pattern<text:span text:style-name="T279">s</text:span>.</text:p>
        </text:list-item>
      </text:list>
      <text:p text:style-name="P110"><text:span text:style-name="T15">3. </text:span><text:span text:style-name="Strong_20_Emphasis"><text:span text:style-name="T15">Is Cognitively Liberating</text:span></text:span></text:p>
      <text:list text:style-name="L30">
        <text:list-item>
          <text:p text:style-name="P113"><text:soft-page-break/>Connection-centered environments do not condition obedience; they <text:span text:style-name="Strong_20_Emphasis"><text:span text:style-name="T71">liberate perception, awareness, and insight</text:span></text:span><text:span text:style-name="T71">. Students are empowered to question, feel, imagine, and create outside the confines of industrial logic and trauma patterns.</text:span></text:p>
        </text:list-item>
      </text:list>
      <text:p text:style-name="P110"><text:span text:style-name="T15">4. </text:span><text:span text:style-name="Strong_20_Emphasis"><text:span text:style-name="T15">Supports Expanded Awareness and Agency</text:span></text:span></text:p>
      <text:list text:style-name="L31">
        <text:list-item>
          <text:p text:style-name="P114">As connection is restored, students reclaim the full bandwidth of human consciousness: emotional depth, critical thinking, spiritual intuition, and ethical imagination.</text:p>
        </text:list-item>
        <text:list-item>
          <text:p text:style-name="P114">They learn to act not as cogs in a system but as conscious agents of planetary transformation.</text:p>
        </text:list-item>
      </text:list>
      <text:p text:style-name="P110"><text:span text:style-name="T15">5. </text:span><text:span text:style-name="Strong_20_Emphasis"><text:span text:style-name="T15">Heals the Damage of Toxic Socialization</text:span></text:span></text:p>
      <text:list text:style-name="L32">
        <text:list-item>
          <text:p text:style-name="P115"><text:span text:style-name="T151">Connection-centered education identifies and works to undo the </text:span><text:span text:style-name="T281">damage and </text:span><text:span text:style-name="T151">disconnection imposed by hierarchical, abusive, and exploitative social systems. It centers </text:span><text:span text:style-name="Strong_20_Emphasis"><text:span text:style-name="T141">relational repair</text:span></text:span><text:span text:style-name="T151">, restoring trust in self, others, and the world.</text:span></text:p>
        </text:list-item>
      </text:list>
      <text:h text:style-name="Heading_20_2" text:outline-level="2"><text:bookmark-start text:name="__RefHeading___Toc10935_3530875132"/>Pathfinder Root Structure<text:bookmark-end text:name="__RefHeading___Toc10935_3530875132"/></text:h>
      <text:h text:style-name="P116" text:outline-level="1"><text:bookmark-start text:name="__RefHeading___Toc6442_2500716445"/><text:span text:style-name="T282">3</text:span><text:span text:style-name="T129">. </text:span><text:span text:style-name="T283">Pathfinder </text:span><text:span text:style-name="T284">Curated</text:span><text:span text:style-name="T283"> Knowledge Systems</text:span><text:bookmark-end text:name="__RefHeading___Toc6442_2500716445"/></text:h>
      <text:p text:style-name="P117"><text:span text:style-name="T285">The PEM relies for its curricular foundation on curated </text:span><text:span text:style-name="Strong_20_Emphasis"><text:span text:style-name="T15">Knowledge Systems. </text:span></text:span><text:span text:style-name="T71">A Knowledge System is defined as a structured, dynamic, and transdisciplinary architecture for the </text:span><text:span text:style-name="Strong_20_Emphasis"><text:span text:style-name="T71">organization, validation, storage, and transmission of knowledge</text:span></text:span><text:span text:style-name="T71">. Knowledge Systems encompass the </text:span><text:span text:style-name="Strong_20_Emphasis"><text:span text:style-name="T71">semantic</text:span></text:span><text:span text:style-name="T71">, </text:span><text:span text:style-name="Strong_20_Emphasis"><text:span text:style-name="T71">ontological</text:span></text:span><text:span text:style-name="T71">, and </text:span><text:span text:style-name="Strong_20_Emphasis"><text:span text:style-name="T71">procedural mechanisms</text:span></text:span><text:span text:style-name="T71"> by which </text:span><text:span text:style-name="T286">Pathfinder Education in particular, and societies more generally, understand </text:span><text:span text:style-name="T71">and regulate truth claims. They include conceptual taxonomies, data models, theoretical frameworks, and institutional or digital infrastructures that together determine </text:span><text:span text:style-name="Strong_20_Emphasis"><text:span text:style-name="T71">what counts as knowledge</text:span></text:span><text:span text:style-name="T71">, </text:span><text:span text:style-name="Strong_20_Emphasis"><text:span text:style-name="T71">how it is verified</text:span></text:span><text:span text:style-name="T71">, and </text:span><text:span text:style-name="Strong_20_Emphasis"><text:span text:style-name="T71">how it is shared</text:span></text:span><text:span text:style-name="T71">.</text:span></text:p>
      <text:p text:style-name="Text_20_body">Where industrial education relies on fragmented, disempowering, and ideologically biased knowledge structures, Pathfinder Knowledge System<text:span text:style-name="T71">s aim to be </text:span><text:span text:style-name="Strong_20_Emphasis"><text:span text:style-name="T71">empirical</text:span></text:span><text:span text:style-name="T71">, </text:span><text:span text:style-name="Strong_20_Emphasis"><text:span text:style-name="T71">logical</text:span></text:span><text:span text:style-name="T71">, </text:span><text:span text:style-name="Strong_20_Emphasis"><text:span text:style-name="T71">healing- </text:span></text:span><text:span text:style-name="Strong_20_Emphasis"><text:span text:style-name="T287">and connection-</text:span></text:span><text:span text:style-name="Strong_20_Emphasis"><text:span text:style-name="T71">centered</text:span></text:span><text:span text:style-name="T71">. They restore coherence by embedding learning within a </text:span><text:span text:style-name="Strong_20_Emphasis"><text:span text:style-name="T71">relational, trauma-informed, and needs-satisfying</text:span></text:span><text:span text:style-name="T71"> framework. Instead of conditioning learners to passively consume disconnected facts, Pathfinder Knowledge Systems train learners to build </text:span><text:span text:style-name="Strong_20_Emphasis"><text:span text:style-name="T71">meaningful, integrated understandings</text:span></text:span><text:span text:style-name="T71"> of themselves, their societies, and the world. </text:span><text:span text:style-name="T288">To be specific, </text:span><text:span text:style-name="T71">Pathfinder Knowledge Systems replace the disembedded, commodified epistemologies of industrial schooling with </text:span><text:span text:style-name="T288">systems </text:span><text:span text:style-name="T71">that </text:span><text:span text:style-name="T286">are</text:span><text:span text:style-name="T71">:</text:span></text:p>
      <text:list text:style-name="L33">
        <text:list-item>
          <text:p text:style-name="P118"><text:span text:style-name="T289">S</text:span><text:span text:style-name="T71">ituated in </text:span><text:span text:style-name="T287">the context of </text:span><text:a xlink:type="simple" xlink:href="https://spiritwiki.lightningpath.org/index.php/Human_Development" text:style-name="Internet_20_link" text:visited-style-name="Visited_20_Internet_20_Link"><text:span text:style-name="T287">Human Development</text:span></text:a><text:span text:style-name="T287"> and </text:span><text:a xlink:type="simple" xlink:href="https://spiritwiki.lightningpath.org/index.php/Human_Flourishing" text:style-name="Internet_20_link" text:visited-style-name="Visited_20_Internet_20_Link"><text:span text:style-name="T287">Human Flourishing</text:span></text:a><text:span text:style-name="T287">. </text:span></text:p>
        </text:list-item>
        <text:list-item>
          <text:p text:style-name="P118"><text:span text:style-name="Strong_20_Emphasis"><text:span text:style-name="T286">Fully </text:span></text:span><text:span text:style-name="Strong_20_Emphasis"><text:span text:style-name="T71">Transparen</text:span></text:span><text:span text:style-name="Strong_20_Emphasis"><text:span text:style-name="T286">t. </text:span></text:span></text:p>
        </text:list-item>
        <text:list-item>
          <text:p text:style-name="P119"><text:span text:style-name="Strong_20_Emphasis"><text:span text:style-name="T288">Completely Open Access.</text:span></text:span></text:p>
        </text:list-item>
        <text:list-item>
          <text:p text:style-name="P119"><text:span text:style-name="Strong_20_Emphasis"><text:span text:style-name="T286">Ontologically Sophisticated - </text:span></text:span><text:span text:style-name="Strong_20_Emphasis"><text:span text:style-name="T289">Multiple ways of knowing (scientific, relational, spiritual, embodied) are honoured and integrated.</text:span></text:span></text:p>
        </text:list-item>
        <text:list-item>
          <text:p text:style-name="P119"><text:span text:style-name="Strong_20_Emphasis"><text:span text:style-name="T288">Thoroughly g</text:span></text:span><text:span text:style-name="Strong_20_Emphasis"><text:span text:style-name="T286">rounded in the Pathfinder Pedagogical Framework</text:span></text:span></text:p>
        </text:list-item>
      </text:list>
      <text:p text:style-name="P120"><text:span text:style-name="T290">Knowledge systems are curated by </text:span><text:span text:style-name="T291">Subject Area Experts, </text:span><text:span text:style-name="T290">known in the Pathfinder model as </text:span><text:span text:style-name="T291">Knowledge Stewards.</text:span><text:span text:style-name="T290"> <text:s/></text:span></text:p>
      <text:p text:style-name="P120"><text:span text:style-name="T292">Curated Knowledge </text:span><text:span text:style-name="T71">systems are essential to delivering education that is </text:span><text:span text:style-name="Strong_20_Emphasis"><text:span text:style-name="T71">inclusive, empowering, fruitful</text:span></text:span><text:span text:style-name="T71">, and oriented toward </text:span><text:span text:style-name="Strong_20_Emphasis"><text:span text:style-name="T71">planetary </text:span></text:span><text:span text:style-name="Strong_20_Emphasis"><text:span text:style-name="T163">healing and reconnection</text:span></text:span><text:span text:style-name="T71">.</text:span></text:p>
      <text:h text:style-name="Heading_20_2" text:outline-level="2"><text:bookmark-start text:name="__RefHeading___Toc8692_223886137"/><text:soft-page-break/>The Role of the SpiritWiki<text:bookmark-end text:name="__RefHeading___Toc8692_223886137"/></text:h>
      <text:p text:style-name="P121">At the heart of the Pathfinder Knowledge System is the <text:a xlink:type="simple" xlink:href="https://spiritwiki.lightningpath.org/" office:target-frame-name="_new" xlink:show="replace" text:style-name="Internet_20_link" text:visited-style-name="Visited_20_Internet_20_Link"><text:span text:style-name="Strong_20_Emphasis">SpiritWiki</text:span></text:a>, a publicly accessible and logically structured <text:span text:style-name="T293">Knowledge System </text:span>that houses the core conceptual and theoretical architecture of the Pathfinder Model <text:span text:style-name="T294">as well as the paradigm shifting curriculum provided by the </text:span><text:span text:style-name="T295">Lightning Path</text:span>. <text:span text:style-name="T293">In this context, t</text:span>he SpiritWiki is both a <text:span text:style-name="Strong_20_Emphasis">reference tool, dynamic knowledge system</text:span>, <text:span text:style-name="T294">and early example of what a Pathfinder Knowledge system might look like. </text:span><text:span text:style-name="T284">As with all Pathfinder Knowledge System</text:span><text:span text:style-name="T293">s</text:span><text:span text:style-name="T284">, t</text:span><text:span text:style-name="T294">he SpiritWiki is </text:span>designed to:</text:p>
      <text:list text:style-name="L34">
        <text:list-item>
          <text:p text:style-name="P122"><text:span text:style-name="T71">Provide learners, teachers, and AI systems with </text:span><text:span text:style-name="Strong_20_Emphasis"><text:span text:style-name="T71">clear and interconnected definitions</text:span></text:span><text:span text:style-name="T71"> across disciplines like sociology, psychology, evolution, and consciousness studies.</text:span></text:p>
        </text:list-item>
        <text:list-item>
          <text:p text:style-name="P122"><text:span text:style-name="T71">Serve as a </text:span><text:span text:style-name="Strong_20_Emphasis"><text:span text:style-name="T71">logic engine</text:span></text:span><text:span text:style-name="T71"> that supports empirical coherence and theoretical integration.</text:span></text:p>
        </text:list-item>
        <text:list-item>
          <text:p text:style-name="P122"><text:span text:style-name="T71">Anchor curriculum development in </text:span><text:span text:style-name="Strong_20_Emphasis"><text:span text:style-name="T71">conceptual clarity</text:span></text:span><text:span text:style-name="T71">, </text:span><text:span text:style-name="Strong_20_Emphasis"><text:span text:style-name="T71">logical consistency</text:span></text:span><text:span text:style-name="T71">, </text:span><text:span text:style-name="T285">empirical research, </text:span><text:span text:style-name="T71">and </text:span><text:span text:style-name="Strong_20_Emphasis"><text:span text:style-name="T71">spiritual alignment</text:span></text:span><text:span text:style-name="T71">.</text:span></text:p>
        </text:list-item>
        <text:list-item>
          <text:p text:style-name="P123">Facilitate global participation by offering content that is translatable, adaptable, and decolonial in orientation.</text:p>
        </text:list-item>
        <text:list-item>
          <text:p text:style-name="P124">Facilitate global transformation.</text:p>
        </text:list-item>
      </text:list>
      <text:list text:style-name="L35">
        <text:list-header>
          <text:p text:style-name="P125"><text:span text:style-name="T71"/></text:p>
        </text:list-header>
      </text:list>
      <text:p text:style-name="P126"/>
      <text:h text:style-name="P127" text:outline-level="1"><text:bookmark-start text:name="__RefHeading___Toc18467_484302408"/><text:span text:style-name="T282">4</text:span><text:span text:style-name="T283">. Pathfinder Curriculum</text:span><text:bookmark-end text:name="__RefHeading___Toc18467_484302408"/></text:h>
      <text:p text:style-name="P117">Pathfinder Curriculum is designed to support the emergence of fully actualized <text:span text:style-name="T296">and empowered, </text:span>ethically grounded, and ecologically literate human beings capable of thriving in and transforming a rapidly changing world. Unlike traditional models that prioritize narrow academic performance or workforce readiness, the Pathfinder Curriculum is structured to meet the full spectrum of developmental, practical, intellectual, and spiritual needs identified in the Lightning Path framework. It is organized into three interdependent tiers, <text:span text:style-name="T297">Foundational, Core, and Special Focus</text:span>:</text:p>
      <text:h text:style-name="P128" text:outline-level="2"><text:bookmark-start text:name="__RefHeading___Toc7853_2818591826"/>Foundational <text:s/><text:span text:style-name="T298">Knowledge </text:span><text:span text:style-name="T296">Domains</text:span>: Human Function and Self-Reliance<text:bookmark-end text:name="__RefHeading___Toc7853_2818591826"/></text:h>
      <text:p text:style-name="P117">At the base of the curriculum are the <text:span text:style-name="Strong_20_Emphasis">Foundational Domains</text:span>, which support the basic competencies required for life participation, individual autonomy, and interdependent community life. These foundational skills are <text:span text:style-name="T299">t</text:span>he soil from which all higher learning and social contribution must grow.</text:p>
      <text:p text:style-name="P129"><text:span text:style-name="Strong_20_Emphasis">Literacy</text:span></text:p>
      <text:p text:style-name="P117">In the Pathfinder Educational Model, traditional and emergent literacies are framed as tools of empowerment, not instruments of compliance. Literacy is multidimensional and context-rooted, comprising:</text:p>
      <text:list text:style-name="L36">
        <text:list-item>
          <text:p text:style-name="P130"><text:span text:style-name="Strong_20_Emphasis">Traditional Literacy (Reading and Writing)</text:span>: These remain essential but are reframed as vehicles for voice, self-expression, and critical agency. Reading is liberation through access to suppressed narratives and diverse worldviews. Writing is personal reclamation and cultural authorship. Students are supported to read and write in ways that are developmentally attuned, relationally grounded, and culturally meaningful.</text:p>
        </text:list-item>
        <text:list-item>
          <text:p text:style-name="P130"><text:span text:style-name="Strong_20_Emphasis">Digital Literacy</text:span>: Learners develop the capacity to navigate, critique, and create within digital environments. This includes understanding platforms, privacy, algorithms, media manipulation, and ethical engagement in online spaces.</text:p>
        </text:list-item>
        <text:list-item>
          <text:p text:style-name="P130"><text:soft-page-break/><text:span text:style-name="Strong_20_Emphasis">Visual Literacy</text:span>: Students are trained to interpret and produce visual meaning—whether through media analysis, artistic creation, or data representation. Visuals become tools for expressing emotion, complexity, and relational insight.</text:p>
        </text:list-item>
        <text:list-item>
          <text:p text:style-name="P130"><text:span text:style-name="Strong_20_Emphasis">Symbolic Literacy</text:span>: This includes fluency in abstract representation systems—mathematical, spiritual, scientific, and metaphoric. It prepares students to decode dominant ideologies, engage cross-culturally, and work within complex systems.</text:p>
        </text:list-item>
      </text:list>
      <text:p text:style-name="P131"><text:span text:style-name="Strong_20_Emphasis">Numeracy</text:span></text:p>
      <text:p text:style-name="P131"><text:span text:style-name="Strong_20_Emphasis"><text:span text:style-name="T71"><text:tab/>Numeracy is taught as applied, real-world fluency with numbers, patterns, and data. Students learn budgeting, measuring, estimating, and data interpretation in daily life, fostering a relationship with mathematics rooted in purpose, confidence, and empowerment. Instead of abstract drills,</text:span></text:span><text:span text:style-name="Strong_20_Emphasis"><text:span text:style-name="T81"> numeracy is contextually embedded in cooking, building, ecology, community planning, and economic justice,</text:span></text:span><text:span text:style-name="Strong_20_Emphasis"><text:span text:style-name="T71"> helping learners see numbers as tools of clarity, justice, and creative design.</text:span></text:span></text:p>
      <text:p text:style-name="P129"><text:span text:style-name="Strong_20_Emphasis">Basic Life Skills</text:span></text:p>
      <text:p text:style-name="P117">In contrast to the abstracted and desk-bound nature of mainstream education, Pathfinder prioritizes <text:span text:style-name="Strong_20_Emphasis"><text:span text:style-name="T71">embodied competence</text:span></text:span><text:span text:style-name="T71">. </text:span>This includes:</text:p>
      <text:list text:style-name="L37">
        <text:list-item>
          <text:p text:style-name="P132"><text:span text:style-name="Strong_20_Emphasis"><text:span text:style-name="T71">Cooking and Nutrition</text:span></text:span><text:span text:style-name="T71"> – not just meal prep, but understanding food systems, nutrition, and ethical sourcing.</text:span></text:p>
        </text:list-item>
        <text:list-item>
          <text:p text:style-name="P132"><text:span text:style-name="Strong_20_Emphasis"><text:span text:style-name="T71">Sewing and Clothing Repair</text:span></text:span><text:span text:style-name="T71"> – fostering sustainability, creativity, and independence.</text:span></text:p>
        </text:list-item>
        <text:list-item>
          <text:p text:style-name="P132"><text:span text:style-name="Strong_20_Emphasis"><text:span text:style-name="T71">Cleaning and Sanitation</text:span></text:span><text:span text:style-name="T71"> – developing respect for health, order, and shared space.</text:span></text:p>
        </text:list-item>
        <text:list-item>
          <text:p text:style-name="P132"><text:span text:style-name="Strong_20_Emphasis"><text:span text:style-name="T71">Growing (Agriculture and Gardening)</text:span></text:span><text:span text:style-name="T71"> – reconnecting with the earth and reclaiming food sovereignty.</text:span></text:p>
        </text:list-item>
        <text:list-item>
          <text:p text:style-name="P132"><text:span text:style-name="Strong_20_Emphasis"><text:span text:style-name="T71">Building Repair and Maintenance</text:span></text:span><text:span text:style-name="T71"> – practical understanding of tools, materials, and built environments.</text:span></text:p>
        </text:list-item>
        <text:list-item>
          <text:p text:style-name="P132"><text:span text:style-name="Strong_20_Emphasis"><text:span text:style-name="T71">Health, </text:span></text:span><text:span text:style-name="Strong_20_Emphasis"><text:span text:style-name="T300">Physical Fitness,</text:span></text:span><text:span text:style-name="Strong_20_Emphasis"><text:span text:style-name="T71"> and Safety</text:span></text:span><text:span text:style-name="T71"> – including first aid, body literacy, basic anatomy, and preventive care.</text:span></text:p>
        </text:list-item>
      </text:list>
      <text:list text:style-name="L38">
        <text:list-item>
          <text:p text:style-name="P133"><text:soft-page-break/><text:span text:style-name="Strong_20_Emphasis"><text:span text:style-name="T71">Animal Husbandry</text:span></text:span><text:span text:style-name="T71"> – for contexts where stewardship of animals supports companionship or ecology.</text:span></text:p>
        </text:list-item>
      </text:list>
      <text:p text:style-name="P117">This life skills track restores dignity to manual competence and ensures learners develop confidence through tangible, useful knowledge.</text:p>
      <text:h text:style-name="P128" text:outline-level="2"><text:bookmark-start text:name="__RefHeading___Toc7855_2818591826"/>Core <text:span text:style-name="T298">Knowledge Domains</text:span><text:bookmark-end text:name="__RefHeading___Toc7855_2818591826"/></text:h>
      <text:p text:style-name="P117">The<text:span text:style-name="T71"> </text:span><text:span text:style-name="Strong_20_Emphasis"><text:span text:style-name="T71">Core Domains</text:span></text:span> represent the cognitive, historical, and ecological literacy needed to become an informed, critical, and compassionate planetary citizen.</text:p>
      <text:list text:style-name="L39">
        <text:list-item>
          <text:p text:style-name="P134"><text:span text:style-name="Strong_20_Emphasis">Arts and Expression <text:s/>– </text:span><text:span text:style-name="Strong_20_Emphasis"><text:span text:style-name="T71">Music, movement, visual arts, storytelling, and ritual are integral to human wholeness and community life.</text:span></text:span></text:p>
        </text:list-item>
      </text:list>
      <text:list text:style-name="L40">
        <text:list-item>
          <text:p text:style-name="P135"><text:span text:style-name="Strong_20_Emphasis"><text:span text:style-name="T296">Human Sciences -</text:span></text:span><text:span text:style-name="Strong_20_Emphasis"><text:span text:style-name="T301">Psychology, Sociology, History, Gender Studies, etc. </text:span></text:span></text:p>
          <text:list>
            <text:list-item>
              <text:p text:style-name="P135"><text:span text:style-name="Strong_20_Emphasis"><text:span text:style-name="T301">Psychology here is ideally rooted in </text:span></text:span><text:span text:style-name="Strong_20_Emphasis">LP Psychology. </text:span><text:span text:style-name="Strong_20_Emphasis"><text:span text:style-name="T301">LP Psychology replaces </text:span></text:span>reductive behaviorist models w<text:span text:style-name="T71">ith </text:span><text:span text:style-name="Strong_20_Emphasis"><text:span text:style-name="T71">developmentally appropriate, trauma-informed, spiritually coherent</text:span></text:span><text:span text:style-name="T71"> psychological literacy. Students learn about identity formation, </text:span><text:span text:style-name="T300">the dual-model of the human psyche, </text:span><text:span text:style-name="T71">connection and disconnection, healing, and human potential as a structured</text:span> path of evolution rather than pathology. <text:span text:style-name="T302">Including within Psychology’s rubric is Consciousness Studies, Connectin, Connection Practices, etc.</text:span></text:p>
            </text:list-item>
            <text:list-item>
              <text:p text:style-name="P135"><text:span text:style-name="T296">Sociology here includes b</text:span><text:span text:style-name="T303">asic education in core sociological concepts like socialization, institutions (religions, science), critical introduction to the Regime of Accumulation, </text:span>power, structure, and ideology. <text:span text:style-name="T71">Emphasis is placed on </text:span><text:span text:style-name="Strong_20_Emphasis"><text:span text:style-name="T71">decolonial, feminist, and anti-capitalist theories</text:span></text:span><text:span text:style-name="T71">, </text:span>as well as relational models of community, cooperation, and mutual aid.</text:p>
            </text:list-item>
            <text:list-item>
              <text:p text:style-name="P135"><text:span text:style-name="Strong_20_Emphasis"><text:span text:style-name="T71">History</text:span></text:span><text:span text:style-name="Strong_20_Emphasis"> – </text:span><text:span text:style-name="Strong_20_Emphasis"><text:span text:style-name="T301">Here h</text:span></text:span>istory is reframed as a struggle between forces of accumulation and liberation. Curriculum focuses not just on dates and names but on <text:span text:style-name="Emphasis">narrative analysis</text:span>, historical trauma, and the evolution of human consciousness. Hidden histories, indigenous perspectives, and counter-hegemonic voices are centered.</text:p>
            </text:list-item>
          </text:list>
        </text:list-item>
        <text:list-item>
          <text:p text:style-name="P136"><text:span text:style-name="Strong_20_Emphasis"><text:span text:style-name="T296">Natural </text:span></text:span><text:span text:style-name="Strong_20_Emphasis">Science <text:s/>– </text:span>Science is presented as a method for knowing the world—but not the only one. It is taught as a dynamic process of inquiry, grounded in<text:span text:style-name="T71"> </text:span><text:span text:style-name="Strong_20_Emphasis"><text:span text:style-name="T71">systems thinking</text:span></text:span><text:span text:style-name="T71">, </text:span><text:span text:style-name="Strong_20_Emphasis"><text:span text:style-name="T71">epistemic </text:span></text:span><text:soft-page-break/><text:span text:style-name="Strong_20_Emphasis"><text:span text:style-name="T71">humility</text:span></text:span><text:span text:style-name="T71">, and </text:span><text:span text:style-name="Strong_20_Emphasis"><text:span text:style-name="T71">ethical responsibility</text:span></text:span><text:span text:style-name="T71">. Ecological literacy and sustainability are integrated at every level. </text:span><text:span text:style-name="T301">Science here covers the basics, physics, chemistry, biology, etc.</text:span></text:p>
        </text:list-item>
        <text:list-item>
          <text:p text:style-name="P136"><text:span text:style-name="Strong_20_Emphasis"><text:span text:style-name="T304">Ecological Sciences</text:span></text:span><text:span text:style-name="Strong_20_Emphasis"> <text:s/>– </text:span>Taught not just as a subfield of biology but as<text:span text:style-name="T71"> a </text:span><text:span text:style-name="Strong_20_Emphasis"><text:span text:style-name="T71">paradigm for understanding life</text:span></text:span><text:span text:style-name="T71">, this includes climate science, resource cycles, biodiversity, regenerative design, and humanity’s place in the web of life. Ecological understanding is the backbone of planetary citizenship.</text:span></text:p>
        </text:list-item>
      </text:list>
      <text:h text:style-name="Heading_20_2" text:outline-level="2" text:is-list-header="true"><text:bookmark-start text:name="__RefHeading___Toc8573_223886137"/>Special Focus <text:span text:style-name="T298">Knowledge Domains</text:span>: Deep Dives and Calling Pathways<text:bookmark-end text:name="__RefHeading___Toc8573_223886137"/></text:h>
      <text:p text:style-name="P117"><text:span text:style-name="T71">The </text:span><text:span text:style-name="Strong_20_Emphasis"><text:span text:style-name="T71">Special Focus Tier</text:span></text:span><text:span text:style-name="T71"> provides space for individualization, specialization, and calling-based development. Learners select one or more of the following streams for deeper exploration:</text:span></text:p>
      <text:list text:style-name="L41">
        <text:list-item>
          <text:p text:style-name="P137"><text:span text:style-name="Strong_20_Emphasis"><text:span text:style-name="T71">Trades</text:span></text:span><text:span text:style-name="T71"> – Carpentry, electrical, mechanics, plumbing, etc. These tracks are fully integrated with ecological and ethical considerations (e.g., sustainable building, circular economy).</text:span></text:p>
        </text:list-item>
        <text:list-item>
          <text:p text:style-name="P137"><text:span text:style-name="Strong_20_Emphasis"><text:span text:style-name="T71">Advanced Sciences</text:span></text:span><text:span text:style-name="T71"> – Learners can pursue deeper training in areas like biology, astronomy, quantum physics, or applied technologies.</text:span></text:p>
        </text:list-item>
        <text:list-item>
          <text:p text:style-name="P137"><text:span text:style-name="Strong_20_Emphasis"><text:span text:style-name="T71">Professions</text:span></text:span><text:span text:style-name="T71"> – Education, health care, media, governance, etc.—always framed within a planetary, post-capitalist ethic.</text:span></text:p>
        </text:list-item>
        <text:list-item>
          <text:p text:style-name="P137"><text:span text:style-name="Strong_20_Emphasis"><text:span text:style-name="T305">Consciousness Studies </text:span></text:span><text:span text:style-name="T71">– </text:span><text:span text:style-name="T305">Advanced dive into Consciousness, The Fabric of Consciousness, Connection, Connection Practices, Connection Experiences, the Dual Ego of the human psyche, etc. </text:span><text:span text:style-name="T71">Meditation </text:span><text:span text:style-name="T305">(e.g., </text:span><text:span text:style-name="T71">breathwork, dreamwork, visionary states, etc., as legitimate domains of exploration and mastery</text:span><text:span text:style-name="T305">)</text:span><text:span text:style-name="T71">. </text:span></text:p>
        </text:list-item>
      </text:list>
      <text:p text:style-name="P117">This layer recognizes that each learner will feel called to contribute in unique ways. The system is designed to support that calling, not override it.</text:p>
      <text:h text:style-name="P127" text:outline-level="1"><text:bookmark-start text:name="__RefHeading___Toc8507_223886137"/><text:span text:style-name="T282">5</text:span><text:span text:style-name="T129">. </text:span>Pathfinder AI™<text:bookmark-end text:name="__RefHeading___Toc8507_223886137"/></text:h>
      <text:p text:style-name="P138"><text:tab/><text:span text:style-name="T306">In conventional industrial models, technology has been weaponized to extend surveillance, standardize learning, and reinforce systems of control and extraction. AI in these systems is not used to empower or heal, but to monitor, sort, and discipline learners, perpetuating the disconnection and alienation at the heart of Toxic Socialization. Education becomes not a site of liberation, but a digital panopticon enforcing obedience.</text:span></text:p>
      <text:p text:style-name="P139"><text:span text:style-name="T306">The Pathfinder Model corrects this distortion by reimagining AI as a </text:span><text:span text:style-name="T307">pedagogical </text:span><text:span text:style-name="T308">intelligence </text:span><text:span text:style-name="T309">that is </text:span><text:span text:style-name="T310">a </text:span><text:span text:style-name="T311">minimally invasive, needs-satisfying, trauma-informed, relational, life-centered, </text:span><text:span text:style-name="T306">healing- </text:span><text:span text:style-name="T311">and connection- </text:span><text:span text:style-name="T306">centered, ethically-grounded companion to human learning, designed to serve healing, awakening, and transformation. It replaces the cold surveillance logic of capitalist ed-tech with a warm, attuned, and sacred companionship that helps restore connection at every level of the learning process. Deployed ethically and in alignment with the Life-Affirming Architecture of </text:span><text:span text:style-name="T310">the Pathfinder Pedagogical Framework</text:span><text:span text:style-name="T306">, Pathfinder AI ensures that education becomes not a machine of conformity, but a</text:span><text:span text:style-name="T56"> </text:span><text:span text:style-name="Strong_20_Emphasis"><text:span text:style-name="T56">living system of empowerment, care, and planetary renewal</text:span></text:span><text:span text:style-name="T56">.</text:span><text:span text:style-name="T306"> It amplifies what is most human in us, not to replace the teacher or the child, but to help them </text:span><text:span text:style-name="Strong_20_Emphasis"><text:span text:style-name="T306">flourish together</text:span></text:span><text:span text:style-name="T306"> in coherence, dignity, and truth.</text:span></text:p>
      <text:p text:style-name="P139">Pathfinder AI™ is not a tool of surveillance; it is a catalyst for personal and collective flourishing. It builds, maintains, and delivers <text:span text:style-name="T312">the </text:span>Four-Point Foundation, the Seven Pillars of Authentic Learning, and the Life-Affirming Architecture of PEM by operating as a dynamic, scalable, and evolving educational support system. Pathfinder AI:</text:p>
      <text:list text:style-name="L42">
        <text:list-item>
          <text:p text:style-name="P140">Acts as a <text:span text:style-name="Strong_20_Emphasis">personalized learning companion</text:span>, adapting pace, modality, and content to each learner’s <text:span text:style-name="T313">strengths, weaknesses, and </text:span>evolving needs, respecting neurodiversity and developmental rhythms.</text:p>
        </text:list-item>
        <text:list-item>
          <text:p text:style-name="P140">Functions as a <text:span text:style-name="Strong_20_Emphasis">support assistant</text:span> for teachers, facilitators, and parents, offering <text:span text:style-name="T313">professional development, </text:span>pedagogical guidance, <text:span text:style-name="T313">classroom management tools, </text:span>trauma-informed prompts, <text:span text:style-name="T313">real-time feedback, lesson plan assistance, </text:span>and adaptive strategies rooted in connection and empowerment.</text:p>
        </text:list-item>
        <text:list-item>
          <text:p text:style-name="P140"><text:soft-page-break/><text:span text:style-name="T313">Facilitate</text:span><text:span text:style-name="T314">s</text:span><text:span text:style-name="T313"> </text:span><text:span text:style-name="T315">administrative efficiency</text:span><text:span text:style-name="T313"> by reducing </text:span><text:span text:style-name="T9">administrative burdens on teachers and parents. </text:span><text:span text:style-name="T316">Facilitate novel progress systems, like automated grading, identification of students needing supports, progress tracking, and </text:span><text:s/><text:span text:style-name="Strong_20_Emphasis">barrier monitor</text:span><text:span text:style-name="Strong_20_Emphasis"><text:span text:style-name="T77">ing</text:span></text:span>, detecting early signs of disconnection, cognitive overload, trauma activation, or unmet needs, and offering restorative pathways before breakdowns occur.</text:p>
        </text:list-item>
        <text:list-item>
          <text:p text:style-name="P140"><text:span text:style-name="T315">Seamlessly integrate</text:span><text:span text:style-name="T317">s</text:span><text:span text:style-name="T315"> into</text:span><text:span text:style-name="T313"> the </text:span>SpiritWiki <text:span text:style-name="T313">and other </text:span><text:span text:style-name="T315">curated </text:span><text:a xlink:type="simple" xlink:href="https://spiritwiki.lightningpath.org/index.php/Knowledge_System" text:style-name="Internet_20_link" text:visited-style-name="Visited_20_Internet_20_Link"><text:span text:style-name="T315">Knowledge Systems</text:span></text:a><text:span text:style-name="T318">, </text:span>enabling coherent, logical, empirically-grounded exploration across disciplines.</text:p>
        </text:list-item>
        <text:list-item>
          <text:p text:style-name="P140"><text:span text:style-name="T315">Reinforces </text:span><text:span text:style-name="T15">every foundational element of the system</text:span>. It <text:span text:style-name="T319">reinforces the Four-Point Foundation. </text:span>It strengthens the Seven Pillars at every touchpoint. It operationalizes Healing- and Connection-Centered Education by providing relational feedback loops, emotional scaffolding, and trauma-informed pathways that adjust in real time to the needs of each learner.</text:p>
        </text:list-item>
      </text:list>
      <text:p text:style-name="P117"><text:span text:style-name="T313">Example: </text:span>In a multilingual urban Learning Pod, a 12-year-old student newly arrived from a refugee background struggles with emotional regulation, language barriers, and deep fatigue from displacement trauma. Pathfinder AI, seamlessly integrated with their pod's curriculum and trauma-informed design, detects patterns of cognitive overload, late-night sleep disruptions, and elevated emotional volatility during writing assignments. Rather than flagging these as "behavioral issues," the AI shifts the learning schedule to prioritize grounding exercises and creative expression. It suggests narrative therapy prompts, enables voice-to-text journaling in the student’s native language, and alerts the facilitator with real-time suggestions for restorative check-ins. Over the semester, the student not only regains emotional balance but begins crafting powerful stories of survival, belonging, and hope, supported, seen, and strengthened by technology that adapts to heal, not to harm.</text:p>
      <text:p text:style-name="P141"><text:tab/></text:p>
      <text:p text:style-name="P141"/>
      <text:h text:style-name="P116" text:outline-level="1"><text:bookmark-start text:name="__RefHeading___Toc8509_223886137"/><text:span text:style-name="T320">6</text:span><text:span text:style-name="T283">. Pathfinder </text:span><text:span text:style-name="T129">Institute</text:span><text:bookmark-end text:name="__RefHeading___Toc8509_223886137"/></text:h>
      <text:p text:style-name="P81"><text:span text:style-name="T173"><text:tab/>The Pathfinder Institute serves as the overarching accrediting and governing body of the </text:span><text:span text:style-name="T321">Pathfinder Educational Model</text:span><text:span text:style-name="T173">. It is composed of a diverse cross-section of experts, scholars, parents, teachers, business leaders, and community stakeholders.</text:span></text:p>
      <text:h text:style-name="Heading_20_2" text:outline-level="2"><text:bookmark-start text:name="__RefHeading___Toc8511_223886137"/>Mission &amp; Vision<text:bookmark-end text:name="__RefHeading___Toc8511_223886137"/></text:h>
      <text:p text:style-name="P110"><text:tab/>The Pathfinder Institute is a decentralized pedagogical research and development hub dedicated to fostering holistic, ethical, and transformative education. Anchored in the Pathfinder Model, it supports educators, learners, and communities seeking to co-create a future-oriented, spiritually and socially aligned approach to learning.</text:p>
      <text:p text:style-name="P110"><text:tab/><text:span text:style-name="T322">The Pathfinder </text:span>mission is to dismantle oppressive educational systems and replace them with relational, decolonial, and integrative frameworks that empower all learners to reclaim their developmental trajectory, connect deeply to self and world, and fulfill their archetypal roles within an emerging <text:a xlink:type="simple" xlink:href="https://spiritwiki.lightningpath.org/index.php/Harmonic_Social_Structure" text:style-name="Internet_20_link" text:visited-style-name="Visited_20_Internet_20_Link">Harmonic Social Structure</text:a>.<text:note text:id="ftn8" text:note-class="footnote"><text:note-citation>8</text:note-citation><text:note-body><text:p text:style-name="P142">A Harmonic Social Structure (HSS) is a social, economic, and political configuration consciously designed to promote individual and collective <text:a xlink:type="simple" xlink:href="https://spiritwiki.lightningpath.org/index.php/Human_Flourishing" text:style-name="Internet_20_link" text:visited-style-name="Visited_20_Internet_20_Link"><text:span text:style-name="T323">Human Flourishing</text:span></text:a>, facilitate the realization of full <text:a xlink:type="simple" xlink:href="https://spiritwiki.lightningpath.org/index.php/Human_Potential" text:style-name="Internet_20_link" text:visited-style-name="Visited_20_Internet_20_Link"><text:span text:style-name="T323">Human Potential</text:span></text:a>, and support the health and well-being of the planet. <text:span text:style-name="T324">For more, see </text:span><text:a xlink:type="simple" xlink:href="https://spiritwiki.lightningpath.org/index.php/Harmonic_Social_Structure" text:style-name="Internet_20_link" text:visited-style-name="Visited_20_Internet_20_Link"><text:span text:style-name="T324">https://spiritwiki.lightningpath.org/index.php/Harmonic_Social_Structure</text:span></text:a></text:p></text:note-body></text:note></text:p>
      <text:h text:style-name="Heading_20_2" text:outline-level="2"><text:bookmark-start text:name="__RefHeading___Toc8513_223886137"/>Functions<text:bookmark-end text:name="__RefHeading___Toc8513_223886137"/></text:h>
      <text:h text:style-name="P143" text:outline-level="3"><text:bookmark-start text:name="__RefHeading___Toc8694_223886137"/>Administration and Organization <text:bookmark-end text:name="__RefHeading___Toc8694_223886137"/></text:h>
      <text:p text:style-name="P110"><text:tab/>The Pathfinder Institute sets the organizational structure of the institute, including authority, administrative, and committee structure. </text:p>
      <text:p text:style-name="P144"><text:span text:style-name="T325"><text:tab/>C</text:span><text:span text:style-name="T189">ommittee: Steering Committee</text:span></text:p>
      <text:h text:style-name="P145" text:outline-level="3"><text:bookmark-start text:name="__RefHeading___Toc8696_223886137"/><text:soft-page-break/>Knowledge System Development<text:bookmark-end text:name="__RefHeading___Toc8696_223886137"/></text:h>
      <text:p text:style-name="P110"><text:span text:style-name="T325">The Pathfinder </text:span><text:span text:style-name="T326">I</text:span><text:span text:style-name="T325">nstitute encourages and supports the development of Pathfinder </text:span><text:a xlink:type="simple" xlink:href="https://spiritwiki.lightningpath.org/index.php/Knowledge_System" text:style-name="Internet_20_link" text:visited-style-name="Visited_20_Internet_20_Link"><text:span text:style-name="T325">Knowledge Systems</text:span></text:a><text:span text:style-name="T325">. As explain</text:span><text:span text:style-name="T327">ed</text:span><text:span text:style-name="T325"> in the SpiritWiki, a </text:span><text:span text:style-name="T328">Knowledge System is a structured, dynamic, and transdisciplinary architecture for the organization, validation, storage, and transmission of knowledge. Curated knowledge systems form the foundation of Pathfinder Education.</text:span><text:span text:style-name="T325"> </text:span></text:p>
      <text:p text:style-name="P144"><text:span text:style-name="T325"><text:tab/>C</text:span><text:span text:style-name="T189">ommittee: Council of Stewards</text:span></text:p>
      <text:h text:style-name="P146" text:outline-level="3"><text:bookmark-start text:name="__RefHeading___Toc8698_223886137"/>Curriculum <text:span text:style-name="T329">and </text:span><text:span text:style-name="T322">Pedagogy</text:span><text:bookmark-end text:name="__RefHeading___Toc8698_223886137"/></text:h>
      <text:list text:style-name="L43">
        <text:list-item>
          <text:p text:style-name="P147">Sets and updates the Pathfinder Pedagogical Framework</text:p>
        </text:list-item>
        <text:list-item>
          <text:p text:style-name="P148"><text:span text:style-name="T330">S</text:span>ets and updates the Pathfinder <text:span text:style-name="T330">Curriculum Map </text:span><text:span text:style-name="T329">and related materials</text:span>.</text:p>
        </text:list-item>
      </text:list>
      <text:p text:style-name="P149"><text:span text:style-name="T331"><text:tab/>Committee: Curriculum </text:span><text:span text:style-name="T332">and Pedagogy Committee</text:span></text:p>
      <text:h text:style-name="Heading_20_3" text:outline-level="3"><text:bookmark-start text:name="__RefHeading___Toc8700_223886137"/><text:span text:style-name="T329">Learning Hub Development and </text:span>Accreditation<text:bookmark-end text:name="__RefHeading___Toc8700_223886137"/></text:h>
      <text:list text:style-name="L44">
        <text:list-item>
          <text:p text:style-name="P150">The Pathfinder Institute supports the creation and development of Pathfinder Accredited Learning Hubs. It provides guidance and resources on <text:span text:style-name="T329">h</text:span>ub organization and learning design </text:p>
        </text:list-item>
        <text:list-item>
          <text:p text:style-name="P151">The Pathfinder Institute provides support and accreditation services to qualified Learning Hubs. </text:p>
        </text:list-item>
      </text:list>
      <text:p text:style-name="P152"><text:span text:style-name="T331"><text:tab/>Committee:</text:span><text:span text:style-name="T333"> </text:span><text:span text:style-name="T334">LH Support and Accreditation</text:span></text:p>
      <text:h text:style-name="Heading_20_3" text:outline-level="3"><text:bookmark-start text:name="__RefHeading___Toc8702_223886137"/><text:span text:style-name="T329">Marketing, </text:span>Community Engagement &amp; Global Alignment<text:bookmark-end text:name="__RefHeading___Toc8702_223886137"/></text:h>
      <text:p text:style-name="P110"><text:span text:style-name="T329">Marketing, community engagement, global alignment. </text:span><text:span text:style-name="T335">In the future, Pathfinder will work with </text:span><text:span text:style-name="T173">national and international bodies to ensure adaptability to various socio-political and economic contexts, </text:span><text:span text:style-name="T336">helping to tailor </text:span><text:span text:style-name="T173">learning hubs to local and global needs.</text:span></text:p>
      <text:p text:style-name="P153"><text:tab/>Committee: Pathfinder Activation</text:p>
      <text:h text:style-name="P154" text:outline-level="2"><text:bookmark-start text:name="__RefHeading___Toc8515_223886137"/><text:soft-page-break/>Pathfinder AI<text:bookmark-end text:name="__RefHeading___Toc8515_223886137"/></text:h>
      <text:p text:style-name="P155"><text:span text:style-name="T335">The Pathfinder Institute o</text:span>versees the <text:span text:style-name="T337">development and </text:span>implementation Pathfinder™ <text:span text:style-name="T337">AI tools</text:span>, <text:span text:style-name="T335">ensuring they are </text:span><text:span text:style-name="T338">in alignment with the Pathfinder Pedagogical Framework—designed </text:span>to enhance learning while preserving human interaction, <text:span text:style-name="T335">intelligence, and dignity</text:span>.</text:p>
      <text:p text:style-name="P156"><text:tab/>Committee: Semantic Systems and AI Integration</text:p>
      <text:p text:style-name="P156"/>
      <text:h text:style-name="P157" text:outline-level="1"><text:bookmark-start text:name="__RefHeading___Toc9636_1127964311"/>Helping Out<text:bookmark-end text:name="__RefHeading___Toc9636_1127964311"/></text:h>
      <text:p text:style-name="P158">So you think maybe you’d like to help out. Awesome. <text:span text:style-name="T339">This won’t get built without lots of help from you and so many others. </text:span></text:p>
      <text:p text:style-name="P159"><text:span text:style-name="T340">The first thing we need is </text:span><text:span text:style-name="T339">to build the organizational scaffolding. For that, we need </text:span><text:span text:style-name="T340">committee members. </text:span><text:span text:style-name="T341">We are looking for a wide membership of academics, parents, teachers, </text:span><text:span text:style-name="T339">business leaders, funders, </text:span><text:span text:style-name="T341">and other interested stakeholders </text:span>in the following <text:span text:style-name="T339">Pathfinder Institute </text:span>committees<text:span text:style-name="T341">. </text:span></text:p>
      <text:p text:style-name="P158">We’re gonna start with the Steering Committee <text:span text:style-name="T339">and the Curriculum and Pedagogy Committee, </text:span>so if you’re interested, email <text:a xlink:type="simple" xlink:href="mailto:mikes@athabascau.ca" text:style-name="Internet_20_link" text:visited-style-name="Visited_20_Internet_20_Link">mikes@athabascau.ca</text:a> with a few words about who you are and why you want to join. <text:span text:style-name="T339">Include a resume or CV if you’d like. We use Discord for group communications</text:span></text:p>
      <text:p text:style-name="P158">If you are interested in sitting on any of the other committees, send me your email and a paragraph <text:span text:style-name="T339">telling us who you are, </text:span>and we’ll contact you when the committee is formed. </text:p>
      <text:h text:style-name="P160" text:outline-level="2"><text:bookmark-start text:name="__RefHeading___Toc17442_484302408"/>Pathfinder Committee<text:span text:style-name="T339">s</text:span><text:bookmark-end text:name="__RefHeading___Toc17442_484302408"/></text:h>
      <text:list text:style-name="L45">
        <text:list-item>
          <text:p text:style-name="P161"><text:span text:style-name="Strong_20_Emphasis">Steering Committee </text:span><text:span text:style-name="Strong_20_Emphasis"><text:span text:style-name="T341">–</text:span></text:span><text:span text:style-name="Strong_20_Emphasis"> </text:span><text:span text:style-name="Strong_20_Emphasis"><text:span text:style-name="T71">Scientists from all areas of expertise, parents, teachers, </text:span></text:span><text:span text:style-name="T71">bu</text:span>siness leaders, <text:span text:style-name="T342">and other stakeholders. </text:span>Sets <text:span text:style-name="T340">policies</text:span>, pursues <text:span text:style-name="T340">professional connections, funding, researches, writes, </text:span><text:span text:style-name="T342">etc.</text:span></text:p>
        </text:list-item>
        <text:list-item>
          <text:p text:style-name="P162"><text:span text:style-name="Strong_20_Emphasis"><text:span text:style-name="T341">Council of Stewards – </text:span></text:span><text:span text:style-name="Strong_20_Emphasis"><text:span text:style-name="T71">Subject matter experts involved in creating and maintaining </text:span></text:span>Pathfinder knowledge systems (e.g., SpiritWiki). <text:span text:style-name="T342">Development of KSs. Certification </text:span><text:span text:style-name="T340">Guidelines and Services for </text:span><text:span text:style-name="T342">Pathfinder Knowledge Systems. </text:span><text:span text:style-name="T340">Researching and Writings about KSs, etc. </text:span></text:p>
        </text:list-item>
        <text:list-item>
          <text:p text:style-name="P163"><text:span text:style-name="Strong_20_Emphasis">Curriculum and Pedagogy – </text:span><text:span text:style-name="Strong_20_Emphasis"><text:span text:style-name="T343">Teachers, subject matter experts. </text:span></text:span><text:span text:style-name="Strong_20_Emphasis"><text:span text:style-name="T344">Maintain and develop </text:span></text:span><text:span text:style-name="Strong_20_Emphasis"><text:span text:style-name="T343">the Pathfinder Curriculum </text:span></text:span><text:span text:style-name="Strong_20_Emphasis"><text:span text:style-name="T344">Map. </text:span></text:span><text:span text:style-name="Strong_20_Emphasis"><text:span text:style-name="T343">Maintain and update the </text:span></text:span><text:span text:style-name="Strong_20_Emphasis"><text:span text:style-name="T345">Pathfinder</text:span></text:span><text:span text:style-name="Strong_20_Emphasis"><text:span text:style-name="T344"> </text:span></text:span><text:span text:style-name="Strong_20_Emphasis"><text:span text:style-name="T343">Pedagogical </text:span></text:span><text:span text:style-name="Strong_20_Emphasis"><text:span text:style-name="T344">Framework</text:span></text:span></text:p>
        </text:list-item>
        <text:list-item>
          <text:p text:style-name="P164"><text:span text:style-name="Strong_20_Emphasis"><text:span text:style-name="T341">Learning </text:span></text:span><text:span text:style-name="Strong_20_Emphasis">Hub </text:span><text:span text:style-name="Strong_20_Emphasis"><text:span text:style-name="T341">Development and Accreditation</text:span></text:span>: <text:span text:style-name="T341">Develop Learning Hub supports and accreditation standards (what is required to be a Pathfinder Learning Hub)</text:span>.</text:p>
        </text:list-item>
        <text:list-item>
          <text:p text:style-name="P164"><text:span text:style-name="Strong_20_Emphasis">Community Engagement &amp; Global Alignment</text:span>: Foster local and international collaborations. <text:span text:style-name="T341">Marketing, outreach, etc.</text:span></text:p>
        </text:list-item>
        <text:list-item>
          <text:p text:style-name="P164"><text:soft-page-break/><text:span text:style-name="Strong_20_Emphasis">Pathfinder AI Integration</text:span>: Guide the ethical and healing-aligned deployment of AI in education.</text:p>
        </text:list-item>
      </text:list>
      <text:h text:style-name="Heading_20_2" text:outline-level="2" text:is-list-header="true"><text:bookmark-start text:name="__RefHeading___Toc17444_484302408"/>Volunteer Your Skills<text:bookmark-end text:name="__RefHeading___Toc17444_484302408"/></text:h>
      <text:p text:style-name="Text_20_body">You don’t need to be a <text:span text:style-name="T346">committee member</text:span> to make a difference. We welcome volunteers with skills in:</text:p>
      <text:list text:style-name="L46">
        <text:list-item>
          <text:p text:style-name="P165"><text:span text:style-name="Strong_20_Emphasis">Course Development</text:span> – Co-write or adapt foundational, core, or special focus modules.</text:p>
        </text:list-item>
        <text:list-item>
          <text:p text:style-name="P165"><text:span text:style-name="Strong_20_Emphasis">Admin Support</text:span> – Assist with organizing meetings, maintaining contact lists, or coordinating events.</text:p>
        </text:list-item>
        <text:list-item>
          <text:p text:style-name="P166"><text:span text:style-name="Strong_20_Emphasis">Patreon and Donor Management</text:span> – Support sustainable funding by managing or promoting our support platforms.</text:p>
        </text:list-item>
        <text:list-item>
          <text:p text:style-name="P166"><text:span text:style-name="Strong_20_Emphasis">Graphic Design, Web Development, </text:span><text:span text:style-name="Strong_20_Emphasis"><text:span text:style-name="T346">AI develeopment</text:span></text:span> – Contribute to the visual and technological backbone of our platform.</text:p>
        </text:list-item>
      </text:list>
      <text:h text:style-name="Heading_20_3" text:outline-level="3" text:is-list-header="true"><text:bookmark-start text:name="__RefHeading___Toc17446_484302408"/>Start or Support a <text:span text:style-name="T341">Core, Foundational, or Special focus </text:span>Learning Hub<text:bookmark-end text:name="__RefHeading___Toc17446_484302408"/></text:h>
      <text:p text:style-name="Text_20_body">Are you a parent, educator, or organizer? You can help build the decentralized infrastructure of Pathfinder by:</text:p>
      <text:list text:style-name="L47">
        <text:list-item>
          <text:p text:style-name="P167">Launching a <text:span text:style-name="Strong_20_Emphasis">Home-based or Community Learning Pod</text:span></text:p>
        </text:list-item>
        <text:list-item>
          <text:p text:style-name="P167">Hosting or facilitating a <text:span text:style-name="Strong_20_Emphasis">Pathfinder Learning Series</text:span></text:p>
        </text:list-item>
        <text:list-item>
          <text:p text:style-name="P167">Offering a space or resources to support others locally</text:p>
        </text:list-item>
      </text:list>
      <text:h text:style-name="Heading_20_3" text:outline-level="3" text:is-list-header="true"><text:bookmark-start text:name="__RefHeading___Toc17448_484302408"/>Steward a Knowledge System<text:bookmark-end text:name="__RefHeading___Toc17448_484302408"/></text:h>
      <text:p text:style-name="Text_20_body">Contribute to the evolution of our transparent and grounded knowledge architecture. Whether you’re a student, teacher, or scholar, you can:</text:p>
      <text:list text:style-name="L48">
        <text:list-item>
          <text:p text:style-name="P168">Help organize or validate content within existing domains (e.g., human sciences, regenerative design)</text:p>
        </text:list-item>
        <text:list-item>
          <text:p text:style-name="P169">Contribute to the <text:span text:style-name="Strong_20_Emphasis">Lightning Path Knowledge System</text:span>, particularly in psychology, consciousness, or connection practice</text:p>
        </text:list-item>
        <text:list-item>
          <text:p text:style-name="P169"><text:soft-page-break/>Curate glossaries, bibliographies, or concept maps to help learners navigate new paradigms</text:p>
        </text:list-item>
      </text:list>
      <text:h text:style-name="P170" text:outline-level="3" text:is-list-header="true"><text:bookmark-start text:name="__RefHeading___Toc17450_484302408"/>5. Amplify the Vision<text:bookmark-end text:name="__RefHeading___Toc17450_484302408"/></text:h>
      <text:list text:style-name="L49">
        <text:list-item>
          <text:p text:style-name="P171">Host a <text:span text:style-name="Strong_20_Emphasis">Pathfinder Info Session</text:span> in your community or online</text:p>
        </text:list-item>
        <text:list-item>
          <text:p text:style-name="P171">Share our materials with educators, healers, and changemakers</text:p>
        </text:list-item>
        <text:list-item>
          <text:p text:style-name="P171">Support Pathfinder-aligned research, art, or activism in your own sphere of influence</text:p>
        </text:list-item>
      </text:list>
      <text:p text:style-name="P172"/>
      <text:list text:continue-list="list2215333992" text:style-name="WWNum3">
        <text:list-header>
          <text:h text:style-name="P173" text:outline-level="1" loext:marker-style-name="T8"><text:bookmark-start text:name="__RefHeading___Toc7325_3990831316"/><text:span text:style-name="T8">Appendix </text:span><text:span text:style-name="T347">One</text:span><text:span text:style-name="T8">: <text:line-break/></text:span><text:span text:style-name="T348">The Five Barriers to Human Flourishing</text:span><text:span text:style-name="T349"> <text:line-break/>and How to Overcome Them</text:span><text:bookmark-end text:name="__RefHeading___Toc7325_3990831316"/></text:h>
        </text:list-header>
      </text:list>
      <text:p text:style-name="P174"><text:span text:style-name="T173">For education to be truly transformative and empowering, it must address the deep-rooted obstacles that prevent individuals from fully engaging in the learning process. The </text:span><text:a xlink:type="simple" xlink:href="https://spiritwiki.lightningpath.org/index.php/Pathfinder_Educational_Model" text:style-name="Internet_20_link" text:visited-style-name="Visited_20_Internet_20_Link"><text:span text:style-name="T173">Pathfinder Educational Model (PEM)</text:span></text:a><text:span text:style-name="T173"> identifies the </text:span><text:a xlink:type="simple" xlink:href="https://spiritwiki.lightningpath.org/index.php/Five_Barriers" text:style-name="Internet_20_link" text:visited-style-name="Visited_20_Internet_20_Link"><text:span text:style-name="T173">Five Barriers to Human Flourishing</text:span></text:a><text:span text:style-name="T173"> that must be removed to create an inclusive, healing-centered, connection-centered, and effective learning environment. </text:span><text:span text:style-name="T350">These barriers include</text:span></text:p>
      <text:list text:style-name="L50">
        <text:list-item>
          <text:p text:style-name="P175">Financial Barriers (the inability to pay for education), </text:p>
        </text:list-item>
        <text:list-item>
          <text:p text:style-name="P175">Cognitive Barriers (biases, misinformation, ideological impositions, and confusion),</text:p>
        </text:list-item>
        <text:list-item>
          <text:p text:style-name="P175">Emotional Barriers (fear, self-doubt, and trauma-related obstacles), </text:p>
        </text:list-item>
        <text:list-item>
          <text:p text:style-name="P175">Neurological Barriers (damage to cognitive and bodily systems from Toxic Socialization), and</text:p>
        </text:list-item>
        <text:list-item>
          <text:p text:style-name="P175">Connection Barriers (disconnection, misalignment, and ideological trauma). </text:p>
        </text:list-item>
      </text:list>
      <text:p text:style-name="P176">By removing these barriers, the Pathfinder Model ensures that all learners—regardless of background or circumstance—can access the knowledge, skills, and support needed to fully realize their potential. </text:p>
      <text:h text:style-name="Heading_20_2" text:outline-level="2"><text:bookmark-start text:name="__RefHeading___Toc8704_223886137"/>Financial Barriers<text:bookmark-end text:name="__RefHeading___Toc8704_223886137"/></text:h>
      <text:p text:style-name="P176">Financial barriers arise when individuals lack the resources to access quality education, training, or learning materials. In most education systems, students must pay tuition, buy expensive books, and invest in costly training programs. This creates a system where social class and economic privilege determines educational access <text:span text:style-name="T351">and long-term opportunities</text:span>. The Pathfinder Model eliminates financial barriers by:</text:p>
      <text:list text:style-name="L51">
        <text:list-item>
          <text:p text:style-name="P177">Providing Open-Access Curriculum – Learning materials are made freely available or provided at low cost, ensuring that education is not a commodity but a human right.</text:p>
        </text:list-item>
        <text:list-item>
          <text:p text:style-name="P177"><text:soft-page-break/>Using a Decentralized Model – Learning Pods and Learning Hubs reduce infrastructure costs, making education cheaper and more scalable.</text:p>
        </text:list-item>
        <text:list-item>
          <text:p text:style-name="P177">Leveraging AI &amp; Technology – AI-assisted learning minimizes the need for expensive textbooks, tutors, and traditional school structures, reducing financial burdens.</text:p>
        </text:list-item>
        <text:list-item>
          <text:p text:style-name="P177">Advocating for Government-Funded Education – PEM aligns with the vision of publicly funded, universal education, ensuring long-term accessibility.</text:p>
        </text:list-item>
      </text:list>
      <text:p text:style-name="P176">By removing economic gatekeeping, the Pathfinder Model ensures that education is accessible to everyone, regardless of financial status.</text:p>
      <text:h text:style-name="Heading_20_2" text:outline-level="2"><text:bookmark-start text:name="__RefHeading___Toc8706_223886137"/>Cognitive Barriers to Learning<text:bookmark-end text:name="__RefHeading___Toc8706_223886137"/></text:h>
      <text:p text:style-name="P174"><text:span text:style-name="T173">Cognitive barriers include biases, misconceptions, and confusion that make it difficult to open to new ideas, grasp new ideas, or critically engage with knowledge. These barriers are often the result of </text:span><text:a xlink:type="simple" xlink:href="https://spiritwiki.lightningpath.org/index.php/Toxic_Socialization" text:style-name="Internet_20_link" text:visited-style-name="Visited_20_Internet_20_Link"><text:span text:style-name="T173">Toxic Socialization</text:span></text:a><text:span text:style-name="T173">, where individuals are taught to accept misinformation, reject critical thinking, or internalize ideological dogma. The Pathfinder Model actively combats cognitive barriers by:</text:span></text:p>
      <text:list text:style-name="L52">
        <text:list-item>
          <text:p text:style-name="P178">Prioritizing Critical Thinking – Learning is based on logic, empirical validation, and structured reasoning, ensuring students are taught how to think, not what to think.</text:p>
        </text:list-item>
        <text:list-item>
          <text:p text:style-name="P178">Deconstructing Toxic Socialization – Students learn to heal from the psychological and emotional damage that makes it difficult for them to think clearly, and to identify and unlearn harmful biases and ideological distortions implanted in the toxic socialization process.</text:p>
        </text:list-item>
        <text:list-item>
          <text:p text:style-name="P178">Providing Clear, Structured Learning – Concepts are presented in a logical, interconnected way, helping students overcome confusion and develop deep understanding.</text:p>
        </text:list-item>
        <text:list-item>
          <text:p text:style-name="P178">Encouraging Self-Directed Exploration – Instead of rigidly structured lessons, students are encouraged to ask questions, engage with Pathfinder AI,  investigate multiple perspectives, and think critically.</text:p>
        </text:list-item>
      </text:list>
      <text:p text:style-name="P176">By fostering cognitive flexibility, intellectual autonomy, and critical consciousness, PEM removes cognitive roadblocks and enhances true understanding.</text:p>
      <text:h text:style-name="Heading_20_2" text:outline-level="2"><text:bookmark-start text:name="__RefHeading___Toc8708_223886137"/><text:soft-page-break/>Emotional Barriers to Learning<text:bookmark-end text:name="__RefHeading___Toc8708_223886137"/></text:h>
      <text:p text:style-name="P176">Emotional barriers arise when fear, anxiety, shame, guilt, self-doubt, or anger prevent students from fully engaging in learning. These emotions often result from early social conditioning, trauma, and systemic oppression, making education feel overwhelming, intimidating, or even painful to many. Pathfinder creates a healing and connection-centered, emotionally supportive learning environment by:</text:p>
      <text:list text:style-name="L53">
        <text:list-item>
          <text:p text:style-name="P179">Integrating Emotional Intelligence Training – Students learn to recognize, process, and regulate their emotions, making it easier to engage with learning.</text:p>
        </text:list-item>
        <text:list-item>
          <text:p text:style-name="P180"><text:span text:style-name="T173">Building </text:span><text:a xlink:type="simple" xlink:href="https://spiritwiki.lightningpath.org/index.php/Healing_Space" text:style-name="Internet_20_link" text:visited-style-name="Visited_20_Internet_20_Link"><text:span text:style-name="T173">Healing Spaces</text:span></text:a><text:span text:style-name="T173"> – Learning Pods and Learning Hubs are designed to be safe, nurturing, and nonjudgmental spaces, allowing students to heal from past trauma while learning.</text:span></text:p>
        </text:list-item>
        <text:list-item>
          <text:p text:style-name="P181">Rejecting Authoritarian Teaching Methods – Traditional schooling often uses fear-based motivation, punishment, and shame. PEM removes these damaging tactics with Minimally Invasive Education, education that is encouraging, empowering, self-paced, and self-controlled.<text:line-break/>Providing </text:p>
        </text:list-item>
        <text:list-item>
          <text:p text:style-name="P179">Providing Personalized Support – Small Learning Pods ensure that each student receives individual attention, helping them overcome self-doubt and build confidence.</text:p>
        </text:list-item>
      </text:list>
      <text:p text:style-name="P176">By removing fear-based conditioning and fostering emotional resilience, the Pathfinder Model allows students to learn with confidence and joy.</text:p>
      <text:h text:style-name="Heading_20_2" text:outline-level="2"><text:bookmark-start text:name="__RefHeading___Toc8710_223886137"/>Neurological Barriers to Learning<text:bookmark-end text:name="__RefHeading___Toc8710_223886137"/></text:h>
      <text:p text:style-name="P176">Neurological barriers occur when bodily systems—especially the brain—are damaged by Toxic Socialization. This can manifest as:</text:p>
      <text:list text:style-name="L54">
        <text:list-item>
          <text:p text:style-name="P182">Impaired concentration and memory due to childhood trauma.</text:p>
        </text:list-item>
        <text:list-item>
          <text:p text:style-name="P182">Emotional and Nervous system dysregulation, making learning stressful or exhausting.</text:p>
        </text:list-item>
        <text:list-item>
          <text:p text:style-name="P182">Attention disorders or processing difficulties linked to early psychological and emotional stress.</text:p>
        </text:list-item>
      </text:list>
      <text:p text:style-name="P176">PEM supports neurological healing and cognitive well-being by:</text:p>
      <text:list text:style-name="L55">
        <text:list-item>
          <text:p text:style-name="P183"><text:soft-page-break/>Proving Healing and Connection-Centred Pedagogy</text:p>
          <text:list>
            <text:list-item>
              <text:p text:style-name="P183">Promoting Mind-Body Connection – Education includes practices that support nervous system regulation, such as breathwork, movement, and mindfulness.</text:p>
            </text:list-item>
            <text:list-item>
              <text:p text:style-name="P183">Promoting Spirit-Mind Connection – </text:p>
            </text:list-item>
          </text:list>
        </text:list-item>
        <text:list-item>
          <text:p text:style-name="P183">Designing Flexible Learning Environments – Students learn at their own pace, in low-stress settings, helping to restore cognitive function and focus.</text:p>
        </text:list-item>
        <text:list-item>
          <text:p text:style-name="P183">Providing Trauma-Informed Education– Teachers and mentors are trained to recognize and support students with trauma-related learning challenges.</text:p>
        </text:list-item>
        <text:list-item>
          <text:p text:style-name="P183">Using AI-Powered Adaptive Learning – AI tools personalize education, adjusting content delivery based on neurological needs.</text:p>
        </text:list-item>
      </text:list>
      <text:p text:style-name="P176">By recognizing the physiological effects of Toxic Socialization, the Pathfinder Model integrates healing into education, making learning more effective and accessible.</text:p>
      <text:h text:style-name="Heading_20_2" text:outline-level="2"><text:bookmark-start text:name="__RefHeading___Toc8712_223886137"/>Connection Barriers to Learning<text:bookmark-end text:name="__RefHeading___Toc8712_223886137"/></text:h>
      <text:p text:style-name="P176">Connection barriers arise when individuals experience Misalignment and Disjuncture leading to Disconnection. Disconnection results in</text:p>
      <text:list text:style-name="L56">
        <text:list-item>
          <text:p text:style-name="P184">Anxiety, guilt, and shame about engaging with new knowledge.</text:p>
        </text:list-item>
        <text:list-item>
          <text:p text:style-name="P184">Disconnection from self, purpose, and meaning, making learning feel empty or uninspiring.</text:p>
        </text:list-item>
        <text:list-item>
          <text:p text:style-name="P184">Deep resistance to certain topics, especially if past experiences with religion, ideology, or education have been harmful.</text:p>
        </text:list-item>
      </text:list>
      <text:p text:style-name="P176">The Pathfinder Model supports alignment and connection by:</text:p>
      <text:list text:style-name="L57">
        <text:list-item>
          <text:p text:style-name="P185">Encouraging Authentic Self-Discovery – Instead of imposing rigid belief systems, PEM allows students to explore their own sense of meaning, purpose, and connection.</text:p>
        </text:list-item>
        <text:list-item>
          <text:p text:style-name="P185"><text:soft-page-break/>Teaching Connection Over Dogma – Learning focuses on direct experience, integrating learning with one’s environment and life experiences, personal growth, alignment, and connect, rather than ideological control.</text:p>
        </text:list-item>
        <text:list-item>
          <text:p text:style-name="P185">Providing Healing Tools for Disconnection – PEM integrates practices that support inner balance, alignment, clarity, and reconnection, helping students overcome shame, fear, and self-doubt.</text:p>
        </text:list-item>
        <text:list-item>
          <text:p text:style-name="P185">Aligning Education with Human Flourishing – Knowledge is framed not just as an intellectual pursuit but as a tool for personal and collective transformation.</text:p>
        </text:list-item>
      </text:list>
      <text:p text:style-name="P176">By addressing spiritual misalignment and ideological trauma, the Pathfinder Model ensures that learning becomes a deeply fulfilling, meaningful, and empowering process.</text:p>
      <text:h text:style-name="P186" text:outline-level="2"><text:bookmark-start text:name="__RefHeading___Toc7314_2680476423"/>Synthesis: A Learning Model That Heals and Empowers<text:bookmark-end text:name="__RefHeading___Toc7314_2680476423"/></text:h>
      <text:p text:style-name="P176">Traditional education systems ignore the deep emotional, cognitive, and systemic barriers that prevent students from thriving. The Pathfinder Pedagogical Framework recognizes that learning is not just about content delivery—it is about removing obstacles, healing wounds, and empowering individuals to reclaim their full potential.</text:p>
      <text:p text:style-name="P176">By systematically dismantling financial, cognitive, emotional, neurological, and connection barriers, PEM creates a future-ready, holistic, and inclusive model of education—one that ensures no learner is left behind. </text:p>
      <text:p text:style-name="Text_20_body"><text:line-break/></text:p>
      <text:p text:style-name="P187"><text:bookmark-end text:name="_roq25ytr5efr"/><text:bookmark-end text:name="_gb0izx9udl3u"/></text:p>
      <text:p text:style-name="P187"/>
      <text:h text:style-name="P188" text:outline-level="1" text:is-list-header="true" loext:marker-style-name="T8"><text:bookmark-start text:name="__RefHeading___Toc7325_3990831316 Copy 1"/><text:span text:style-name="T8">Appendix </text:span><text:span text:style-name="T352">Two</text:span><text:span text:style-name="T8">: </text:span><text:span text:style-name="T352">The Seven Essential Needs</text:span><text:span text:style-name="T8"> </text:span><text:bookmark-end text:name="__RefHeading___Toc7325_3990831316 Copy 1"/></text:h>
      <text:p text:style-name="P189" loext:marker-style-name="T8"><text:span text:style-name="T8"/></text:p>
      <text:h text:style-name="P190" text:outline-level="1"><text:bookmark-start text:name="__RefHeading___Toc9634_1127964311"/><text:span text:style-name="T353">Appendix Three: </text:span>What is the Lightning Path<text:bookmark-end text:name="__RefHeading___Toc9634_1127964311"/></text:h>
      <text:p text:style-name="P191">The Lightning Path (LP) is a revolutionary <text:span text:style-name="T354">H</text:span>uman <text:span text:style-name="T354">D</text:span>evelopment <text:span text:style-name="T354">F</text:span>ramework designed to support individuals <text:span text:style-name="T354">and society </text:span>in their journey toward healing, self-realization, and <text:span text:style-name="T354">stronger connection (colloquially, spirituality)</text:span>. It recognizes that humans are spiritual beings at their core and incorporates an authentic spirituality that transcends traditional, hierarchical religious structures. Rooted in modernized Vedic principles and a deep understanding of consciousness, the LP offers a scientifically grounded, practical approach to human growth that focuses on connection, healing, and the activation of full human potential. It provides tools for individuals to navigate and overcome the limitations imposed by societal conditioning and ideologies, offering a transformative pathway for those seeking a more profound connection with themselves and the universe. </text:p>
      <text:p text:style-name="P191">The Lightning Path (LP) serves as a critical cornerstone of the Pathfinder Institute's curriculum by providing a transformative, paradigm-shifting framework that directly addresses the complexities of human consciousness, development, and societal healing. At its core, the Lightning Path is built on an advanced understanding of human <text:span text:style-name="T354">psychology and </text:span>spirituality, rooted in the concept of the <text:span text:style-name="Emphasis">spiritual ego</text:span>—a higher, undisturbed aspect of consciousness that transcends the body-ego's limitations. Through its deeply structured yet accessible teachings, the Lightning Path nurtures individuals to reconnect with their authentic selves, overcome societal programming, and activate their fullest human potential.</text:p>
      <text:p text:style-name="P191">This framework not only guides individuals toward personal healing and spiritual awakening but also offers a critical decolonizing perspective on existing educational paradigms. By challenging the ideologically driven constructs of mainstream spiritual and educational systems, the Lightning Path fosters intellectual, emotional, and spiritual liberation. It encourages the shedding of external, manipulative ideologies and empowers individuals to realign with their true spiritual nature, as part of a collective human transformation. Through this connection to the Fabric of Consciousness, the Lightning Path provides the paradigm shift necessary for the Pathfinder curriculum, laying the foundation for a holistic, life-affirming educational model that prioritizes healing, personal growth, and societal betterment.</text:p>
      <text:p text:style-name="P192"><text:span text:style-name="T8">For more, see </text:span><text:a xlink:type="simple" xlink:href="https://www.lightningpath.org/" text:style-name="Internet_20_link" text:visited-style-name="Visited_20_Internet_20_Link"><text:span text:style-name="T8">https://www.lightningpath.org</text:span></text:a><text:span text:style-name="T8">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dobe Caslon Pro" svg:font-family="'Adobe Caslon Pro'" style:font-adornments="Regular" style:font-family-generic="roman" style:font-pitch="variable"/>
    <style:font-face style:name="Adobe Caslon Pro Bold" svg:font-family="'Adobe Caslon Pro Bold'" style:font-adornments="Bold" style:font-family-generic="roman" style:font-pitch="variable"/>
    <style:font-face style:name="Cambria Math" svg:font-family="'Cambria Math'"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Regular"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CA"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CA"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74%" fo:text-align="justify" style:justify-single-word="false" fo:text-indent="0.2756in" style:auto-text-indent="false"/>
      <style:text-properties style:font-name="Times New Roman2" fo:font-family="'Times New Roman'" style:font-style-name="Regular" style:font-family-generic="roman" style:font-pitch="variable" fo:font-size="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50%"/>
      <style:text-properties fo:font-size="11p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Normal" style:family="paragraph">
      <style:paragraph-properties fo:margin-top="0in" fo:margin-bottom="0.1181in" style:contextual-spacing="false" fo:line-height="150%" fo:text-align="justify" style:justify-single-word="false" fo:hyphenation-ladder-count="no-limit" fo:hyphenation-keep="auto" loext:hyphenation-keep-type="column" fo:text-indent="0.2362in" style:auto-text-indent="false"/>
      <style:text-properties style:font-name="Times New Roman2" fo:font-family="'Times New Roman'" style:font-style-name="Regular" style:font-family-generic="roman" style:font-pitch="variable" fo:font-size="12pt" officeooo:rsid="00b48241" fo:hyphenate="false" fo:hyphenation-remain-char-count="2" fo:hyphenation-push-char-count="2" loext:hyphenation-no-caps="false" loext:hyphenation-no-last-word="false" loext:hyphenation-word-char-count="no-limit" loext:hyphenation-zone="no-limit"/>
    </style:style>
    <style:style style:name="Heading_20_2" style:display-name="Heading 2" style:family="paragraph" style:parent-style-name="Heading" style:next-style-name="Normal" style:default-outline-level="2" style:class="text">
      <style:paragraph-properties fo:margin-top="0.1575in" fo:margin-bottom="0.0398in" style:contextual-spacing="false" fo:keep-together="always" fo:hyphenation-ladder-count="no-limit" fo:hyphenation-keep="auto" loext:hyphenation-keep-type="column" fo:text-indent="0in" style:auto-text-indent="false" fo:padding-left="0in" fo:padding-right="0in" fo:padding-top="0in" fo:padding-bottom="0.0783in" fo:border="none" fo:keep-with-next="always"/>
      <style:text-properties style:font-name="Adobe Caslon Pro Bold" fo:font-family="'Adobe Caslon Pro Bold'" style:font-style-name="Bold" style:font-family-generic="roman" style:font-pitch="variable" fo:font-size="14pt" fo:font-style="normal" fo:font-weight="bold" style:font-name-asian="Times New Roman" style:font-family-asian="'Times New Roman'" style:font-family-generic-asian="roman" style:font-pitch-asian="variable" style:font-size-asian="14pt" style:font-weight-asian="bold" style:font-size-complex="13pt" style:font-weight-complex="bold" fo:hyphenate="false" fo:hyphenation-remain-char-count="2" fo:hyphenation-push-char-count="2" loext:hyphenation-no-caps="false" loext:hyphenation-no-last-word="false" loext:hyphenation-word-char-count="no-limit" loext:hyphenation-zone="no-limit"/>
    </style:style>
    <style:style style:name="Quotations" style:family="paragraph" style:parent-style-name="Standard" style:class="html">
      <style:paragraph-properties fo:margin-left="0.3937in" fo:margin-right="0.3937in" fo:margin-top="0.1402in" fo:margin-bottom="0.2in" style:contextual-spacing="false" fo:line-height="150%" fo:text-indent="0in" style:auto-text-indent="false"/>
      <style:text-properties style:font-name="Times New Roman2" fo:font-family="'Times New Roman'" style:font-style-name="Regular" style:font-family-generic="roman" style:font-pitch="variable" fo:font-size="11pt"/>
    </style:style>
    <style:style style:name="Heading_20_3" style:display-name="Heading 3" style:family="paragraph" style:parent-style-name="Heading" style:next-style-name="Normal" style:default-outline-level="3" style:class="text">
      <style:paragraph-properties fo:margin-top="0in" fo:margin-bottom="0.0398in" style:contextual-spacing="false" fo:keep-together="always" fo:hyphenation-ladder-count="no-limit" fo:hyphenation-keep="auto" loext:hyphenation-keep-type="column" fo:text-indent="0in" style:auto-text-indent="false" fo:keep-with-next="always"/>
      <style:text-properties style:font-name="Adobe Caslon Pro" fo:font-family="'Adobe Caslon Pro'" style:font-style-name="Regular" style:font-family-generic="roman" style:font-pitch="variable" fo:font-size="12pt" fo:font-style="normal" fo:font-weight="600" style:font-name-asian="Times New Roman" style:font-family-asian="'Times New Roman'" style:font-family-generic-asian="roman" style:font-pitch-asian="variable" style:font-size-asian="13pt"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master-page-name="">
      <style:paragraph-properties fo:margin-top="0.1654in" fo:margin-bottom="0.1965in" style:contextual-spacing="false" fo:line-height="100%" fo:text-align="center" style:justify-single-word="false" style:page-number="auto" fo:break-before="page" fo:padding-left="0.0193in" fo:padding-right="0.0193in" fo:padding-top="0.0193in" fo:padding-bottom="0.1965in" fo:border-left="none" fo:border-right="none" fo:border-top="none" fo:border-bottom="0.06pt solid #000000">
        <style:tab-stops/>
      </style:paragraph-properties>
      <style:text-properties style:font-name="Adobe Caslon Pro Bold" fo:font-family="'Adobe Caslon Pro Bold'" style:font-style-name="Bold" style:font-family-generic="roman" style:font-pitch="variable" fo:font-size="16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ibliography_20_1" style:display-name="Bibliography 1" style:family="paragraph" style:parent-style-name="Index" style:class="index">
      <style:paragraph-properties fo:margin-left="0.5in" fo:margin-top="0in" fo:margin-bottom="0in" style:contextual-spacing="false" style:line-height-at-least="0.1665in" fo:text-indent="-0.5in" style:auto-text-indent="false">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fo:text-align="center" style:justify-single-word="false" fo:text-indent="0in" style:auto-text-indent="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Appendix" style:family="paragraph" style:parent-style-name="Heading" style:next-style-name="Text_20_body" style:class="chapter">
      <style:paragraph-properties fo:margin-top="0.1654in" fo:margin-bottom="0.1575in" style:contextual-spacing="false" fo:text-align="center" style:justify-single-word="false"/>
      <style:text-properties fo:font-size="16pt"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1" style:font-family-complex="'Lucida Sans'" style:font-family-generic-complex="system" style:font-pitch-complex="variable" style:font-size-complex="10pt" style:font-weight-complex="bold"/>
    </style:style>
    <style:style style:name="Normal_20_Table_20__28_WW_29_" style:display-name="Normal Table (WW)" style:family="paragraph">
      <style:paragraph-properties fo:margin-top="0in" fo:margin-bottom="0.0972in" style:contextual-spacing="false" fo:line-height="150%" fo:text-align="start" style:justify-single-word="false" fo:orphans="2" fo:widows="2" style:vertical-align="auto"/>
      <style:text-properties style:font-name="Times New Roman" fo:font-family="'Times New Roman'" style:font-family-generic="roman" style:font-pitch="variable" fo:font-size="12pt" fo:language="en" fo:country="CA" style:font-name-asian="Cambria Math" style:font-family-asian="'Cambria Math'" style:font-family-generic-asian="system" style:font-pitch-asian="variable" style:font-size-asian="12pt" style:language-asian="en" style:country-asian="CA" style:font-name-complex="Times New Roman1" style:font-family-complex="'Times New Roman'" style:font-family-generic-complex="system" style:font-pitch-complex="variable" style:font-size-complex="12pt" style:language-complex="ar" style:country-complex="SA"/>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line-height="115%" fo:text-indent="0in" style:auto-text-indent="false">
        <style:tab-stops>
          <style:tab-stop style:position="6.9252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1965in" fo:line-height="115%"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line-height="100%" fo:text-indent="0in" style:auto-text-indent="false">
        <style:tab-stops>
          <style:tab-stop style:position="6.5311in" style:type="right" style:leader-style="dotted" style:leader-text="."/>
        </style:tab-stops>
      </style:paragraph-properties>
    </style:style>
    <style:style style:name="Key_20_Point" style:display-name="Key Point" style:family="paragraph" style:parent-style-name="Standard">
      <style:paragraph-properties fo:margin-left="0.1965in" fo:margin-right="0.1965in" fo:margin-top="0.1181in" fo:margin-bottom="0.1181in" style:contextual-spacing="false" fo:text-indent="0in" style:auto-text-indent="false"/>
      <style:text-properties fo:font-style="italic"/>
    </style:style>
    <style:style style:name="List_20_Contents" style:display-name="List Contents" style:family="paragraph" style:parent-style-name="Standard" style:class="html">
      <style:paragraph-properties fo:margin-left="0.3937in"/>
    </style:style>
    <style:style style:name="Contents_20_4" style:display-name="Contents 4" style:family="paragraph" style:parent-style-name="Index" style:class="index">
      <style:paragraph-properties fo:margin-left="0.5902in" fo:text-indent="0in" style:auto-text-indent="false">
        <style:tab-stops>
          <style:tab-stop style:position="5.9098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mment" style:family="paragraph" style:parent-style-name="Standard" style:class="extra">
      <style:paragraph-properties fo:margin-left="0.039in" fo:margin-right="0.039in" fo:margin-top="0.039in" fo:margin-bottom="0in" style:contextual-spacing="false"/>
      <style:text-properties fo:font-size="10pt" style:font-size-asian="10pt" style:font-size-complex="10pt"/>
    </style:style>
    <style:style style:name="Strong_20_Emphasis" style:display-name="Strong Emphasis" style:family="text">
      <style:text-properties fo:font-weight="bold" style:font-weight-asian="bold" style:font-weight-complex="bold"/>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Default_20_Paragraph_20_Font_20__28_WW_29_" style:display-name="Default Paragraph Font (WW)" style:family="text"/>
    <style:style style:name="Heading_20_1_20_Char" style:display-name="Heading 1 Char" style:family="text" style:parent-style-name="Default_20_Paragraph_20_Font_20__28_WW_29_">
      <style:text-properties fo:font-size="14pt" fo:font-weight="bold" style:font-size-asian="14pt" style:font-weight-asian="bold" style:font-size-complex="14pt"/>
    </style:style>
    <style:style style:name="Heading_20_2_20_Char" style:display-name="Heading 2 Char" style:family="text" style:parent-style-name="Default_20_Paragraph_20_Font_20__28_WW_29_">
      <style:text-properties fo:font-size="14pt" fo:font-weight="bold" style:font-size-asian="14pt" style:font-weight-asian="bold" style:font-size-complex="14pt"/>
    </style:style>
    <style:style style:name="Heading_20_3_20_Char" style:display-name="Heading 3 Char" style:family="text" style:parent-style-name="Default_20_Paragraph_20_Font_20__28_WW_29_">
      <style:text-properties style:font-name="Liberation Sans" fo:font-family="'Liberation Sans'" style:font-family-generic="roman" style:font-pitch="variable" fo:font-size="12pt" fo:font-weight="bold" style:font-name-asian="Liberation Sans2" style:font-family-asian="'Liberation Sans'" style:font-family-generic-asian="system" style:font-pitch-asian="variable" style:font-size-asian="12pt" style:font-weight-asian="bold" style:font-name-complex="Liberation Sans2" style:font-family-complex="'Liberation Sans'" style:font-family-generic-complex="system" style:font-pitch-complex="variable" style:font-size-complex="12pt"/>
    </style:style>
    <style:style style:name="Title_20_Char" style:display-name="Title Char" style:family="text" style:parent-style-name="Default_20_Paragraph_20_Font_20__28_WW_29_">
      <style:text-properties fo:font-size="26pt" style:font-size-asian="26pt" style:font-size-complex="26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complex="Times New Roman1" style:font-family-complex="'Times New Roman'" style:font-family-generic-complex="system" style:font-pitch-complex="variable"/>
    </style:style>
    <style:style style:name="ListLabel_20_47" style:display-name="ListLabel 47" style:family="text">
      <style:text-properties style:font-name-complex="Times New Roman1" style:font-family-complex="'Times New Roman'" style:font-family-generic-complex="system" style:font-pitch-complex="variable"/>
    </style:style>
    <style:style style:name="ListLabel_20_48" style:display-name="ListLabel 48" style:family="text">
      <style:text-properties style:font-name-complex="Times New Roman1" style:font-family-complex="'Times New Roman'" style:font-family-generic-complex="system" style:font-pitch-complex="variable"/>
    </style:style>
    <style:style style:name="ListLabel_20_49" style:display-name="ListLabel 49" style:family="text">
      <style:text-properties style:font-name-complex="Times New Roman1" style:font-family-complex="'Times New Roman'" style:font-family-generic-complex="system" style:font-pitch-complex="variable"/>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Times New Roman1" style:font-family-complex="'Times New Roman'" style:font-family-generic-complex="system" style:font-pitch-complex="variable"/>
    </style:style>
    <style:style style:name="ListLabel_20_54" style:display-name="ListLabel 54" style:family="text">
      <style:text-properties style:font-name-complex="Times New Roman1" style:font-family-complex="'Times New Roman'" style:font-family-generic-complex="system" style:font-pitch-complex="variable"/>
    </style:style>
    <style:style style:name="ListLabel_20_55" style:display-name="ListLabel 55" style:family="text">
      <style:text-properties style:font-name-complex="Times New Roman1" style:font-family-complex="'Times New Roman'" style:font-family-generic-complex="system" style:font-pitch-complex="variable"/>
    </style:style>
    <style:style style:name="ListLabel_20_56" style:display-name="ListLabel 56" style:family="text">
      <style:text-properties style:font-name-complex="Times New Roman1" style:font-family-complex="'Times New Roman'" style:font-family-generic-complex="system" style:font-pitch-complex="variable"/>
    </style:style>
    <style:style style:name="ListLabel_20_57" style:display-name="ListLabel 57" style:family="text">
      <style:text-properties style:font-name-complex="Times New Roman1" style:font-family-complex="'Times New Roman'" style:font-family-generic-complex="system" style:font-pitch-complex="variable"/>
    </style:style>
    <style:style style:name="ListLabel_20_58" style:display-name="ListLabel 58" style:family="text">
      <style:text-properties style:font-name-complex="Times New Roman1" style:font-family-complex="'Times New Roman'" style:font-family-generic-complex="system" style:font-pitch-complex="variable"/>
    </style:style>
    <style:style style:name="ListLabel_20_59" style:display-name="ListLabel 59" style:family="text">
      <style:text-properties style:font-name-complex="Times New Roman1" style:font-family-complex="'Times New Roman'" style:font-family-generic-complex="system" style:font-pitch-complex="variable"/>
    </style:style>
    <style:style style:name="ListLabel_20_60" style:display-name="ListLabel 60" style:family="text">
      <style:text-properties style:font-name-complex="Times New Roman1" style:font-family-complex="'Times New Roman'" style:font-family-generic-complex="system" style:font-pitch-complex="variable"/>
    </style:style>
    <style:style style:name="ListLabel_20_61" style:display-name="ListLabel 61" style:family="text">
      <style:text-properties style:font-name-complex="Times New Roman1" style:font-family-complex="'Times New Roman'" style:font-family-generic-complex="system" style:font-pitch-complex="variable"/>
    </style:style>
    <style:style style:name="ListLabel_20_62" style:display-name="ListLabel 62" style:family="text">
      <style:text-properties style:font-name-complex="Times New Roman1" style:font-family-complex="'Times New Roman'" style:font-family-generic-complex="system" style:font-pitch-complex="variable"/>
    </style:style>
    <style:style style:name="ListLabel_20_63" style:display-name="ListLabel 63" style:family="text">
      <style:text-properties style:font-name-complex="Times New Roman1" style:font-family-complex="'Times New Roman'" style:font-family-generic-complex="system" style:font-pitch-complex="variable"/>
    </style:style>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text-properties style:font-name-complex="Times New Roman1" style:font-family-complex="'Times New Roman'" style:font-family-generic-complex="system" style:font-pitch-complex="variable"/>
    </style:style>
    <style:style style:name="ListLabel_20_110" style:display-name="ListLabel 110" style:family="text">
      <style:text-properties style:font-name-complex="Times New Roman1" style:font-family-complex="'Times New Roman'" style:font-family-generic-complex="system" style:font-pitch-complex="variable"/>
    </style:style>
    <style:style style:name="ListLabel_20_111" style:display-name="ListLabel 111" style:family="text">
      <style:text-properties style:font-name-complex="Times New Roman1" style:font-family-complex="'Times New Roman'" style:font-family-generic-complex="system" style:font-pitch-complex="variable"/>
    </style:style>
    <style:style style:name="ListLabel_20_112" style:display-name="ListLabel 112" style:family="text">
      <style:text-properties style:font-name-complex="Times New Roman1" style:font-family-complex="'Times New Roman'" style:font-family-generic-complex="system" style:font-pitch-complex="variable"/>
    </style:style>
    <style:style style:name="ListLabel_20_113" style:display-name="ListLabel 113" style:family="text">
      <style:text-properties style:font-name-complex="Times New Roman1" style:font-family-complex="'Times New Roman'" style:font-family-generic-complex="system" style:font-pitch-complex="variable"/>
    </style:style>
    <style:style style:name="ListLabel_20_114" style:display-name="ListLabel 114" style:family="text">
      <style:text-properties style:font-name-complex="Times New Roman1" style:font-family-complex="'Times New Roman'" style:font-family-generic-complex="system" style:font-pitch-complex="variable"/>
    </style:style>
    <style:style style:name="ListLabel_20_115" style:display-name="ListLabel 115" style:family="text">
      <style:text-properties style:font-name-complex="Times New Roman1" style:font-family-complex="'Times New Roman'" style:font-family-generic-complex="system" style:font-pitch-complex="variable"/>
    </style:style>
    <style:style style:name="ListLabel_20_116" style:display-name="ListLabel 116" style:family="text">
      <style:text-properties style:font-name-complex="Times New Roman1" style:font-family-complex="'Times New Roman'" style:font-family-generic-complex="system" style:font-pitch-complex="variable"/>
    </style:style>
    <style:style style:name="ListLabel_20_117" style:display-name="ListLabel 117" style:family="text">
      <style:text-properties style:font-name-complex="Times New Roman1" style:font-family-complex="'Times New Roman'" style:font-family-generic-complex="system" style:font-pitch-complex="variabl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5b9bd5"/>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format="1">
        <style:list-level-properties text:list-level-position-and-space-mode="label-alignment">
          <style:list-level-label-alignment text:label-followed-by="listtab"/>
        </style:list-level-properties>
      </text:list-level-style-number>
      <text:list-level-style-number text:level="2" text:style-name="ListLabel_20_20" loext:num-list-format="%2%" style:num-format="1">
        <style:list-level-properties text:list-level-position-and-space-mode="label-alignment">
          <style:list-level-label-alignment text:label-followed-by="listtab"/>
        </style:list-level-properties>
      </text:list-level-style-number>
      <text:list-level-style-number text:level="3" text:style-name="ListLabel_20_21" loext:num-list-format="%3%" style:num-format="1">
        <style:list-level-properties text:list-level-position-and-space-mode="label-alignment">
          <style:list-level-label-alignment text:label-followed-by="listtab"/>
        </style:list-level-properties>
      </text:list-level-style-number>
      <text:list-level-style-number text:level="4" text:style-name="ListLabel_20_22" loext:num-list-format="%4%" style:num-format="1">
        <style:list-level-properties text:list-level-position-and-space-mode="label-alignment">
          <style:list-level-label-alignment text:label-followed-by="listtab"/>
        </style:list-level-properties>
      </text:list-level-style-number>
      <text:list-level-style-number text:level="5" text:style-name="ListLabel_20_23" loext:num-list-format="%5%" style:num-format="1">
        <style:list-level-properties text:list-level-position-and-space-mode="label-alignment">
          <style:list-level-label-alignment text:label-followed-by="listtab"/>
        </style:list-level-properties>
      </text:list-level-style-number>
      <text:list-level-style-number text:level="6" text:style-name="ListLabel_20_24" loext:num-list-format="%6%" style:num-format="1">
        <style:list-level-properties text:list-level-position-and-space-mode="label-alignment">
          <style:list-level-label-alignment text:label-followed-by="listtab"/>
        </style:list-level-properties>
      </text:list-level-style-number>
      <text:list-level-style-number text:level="7" text:style-name="ListLabel_20_25" loext:num-list-format="%7%" style:num-format="1">
        <style:list-level-properties text:list-level-position-and-space-mode="label-alignment">
          <style:list-level-label-alignment text:label-followed-by="listtab"/>
        </style:list-level-properties>
      </text:list-level-style-number>
      <text:list-level-style-number text:level="8" text:style-name="ListLabel_20_26" loext:num-list-format="%8%" style:num-format="1">
        <style:list-level-properties text:list-level-position-and-space-mode="label-alignment">
          <style:list-level-label-alignment text:label-followed-by="listtab"/>
        </style:list-level-properties>
      </text:list-level-style-number>
      <text:list-level-style-number text:level="9" text:style-name="ListLabel_20_27"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1957in" fo:margin-left="0.4925in"/>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1957in" fo:margin-left="0.9846in"/>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1965in" fo:margin-left="1.4772in"/>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1965in" fo:margin-left="1.9693in"/>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1965in" fo:margin-left="2.4618in"/>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1965in" fo:margin-left="2.9543in"/>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1965in" fo:margin-left="3.4465in"/>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1957in" fo:margin-left="3.939in"/>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1957in" fo:margin-left="4.4311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1957in" fo:margin-left="0.4925in"/>
        </style:list-level-properties>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1957in" fo:margin-left="0.9846in"/>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1965in" fo:margin-left="1.4772in"/>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1965in" fo:margin-left="1.9693in"/>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1965in" fo:margin-left="2.4618in"/>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1965in" fo:margin-left="2.9543in"/>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1965in" fo:margin-left="3.4465in"/>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1957in" fo:margin-left="3.939in"/>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1957in" fo:margin-left="4.4311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margin-left="0.1252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fo:text-indent="-0.1957in" fo:margin-left="0.9846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fo:text-indent="-0.1965in" fo:margin-left="1.4772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1965in" fo:margin-left="1.9693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fo:text-indent="-0.1965in" fo:margin-left="2.4618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fo:text-indent="-0.1965in" fo:margin-left="2.954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1965in" fo:margin-left="3.4465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fo:text-indent="-0.1957in" fo:margin-left="3.939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fo:text-indent="-0.1957in" fo:margin-left="4.43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margin-left="0.1252in"/>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fo:text-indent="-0.1957in" fo:margin-left="0.9846in"/>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fo:text-indent="-0.1965in" fo:margin-left="1.4772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1965in" fo:margin-left="1.9693in"/>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fo:text-indent="-0.1965in" fo:margin-left="2.4618in"/>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fo:text-indent="-0.1965in" fo:margin-left="2.954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1965in" fo:margin-left="3.4465in"/>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fo:text-indent="-0.1957in" fo:margin-left="3.939in"/>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fo:text-indent="-0.1957in" fo:margin-left="4.43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6252in"/>
        </style:list-level-properties>
      </text:list-level-style-bullet>
      <text:list-level-style-bullet text:level="2" text:style-name="ListLabel_20_65" loext:num-list-format="◦" style:num-suffix="◦" text:bullet-char="◦">
        <style:list-level-properties text:list-level-position-and-space-mode="label-alignment">
          <style:list-level-label-alignment text:label-followed-by="listtab" fo:text-indent="-0.25in" fo:margin-left="0.8752in"/>
        </style:list-level-properties>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1252in"/>
        </style:list-level-propertie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1.3752in"/>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0.25in" fo:margin-left="1.6252in"/>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1.8752in"/>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2.1252in"/>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0.25in" fo:margin-left="2.3752in"/>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2.6252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1957in" fo:margin-left="0.4925in"/>
        </style:list-level-properties>
      </text:list-level-style-bullet>
      <text:list-level-style-bullet text:level="2" text:style-name="ListLabel_20_74" loext:num-list-format="" style:num-suffix="" text:bullet-char="">
        <style:list-level-properties text:list-level-position-and-space-mode="label-alignment">
          <style:list-level-label-alignment text:label-followed-by="listtab" fo:text-indent="-0.1957in" fo:margin-left="0.9846in"/>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1965in" fo:margin-left="1.4772in"/>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1965in" fo:margin-left="1.9693in"/>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1965in" fo:margin-left="2.4618in"/>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1965in" fo:margin-left="2.9543in"/>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1965in" fo:margin-left="3.4465in"/>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1957in" fo:margin-left="3.939in"/>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1957in" fo:margin-left="4.4311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1957in" fo:margin-left="0.4925in"/>
        </style:list-level-properties>
      </text:list-level-style-bullet>
      <text:list-level-style-bullet text:level="2" text:style-name="ListLabel_20_83" loext:num-list-format="" style:num-suffix="" text:bullet-char="">
        <style:list-level-properties text:list-level-position-and-space-mode="label-alignment">
          <style:list-level-label-alignment text:label-followed-by="listtab" fo:text-indent="-0.1957in" fo:margin-left="0.9846in"/>
        </style:list-level-properties>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1965in" fo:margin-left="1.4772in"/>
        </style:list-level-propertie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1965in" fo:margin-left="1.9693in"/>
        </style:list-level-properties>
      </text:list-level-style-bullet>
      <text:list-level-style-bullet text:level="5" text:style-name="ListLabel_20_86" loext:num-list-format="" style:num-suffix="" text:bullet-char="">
        <style:list-level-properties text:list-level-position-and-space-mode="label-alignment">
          <style:list-level-label-alignment text:label-followed-by="listtab" fo:text-indent="-0.1965in" fo:margin-left="2.4618in"/>
        </style:list-level-properties>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1965in" fo:margin-left="2.9543in"/>
        </style:list-level-propertie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1965in" fo:margin-left="3.4465in"/>
        </style:list-level-properties>
      </text:list-level-style-bullet>
      <text:list-level-style-bullet text:level="8" text:style-name="ListLabel_20_89" loext:num-list-format="" style:num-suffix="" text:bullet-char="">
        <style:list-level-properties text:list-level-position-and-space-mode="label-alignment">
          <style:list-level-label-alignment text:label-followed-by="listtab" fo:text-indent="-0.1957in" fo:margin-left="3.939in"/>
        </style:list-level-properties>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1957in" fo:margin-left="4.4311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1957in" fo:margin-left="0.4925in"/>
        </style:list-level-properties>
      </text:list-level-style-bullet>
      <text:list-level-style-bullet text:level="2" text:style-name="ListLabel_20_92" loext:num-list-format="" style:num-suffix="" text:bullet-char="">
        <style:list-level-properties text:list-level-position-and-space-mode="label-alignment">
          <style:list-level-label-alignment text:label-followed-by="listtab" fo:text-indent="-0.1957in" fo:margin-left="0.9846in"/>
        </style:list-level-properties>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1965in" fo:margin-left="1.4772in"/>
        </style:list-level-propertie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1965in" fo:margin-left="1.9693in"/>
        </style:list-level-properties>
      </text:list-level-style-bullet>
      <text:list-level-style-bullet text:level="5" text:style-name="ListLabel_20_95" loext:num-list-format="" style:num-suffix="" text:bullet-char="">
        <style:list-level-properties text:list-level-position-and-space-mode="label-alignment">
          <style:list-level-label-alignment text:label-followed-by="listtab" fo:text-indent="-0.1965in" fo:margin-left="2.4618in"/>
        </style:list-level-properties>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1965in" fo:margin-left="2.9543in"/>
        </style:list-level-propertie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1965in" fo:margin-left="3.4465in"/>
        </style:list-level-properties>
      </text:list-level-style-bullet>
      <text:list-level-style-bullet text:level="8" text:style-name="ListLabel_20_98" loext:num-list-format="" style:num-suffix="" text:bullet-char="">
        <style:list-level-properties text:list-level-position-and-space-mode="label-alignment">
          <style:list-level-label-alignment text:label-followed-by="listtab" fo:text-indent="-0.1957in" fo:margin-left="3.939in"/>
        </style:list-level-properties>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1957in" fo:margin-left="4.4311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1957in" fo:margin-left="0.4925in"/>
        </style:list-level-properties>
      </text:list-level-style-bullet>
      <text:list-level-style-bullet text:level="2" text:style-name="ListLabel_20_101" loext:num-list-format="" style:num-suffix="" text:bullet-char="">
        <style:list-level-properties text:list-level-position-and-space-mode="label-alignment">
          <style:list-level-label-alignment text:label-followed-by="listtab" fo:text-indent="-0.1957in" fo:margin-left="0.9846in"/>
        </style:list-level-properties>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1965in" fo:margin-left="1.4772in"/>
        </style:list-level-propertie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1965in" fo:margin-left="1.9693in"/>
        </style:list-level-properties>
      </text:list-level-style-bullet>
      <text:list-level-style-bullet text:level="5" text:style-name="ListLabel_20_104" loext:num-list-format="" style:num-suffix="" text:bullet-char="">
        <style:list-level-properties text:list-level-position-and-space-mode="label-alignment">
          <style:list-level-label-alignment text:label-followed-by="listtab" fo:text-indent="-0.1965in" fo:margin-left="2.4618in"/>
        </style:list-level-properties>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1965in" fo:margin-left="2.9543in"/>
        </style:list-level-propertie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1965in" fo:margin-left="3.4465in"/>
        </style:list-level-properties>
      </text:list-level-style-bullet>
      <text:list-level-style-bullet text:level="8" text:style-name="ListLabel_20_107" loext:num-list-format="" style:num-suffix="" text:bullet-char="">
        <style:list-level-properties text:list-level-position-and-space-mode="label-alignment">
          <style:list-level-label-alignment text:label-followed-by="listtab" fo:text-indent="-0.1957in" fo:margin-left="3.939in"/>
        </style:list-level-properties>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1957in" fo:margin-left="4.4311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fo:text-indent="0in" style:auto-text-indent="false"/>
      <style:text-properties officeooo:rsid="019b1965" officeooo:paragraph-rsid="019b1965"/>
    </style:style>
    <style:style style:name="MP2" style:family="paragraph" style:parent-style-name="Text_20_body">
      <style:paragraph-properties fo:text-align="start" style:justify-single-word="false" fo:text-indent="0in" style:auto-text-indent="false"/>
      <style:text-properties officeooo:paragraph-rsid="010e19e7"/>
    </style:style>
    <style:style style:name="MP3" style:family="paragraph" style:parent-style-name="Text_20_body">
      <style:paragraph-properties fo:text-align="start" style:justify-single-word="false"/>
      <style:text-properties officeooo:paragraph-rsid="001ab53a"/>
    </style:style>
    <style:style style:name="MT1" style:family="text">
      <style:text-properties fo:font-size="10pt" fo:font-weight="normal" officeooo:rsid="001553c9" style:font-size-asian="10pt" style:font-weight-asian="normal" style:font-size-complex="10pt" style:font-weight-complex="normal"/>
    </style:style>
    <style:style style:name="MT2" style:family="text">
      <style:text-properties fo:font-size="10pt" fo:font-weight="normal" officeooo:rsid="010e19e7" style:font-size-asian="10pt" style:font-weight-asian="normal" style:font-size-complex="10pt" style:font-weight-complex="normal"/>
    </style:style>
    <style:style style:name="MT3" style:family="text">
      <style:text-properties fo:font-size="10pt" fo:font-weight="normal" officeooo:rsid="0029c8c6" style:font-size-asian="10pt" style:font-weight-asian="normal" style:font-size-complex="10pt" style:font-weight-complex="normal"/>
    </style:style>
    <style:style style:name="MT4" style:family="text">
      <style:text-properties fo:font-size="10pt" fo:font-weight="normal" officeooo:rsid="014b09ec" style:font-size-asian="10pt" style:font-weight-asian="normal" style:font-size-complex="10pt" style:font-weight-complex="normal"/>
    </style:style>
    <style:style style:name="MT5" style:family="text">
      <style:text-properties fo:font-size="10pt" fo:language="en" fo:country="US" fo:font-weight="normal" officeooo:rsid="01ed38d6" style:font-size-asian="10pt" style:font-weight-asian="normal" style:font-size-complex="10pt" style:font-weight-complex="normal"/>
    </style:style>
    <style:style style:name="MT6" style:family="text">
      <style:text-properties fo:font-weight="normal" officeooo:rsid="00c83da4" style:font-weight-asian="normal" style:font-weight-complex="normal"/>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3">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bookmark-start text:name="PageNumWizard_HEADER_Default Page Style3"/><text:page-number text:select-page="current">61</text:page-number><text:bookmark-end text:name="PageNumWizard_HEADER_Default Page Style3"/></text:p>
      </style:header>
      <style:header-left>
        <text:p text:style-name="MP1"><text:bookmark-start text:name="PageNumWizard_HEADER_Default Page Style2"/><text:page-number text:select-page="current">2</text:page-number><text:bookmark-end text:name="PageNumWizard_HEADER_Default Page Style2"/></text:p>
      </style:header-left>
      <style:footer>
        <text:p text:style-name="MP2"><text:a xlink:type="simple" xlink:href="https://www.patreon.com/collection/760344" text:style-name="Internet_20_link" text:visited-style-name="Visited_20_Internet_20_Link"><text:span text:style-name="Strong_20_Emphasis"><text:span text:style-name="MT1">/</text:span></text:span><text:span text:style-name="Strong_20_Emphasis"><text:span text:style-name="MT2">avatar/theory/pathfinder</text:span></text:span></text:a><text:span text:style-name="MT2"><text:line-break/></text:span><text:span text:style-name="MT3">Version: </text:span><text:span text:style-name="MT4">0.99.</text:span><text:span text:style-name="MT5">5</text:span></text:p>
      </style:footer>
    </style:master-page>
    <style:master-page style:name="First_20_Page" style:display-name="First Page" style:page-layout-name="Mpm2" draw:style-name="Mdp1" style:next-style-name="Standard">
      <style:footer>
        <text:p text:style-name="MP3"><text:span text:style-name="MT6"/></text:p>
      </style:footer>
    </style:master-page>
    <style:master-page style:name="Landscap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8-09-17T11:15:00</meta:creation-date>
    <meta:editing-duration>P4DT30M52S</meta:editing-duration>
    <meta:editing-cycles>325</meta:editing-cycles>
    <meta:generator>LibreOffice/24.8.7.2$Windows_X86_64 LibreOffice_project/e07d0a63a46349d29051da79b1fde8160bab2a89</meta:generator>
    <dc:title>Patreon Lessons</dc:title>
    <dc:date>2025-05-23T10:50:49.739000000</dc:date>
    <meta:print-date>2025-05-23T10:08:30.471000000</meta:print-date>
    <meta:printed-by>PDF files</meta:printed-by>
    <meta:document-statistic meta:table-count="0" meta:image-count="0" meta:object-count="0" meta:page-count="62" meta:paragraph-count="552" meta:word-count="14631" meta:character-count="106788" meta:non-whitespace-character-count="92397"/>
    <meta:user-defined meta:name="Producer">GPL Ghostscript 9.10</meta:user-defined>
    <meta:user-defined meta:name="ZOTERO_PREF_1">&lt;data data-version="3" zotero-version="6.0.36"&gt;&lt;session id="kYMlGPte"/&gt;&lt;style id="http://www.zotero.org/styles/chicago-fullnote-bibliography-16th-edition" locale="en-US" hasBibliography="1" bibliographyStyleHasBeenSet="0"/&gt;&lt;prefs&gt;&lt;pref name="fieldType" va</meta:user-defined>
    <meta:user-defined meta:name="ZOTERO_PREF_2">lue="ReferenceMark"/&gt;&lt;pref name="noteType" value="1"/&gt;&lt;/prefs&gt;&lt;/data&gt;</meta:user-defined>
    <meta:template xlink:type="simple" xlink:actuate="onRequest" xlink:title="Patreon Lessons" xlink:href="file:///C:/Users/Dad/AppData/Roaming/LibreOffice/4/user/template/Patreon%20Lessons1.ott" meta:date="2025-03-23T05:23:26.291000000"/>
  </office:meta>
</office:document-meta>
</file>